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10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89" table:style-name="ce14">
            <text:p><text:s/>89</text:p>
          </table:table-cell>
          <table:table-cell office:value-type="float" office:value="74" table:style-name="ce14">
            <text:p><text:s/>74</text:p>
          </table:table-cell>
          <table:table-cell office:value-type="float" office:value="95" table:style-name="ce14">
            <text:p><text:s/>95</text:p>
          </table:table-cell>
          <table:table-cell office:value-type="float" office:value="68" table:style-name="ce14">
            <text:p><text:s/>68</text:p>
          </table:table-cell>
          <table:table-cell office:value-type="float" office:value="21" table:style-name="ce14">
            <text:p><text:s/>21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18" table:style-name="ce14">
            <text:p><text:s/>318</text:p>
          </table:table-cell>
          <table:table-cell office:value-type="float" office:value="272" table:style-name="ce14">
            <text:p><text:s/>272</text:p>
          </table:table-cell>
          <table:table-cell office:value-type="float" office:value="247" table:style-name="ce14">
            <text:p><text:s/>247</text:p>
          </table:table-cell>
          <table:table-cell office:value-type="float" office:value="343" table:style-name="ce14">
            <text:p><text:s/>343</text:p>
          </table:table-cell>
          <table:table-cell office:value-type="float" office:value="54" table:style-name="ce14">
            <text:p><text:s/>54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590" table:number-columns-spanned="2" table:number-rows-spanned="1" table:style-name="ce47">
            <text:p><text:s/>5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58" table:style-name="ce14">
            <text:p><text:s/>858</text:p>
          </table:table-cell>
          <table:table-cell office:value-type="float" office:value="1798" table:style-name="ce14">
            <text:p>1 798</text:p>
          </table:table-cell>
          <table:table-cell office:value-type="float" office:value="1415" table:style-name="ce14">
            <text:p>1 415</text:p>
          </table:table-cell>
          <table:table-cell office:value-type="float" office:value="1241" table:style-name="ce14">
            <text:p>1 241</text:p>
          </table:table-cell>
          <table:table-cell office:value-type="float" office:value="393" table:style-name="ce14">
            <text:p><text:s/>393</text:p>
          </table:table-cell>
          <table:table-cell office:value-type="float" office:value="2263" table:number-columns-spanned="2" table:number-rows-spanned="1" table:style-name="ce47">
            <text:p>2 263</text:p>
          </table:table-cell>
          <table:covered-table-cell/>
          <table:table-cell office:value-type="float" office:value="2656" table:number-columns-spanned="2" table:number-rows-spanned="1" table:style-name="ce47">
            <text:p>2 6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33" table:style-name="ce14">
            <text:p><text:s/>233</text:p>
          </table:table-cell>
          <table:table-cell office:value-type="float" office:value="384" table:style-name="ce14">
            <text:p><text:s/>384</text:p>
          </table:table-cell>
          <table:table-cell office:value-type="float" office:value="399" table:style-name="ce14">
            <text:p><text:s/>399</text:p>
          </table:table-cell>
          <table:table-cell office:value-type="float" office:value="218" table:style-name="ce14">
            <text:p><text:s/>218</text:p>
          </table:table-cell>
          <table:table-cell office:value-type="float" office:value="54" table:style-name="ce14">
            <text:p><text:s/>54</text:p>
          </table:table-cell>
          <table:table-cell office:value-type="float" office:value="563" table:number-columns-spanned="2" table:number-rows-spanned="1" table:style-name="ce47">
            <text:p><text:s/>563</text:p>
          </table:table-cell>
          <table:covered-table-cell/>
          <table:table-cell office:value-type="float" office:value="617" table:number-columns-spanned="2" table:number-rows-spanned="1" table:style-name="ce47">
            <text:p><text:s/>6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51" table:style-name="ce14">
            <text:p><text:s/>251</text:p>
          </table:table-cell>
          <table:table-cell office:value-type="float" office:value="286" table:style-name="ce14">
            <text:p><text:s/>286</text:p>
          </table:table-cell>
          <table:table-cell office:value-type="float" office:value="340" table:style-name="ce14">
            <text:p><text:s/>340</text:p>
          </table:table-cell>
          <table:table-cell office:value-type="float" office:value="197" table:style-name="ce14">
            <text:p><text:s/>197</text:p>
          </table:table-cell>
          <table:table-cell office:value-type="float" office:value="30" table:style-name="ce14">
            <text:p><text:s/>30</text:p>
          </table:table-cell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office:value-type="float" office:value="537" table:number-columns-spanned="2" table:number-rows-spanned="1" table:style-name="ce47">
            <text:p><text:s/>5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5" table:style-name="ce14">
            <text:p><text:s/>105</text:p>
          </table:table-cell>
          <table:table-cell office:value-type="float" office:value="139" table:style-name="ce14">
            <text:p><text:s/>13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9" table:style-name="ce14">
            <text:p><text:s/>119</text:p>
          </table:table-cell>
          <table:table-cell office:value-type="float" office:value="24" table:style-name="ce14">
            <text:p><text:s/>24</text:p>
          </table:table-cell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office:value-type="float" office:value="244" table:number-columns-spanned="2" table:number-rows-spanned="1" table:style-name="ce47">
            <text:p><text:s/>2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30" table:style-name="ce14">
            <text:p><text:s/>230</text:p>
          </table:table-cell>
          <table:table-cell office:value-type="float" office:value="393" table:style-name="ce14">
            <text:p><text:s/>393</text:p>
          </table:table-cell>
          <table:table-cell office:value-type="float" office:value="345" table:style-name="ce14">
            <text:p><text:s/>345</text:p>
          </table:table-cell>
          <table:table-cell office:value-type="float" office:value="278" table:style-name="ce14">
            <text:p><text:s/>278</text:p>
          </table:table-cell>
          <table:table-cell office:value-type="float" office:value="51" table:style-name="ce14">
            <text:p><text:s/>51</text:p>
          </table:table-cell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office:value-type="float" office:value="623" table:number-columns-spanned="2" table:number-rows-spanned="1" table:style-name="ce47">
            <text:p><text:s/>6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21" table:style-name="ce14">
            <text:p><text:s/>321</text:p>
          </table:table-cell>
          <table:table-cell office:value-type="float" office:value="835" table:style-name="ce14">
            <text:p><text:s/>835</text:p>
          </table:table-cell>
          <table:table-cell office:value-type="float" office:value="446" table:style-name="ce14">
            <text:p><text:s/>446</text:p>
          </table:table-cell>
          <table:table-cell office:value-type="float" office:value="710" table:style-name="ce14">
            <text:p><text:s/>710</text:p>
          </table:table-cell>
          <table:table-cell office:value-type="float" office:value="192" table:style-name="ce14">
            <text:p><text:s/>192</text:p>
          </table:table-cell>
          <table:table-cell office:value-type="float" office:value="964" table:number-columns-spanned="2" table:number-rows-spanned="1" table:style-name="ce47">
            <text:p><text:s/>964</text:p>
          </table:table-cell>
          <table:covered-table-cell/>
          <table:table-cell office:value-type="float" office:value="1156" table:number-columns-spanned="2" table:number-rows-spanned="1" table:style-name="ce47">
            <text:p>1 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27" table:style-name="ce14">
            <text:p>1 127</text:p>
          </table:table-cell>
          <table:table-cell office:value-type="float" office:value="1650" table:style-name="ce14">
            <text:p>1 650</text:p>
          </table:table-cell>
          <table:table-cell office:value-type="float" office:value="1802" table:style-name="ce14">
            <text:p>1 802</text:p>
          </table:table-cell>
          <table:table-cell office:value-type="float" office:value="975" table:style-name="ce14">
            <text:p><text:s/>975</text:p>
          </table:table-cell>
          <table:table-cell office:value-type="float" office:value="225" table:style-name="ce14">
            <text:p><text:s/>225</text:p>
          </table:table-cell>
          <table:table-cell office:value-type="float" office:value="2552" table:number-columns-spanned="2" table:number-rows-spanned="1" table:style-name="ce47">
            <text:p>2 552</text:p>
          </table:table-cell>
          <table:covered-table-cell/>
          <table:table-cell office:value-type="float" office:value="2777" table:number-columns-spanned="2" table:number-rows-spanned="1" table:style-name="ce47">
            <text:p>2 7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1" table:style-name="ce14">
            <text:p><text:s/>71</text:p>
          </table:table-cell>
          <table:table-cell office:value-type="float" office:value="80" table:style-name="ce14">
            <text:p><text:s/>80</text:p>
          </table:table-cell>
          <table:table-cell office:value-type="float" office:value="92" table:style-name="ce14">
            <text:p><text:s/>92</text:p>
          </table:table-cell>
          <table:table-cell office:value-type="float" office:value="59" table:style-name="ce14">
            <text:p><text:s/>59</text:p>
          </table:table-cell>
          <table:table-cell office:value-type="float" office:value="18" table:style-name="ce14">
            <text:p><text:s/>18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3084" table:style-name="ce14">
            <text:p>3 084</text:p>
          </table:table-cell>
          <table:table-cell office:value-type="float" office:value="4447" table:style-name="ce14">
            <text:p>4 447</text:p>
          </table:table-cell>
          <table:table-cell office:value-type="float" office:value="4889" table:style-name="ce14">
            <text:p>4 889</text:p>
          </table:table-cell>
          <table:table-cell office:value-type="float" office:value="2642" table:style-name="ce14">
            <text:p>2 642</text:p>
          </table:table-cell>
          <table:table-cell office:value-type="float" office:value="677" table:style-name="ce14">
            <text:p><text:s/>677</text:p>
          </table:table-cell>
          <table:table-cell office:value-type="float" office:value="6854" table:number-columns-spanned="2" table:number-rows-spanned="1" table:style-name="ce47">
            <text:p>6 854</text:p>
          </table:table-cell>
          <table:covered-table-cell/>
          <table:table-cell office:value-type="float" office:value="7531" table:number-columns-spanned="2" table:number-rows-spanned="1" table:style-name="ce47">
            <text:p>7 5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24" table:style-name="ce14">
            <text:p><text:s/>424</text:p>
          </table:table-cell>
          <table:table-cell office:value-type="float" office:value="501" table:style-name="ce14">
            <text:p><text:s/>501</text:p>
          </table:table-cell>
          <table:table-cell office:value-type="float" office:value="601" table:style-name="ce14">
            <text:p><text:s/>601</text:p>
          </table:table-cell>
          <table:table-cell office:value-type="float" office:value="324" table:style-name="ce14">
            <text:p><text:s/>324</text:p>
          </table:table-cell>
          <table:table-cell office:value-type="float" office:value="122" table:style-name="ce14">
            <text:p><text:s/>122</text:p>
          </table:table-cell>
          <table:table-cell office:value-type="float" office:value="803" table:number-columns-spanned="2" table:number-rows-spanned="1" table:style-name="ce47">
            <text:p><text:s/>803</text:p>
          </table:table-cell>
          <table:covered-table-cell/>
          <table:table-cell office:value-type="float" office:value="925" table:number-columns-spanned="2" table:number-rows-spanned="1" table:style-name="ce47">
            <text:p><text:s/>9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63" table:style-name="ce14">
            <text:p><text:s/>263</text:p>
          </table:table-cell>
          <table:table-cell office:value-type="float" office:value="476" table:style-name="ce14">
            <text:p><text:s/>476</text:p>
          </table:table-cell>
          <table:table-cell office:value-type="float" office:value="429" table:style-name="ce14">
            <text:p><text:s/>429</text:p>
          </table:table-cell>
          <table:table-cell office:value-type="float" office:value="310" table:style-name="ce14">
            <text:p><text:s/>310</text:p>
          </table:table-cell>
          <table:table-cell office:value-type="float" office:value="92" table:style-name="ce14">
            <text:p><text:s/>92</text:p>
          </table:table-cell>
          <table:table-cell office:value-type="float" office:value="647" table:number-columns-spanned="2" table:number-rows-spanned="1" table:style-name="ce47">
            <text:p><text:s/>647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95" table:style-name="ce14">
            <text:p><text:s/>195</text:p>
          </table:table-cell>
          <table:table-cell office:value-type="float" office:value="242" table:style-name="ce14">
            <text:p><text:s/>242</text:p>
          </table:table-cell>
          <table:table-cell office:value-type="float" office:value="284" table:style-name="ce14">
            <text:p><text:s/>284</text:p>
          </table:table-cell>
          <table:table-cell office:value-type="float" office:value="153" table:style-name="ce14">
            <text:p><text:s/>153</text:p>
          </table:table-cell>
          <table:table-cell office:value-type="float" office:value="24" table:style-name="ce14">
            <text:p><text:s/>24</text:p>
          </table:table-cell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0" table:style-name="ce14">
            <text:p><text:s/>8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9" table:style-name="ce14">
            <text:p><text:s/>129</text:p>
          </table:table-cell>
          <table:table-cell office:value-type="float" office:value="75" table:style-name="ce14">
            <text:p><text:s/>75</text:p>
          </table:table-cell>
          <table:table-cell office:value-type="float" office:value="32" table:style-name="ce14">
            <text:p><text:s/>32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32" table:style-name="ce14">
            <text:p><text:s/>232</text:p>
          </table:table-cell>
          <table:table-cell office:value-type="float" office:value="511" table:style-name="ce14">
            <text:p><text:s/>511</text:p>
          </table:table-cell>
          <table:table-cell office:value-type="float" office:value="360" table:style-name="ce14">
            <text:p><text:s/>360</text:p>
          </table:table-cell>
          <table:table-cell office:value-type="float" office:value="383" table:style-name="ce14">
            <text:p><text:s/>383</text:p>
          </table:table-cell>
          <table:table-cell office:value-type="float" office:value="104" table:style-name="ce14">
            <text:p><text:s/>104</text:p>
          </table:table-cell>
          <table:table-cell office:value-type="float" office:value="639" table:number-columns-spanned="2" table:number-rows-spanned="1" table:style-name="ce47">
            <text:p><text:s/>639</text:p>
          </table:table-cell>
          <table:covered-table-cell/>
          <table:table-cell office:value-type="float" office:value="743" table:number-columns-spanned="2" table:number-rows-spanned="1" table:style-name="ce47">
            <text:p><text:s/>7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302" table:style-name="ce14">
            <text:p><text:s/>302</text:p>
          </table:table-cell>
          <table:table-cell office:value-type="float" office:value="541" table:style-name="ce14">
            <text:p><text:s/>541</text:p>
          </table:table-cell>
          <table:table-cell office:value-type="float" office:value="419" table:style-name="ce14">
            <text:p><text:s/>419</text:p>
          </table:table-cell>
          <table:table-cell office:value-type="float" office:value="424" table:style-name="ce14">
            <text:p><text:s/>424</text:p>
          </table:table-cell>
          <table:table-cell office:value-type="float" office:value="107" table:style-name="ce14">
            <text:p><text:s/>107</text:p>
          </table:table-cell>
          <table:table-cell office:value-type="float" office:value="736" table:number-columns-spanned="2" table:number-rows-spanned="1" table:style-name="ce47">
            <text:p><text:s/>736</text:p>
          </table:table-cell>
          <table:covered-table-cell/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36" table:style-name="ce14">
            <text:p><text:s/>636</text:p>
          </table:table-cell>
          <table:table-cell office:value-type="float" office:value="803" table:style-name="ce14">
            <text:p><text:s/>803</text:p>
          </table:table-cell>
          <table:table-cell office:value-type="float" office:value="775" table:style-name="ce14">
            <text:p><text:s/>775</text:p>
          </table:table-cell>
          <table:table-cell office:value-type="float" office:value="664" table:style-name="ce14">
            <text:p><text:s/>664</text:p>
          </table:table-cell>
          <table:table-cell office:value-type="float" office:value="219" table:style-name="ce14">
            <text:p><text:s/>219</text:p>
          </table:table-cell>
          <table:table-cell office:value-type="float" office:value="1220" table:number-columns-spanned="2" table:number-rows-spanned="1" table:style-name="ce47">
            <text:p>1 220</text:p>
          </table:table-cell>
          <table:covered-table-cell/>
          <table:table-cell office:value-type="float" office:value="1439" table:number-columns-spanned="2" table:number-rows-spanned="1" table:style-name="ce47">
            <text:p>1 4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61" table:style-name="ce14">
            <text:p><text:s/>361</text:p>
          </table:table-cell>
          <table:table-cell office:value-type="float" office:value="686" table:style-name="ce14">
            <text:p><text:s/>686</text:p>
          </table:table-cell>
          <table:table-cell office:value-type="float" office:value="490" table:style-name="ce14">
            <text:p><text:s/>490</text:p>
          </table:table-cell>
          <table:table-cell office:value-type="float" office:value="557" table:style-name="ce14">
            <text:p><text:s/>557</text:p>
          </table:table-cell>
          <table:table-cell office:value-type="float" office:value="126" table:style-name="ce14">
            <text:p><text:s/>126</text:p>
          </table:table-cell>
          <table:table-cell office:value-type="float" office:value="921" table:number-columns-spanned="2" table:number-rows-spanned="1" table:style-name="ce47">
            <text:p><text:s/>921</text:p>
          </table:table-cell>
          <table:covered-table-cell/>
          <table:table-cell office:value-type="float" office:value="1047" table:number-columns-spanned="2" table:number-rows-spanned="1" table:style-name="ce47">
            <text:p>1 0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70" table:style-name="ce14">
            <text:p><text:s/>670</text:p>
          </table:table-cell>
          <table:table-cell office:value-type="float" office:value="843" table:style-name="ce14">
            <text:p><text:s/>843</text:p>
          </table:table-cell>
          <table:table-cell office:value-type="float" office:value="790" table:style-name="ce14">
            <text:p><text:s/>790</text:p>
          </table:table-cell>
          <table:table-cell office:value-type="float" office:value="723" table:style-name="ce14">
            <text:p><text:s/>723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68" table:number-columns-spanned="2" table:number-rows-spanned="1" table:style-name="ce47">
            <text:p>1 368</text:p>
          </table:table-cell>
          <table:covered-table-cell/>
          <table:table-cell office:value-type="float" office:value="1513" table:number-columns-spanned="2" table:number-rows-spanned="1" table:style-name="ce47">
            <text:p>1 5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75" table:style-name="ce14">
            <text:p><text:s/>275</text:p>
          </table:table-cell>
          <table:table-cell office:value-type="float" office:value="452" table:style-name="ce14">
            <text:p><text:s/>452</text:p>
          </table:table-cell>
          <table:table-cell office:value-type="float" office:value="472" table:style-name="ce14">
            <text:p><text:s/>472</text:p>
          </table:table-cell>
          <table:table-cell office:value-type="float" office:value="255" table:style-name="ce14">
            <text:p><text:s/>255</text:p>
          </table:table-cell>
          <table:table-cell office:value-type="float" office:value="42" table:style-name="ce14">
            <text:p><text:s/>42</text:p>
          </table:table-cell>
          <table:table-cell office:value-type="float" office:value="685" table:number-columns-spanned="2" table:number-rows-spanned="1" table:style-name="ce47">
            <text:p><text:s/>685</text:p>
          </table:table-cell>
          <table:covered-table-cell/>
          <table:table-cell office:value-type="float" office:value="727" table:number-columns-spanned="2" table:number-rows-spanned="1" table:style-name="ce47">
            <text:p><text:s/>7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868" table:style-name="ce14">
            <text:p><text:s/>868</text:p>
          </table:table-cell>
          <table:table-cell office:value-type="float" office:value="1345" table:style-name="ce14">
            <text:p>1 345</text:p>
          </table:table-cell>
          <table:table-cell office:value-type="float" office:value="1241" table:style-name="ce14">
            <text:p>1 241</text:p>
          </table:table-cell>
          <table:table-cell office:value-type="float" office:value="972" table:style-name="ce14">
            <text:p><text:s/>972</text:p>
          </table:table-cell>
          <table:table-cell office:value-type="float" office:value="203" table:style-name="ce14">
            <text:p><text:s/>203</text:p>
          </table:table-cell>
          <table:table-cell office:value-type="float" office:value="2010" table:number-columns-spanned="2" table:number-rows-spanned="1" table:style-name="ce47">
            <text:p>2 010</text:p>
          </table:table-cell>
          <table:covered-table-cell/>
          <table:table-cell office:value-type="float" office:value="2213" table:number-columns-spanned="2" table:number-rows-spanned="1" table:style-name="ce47">
            <text:p>2 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198" table:style-name="ce14">
            <text:p>1 198</text:p>
          </table:table-cell>
          <table:table-cell office:value-type="float" office:value="1557" table:style-name="ce14">
            <text:p>1 557</text:p>
          </table:table-cell>
          <table:table-cell office:value-type="float" office:value="1776" table:style-name="ce14">
            <text:p>1 776</text:p>
          </table:table-cell>
          <table:table-cell office:value-type="float" office:value="979" table:style-name="ce14">
            <text:p><text:s/>979</text:p>
          </table:table-cell>
          <table:table-cell office:value-type="float" office:value="235" table:style-name="ce14">
            <text:p><text:s/>235</text:p>
          </table:table-cell>
          <table:table-cell office:value-type="float" office:value="2520" table:number-columns-spanned="2" table:number-rows-spanned="1" table:style-name="ce47">
            <text:p>2 520</text:p>
          </table:table-cell>
          <table:covered-table-cell/>
          <table:table-cell office:value-type="float" office:value="2755" table:number-columns-spanned="2" table:number-rows-spanned="1" table:style-name="ce47">
            <text:p>2 7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94" table:style-name="ce14">
            <text:p><text:s/>94</text:p>
          </table:table-cell>
          <table:table-cell office:value-type="float" office:value="105" table:style-name="ce14">
            <text:p><text:s/>105</text:p>
          </table:table-cell>
          <table:table-cell office:value-type="float" office:value="61" table:style-name="ce14">
            <text:p><text:s/>61</text:p>
          </table:table-cell>
          <table:table-cell office:value-type="float" office:value="138" table:style-name="ce14">
            <text:p><text:s/>138</text:p>
          </table:table-cell>
          <table:table-cell office:value-type="float" office:value="49" table:style-name="ce14">
            <text:p><text:s/>49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771" table:style-name="ce14">
            <text:p>3 771</text:p>
          </table:table-cell>
          <table:table-cell office:value-type="float" office:value="4410" table:style-name="ce14">
            <text:p>4 410</text:p>
          </table:table-cell>
          <table:table-cell office:value-type="float" office:value="5318" table:style-name="ce14">
            <text:p>5 318</text:p>
          </table:table-cell>
          <table:table-cell office:value-type="float" office:value="2863" table:style-name="ce14">
            <text:p>2 863</text:p>
          </table:table-cell>
          <table:table-cell office:value-type="float" office:value="642" table:style-name="ce14">
            <text:p><text:s/>642</text:p>
          </table:table-cell>
          <table:table-cell office:value-type="float" office:value="7539" table:number-columns-spanned="2" table:number-rows-spanned="1" table:style-name="ce47">
            <text:p>7 539</text:p>
          </table:table-cell>
          <table:covered-table-cell/>
          <table:table-cell office:value-type="float" office:value="8181" table:number-columns-spanned="2" table:number-rows-spanned="1" table:style-name="ce47">
            <text:p>8 1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996" table:style-name="ce14">
            <text:p>2 996</text:p>
          </table:table-cell>
          <table:table-cell office:value-type="float" office:value="4069" table:style-name="ce14">
            <text:p>4 069</text:p>
          </table:table-cell>
          <table:table-cell office:value-type="float" office:value="4248" table:style-name="ce14">
            <text:p>4 248</text:p>
          </table:table-cell>
          <table:table-cell office:value-type="float" office:value="2817" table:style-name="ce14">
            <text:p>2 817</text:p>
          </table:table-cell>
          <table:table-cell office:value-type="float" office:value="432" table:style-name="ce14">
            <text:p><text:s/>432</text:p>
          </table:table-cell>
          <table:table-cell office:value-type="float" office:value="6633" table:number-columns-spanned="2" table:number-rows-spanned="1" table:style-name="ce47">
            <text:p>6 633</text:p>
          </table:table-cell>
          <table:covered-table-cell/>
          <table:table-cell office:value-type="float" office:value="7065" table:number-columns-spanned="2" table:number-rows-spanned="1" table:style-name="ce47">
            <text:p>7 0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68" table:style-name="ce14">
            <text:p><text:s/>768</text:p>
          </table:table-cell>
          <table:table-cell office:value-type="float" office:value="963" table:style-name="ce14">
            <text:p><text:s/>963</text:p>
          </table:table-cell>
          <table:table-cell office:value-type="float" office:value="766" table:style-name="ce14">
            <text:p><text:s/>766</text:p>
          </table:table-cell>
          <table:table-cell office:value-type="float" office:value="965" table:style-name="ce14">
            <text:p><text:s/>965</text:p>
          </table:table-cell>
          <table:table-cell office:value-type="float" office:value="229" table:style-name="ce14">
            <text:p><text:s/>229</text:p>
          </table:table-cell>
          <table:table-cell office:value-type="float" office:value="1502" table:number-columns-spanned="2" table:number-rows-spanned="1" table:style-name="ce47">
            <text:p>1 502</text:p>
          </table:table-cell>
          <table:covered-table-cell/>
          <table:table-cell office:value-type="float" office:value="1731" table:number-columns-spanned="2" table:number-rows-spanned="1" table:style-name="ce47">
            <text:p>1 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81" table:style-name="ce14">
            <text:p><text:s/>581</text:p>
          </table:table-cell>
          <table:table-cell office:value-type="float" office:value="1170" table:style-name="ce14">
            <text:p>1 170</text:p>
          </table:table-cell>
          <table:table-cell office:value-type="float" office:value="1079" table:style-name="ce14">
            <text:p>1 079</text:p>
          </table:table-cell>
          <table:table-cell office:value-type="float" office:value="672" table:style-name="ce14">
            <text:p><text:s/>672</text:p>
          </table:table-cell>
          <table:table-cell office:value-type="float" office:value="163" table:style-name="ce14">
            <text:p><text:s/>163</text:p>
          </table:table-cell>
          <table:table-cell office:value-type="float" office:value="1588" table:number-columns-spanned="2" table:number-rows-spanned="1" table:style-name="ce47">
            <text:p>1 588</text:p>
          </table:table-cell>
          <table:covered-table-cell/>
          <table:table-cell office:value-type="float" office:value="1751" table:number-columns-spanned="2" table:number-rows-spanned="1" table:style-name="ce47">
            <text:p>1 7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23" table:style-name="ce14">
            <text:p><text:s/>223</text:p>
          </table:table-cell>
          <table:table-cell office:value-type="float" office:value="310" table:style-name="ce14">
            <text:p><text:s/>310</text:p>
          </table:table-cell>
          <table:table-cell office:value-type="float" office:value="291" table:style-name="ce14">
            <text:p><text:s/>291</text:p>
          </table:table-cell>
          <table:table-cell office:value-type="float" office:value="242" table:style-name="ce14">
            <text:p><text:s/>242</text:p>
          </table:table-cell>
          <table:table-cell office:value-type="float" office:value="87" table:style-name="ce14">
            <text:p><text:s/>87</text:p>
          </table:table-cell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office:value-type="float" office:value="533" table:number-columns-spanned="2" table:number-rows-spanned="1" table:style-name="ce47">
            <text:p><text:s/>5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213" table:style-name="ce14">
            <text:p>2 213</text:p>
          </table:table-cell>
          <table:table-cell office:value-type="float" office:value="2839" table:style-name="ce14">
            <text:p>2 839</text:p>
          </table:table-cell>
          <table:table-cell office:value-type="float" office:value="3388" table:style-name="ce14">
            <text:p>3 388</text:p>
          </table:table-cell>
          <table:table-cell office:value-type="float" office:value="1664" table:style-name="ce14">
            <text:p>1 664</text:p>
          </table:table-cell>
          <table:table-cell office:value-type="float" office:value="333" table:style-name="ce14">
            <text:p><text:s/>333</text:p>
          </table:table-cell>
          <table:table-cell office:value-type="float" office:value="4719" table:number-columns-spanned="2" table:number-rows-spanned="1" table:style-name="ce47">
            <text:p>4 719</text:p>
          </table:table-cell>
          <table:covered-table-cell/>
          <table:table-cell office:value-type="float" office:value="5052" table:number-columns-spanned="2" table:number-rows-spanned="1" table:style-name="ce47">
            <text:p>5 0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853" table:style-name="ce14">
            <text:p><text:s/>853</text:p>
          </table:table-cell>
          <table:table-cell office:value-type="float" office:value="2118" table:style-name="ce14">
            <text:p>2 118</text:p>
          </table:table-cell>
          <table:table-cell office:value-type="float" office:value="1473" table:style-name="ce14">
            <text:p>1 473</text:p>
          </table:table-cell>
          <table:table-cell office:value-type="float" office:value="1498" table:style-name="ce14">
            <text:p>1 498</text:p>
          </table:table-cell>
          <table:table-cell office:value-type="float" office:value="458" table:style-name="ce14">
            <text:p><text:s/>458</text:p>
          </table:table-cell>
          <table:table-cell office:value-type="float" office:value="2513" table:number-columns-spanned="2" table:number-rows-spanned="1" table:style-name="ce47">
            <text:p>2 513</text:p>
          </table:table-cell>
          <table:covered-table-cell/>
          <table:table-cell office:value-type="float" office:value="2971" table:number-columns-spanned="2" table:number-rows-spanned="1" table:style-name="ce47">
            <text:p>2 9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642" table:style-name="ce14">
            <text:p>3 642</text:p>
          </table:table-cell>
          <table:table-cell office:value-type="float" office:value="4076" table:style-name="ce14">
            <text:p>4 076</text:p>
          </table:table-cell>
          <table:table-cell office:value-type="float" office:value="4210" table:style-name="ce14">
            <text:p>4 210</text:p>
          </table:table-cell>
          <table:table-cell office:value-type="float" office:value="3508" table:style-name="ce14">
            <text:p>3 508</text:p>
          </table:table-cell>
          <table:table-cell office:value-type="float" office:value="428" table:style-name="ce14">
            <text:p><text:s/>428</text:p>
          </table:table-cell>
          <table:table-cell office:value-type="float" office:value="7290" table:number-columns-spanned="2" table:number-rows-spanned="1" table:style-name="ce47">
            <text:p>7 290</text:p>
          </table:table-cell>
          <table:covered-table-cell/>
          <table:table-cell office:value-type="float" office:value="7718" table:number-columns-spanned="2" table:number-rows-spanned="1" table:style-name="ce47">
            <text:p>7 7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6" table:style-name="ce14">
            <text:p><text:s/>66</text:p>
          </table:table-cell>
          <table:table-cell office:value-type="float" office:value="66" table:style-name="ce14">
            <text:p><text:s/>66</text:p>
          </table:table-cell>
          <table:table-cell office:value-type="float" office:value="79" table:style-name="ce14">
            <text:p><text:s/>79</text:p>
          </table:table-cell>
          <table:table-cell office:value-type="float" office:value="53" table:style-name="ce14">
            <text:p><text:s/>53</text:p>
          </table:table-cell>
          <table:table-cell office:value-type="float" office:value="22" table:style-name="ce14">
            <text:p><text:s/>22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7" table:style-name="ce14">
            <text:p><text:s/>77</text:p>
          </table:table-cell>
          <table:table-cell office:value-type="float" office:value="187" table:style-name="ce14">
            <text:p><text:s/>187</text:p>
          </table:table-cell>
          <table:table-cell office:value-type="float" office:value="76" table:style-name="ce14">
            <text:p><text:s/>76</text:p>
          </table:table-cell>
          <table:table-cell office:value-type="float" office:value="188" table:style-name="ce14">
            <text:p><text:s/>188</text:p>
          </table:table-cell>
          <table:table-cell office:value-type="float" office:value="46" table:style-name="ce14">
            <text:p><text:s/>46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85" table:style-name="ce14">
            <text:p><text:s/>85</text:p>
          </table:table-cell>
          <table:table-cell office:value-type="float" office:value="114" table:style-name="ce14">
            <text:p><text:s/>114</text:p>
          </table:table-cell>
          <table:table-cell office:value-type="float" office:value="78" table:style-name="ce14">
            <text:p><text:s/>78</text:p>
          </table:table-cell>
          <table:table-cell office:value-type="float" office:value="121" table:style-name="ce14">
            <text:p><text:s/>121</text:p>
          </table:table-cell>
          <table:table-cell office:value-type="float" office:value="38" table:style-name="ce14">
            <text:p><text:s/>38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11" table:style-name="ce14">
            <text:p><text:s/>411</text:p>
          </table:table-cell>
          <table:table-cell office:value-type="float" office:value="512" table:style-name="ce14">
            <text:p><text:s/>512</text:p>
          </table:table-cell>
          <table:table-cell office:value-type="float" office:value="520" table:style-name="ce14">
            <text:p><text:s/>520</text:p>
          </table:table-cell>
          <table:table-cell office:value-type="float" office:value="403" table:style-name="ce14">
            <text:p><text:s/>403</text:p>
          </table:table-cell>
          <table:table-cell office:value-type="float" office:value="128" table:style-name="ce14">
            <text:p><text:s/>128</text:p>
          </table:table-cell>
          <table:table-cell office:value-type="float" office:value="795" table:number-columns-spanned="2" table:number-rows-spanned="1" table:style-name="ce47">
            <text:p><text:s/>795</text:p>
          </table:table-cell>
          <table:covered-table-cell/>
          <table:table-cell office:value-type="float" office:value="923" table:number-columns-spanned="2" table:number-rows-spanned="1" table:style-name="ce47">
            <text:p><text:s/>9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9" table:style-name="ce14">
            <text:p><text:s/>139</text:p>
          </table:table-cell>
          <table:table-cell office:value-type="float" office:value="28" table:style-name="ce14">
            <text:p><text:s/>28</text:p>
          </table:table-cell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3" table:style-name="ce14">
            <text:p><text:s/>273</text:p>
          </table:table-cell>
          <table:table-cell office:value-type="float" office:value="424" table:style-name="ce14">
            <text:p><text:s/>424</text:p>
          </table:table-cell>
          <table:table-cell office:value-type="float" office:value="286" table:style-name="ce14">
            <text:p><text:s/>286</text:p>
          </table:table-cell>
          <table:table-cell office:value-type="float" office:value="411" table:style-name="ce14">
            <text:p><text:s/>411</text:p>
          </table:table-cell>
          <table:table-cell office:value-type="float" office:value="132" table:style-name="ce14">
            <text:p><text:s/>132</text:p>
          </table:table-cell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office:value-type="float" office:value="697" table:number-columns-spanned="2" table:number-rows-spanned="1" table:style-name="ce47">
            <text:p><text:s/>6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71" table:style-name="ce14">
            <text:p><text:s/>171</text:p>
          </table:table-cell>
          <table:table-cell office:value-type="float" office:value="262" table:style-name="ce14">
            <text:p><text:s/>262</text:p>
          </table:table-cell>
          <table:table-cell office:value-type="float" office:value="284" table:style-name="ce14">
            <text:p><text:s/>284</text:p>
          </table:table-cell>
          <table:table-cell office:value-type="float" office:value="149" table:style-name="ce14">
            <text:p><text:s/>149</text:p>
          </table:table-cell>
          <table:table-cell office:value-type="float" office:value="31" table:style-name="ce14">
            <text:p><text:s/>31</text:p>
          </table:table-cell>
          <table:table-cell office:value-type="float" office:value="402" table:number-columns-spanned="2" table:number-rows-spanned="1" table:style-name="ce47">
            <text:p><text:s/>402</text:p>
          </table:table-cell>
          <table:covered-table-cell/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32" table:style-name="ce14">
            <text:p><text:s/>132</text:p>
          </table:table-cell>
          <table:table-cell office:value-type="float" office:value="188" table:style-name="ce14">
            <text:p><text:s/>188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5" table:style-name="ce14">
            <text:p><text:s/>165</text:p>
          </table:table-cell>
          <table:table-cell office:value-type="float" office:value="49" table:style-name="ce14">
            <text:p><text:s/>49</text:p>
          </table:table-cell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3" table:style-name="ce14">
            <text:p><text:s/>14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1" table:style-name="ce14">
            <text:p><text:s/>141</text:p>
          </table:table-cell>
          <table:table-cell office:value-type="float" office:value="43" table:style-name="ce14">
            <text:p><text:s/>43</text:p>
          </table:table-cell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1" table:style-name="ce14">
            <text:p><text:s/>17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2" table:style-name="ce14">
            <text:p><text:s/>222</text:p>
          </table:table-cell>
          <table:table-cell office:value-type="float" office:value="29" table:style-name="ce14">
            <text:p><text:s/>29</text:p>
          </table:table-cell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office:value-type="float" office:value="332" table:number-columns-spanned="2" table:number-rows-spanned="1" table:style-name="ce47">
            <text:p><text:s/>3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813" table:style-name="ce14">
            <text:p><text:s/>813</text:p>
          </table:table-cell>
          <table:table-cell office:value-type="float" office:value="1181" table:style-name="ce14">
            <text:p>1 181</text:p>
          </table:table-cell>
          <table:table-cell office:value-type="float" office:value="1397" table:style-name="ce14">
            <text:p>1 397</text:p>
          </table:table-cell>
          <table:table-cell office:value-type="float" office:value="597" table:style-name="ce14">
            <text:p><text:s/>59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863" table:number-columns-spanned="2" table:number-rows-spanned="1" table:style-name="ce47">
            <text:p>1 863</text:p>
          </table:table-cell>
          <table:covered-table-cell/>
          <table:table-cell office:value-type="float" office:value="1994" table:number-columns-spanned="2" table:number-rows-spanned="1" table:style-name="ce47">
            <text:p>1 9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50" table:style-name="ce14">
            <text:p><text:s/>850</text:p>
          </table:table-cell>
          <table:table-cell office:value-type="float" office:value="1189" table:style-name="ce14">
            <text:p>1 189</text:p>
          </table:table-cell>
          <table:table-cell office:value-type="float" office:value="1185" table:style-name="ce14">
            <text:p>1 185</text:p>
          </table:table-cell>
          <table:table-cell office:value-type="float" office:value="854" table:style-name="ce14">
            <text:p><text:s/>854</text:p>
          </table:table-cell>
          <table:table-cell office:value-type="float" office:value="200" table:style-name="ce14">
            <text:p><text:s/>200</text:p>
          </table:table-cell>
          <table:table-cell office:value-type="float" office:value="1839" table:number-columns-spanned="2" table:number-rows-spanned="1" table:style-name="ce47">
            <text:p>1 839</text:p>
          </table:table-cell>
          <table:covered-table-cell/>
          <table:table-cell office:value-type="float" office:value="2039" table:number-columns-spanned="2" table:number-rows-spanned="1" table:style-name="ce47">
            <text:p>2 0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452" table:style-name="ce14">
            <text:p>1 452</text:p>
          </table:table-cell>
          <table:table-cell office:value-type="float" office:value="2371" table:style-name="ce14">
            <text:p>2 371</text:p>
          </table:table-cell>
          <table:table-cell office:value-type="float" office:value="2170" table:style-name="ce14">
            <text:p>2 170</text:p>
          </table:table-cell>
          <table:table-cell office:value-type="float" office:value="1653" table:style-name="ce14">
            <text:p>1 653</text:p>
          </table:table-cell>
          <table:table-cell office:value-type="float" office:value="324" table:style-name="ce14">
            <text:p><text:s/>324</text:p>
          </table:table-cell>
          <table:table-cell office:value-type="float" office:value="3499" table:number-columns-spanned="2" table:number-rows-spanned="1" table:style-name="ce47">
            <text:p>3 499</text:p>
          </table:table-cell>
          <table:covered-table-cell/>
          <table:table-cell office:value-type="float" office:value="3823" table:number-columns-spanned="2" table:number-rows-spanned="1" table:style-name="ce47">
            <text:p>3 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4" table:style-name="ce14">
            <text:p><text:s/>14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82" table:number-columns-spanned="2" table:number-rows-spanned="1" table:style-name="ce47">
            <text:p><text:s/>2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840" table:style-name="ce14">
            <text:p><text:s/>840</text:p>
          </table:table-cell>
          <table:table-cell office:value-type="float" office:value="1983" table:style-name="ce14">
            <text:p>1 983</text:p>
          </table:table-cell>
          <table:table-cell office:value-type="float" office:value="1660" table:style-name="ce14">
            <text:p>1 660</text:p>
          </table:table-cell>
          <table:table-cell office:value-type="float" office:value="1163" table:style-name="ce14">
            <text:p>1 163</text:p>
          </table:table-cell>
          <table:table-cell office:value-type="float" office:value="268" table:style-name="ce14">
            <text:p><text:s/>268</text:p>
          </table:table-cell>
          <table:table-cell office:value-type="float" office:value="2555" table:number-columns-spanned="2" table:number-rows-spanned="1" table:style-name="ce47">
            <text:p>2 555</text:p>
          </table:table-cell>
          <table:covered-table-cell/>
          <table:table-cell office:value-type="float" office:value="2823" table:number-columns-spanned="2" table:number-rows-spanned="1" table:style-name="ce47">
            <text:p>2 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8" table:style-name="ce14">
            <text:p><text:s/>38</text:p>
          </table:table-cell>
          <table:table-cell office:value-type="float" office:value="60" table:style-name="ce14">
            <text:p><text:s/>60</text:p>
          </table:table-cell>
          <table:table-cell office:value-type="float" office:value="45" table:style-name="ce14">
            <text:p><text:s/>45</text:p>
          </table:table-cell>
          <table:table-cell office:value-type="float" office:value="53" table:style-name="ce14">
            <text:p><text:s/>53</text:p>
          </table:table-cell>
          <table:table-cell office:value-type="float" office:value="16" table:style-name="ce14">
            <text:p><text:s/>16</text:p>
          </table:table-cell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56" table:style-name="ce14">
            <text:p><text:s/>456</text:p>
          </table:table-cell>
          <table:table-cell office:value-type="float" office:value="593" table:style-name="ce14">
            <text:p><text:s/>593</text:p>
          </table:table-cell>
          <table:table-cell office:value-type="float" office:value="397" table:style-name="ce14">
            <text:p><text:s/>397</text:p>
          </table:table-cell>
          <table:table-cell office:value-type="float" office:value="652" table:style-name="ce14">
            <text:p><text:s/>652</text:p>
          </table:table-cell>
          <table:table-cell office:value-type="float" office:value="166" table:style-name="ce14">
            <text:p><text:s/>166</text:p>
          </table:table-cell>
          <table:table-cell office:value-type="float" office:value="883" table:number-columns-spanned="2" table:number-rows-spanned="1" table:style-name="ce47">
            <text:p><text:s/>883</text:p>
          </table:table-cell>
          <table:covered-table-cell/>
          <table:table-cell office:value-type="float" office:value="1049" table:number-columns-spanned="2" table:number-rows-spanned="1" table:style-name="ce47">
            <text:p>1 0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9" table:style-name="ce14">
            <text:p><text:s/>169</text:p>
          </table:table-cell>
          <table:table-cell office:value-type="float" office:value="92" table:style-name="ce14">
            <text:p><text:s/>92</text:p>
          </table:table-cell>
          <table:table-cell office:value-type="float" office:value="22" table:style-name="ce14">
            <text:p><text:s/>22</text:p>
          </table:table-cell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81" table:style-name="ce14">
            <text:p><text:s/>381</text:p>
          </table:table-cell>
          <table:table-cell office:value-type="float" office:value="547" table:style-name="ce14">
            <text:p><text:s/>547</text:p>
          </table:table-cell>
          <table:table-cell office:value-type="float" office:value="617" table:style-name="ce14">
            <text:p><text:s/>617</text:p>
          </table:table-cell>
          <table:table-cell office:value-type="float" office:value="311" table:style-name="ce14">
            <text:p><text:s/>311</text:p>
          </table:table-cell>
          <table:table-cell office:value-type="float" office:value="71" table:style-name="ce14">
            <text:p><text:s/>71</text:p>
          </table:table-cell>
          <table:table-cell office:value-type="float" office:value="857" table:number-columns-spanned="2" table:number-rows-spanned="1" table:style-name="ce47">
            <text:p><text:s/>857</text:p>
          </table:table-cell>
          <table:covered-table-cell/>
          <table:table-cell office:value-type="float" office:value="928" table:number-columns-spanned="2" table:number-rows-spanned="1" table:style-name="ce47">
            <text:p><text:s/>9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727" table:style-name="ce14">
            <text:p>5 727</text:p>
          </table:table-cell>
          <table:table-cell office:value-type="float" office:value="6526" table:style-name="ce14">
            <text:p>6 526</text:p>
          </table:table-cell>
          <table:table-cell office:value-type="float" office:value="6611" table:style-name="ce14">
            <text:p>6 611</text:p>
          </table:table-cell>
          <table:table-cell office:value-type="float" office:value="5642" table:style-name="ce14">
            <text:p>5 642</text:p>
          </table:table-cell>
          <table:table-cell office:value-type="float" office:value="991" table:style-name="ce14">
            <text:p><text:s/>991</text:p>
          </table:table-cell>
          <table:table-cell office:value-type="float" office:value="11262" table:number-columns-spanned="2" table:number-rows-spanned="1" table:style-name="ce47">
            <text:p>11 262</text:p>
          </table:table-cell>
          <table:covered-table-cell/>
          <table:table-cell office:value-type="float" office:value="12253" table:number-columns-spanned="2" table:number-rows-spanned="1" table:style-name="ce47">
            <text:p>12 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26" table:style-name="ce14">
            <text:p><text:s/>326</text:p>
          </table:table-cell>
          <table:table-cell office:value-type="float" office:value="499" table:style-name="ce14">
            <text:p><text:s/>499</text:p>
          </table:table-cell>
          <table:table-cell office:value-type="float" office:value="492" table:style-name="ce14">
            <text:p><text:s/>492</text:p>
          </table:table-cell>
          <table:table-cell office:value-type="float" office:value="333" table:style-name="ce14">
            <text:p><text:s/>333</text:p>
          </table:table-cell>
          <table:table-cell office:value-type="float" office:value="71" table:style-name="ce14">
            <text:p><text:s/>71</text:p>
          </table:table-cell>
          <table:table-cell office:value-type="float" office:value="754" table:number-columns-spanned="2" table:number-rows-spanned="1" table:style-name="ce47">
            <text:p><text:s/>754</text:p>
          </table:table-cell>
          <table:covered-table-cell/>
          <table:table-cell office:value-type="float" office:value="825" table:number-columns-spanned="2" table:number-rows-spanned="1" table:style-name="ce47">
            <text:p><text:s/>8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33" table:style-name="ce14">
            <text:p>1 033</text:p>
          </table:table-cell>
          <table:table-cell office:value-type="float" office:value="1421" table:style-name="ce14">
            <text:p>1 421</text:p>
          </table:table-cell>
          <table:table-cell office:value-type="float" office:value="1505" table:style-name="ce14">
            <text:p>1 505</text:p>
          </table:table-cell>
          <table:table-cell office:value-type="float" office:value="949" table:style-name="ce14">
            <text:p><text:s/>949</text:p>
          </table:table-cell>
          <table:table-cell office:value-type="float" office:value="221" table:style-name="ce14">
            <text:p><text:s/>221</text:p>
          </table:table-cell>
          <table:table-cell office:value-type="float" office:value="2233" table:number-columns-spanned="2" table:number-rows-spanned="1" table:style-name="ce47">
            <text:p>2 233</text:p>
          </table:table-cell>
          <table:covered-table-cell/>
          <table:table-cell office:value-type="float" office:value="2454" table:number-columns-spanned="2" table:number-rows-spanned="1" table:style-name="ce47">
            <text:p>2 4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05" table:style-name="ce14">
            <text:p><text:s/>205</text:p>
          </table:table-cell>
          <table:table-cell office:value-type="float" office:value="345" table:style-name="ce14">
            <text:p><text:s/>345</text:p>
          </table:table-cell>
          <table:table-cell office:value-type="float" office:value="258" table:style-name="ce14">
            <text:p><text:s/>258</text:p>
          </table:table-cell>
          <table:table-cell office:value-type="float" office:value="292" table:style-name="ce14">
            <text:p><text:s/>292</text:p>
          </table:table-cell>
          <table:table-cell office:value-type="float" office:value="113" table:style-name="ce14">
            <text:p><text:s/>113</text:p>
          </table:table-cell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82" table:style-name="ce14">
            <text:p><text:s/>182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6" table:style-name="ce14">
            <text:p><text:s/>156</text:p>
          </table:table-cell>
          <table:table-cell office:value-type="float" office:value="42" table:style-name="ce14">
            <text:p><text:s/>42</text:p>
          </table:table-cell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7" table:style-name="ce14">
            <text:p><text:s/>157</text:p>
          </table:table-cell>
          <table:table-cell office:value-type="float" office:value="32" table:style-name="ce14">
            <text:p><text:s/>32</text:p>
          </table:table-cell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350" table:style-name="ce14">
            <text:p>2 350</text:p>
          </table:table-cell>
          <table:table-cell office:value-type="float" office:value="3272" table:style-name="ce14">
            <text:p>3 272</text:p>
          </table:table-cell>
          <table:table-cell office:value-type="float" office:value="3308" table:style-name="ce14">
            <text:p>3 308</text:p>
          </table:table-cell>
          <table:table-cell office:value-type="float" office:value="2314" table:style-name="ce14">
            <text:p>2 314</text:p>
          </table:table-cell>
          <table:table-cell office:value-type="float" office:value="391" table:style-name="ce14">
            <text:p><text:s/>391</text:p>
          </table:table-cell>
          <table:table-cell office:value-type="float" office:value="5231" table:number-columns-spanned="2" table:number-rows-spanned="1" table:style-name="ce47">
            <text:p>5 231</text:p>
          </table:table-cell>
          <table:covered-table-cell/>
          <table:table-cell office:value-type="float" office:value="5622" table:number-columns-spanned="2" table:number-rows-spanned="1" table:style-name="ce47">
            <text:p>5 6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97" table:style-name="ce14">
            <text:p><text:s/>197</text:p>
          </table:table-cell>
          <table:table-cell office:value-type="float" office:value="240" table:style-name="ce14">
            <text:p><text:s/>240</text:p>
          </table:table-cell>
          <table:table-cell office:value-type="float" office:value="146" table:style-name="ce14">
            <text:p><text:s/>146</text:p>
          </table:table-cell>
          <table:table-cell office:value-type="float" office:value="291" table:style-name="ce14">
            <text:p><text:s/>291</text:p>
          </table:table-cell>
          <table:table-cell office:value-type="float" office:value="48" table:style-name="ce14">
            <text:p><text:s/>48</text:p>
          </table:table-cell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50" table:style-name="ce14">
            <text:p>1 150</text:p>
          </table:table-cell>
          <table:table-cell office:value-type="float" office:value="1704" table:style-name="ce14">
            <text:p>1 704</text:p>
          </table:table-cell>
          <table:table-cell office:value-type="float" office:value="1621" table:style-name="ce14">
            <text:p>1 621</text:p>
          </table:table-cell>
          <table:table-cell office:value-type="float" office:value="1233" table:style-name="ce14">
            <text:p>1 233</text:p>
          </table:table-cell>
          <table:table-cell office:value-type="float" office:value="228" table:style-name="ce14">
            <text:p><text:s/>228</text:p>
          </table:table-cell>
          <table:table-cell office:value-type="float" office:value="2626" table:number-columns-spanned="2" table:number-rows-spanned="1" table:style-name="ce47">
            <text:p>2 626</text:p>
          </table:table-cell>
          <table:covered-table-cell/>
          <table:table-cell office:value-type="float" office:value="2854" table:number-columns-spanned="2" table:number-rows-spanned="1" table:style-name="ce47">
            <text:p>2 8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50" table:style-name="ce14">
            <text:p><text:s/>450</text:p>
          </table:table-cell>
          <table:table-cell office:value-type="float" office:value="578" table:style-name="ce14">
            <text:p><text:s/>578</text:p>
          </table:table-cell>
          <table:table-cell office:value-type="float" office:value="704" table:style-name="ce14">
            <text:p><text:s/>704</text:p>
          </table:table-cell>
          <table:table-cell office:value-type="float" office:value="324" table:style-name="ce14">
            <text:p><text:s/>324</text:p>
          </table:table-cell>
          <table:table-cell office:value-type="float" office:value="67" table:style-name="ce14">
            <text:p><text:s/>67</text:p>
          </table:table-cell>
          <table:table-cell office:value-type="float" office:value="961" table:number-columns-spanned="2" table:number-rows-spanned="1" table:style-name="ce47">
            <text:p><text:s/>961</text:p>
          </table:table-cell>
          <table:covered-table-cell/>
          <table:table-cell office:value-type="float" office:value="1028" table:number-columns-spanned="2" table:number-rows-spanned="1" table:style-name="ce47">
            <text:p>1 0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0" table:style-name="ce14">
            <text:p><text:s/>9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15" table:style-name="ce14">
            <text:p><text:s/>115</text:p>
          </table:table-cell>
          <table:table-cell office:value-type="float" office:value="116" table:style-name="ce14">
            <text:p><text:s/>116</text:p>
          </table:table-cell>
          <table:table-cell office:value-type="float" office:value="39" table:style-name="ce14">
            <text:p><text:s/>39</text:p>
          </table:table-cell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4" table:style-name="ce14">
            <text:p><text:s/>94</text:p>
          </table:table-cell>
          <table:table-cell office:value-type="float" office:value="116" table:style-name="ce14">
            <text:p><text:s/>116</text:p>
          </table:table-cell>
          <table:table-cell office:value-type="float" office:value="86" table:style-name="ce14">
            <text:p><text:s/>86</text:p>
          </table:table-cell>
          <table:table-cell office:value-type="float" office:value="124" table:style-name="ce14">
            <text:p><text:s/>124</text:p>
          </table:table-cell>
          <table:table-cell office:value-type="float" office:value="39" table:style-name="ce14">
            <text:p><text:s/>39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48" table:style-name="ce14">
            <text:p><text:s/>148</text:p>
          </table:table-cell>
          <table:table-cell office:value-type="float" office:value="206" table:style-name="ce14">
            <text:p><text:s/>206</text:p>
          </table:table-cell>
          <table:table-cell office:value-type="float" office:value="137" table:style-name="ce14">
            <text:p><text:s/>137</text:p>
          </table:table-cell>
          <table:table-cell office:value-type="float" office:value="217" table:style-name="ce14">
            <text:p><text:s/>217</text:p>
          </table:table-cell>
          <table:table-cell office:value-type="float" office:value="76" table:style-name="ce14">
            <text:p><text:s/>76</text:p>
          </table:table-cell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94" table:style-name="ce14">
            <text:p><text:s/>194</text:p>
          </table:table-cell>
          <table:table-cell office:value-type="float" office:value="262" table:style-name="ce14">
            <text:p><text:s/>262</text:p>
          </table:table-cell>
          <table:table-cell office:value-type="float" office:value="229" table:style-name="ce14">
            <text:p><text:s/>229</text:p>
          </table:table-cell>
          <table:table-cell office:value-type="float" office:value="227" table:style-name="ce14">
            <text:p><text:s/>227</text:p>
          </table:table-cell>
          <table:table-cell office:value-type="float" office:value="60" table:style-name="ce14">
            <text:p><text:s/>60</text:p>
          </table:table-cell>
          <table:table-cell office:value-type="float" office:value="396" table:number-columns-spanned="2" table:number-rows-spanned="1" table:style-name="ce47">
            <text:p><text:s/>396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1" table:style-name="ce14">
            <text:p><text:s/>151</text:p>
          </table:table-cell>
          <table:table-cell office:value-type="float" office:value="147" table:style-name="ce14">
            <text:p><text:s/>147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" table:style-name="ce14">
            <text:p><text:s/>20</text:p>
          </table:table-cell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221" table:style-name="ce14">
            <text:p><text:s/>221</text:p>
          </table:table-cell>
          <table:table-cell office:value-type="float" office:value="183" table:style-name="ce14">
            <text:p><text:s/>183</text:p>
          </table:table-cell>
          <table:table-cell office:value-type="float" office:value="180" table:style-name="ce14">
            <text:p><text:s/>180</text:p>
          </table:table-cell>
          <table:table-cell office:value-type="float" office:value="50" table:style-name="ce14">
            <text:p><text:s/>50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63" table:number-columns-spanned="2" table:number-rows-spanned="1" table:style-name="ce47">
            <text:p><text:s/>3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72" table:style-name="ce14">
            <text:p><text:s/>472</text:p>
          </table:table-cell>
          <table:table-cell office:value-type="float" office:value="883" table:style-name="ce14">
            <text:p><text:s/>883</text:p>
          </table:table-cell>
          <table:table-cell office:value-type="float" office:value="912" table:style-name="ce14">
            <text:p><text:s/>912</text:p>
          </table:table-cell>
          <table:table-cell office:value-type="float" office:value="443" table:style-name="ce14">
            <text:p><text:s/>443</text:p>
          </table:table-cell>
          <table:table-cell office:value-type="float" office:value="83" table:style-name="ce14">
            <text:p><text:s/>83</text:p>
          </table:table-cell>
          <table:table-cell office:value-type="float" office:value="1272" table:number-columns-spanned="2" table:number-rows-spanned="1" table:style-name="ce47">
            <text:p>1 272</text:p>
          </table:table-cell>
          <table:covered-table-cell/>
          <table:table-cell office:value-type="float" office:value="1355" table:number-columns-spanned="2" table:number-rows-spanned="1" table:style-name="ce47">
            <text:p>1 3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58" table:style-name="ce14">
            <text:p><text:s/>158</text:p>
          </table:table-cell>
          <table:table-cell office:value-type="float" office:value="291" table:style-name="ce14">
            <text:p><text:s/>291</text:p>
          </table:table-cell>
          <table:table-cell office:value-type="float" office:value="264" table:style-name="ce14">
            <text:p><text:s/>264</text:p>
          </table:table-cell>
          <table:table-cell office:value-type="float" office:value="185" table:style-name="ce14">
            <text:p><text:s/>185</text:p>
          </table:table-cell>
          <table:table-cell office:value-type="float" office:value="26" table:style-name="ce14">
            <text:p><text:s/>26</text:p>
          </table:table-cell>
          <table:table-cell office:value-type="float" office:value="423" table:number-columns-spanned="2" table:number-rows-spanned="1" table:style-name="ce47">
            <text:p><text:s/>423</text:p>
          </table:table-cell>
          <table:covered-table-cell/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38" table:style-name="ce14">
            <text:p><text:s/>238</text:p>
          </table:table-cell>
          <table:table-cell office:value-type="float" office:value="343" table:style-name="ce14">
            <text:p><text:s/>343</text:p>
          </table:table-cell>
          <table:table-cell office:value-type="float" office:value="390" table:style-name="ce14">
            <text:p><text:s/>390</text:p>
          </table:table-cell>
          <table:table-cell office:value-type="float" office:value="191" table:style-name="ce14">
            <text:p><text:s/>191</text:p>
          </table:table-cell>
          <table:table-cell office:value-type="float" office:value="54" table:style-name="ce14">
            <text:p><text:s/>54</text:p>
          </table:table-cell>
          <table:table-cell office:value-type="float" office:value="527" table:number-columns-spanned="2" table:number-rows-spanned="1" table:style-name="ce47">
            <text:p><text:s/>527</text:p>
          </table:table-cell>
          <table:covered-table-cell/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94" table:style-name="ce14">
            <text:p>1 794</text:p>
          </table:table-cell>
          <table:table-cell office:value-type="float" office:value="2796" table:style-name="ce14">
            <text:p>2 796</text:p>
          </table:table-cell>
          <table:table-cell office:value-type="float" office:value="2585" table:style-name="ce14">
            <text:p>2 585</text:p>
          </table:table-cell>
          <table:table-cell office:value-type="float" office:value="2005" table:style-name="ce14">
            <text:p>2 005</text:p>
          </table:table-cell>
          <table:table-cell office:value-type="float" office:value="331" table:style-name="ce14">
            <text:p><text:s/>331</text:p>
          </table:table-cell>
          <table:table-cell office:value-type="float" office:value="4259" table:number-columns-spanned="2" table:number-rows-spanned="1" table:style-name="ce47">
            <text:p>4 259</text:p>
          </table:table-cell>
          <table:covered-table-cell/>
          <table:table-cell office:value-type="float" office:value="4590" table:number-columns-spanned="2" table:number-rows-spanned="1" table:style-name="ce47">
            <text:p>4 5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55" table:style-name="ce14">
            <text:p><text:s/>255</text:p>
          </table:table-cell>
          <table:table-cell office:value-type="float" office:value="244" table:style-name="ce14">
            <text:p><text:s/>244</text:p>
          </table:table-cell>
          <table:table-cell office:value-type="float" office:value="265" table:style-name="ce14">
            <text:p><text:s/>265</text:p>
          </table:table-cell>
          <table:table-cell office:value-type="float" office:value="234" table:style-name="ce14">
            <text:p><text:s/>234</text:p>
          </table:table-cell>
          <table:table-cell office:value-type="float" office:value="96" table:style-name="ce14">
            <text:p><text:s/>96</text:p>
          </table:table-cell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010" table:style-name="ce14">
            <text:p>1 010</text:p>
          </table:table-cell>
          <table:table-cell office:value-type="float" office:value="1281" table:style-name="ce14">
            <text:p>1 281</text:p>
          </table:table-cell>
          <table:table-cell office:value-type="float" office:value="1551" table:style-name="ce14">
            <text:p>1 551</text:p>
          </table:table-cell>
          <table:table-cell office:value-type="float" office:value="740" table:style-name="ce14">
            <text:p><text:s/>740</text:p>
          </table:table-cell>
          <table:table-cell office:value-type="float" office:value="216" table:style-name="ce14">
            <text:p><text:s/>216</text:p>
          </table:table-cell>
          <table:table-cell office:value-type="float" office:value="2075" table:number-columns-spanned="2" table:number-rows-spanned="1" table:style-name="ce47">
            <text:p>2 075</text:p>
          </table:table-cell>
          <table:covered-table-cell/>
          <table:table-cell office:value-type="float" office:value="2291" table:number-columns-spanned="2" table:number-rows-spanned="1" table:style-name="ce47">
            <text:p>2 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35" table:style-name="ce14">
            <text:p><text:s/>235</text:p>
          </table:table-cell>
          <table:table-cell office:value-type="float" office:value="343" table:style-name="ce14">
            <text:p><text:s/>343</text:p>
          </table:table-cell>
          <table:table-cell office:value-type="float" office:value="264" table:style-name="ce14">
            <text:p><text:s/>264</text:p>
          </table:table-cell>
          <table:table-cell office:value-type="float" office:value="314" table:style-name="ce14">
            <text:p><text:s/>314</text:p>
          </table:table-cell>
          <table:table-cell office:value-type="float" office:value="61" table:style-name="ce14">
            <text:p><text:s/>61</text:p>
          </table:table-cell>
          <table:table-cell office:value-type="float" office:value="517" table:number-columns-spanned="2" table:number-rows-spanned="1" table:style-name="ce47">
            <text:p><text:s/>517</text:p>
          </table:table-cell>
          <table:covered-table-cell/>
          <table:table-cell office:value-type="float" office:value="578" table:number-columns-spanned="2" table:number-rows-spanned="1" table:style-name="ce47">
            <text:p><text:s/>5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159" table:style-name="ce14">
            <text:p>1 159</text:p>
          </table:table-cell>
          <table:table-cell office:value-type="float" office:value="1786" table:style-name="ce14">
            <text:p>1 786</text:p>
          </table:table-cell>
          <table:table-cell office:value-type="float" office:value="1891" table:style-name="ce14">
            <text:p>1 891</text:p>
          </table:table-cell>
          <table:table-cell office:value-type="float" office:value="1054" table:style-name="ce14">
            <text:p>1 054</text:p>
          </table:table-cell>
          <table:table-cell office:value-type="float" office:value="203" table:style-name="ce14">
            <text:p><text:s/>203</text:p>
          </table:table-cell>
          <table:table-cell office:value-type="float" office:value="2742" table:number-columns-spanned="2" table:number-rows-spanned="1" table:style-name="ce47">
            <text:p>2 742</text:p>
          </table:table-cell>
          <table:covered-table-cell/>
          <table:table-cell office:value-type="float" office:value="2945" table:number-columns-spanned="2" table:number-rows-spanned="1" table:style-name="ce47">
            <text:p>2 9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67" table:style-name="ce14">
            <text:p><text:s/>167</text:p>
          </table:table-cell>
          <table:table-cell office:value-type="float" office:value="132" table:style-name="ce14">
            <text:p><text:s/>132</text:p>
          </table:table-cell>
          <table:table-cell office:value-type="float" office:value="38" table:style-name="ce14">
            <text:p><text:s/>38</text:p>
          </table:table-cell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299" table:number-columns-spanned="2" table:number-rows-spanned="1" table:style-name="ce47">
            <text:p><text:s/>2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3" table:style-name="ce14">
            <text:p><text:s/>133</text:p>
          </table:table-cell>
          <table:table-cell office:value-type="float" office:value="172" table:style-name="ce14">
            <text:p><text:s/>172</text:p>
          </table:table-cell>
          <table:table-cell office:value-type="float" office:value="88" table:style-name="ce14">
            <text:p><text:s/>88</text:p>
          </table:table-cell>
          <table:table-cell office:value-type="float" office:value="15" table:style-name="ce14">
            <text:p><text:s/>15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31" table:style-name="ce14">
            <text:p>1 931</text:p>
          </table:table-cell>
          <table:table-cell office:value-type="float" office:value="2800" table:style-name="ce14">
            <text:p>2 800</text:p>
          </table:table-cell>
          <table:table-cell office:value-type="float" office:value="3118" table:style-name="ce14">
            <text:p>3 118</text:p>
          </table:table-cell>
          <table:table-cell office:value-type="float" office:value="1613" table:style-name="ce14">
            <text:p>1 613</text:p>
          </table:table-cell>
          <table:table-cell office:value-type="float" office:value="413" table:style-name="ce14">
            <text:p><text:s/>413</text:p>
          </table:table-cell>
          <table:table-cell office:value-type="float" office:value="4318" table:number-columns-spanned="2" table:number-rows-spanned="1" table:style-name="ce47">
            <text:p>4 318</text:p>
          </table:table-cell>
          <table:covered-table-cell/>
          <table:table-cell office:value-type="float" office:value="4731" table:number-columns-spanned="2" table:number-rows-spanned="1" table:style-name="ce47">
            <text:p>4 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8" table:style-name="ce14">
            <text:p><text:s/>108</text:p>
          </table:table-cell>
          <table:table-cell office:value-type="float" office:value="91" table:style-name="ce14">
            <text:p><text:s/>91</text:p>
          </table:table-cell>
          <table:table-cell office:value-type="float" office:value="126" table:style-name="ce14">
            <text:p><text:s/>126</text:p>
          </table:table-cell>
          <table:table-cell office:value-type="float" office:value="35" table:style-name="ce14">
            <text:p><text:s/>35</text:p>
          </table:table-cell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651" table:style-name="ce14">
            <text:p>7 651</text:p>
          </table:table-cell>
          <table:table-cell office:value-type="float" office:value="9492" table:style-name="ce14">
            <text:p>9 492</text:p>
          </table:table-cell>
          <table:table-cell office:value-type="float" office:value="8825" table:style-name="ce14">
            <text:p>8 825</text:p>
          </table:table-cell>
          <table:table-cell office:value-type="float" office:value="8318" table:style-name="ce14">
            <text:p>8 318</text:p>
          </table:table-cell>
          <table:table-cell office:value-type="float" office:value="1282" table:style-name="ce14">
            <text:p>1 282</text:p>
          </table:table-cell>
          <table:table-cell office:value-type="float" office:value="15861" table:number-columns-spanned="2" table:number-rows-spanned="1" table:style-name="ce47">
            <text:p>15 861</text:p>
          </table:table-cell>
          <table:covered-table-cell/>
          <table:table-cell office:value-type="float" office:value="17143" table:number-columns-spanned="2" table:number-rows-spanned="1" table:style-name="ce47">
            <text:p>17 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85" table:style-name="ce14">
            <text:p><text:s/>185</text:p>
          </table:table-cell>
          <table:table-cell office:value-type="float" office:value="242" table:style-name="ce14">
            <text:p><text:s/>242</text:p>
          </table:table-cell>
          <table:table-cell office:value-type="float" office:value="213" table:style-name="ce14">
            <text:p><text:s/>213</text:p>
          </table:table-cell>
          <table:table-cell office:value-type="float" office:value="214" table:style-name="ce14">
            <text:p><text:s/>214</text:p>
          </table:table-cell>
          <table:table-cell office:value-type="float" office:value="64" table:style-name="ce14">
            <text:p><text:s/>64</text:p>
          </table:table-cell>
          <table:table-cell office:value-type="float" office:value="363" table:number-columns-spanned="2" table:number-rows-spanned="1" table:style-name="ce47">
            <text:p><text:s/>363</text:p>
          </table:table-cell>
          <table:covered-table-cell/>
          <table:table-cell office:value-type="float" office:value="427" table:number-columns-spanned="2" table:number-rows-spanned="1" table:style-name="ce47">
            <text:p><text:s/>4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12" table:style-name="ce14">
            <text:p>1 112</text:p>
          </table:table-cell>
          <table:table-cell office:value-type="float" office:value="1253" table:style-name="ce14">
            <text:p>1 253</text:p>
          </table:table-cell>
          <table:table-cell office:value-type="float" office:value="1078" table:style-name="ce14">
            <text:p>1 078</text:p>
          </table:table-cell>
          <table:table-cell office:value-type="float" office:value="1287" table:style-name="ce14">
            <text:p>1 287</text:p>
          </table:table-cell>
          <table:table-cell office:value-type="float" office:value="338" table:style-name="ce14">
            <text:p><text:s/>338</text:p>
          </table:table-cell>
          <table:table-cell office:value-type="float" office:value="2027" table:number-columns-spanned="2" table:number-rows-spanned="1" table:style-name="ce47">
            <text:p>2 027</text:p>
          </table:table-cell>
          <table:covered-table-cell/>
          <table:table-cell office:value-type="float" office:value="2365" table:number-columns-spanned="2" table:number-rows-spanned="1" table:style-name="ce47">
            <text:p>2 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19" table:style-name="ce14">
            <text:p><text:s/>519</text:p>
          </table:table-cell>
          <table:table-cell office:value-type="float" office:value="871" table:style-name="ce14">
            <text:p><text:s/>871</text:p>
          </table:table-cell>
          <table:table-cell office:value-type="float" office:value="892" table:style-name="ce14">
            <text:p><text:s/>892</text:p>
          </table:table-cell>
          <table:table-cell office:value-type="float" office:value="498" table:style-name="ce14">
            <text:p><text:s/>49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215" table:number-columns-spanned="2" table:number-rows-spanned="1" table:style-name="ce47">
            <text:p>1 215</text:p>
          </table:table-cell>
          <table:covered-table-cell/>
          <table:table-cell office:value-type="float" office:value="1390" table:number-columns-spanned="2" table:number-rows-spanned="1" table:style-name="ce47">
            <text:p>1 3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5" table:style-name="ce14">
            <text:p><text:s/>65</text:p>
          </table:table-cell>
          <table:table-cell office:value-type="float" office:value="56" table:style-name="ce14">
            <text:p><text:s/>56</text:p>
          </table:table-cell>
          <table:table-cell office:value-type="float" office:value="53" table:style-name="ce14">
            <text:p><text:s/>53</text:p>
          </table:table-cell>
          <table:table-cell office:value-type="float" office:value="68" table:style-name="ce14">
            <text:p><text:s/>68</text:p>
          </table:table-cell>
          <table:table-cell office:value-type="float" office:value="15" table:style-name="ce14">
            <text:p><text:s/>15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23" table:style-name="ce14">
            <text:p><text:s/>12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8" table:style-name="ce14">
            <text:p><text:s/>128</text:p>
          </table:table-cell>
          <table:table-cell office:value-type="float" office:value="31" table:style-name="ce14">
            <text:p><text:s/>31</text:p>
          </table:table-cell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72" table:style-name="ce14">
            <text:p><text:s/>472</text:p>
          </table:table-cell>
          <table:table-cell office:value-type="float" office:value="638" table:style-name="ce14">
            <text:p><text:s/>638</text:p>
          </table:table-cell>
          <table:table-cell office:value-type="float" office:value="702" table:style-name="ce14">
            <text:p><text:s/>702</text:p>
          </table:table-cell>
          <table:table-cell office:value-type="float" office:value="408" table:style-name="ce14">
            <text:p><text:s/>408</text:p>
          </table:table-cell>
          <table:table-cell office:value-type="float" office:value="47" table:style-name="ce14">
            <text:p><text:s/>47</text:p>
          </table:table-cell>
          <table:table-cell office:value-type="float" office:value="1063" table:number-columns-spanned="2" table:number-rows-spanned="1" table:style-name="ce47">
            <text:p>1 063</text:p>
          </table:table-cell>
          <table:covered-table-cell/>
          <table:table-cell office:value-type="float" office:value="1110" table:number-columns-spanned="2" table:number-rows-spanned="1" table:style-name="ce47">
            <text:p>1 11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4240" table:style-name="ce18">
            <text:p>64 240</text:p>
          </table:table-cell>
          <table:table-cell office:value-type="float" office:value="88782" table:style-name="ce18">
            <text:p>88 782</text:p>
          </table:table-cell>
          <table:table-cell office:value-type="float" office:value="87802" table:style-name="ce18">
            <text:p>87 802</text:p>
          </table:table-cell>
          <table:table-cell office:value-type="float" office:value="65220" table:style-name="ce18">
            <text:p>65 220</text:p>
          </table:table-cell>
          <table:table-cell office:value-type="float" office:value="13780" table:style-name="ce18">
            <text:p>13 780</text:p>
          </table:table-cell>
          <table:table-cell office:value-type="float" office:value="139242" table:number-columns-spanned="2" table:number-rows-spanned="1" table:style-name="ce46">
            <text:p>139 242</text:p>
          </table:table-cell>
          <table:covered-table-cell/>
          <table:table-cell office:value-type="float" office:value="153022" table:number-columns-spanned="2" table:number-rows-spanned="1" table:style-name="ce46">
            <text:p>153 022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02" table:style-name="ce14">
            <text:p><text:s/>502</text:p>
          </table:table-cell>
          <table:table-cell office:value-type="float" office:value="641" table:style-name="ce14">
            <text:p><text:s/>641</text:p>
          </table:table-cell>
          <table:table-cell office:value-type="float" office:value="747" table:style-name="ce14">
            <text:p><text:s/>747</text:p>
          </table:table-cell>
          <table:table-cell office:value-type="float" office:value="396" table:style-name="ce14">
            <text:p><text:s/>396</text:p>
          </table:table-cell>
          <table:table-cell office:value-type="float" office:value="140" table:style-name="ce14">
            <text:p><text:s/>140</text:p>
          </table:table-cell>
          <table:table-cell office:value-type="float" office:value="1003" table:number-columns-spanned="2" table:number-rows-spanned="1" table:style-name="ce47">
            <text:p>1 003</text:p>
          </table:table-cell>
          <table:covered-table-cell/>
          <table:table-cell office:value-type="float" office:value="1143" table:number-columns-spanned="2" table:number-rows-spanned="1" table:style-name="ce47">
            <text:p>1 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3" table:style-name="ce14">
            <text:p><text:s/>73</text:p>
          </table:table-cell>
          <table:table-cell office:value-type="float" office:value="71" table:style-name="ce14">
            <text:p><text:s/>71</text:p>
          </table:table-cell>
          <table:table-cell office:value-type="float" office:value="85" table:style-name="ce14">
            <text:p><text:s/>85</text:p>
          </table:table-cell>
          <table:table-cell office:value-type="float" office:value="59" table:style-name="ce14">
            <text:p><text:s/>59</text:p>
          </table:table-cell>
          <table:table-cell office:value-type="float" office:value="16" table:style-name="ce14">
            <text:p><text:s/>16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269" table:style-name="ce14">
            <text:p><text:s/>269</text:p>
          </table:table-cell>
          <table:table-cell office:value-type="float" office:value="398" table:style-name="ce14">
            <text:p><text:s/>398</text:p>
          </table:table-cell>
          <table:table-cell office:value-type="float" office:value="394" table:style-name="ce14">
            <text:p><text:s/>394</text:p>
          </table:table-cell>
          <table:table-cell office:value-type="float" office:value="273" table:style-name="ce14">
            <text:p><text:s/>273</text:p>
          </table:table-cell>
          <table:table-cell office:value-type="float" office:value="87" table:style-name="ce14">
            <text:p><text:s/>87</text:p>
          </table:table-cell>
          <table:table-cell office:value-type="float" office:value="580" table:number-columns-spanned="2" table:number-rows-spanned="1" table:style-name="ce47">
            <text:p><text:s/>580</text:p>
          </table:table-cell>
          <table:covered-table-cell/>
          <table:table-cell office:value-type="float" office:value="667" table:number-columns-spanned="2" table:number-rows-spanned="1" table:style-name="ce47">
            <text:p><text:s/>6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9" table:style-name="ce14">
            <text:p><text:s/>69</text:p>
          </table:table-cell>
          <table:table-cell office:value-type="float" office:value="79" table:style-name="ce14">
            <text:p><text:s/>79</text:p>
          </table:table-cell>
          <table:table-cell office:value-type="float" office:value="85" table:style-name="ce14">
            <text:p><text:s/>85</text:p>
          </table:table-cell>
          <table:table-cell office:value-type="float" office:value="63" table:style-name="ce14">
            <text:p><text:s/>63</text:p>
          </table:table-cell>
          <table:table-cell office:value-type="float" office:value="28" table:style-name="ce14">
            <text:p><text:s/>28</text:p>
          </table:table-cell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3" table:style-name="ce14">
            <text:p><text:s/>53</text:p>
          </table:table-cell>
          <table:table-cell office:value-type="float" office:value="77" table:style-name="ce14">
            <text:p><text:s/>77</text:p>
          </table:table-cell>
          <table:table-cell office:value-type="float" office:value="91" table:style-name="ce14">
            <text:p><text:s/>91</text:p>
          </table:table-cell>
          <table:table-cell office:value-type="float" office:value="39" table:style-name="ce14">
            <text:p><text:s/>39</text:p>
          </table:table-cell>
          <table:table-cell office:value-type="float" office:value="13" table:style-name="ce14">
            <text:p><text:s/>13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72" table:style-name="ce14">
            <text:p><text:s/>272</text:p>
          </table:table-cell>
          <table:table-cell office:value-type="float" office:value="307" table:style-name="ce14">
            <text:p><text:s/>307</text:p>
          </table:table-cell>
          <table:table-cell office:value-type="float" office:value="375" table:style-name="ce14">
            <text:p><text:s/>375</text:p>
          </table:table-cell>
          <table:table-cell office:value-type="float" office:value="204" table:style-name="ce14">
            <text:p><text:s/>204</text:p>
          </table:table-cell>
          <table:table-cell office:value-type="float" office:value="62" table:style-name="ce14">
            <text:p><text:s/>62</text:p>
          </table:table-cell>
          <table:table-cell office:value-type="float" office:value="517" table:number-columns-spanned="2" table:number-rows-spanned="1" table:style-name="ce47">
            <text:p><text:s/>517</text:p>
          </table:table-cell>
          <table:covered-table-cell/>
          <table:table-cell office:value-type="float" office:value="579" table:number-columns-spanned="2" table:number-rows-spanned="1" table:style-name="ce47">
            <text:p><text:s/>5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9" table:style-name="ce14">
            <text:p><text:s/>99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3" table:style-name="ce14">
            <text:p><text:s/>143</text:p>
          </table:table-cell>
          <table:table-cell office:value-type="float" office:value="92" table:style-name="ce14">
            <text:p><text:s/>92</text:p>
          </table:table-cell>
          <table:table-cell office:value-type="float" office:value="27" table:style-name="ce14">
            <text:p><text:s/>27</text:p>
          </table:table-cell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91" table:style-name="ce14">
            <text:p><text:s/>191</text:p>
          </table:table-cell>
          <table:table-cell office:value-type="float" office:value="200" table:style-name="ce14">
            <text:p><text:s/>200</text:p>
          </table:table-cell>
          <table:table-cell office:value-type="float" office:value="226" table:style-name="ce14">
            <text:p><text:s/>226</text:p>
          </table:table-cell>
          <table:table-cell office:value-type="float" office:value="165" table:style-name="ce14">
            <text:p><text:s/>165</text:p>
          </table:table-cell>
          <table:table-cell office:value-type="float" office:value="35" table:style-name="ce14">
            <text:p><text:s/>35</text:p>
          </table:table-cell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office:value-type="float" office:value="391" table:number-columns-spanned="2" table:number-rows-spanned="1" table:style-name="ce47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214" table:style-name="ce14">
            <text:p>1 214</text:p>
          </table:table-cell>
          <table:table-cell office:value-type="float" office:value="1592" table:style-name="ce14">
            <text:p>1 592</text:p>
          </table:table-cell>
          <table:table-cell office:value-type="float" office:value="1694" table:style-name="ce14">
            <text:p>1 694</text:p>
          </table:table-cell>
          <table:table-cell office:value-type="float" office:value="1112" table:style-name="ce14">
            <text:p>1 112</text:p>
          </table:table-cell>
          <table:table-cell office:value-type="float" office:value="255" table:style-name="ce14">
            <text:p><text:s/>255</text:p>
          </table:table-cell>
          <table:table-cell office:value-type="float" office:value="2551" table:number-columns-spanned="2" table:number-rows-spanned="1" table:style-name="ce47">
            <text:p>2 551</text:p>
          </table:table-cell>
          <table:covered-table-cell/>
          <table:table-cell office:value-type="float" office:value="2806" table:number-columns-spanned="2" table:number-rows-spanned="1" table:style-name="ce47">
            <text:p>2 8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19" table:style-name="ce14">
            <text:p><text:s/>119</text:p>
          </table:table-cell>
          <table:table-cell office:value-type="float" office:value="218" table:style-name="ce14">
            <text:p><text:s/>218</text:p>
          </table:table-cell>
          <table:table-cell office:value-type="float" office:value="247" table:style-name="ce14">
            <text:p><text:s/>247</text:p>
          </table:table-cell>
          <table:table-cell office:value-type="float" office:value="90" table:style-name="ce14">
            <text:p><text:s/>90</text:p>
          </table:table-cell>
          <table:table-cell office:value-type="float" office:value="33" table:style-name="ce14">
            <text:p><text:s/>33</text:p>
          </table:table-cell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office:value-type="float" office:value="337" table:number-columns-spanned="2" table:number-rows-spanned="1" table:style-name="ce47">
            <text:p><text:s/>3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2" table:style-name="ce14">
            <text:p><text:s/>132</text:p>
          </table:table-cell>
          <table:table-cell office:value-type="float" office:value="101" table:style-name="ce14">
            <text:p><text:s/>101</text:p>
          </table:table-cell>
          <table:table-cell office:value-type="float" office:value="28" table:style-name="ce14">
            <text:p><text:s/>28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86" table:style-name="ce14">
            <text:p><text:s/>386</text:p>
          </table:table-cell>
          <table:table-cell office:value-type="float" office:value="479" table:style-name="ce14">
            <text:p><text:s/>479</text:p>
          </table:table-cell>
          <table:table-cell office:value-type="float" office:value="581" table:style-name="ce14">
            <text:p><text:s/>581</text:p>
          </table:table-cell>
          <table:table-cell office:value-type="float" office:value="284" table:style-name="ce14">
            <text:p><text:s/>284</text:p>
          </table:table-cell>
          <table:table-cell office:value-type="float" office:value="77" table:style-name="ce14">
            <text:p><text:s/>77</text:p>
          </table:table-cell>
          <table:table-cell office:value-type="float" office:value="788" table:number-columns-spanned="2" table:number-rows-spanned="1" table:style-name="ce47">
            <text:p><text:s/>788</text:p>
          </table:table-cell>
          <table:covered-table-cell/>
          <table:table-cell office:value-type="float" office:value="865" table:number-columns-spanned="2" table:number-rows-spanned="1" table:style-name="ce47">
            <text:p><text:s/>8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07" table:style-name="ce14">
            <text:p><text:s/>107</text:p>
          </table:table-cell>
          <table:table-cell office:value-type="float" office:value="174" table:style-name="ce14">
            <text:p><text:s/>174</text:p>
          </table:table-cell>
          <table:table-cell office:value-type="float" office:value="171" table:style-name="ce14">
            <text:p><text:s/>17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6" table:style-name="ce14">
            <text:p><text:s/>26</text:p>
          </table:table-cell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64" table:style-name="ce14">
            <text:p><text:s/>64</text:p>
          </table:table-cell>
          <table:table-cell office:value-type="float" office:value="21" table:style-name="ce14">
            <text:p><text:s/>21</text:p>
          </table:table-cell>
          <table:table-cell office:value-type="float" office:value="10" table:style-name="ce14">
            <text:p><text:s/>10</text:p>
          </table:table-cell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69" table:style-name="ce14">
            <text:p><text:s/>669</text:p>
          </table:table-cell>
          <table:table-cell office:value-type="float" office:value="794" table:style-name="ce14">
            <text:p><text:s/>794</text:p>
          </table:table-cell>
          <table:table-cell office:value-type="float" office:value="828" table:style-name="ce14">
            <text:p><text:s/>828</text:p>
          </table:table-cell>
          <table:table-cell office:value-type="float" office:value="635" table:style-name="ce14">
            <text:p><text:s/>635</text:p>
          </table:table-cell>
          <table:table-cell office:value-type="float" office:value="179" table:style-name="ce14">
            <text:p><text:s/>179</text:p>
          </table:table-cell>
          <table:table-cell office:value-type="float" office:value="1284" table:number-columns-spanned="2" table:number-rows-spanned="1" table:style-name="ce47">
            <text:p>1 284</text:p>
          </table:table-cell>
          <table:covered-table-cell/>
          <table:table-cell office:value-type="float" office:value="1463" table:number-columns-spanned="2" table:number-rows-spanned="1" table:style-name="ce47">
            <text:p>1 4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61" table:style-name="ce14">
            <text:p><text:s/>261</text:p>
          </table:table-cell>
          <table:table-cell office:value-type="float" office:value="302" table:style-name="ce14">
            <text:p><text:s/>302</text:p>
          </table:table-cell>
          <table:table-cell office:value-type="float" office:value="277" table:style-name="ce14">
            <text:p><text:s/>277</text:p>
          </table:table-cell>
          <table:table-cell office:value-type="float" office:value="286" table:style-name="ce14">
            <text:p><text:s/>286</text:p>
          </table:table-cell>
          <table:table-cell office:value-type="float" office:value="67" table:style-name="ce14">
            <text:p><text:s/>67</text:p>
          </table:table-cell>
          <table:table-cell office:value-type="float" office:value="496" table:number-columns-spanned="2" table:number-rows-spanned="1" table:style-name="ce47">
            <text:p><text:s/>496</text:p>
          </table:table-cell>
          <table:covered-table-cell/>
          <table:table-cell office:value-type="float" office:value="563" table:number-columns-spanned="2" table:number-rows-spanned="1" table:style-name="ce47">
            <text:p><text:s/>5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0" table:style-name="ce14">
            <text:p><text:s/>140</text:p>
          </table:table-cell>
          <table:table-cell office:value-type="float" office:value="99" table:style-name="ce14">
            <text:p><text:s/>99</text:p>
          </table:table-cell>
          <table:table-cell office:value-type="float" office:value="28" table:style-name="ce14">
            <text:p><text:s/>28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052" table:style-name="ce14">
            <text:p>2 052</text:p>
          </table:table-cell>
          <table:table-cell office:value-type="float" office:value="2239" table:style-name="ce14">
            <text:p>2 239</text:p>
          </table:table-cell>
          <table:table-cell office:value-type="float" office:value="2700" table:style-name="ce14">
            <text:p>2 700</text:p>
          </table:table-cell>
          <table:table-cell office:value-type="float" office:value="1591" table:style-name="ce14">
            <text:p>1 591</text:p>
          </table:table-cell>
          <table:table-cell office:value-type="float" office:value="478" table:style-name="ce14">
            <text:p><text:s/>478</text:p>
          </table:table-cell>
          <table:table-cell office:value-type="float" office:value="3813" table:number-columns-spanned="2" table:number-rows-spanned="1" table:style-name="ce47">
            <text:p>3 813</text:p>
          </table:table-cell>
          <table:covered-table-cell/>
          <table:table-cell office:value-type="float" office:value="4291" table:number-columns-spanned="2" table:number-rows-spanned="1" table:style-name="ce47">
            <text:p>4 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52" table:style-name="ce14">
            <text:p><text:s/>152</text:p>
          </table:table-cell>
          <table:table-cell office:value-type="float" office:value="225" table:style-name="ce14">
            <text:p><text:s/>225</text:p>
          </table:table-cell>
          <table:table-cell office:value-type="float" office:value="244" table:style-name="ce14">
            <text:p><text:s/>244</text:p>
          </table:table-cell>
          <table:table-cell office:value-type="float" office:value="133" table:style-name="ce14">
            <text:p><text:s/>133</text:p>
          </table:table-cell>
          <table:table-cell office:value-type="float" office:value="46" table:style-name="ce14">
            <text:p><text:s/>46</text:p>
          </table:table-cell>
          <table:table-cell office:value-type="float" office:value="331" table:number-columns-spanned="2" table:number-rows-spanned="1" table:style-name="ce47">
            <text:p><text:s/>331</text:p>
          </table:table-cell>
          <table:covered-table-cell/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843" table:style-name="ce14">
            <text:p><text:s/>843</text:p>
          </table:table-cell>
          <table:table-cell office:value-type="float" office:value="915" table:style-name="ce14">
            <text:p><text:s/>915</text:p>
          </table:table-cell>
          <table:table-cell office:value-type="float" office:value="1074" table:style-name="ce14">
            <text:p>1 074</text:p>
          </table:table-cell>
          <table:table-cell office:value-type="float" office:value="684" table:style-name="ce14">
            <text:p><text:s/>684</text:p>
          </table:table-cell>
          <table:table-cell office:value-type="float" office:value="254" table:style-name="ce14">
            <text:p><text:s/>254</text:p>
          </table:table-cell>
          <table:table-cell office:value-type="float" office:value="1504" table:number-columns-spanned="2" table:number-rows-spanned="1" table:style-name="ce47">
            <text:p>1 504</text:p>
          </table:table-cell>
          <table:covered-table-cell/>
          <table:table-cell office:value-type="float" office:value="1758" table:number-columns-spanned="2" table:number-rows-spanned="1" table:style-name="ce47">
            <text:p>1 7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80" table:style-name="ce14">
            <text:p><text:s/>380</text:p>
          </table:table-cell>
          <table:table-cell office:value-type="float" office:value="489" table:style-name="ce14">
            <text:p><text:s/>489</text:p>
          </table:table-cell>
          <table:table-cell office:value-type="float" office:value="404" table:style-name="ce14">
            <text:p><text:s/>404</text:p>
          </table:table-cell>
          <table:table-cell office:value-type="float" office:value="465" table:style-name="ce14">
            <text:p><text:s/>465</text:p>
          </table:table-cell>
          <table:table-cell office:value-type="float" office:value="168" table:style-name="ce14">
            <text:p><text:s/>168</text:p>
          </table:table-cell>
          <table:table-cell office:value-type="float" office:value="701" table:number-columns-spanned="2" table:number-rows-spanned="1" table:style-name="ce47">
            <text:p><text:s/>701</text:p>
          </table:table-cell>
          <table:covered-table-cell/>
          <table:table-cell office:value-type="float" office:value="869" table:number-columns-spanned="2" table:number-rows-spanned="1" table:style-name="ce47">
            <text:p><text:s/>8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993" table:style-name="ce14">
            <text:p><text:s/>993</text:p>
          </table:table-cell>
          <table:table-cell office:value-type="float" office:value="1215" table:style-name="ce14">
            <text:p>1 215</text:p>
          </table:table-cell>
          <table:table-cell office:value-type="float" office:value="1357" table:style-name="ce14">
            <text:p>1 357</text:p>
          </table:table-cell>
          <table:table-cell office:value-type="float" office:value="851" table:style-name="ce14">
            <text:p><text:s/>851</text:p>
          </table:table-cell>
          <table:table-cell office:value-type="float" office:value="244" table:style-name="ce14">
            <text:p><text:s/>244</text:p>
          </table:table-cell>
          <table:table-cell office:value-type="float" office:value="1964" table:number-columns-spanned="2" table:number-rows-spanned="1" table:style-name="ce47">
            <text:p>1 964</text:p>
          </table:table-cell>
          <table:covered-table-cell/>
          <table:table-cell office:value-type="float" office:value="2208" table:number-columns-spanned="2" table:number-rows-spanned="1" table:style-name="ce47">
            <text:p>2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91" table:style-name="ce14">
            <text:p><text:s/>91</text:p>
          </table:table-cell>
          <table:table-cell office:value-type="float" office:value="105" table:style-name="ce14">
            <text:p><text:s/>105</text:p>
          </table:table-cell>
          <table:table-cell office:value-type="float" office:value="95" table:style-name="ce14">
            <text:p><text:s/>95</text:p>
          </table:table-cell>
          <table:table-cell office:value-type="float" office:value="101" table:style-name="ce14">
            <text:p><text:s/>101</text:p>
          </table:table-cell>
          <table:table-cell office:value-type="float" office:value="42" table:style-name="ce14">
            <text:p><text:s/>42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74" table:style-name="ce14">
            <text:p><text:s/>74</text:p>
          </table:table-cell>
          <table:table-cell office:value-type="float" office:value="79" table:style-name="ce14">
            <text:p><text:s/>79</text:p>
          </table:table-cell>
          <table:table-cell office:value-type="float" office:value="75" table:style-name="ce14">
            <text:p><text:s/>75</text:p>
          </table:table-cell>
          <table:table-cell office:value-type="float" office:value="78" table:style-name="ce14">
            <text:p><text:s/>78</text:p>
          </table:table-cell>
          <table:table-cell office:value-type="float" office:value="15" table:style-name="ce14">
            <text:p><text:s/>15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50" table:style-name="ce14">
            <text:p><text:s/>50</text:p>
          </table:table-cell>
          <table:table-cell office:value-type="float" office:value="80" table:style-name="ce14">
            <text:p><text:s/>80</text:p>
          </table:table-cell>
          <table:table-cell office:value-type="float" office:value="68" table:style-name="ce14">
            <text:p><text:s/>68</text:p>
          </table:table-cell>
          <table:table-cell office:value-type="float" office:value="62" table:style-name="ce14">
            <text:p><text:s/>62</text:p>
          </table:table-cell>
          <table:table-cell office:value-type="float" office:value="16" table:style-name="ce14">
            <text:p><text:s/>16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80" table:style-name="ce14">
            <text:p><text:s/>380</text:p>
          </table:table-cell>
          <table:table-cell office:value-type="float" office:value="454" table:style-name="ce14">
            <text:p><text:s/>454</text:p>
          </table:table-cell>
          <table:table-cell office:value-type="float" office:value="433" table:style-name="ce14">
            <text:p><text:s/>433</text:p>
          </table:table-cell>
          <table:table-cell office:value-type="float" office:value="401" table:style-name="ce14">
            <text:p><text:s/>401</text:p>
          </table:table-cell>
          <table:table-cell office:value-type="float" office:value="127" table:style-name="ce14">
            <text:p><text:s/>127</text:p>
          </table:table-cell>
          <table:table-cell office:value-type="float" office:value="707" table:number-columns-spanned="2" table:number-rows-spanned="1" table:style-name="ce47">
            <text:p><text:s/>707</text:p>
          </table:table-cell>
          <table:covered-table-cell/>
          <table:table-cell office:value-type="float" office:value="834" table:number-columns-spanned="2" table:number-rows-spanned="1" table:style-name="ce47">
            <text:p><text:s/>8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9" table:style-name="ce14">
            <text:p><text:s/>59</text:p>
          </table:table-cell>
          <table:table-cell office:value-type="float" office:value="72" table:style-name="ce14">
            <text:p><text:s/>72</text:p>
          </table:table-cell>
          <table:table-cell office:value-type="float" office:value="55" table:style-name="ce14">
            <text:p><text:s/>55</text:p>
          </table:table-cell>
          <table:table-cell office:value-type="float" office:value="76" table:style-name="ce14">
            <text:p><text:s/>76</text:p>
          </table:table-cell>
          <table:table-cell office:value-type="float" office:value="19" table:style-name="ce14">
            <text:p><text:s/>19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06" table:style-name="ce14">
            <text:p><text:s/>206</text:p>
          </table:table-cell>
          <table:table-cell office:value-type="float" office:value="209" table:style-name="ce14">
            <text:p><text:s/>209</text:p>
          </table:table-cell>
          <table:table-cell office:value-type="float" office:value="219" table:style-name="ce14">
            <text:p><text:s/>219</text:p>
          </table:table-cell>
          <table:table-cell office:value-type="float" office:value="196" table:style-name="ce14">
            <text:p><text:s/>196</text:p>
          </table:table-cell>
          <table:table-cell office:value-type="float" office:value="60" table:style-name="ce14">
            <text:p><text:s/>60</text:p>
          </table:table-cell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office:value-type="float" office:value="415" table:number-columns-spanned="2" table:number-rows-spanned="1" table:style-name="ce47">
            <text:p><text:s/>4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59" table:style-name="ce14">
            <text:p><text:s/>559</text:p>
          </table:table-cell>
          <table:table-cell office:value-type="float" office:value="649" table:style-name="ce14">
            <text:p><text:s/>649</text:p>
          </table:table-cell>
          <table:table-cell office:value-type="float" office:value="720" table:style-name="ce14">
            <text:p><text:s/>720</text:p>
          </table:table-cell>
          <table:table-cell office:value-type="float" office:value="488" table:style-name="ce14">
            <text:p><text:s/>488</text:p>
          </table:table-cell>
          <table:table-cell office:value-type="float" office:value="205" table:style-name="ce14">
            <text:p><text:s/>205</text:p>
          </table:table-cell>
          <table:table-cell office:value-type="float" office:value="1003" table:number-columns-spanned="2" table:number-rows-spanned="1" table:style-name="ce47">
            <text:p>1 003</text:p>
          </table:table-cell>
          <table:covered-table-cell/>
          <table:table-cell office:value-type="float" office:value="1208" table:number-columns-spanned="2" table:number-rows-spanned="1" table:style-name="ce47">
            <text:p>1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0" table:style-name="ce14">
            <text:p><text:s/>160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0" table:style-name="ce14">
            <text:p><text:s/>160</text:p>
          </table:table-cell>
          <table:table-cell office:value-type="float" office:value="42" table:style-name="ce14">
            <text:p><text:s/>42</text:p>
          </table:table-cell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86" table:style-name="ce14">
            <text:p><text:s/>586</text:p>
          </table:table-cell>
          <table:table-cell office:value-type="float" office:value="797" table:style-name="ce14">
            <text:p><text:s/>797</text:p>
          </table:table-cell>
          <table:table-cell office:value-type="float" office:value="852" table:style-name="ce14">
            <text:p><text:s/>852</text:p>
          </table:table-cell>
          <table:table-cell office:value-type="float" office:value="531" table:style-name="ce14">
            <text:p><text:s/>531</text:p>
          </table:table-cell>
          <table:table-cell office:value-type="float" office:value="174" table:style-name="ce14">
            <text:p><text:s/>174</text:p>
          </table:table-cell>
          <table:table-cell office:value-type="float" office:value="1209" table:number-columns-spanned="2" table:number-rows-spanned="1" table:style-name="ce47">
            <text:p>1 209</text:p>
          </table:table-cell>
          <table:covered-table-cell/>
          <table:table-cell office:value-type="float" office:value="1383" table:number-columns-spanned="2" table:number-rows-spanned="1" table:style-name="ce47">
            <text:p>1 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66" table:style-name="ce14">
            <text:p>1 366</text:p>
          </table:table-cell>
          <table:table-cell office:value-type="float" office:value="2107" table:style-name="ce14">
            <text:p>2 107</text:p>
          </table:table-cell>
          <table:table-cell office:value-type="float" office:value="2467" table:style-name="ce14">
            <text:p>2 467</text:p>
          </table:table-cell>
          <table:table-cell office:value-type="float" office:value="1006" table:style-name="ce14">
            <text:p>1 006</text:p>
          </table:table-cell>
          <table:table-cell office:value-type="float" office:value="293" table:style-name="ce14">
            <text:p><text:s/>293</text:p>
          </table:table-cell>
          <table:table-cell office:value-type="float" office:value="3180" table:number-columns-spanned="2" table:number-rows-spanned="1" table:style-name="ce47">
            <text:p>3 180</text:p>
          </table:table-cell>
          <table:covered-table-cell/>
          <table:table-cell office:value-type="float" office:value="3473" table:number-columns-spanned="2" table:number-rows-spanned="1" table:style-name="ce47">
            <text:p>3 4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43" table:style-name="ce14">
            <text:p><text:s/>243</text:p>
          </table:table-cell>
          <table:table-cell office:value-type="float" office:value="306" table:style-name="ce14">
            <text:p><text:s/>306</text:p>
          </table:table-cell>
          <table:table-cell office:value-type="float" office:value="337" table:style-name="ce14">
            <text:p><text:s/>337</text:p>
          </table:table-cell>
          <table:table-cell office:value-type="float" office:value="212" table:style-name="ce14">
            <text:p><text:s/>212</text:p>
          </table:table-cell>
          <table:table-cell office:value-type="float" office:value="58" table:style-name="ce14">
            <text:p><text:s/>58</text:p>
          </table:table-cell>
          <table:table-cell office:value-type="float" office:value="491" table:number-columns-spanned="2" table:number-rows-spanned="1" table:style-name="ce47">
            <text:p><text:s/>491</text:p>
          </table:table-cell>
          <table:covered-table-cell/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78" table:style-name="ce14">
            <text:p><text:s/>278</text:p>
          </table:table-cell>
          <table:table-cell office:value-type="float" office:value="400" table:style-name="ce14">
            <text:p><text:s/>400</text:p>
          </table:table-cell>
          <table:table-cell office:value-type="float" office:value="419" table:style-name="ce14">
            <text:p><text:s/>419</text:p>
          </table:table-cell>
          <table:table-cell office:value-type="float" office:value="259" table:style-name="ce14">
            <text:p><text:s/>259</text:p>
          </table:table-cell>
          <table:table-cell office:value-type="float" office:value="78" table:style-name="ce14">
            <text:p><text:s/>78</text:p>
          </table:table-cell>
          <table:table-cell office:value-type="float" office:value="600" table:number-columns-spanned="2" table:number-rows-spanned="1" table:style-name="ce47">
            <text:p><text:s/>600</text:p>
          </table:table-cell>
          <table:covered-table-cell/>
          <table:table-cell office:value-type="float" office:value="678" table:number-columns-spanned="2" table:number-rows-spanned="1" table:style-name="ce47">
            <text:p><text:s/>6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4" table:style-name="ce14">
            <text:p><text:s/>44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31" table:style-name="ce14">
            <text:p><text:s/>31</text:p>
          </table:table-cell>
          <table:table-cell office:value-type="float" office:value="7" table:style-name="ce14">
            <text:p><text:s/>7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03" table:style-name="ce14">
            <text:p><text:s/>703</text:p>
          </table:table-cell>
          <table:table-cell office:value-type="float" office:value="885" table:style-name="ce14">
            <text:p><text:s/>885</text:p>
          </table:table-cell>
          <table:table-cell office:value-type="float" office:value="1080" table:style-name="ce14">
            <text:p>1 080</text:p>
          </table:table-cell>
          <table:table-cell office:value-type="float" office:value="508" table:style-name="ce14">
            <text:p><text:s/>508</text:p>
          </table:table-cell>
          <table:table-cell office:value-type="float" office:value="135" table:style-name="ce14">
            <text:p><text:s/>135</text:p>
          </table:table-cell>
          <table:table-cell office:value-type="float" office:value="1453" table:number-columns-spanned="2" table:number-rows-spanned="1" table:style-name="ce47">
            <text:p>1 453</text:p>
          </table:table-cell>
          <table:covered-table-cell/>
          <table:table-cell office:value-type="float" office:value="1588" table:number-columns-spanned="2" table:number-rows-spanned="1" table:style-name="ce47">
            <text:p>1 5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11" table:style-name="ce14">
            <text:p><text:s/>211</text:p>
          </table:table-cell>
          <table:table-cell office:value-type="float" office:value="230" table:style-name="ce14">
            <text:p><text:s/>230</text:p>
          </table:table-cell>
          <table:table-cell office:value-type="float" office:value="290" table:style-name="ce14">
            <text:p><text:s/>290</text:p>
          </table:table-cell>
          <table:table-cell office:value-type="float" office:value="151" table:style-name="ce14">
            <text:p><text:s/>151</text:p>
          </table:table-cell>
          <table:table-cell office:value-type="float" office:value="29" table:style-name="ce14">
            <text:p><text:s/>29</text:p>
          </table:table-cell>
          <table:table-cell office:value-type="float" office:value="412" table:number-columns-spanned="2" table:number-rows-spanned="1" table:style-name="ce47">
            <text:p><text:s/>412</text:p>
          </table:table-cell>
          <table:covered-table-cell/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50" table:style-name="ce14">
            <text:p><text:s/>50</text:p>
          </table:table-cell>
          <table:table-cell office:value-type="float" office:value="46" table:style-name="ce14">
            <text:p><text:s/>46</text:p>
          </table:table-cell>
          <table:table-cell office:value-type="float" office:value="72" table:style-name="ce14">
            <text:p><text:s/>72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style-name="ce14">
            <text:p><text:s/>12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1" table:style-name="ce14">
            <text:p><text:s/>181</text:p>
          </table:table-cell>
          <table:table-cell office:value-type="float" office:value="216" table:style-name="ce14">
            <text:p><text:s/>216</text:p>
          </table:table-cell>
          <table:table-cell office:value-type="float" office:value="92" table:style-name="ce14">
            <text:p><text:s/>92</text:p>
          </table:table-cell>
          <table:table-cell office:value-type="float" office:value="30" table:style-name="ce14">
            <text:p><text:s/>30</text:p>
          </table:table-cell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1" table:style-name="ce14">
            <text:p><text:s/>161</text:p>
          </table:table-cell>
          <table:table-cell office:value-type="float" office:value="188" table:style-name="ce14">
            <text:p><text:s/>188</text:p>
          </table:table-cell>
          <table:table-cell office:value-type="float" office:value="98" table:style-name="ce14">
            <text:p><text:s/>98</text:p>
          </table:table-cell>
          <table:table-cell office:value-type="float" office:value="46" table:style-name="ce14">
            <text:p><text:s/>46</text:p>
          </table:table-cell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85" table:style-name="ce14">
            <text:p><text:s/>285</text:p>
          </table:table-cell>
          <table:table-cell office:value-type="float" office:value="388" table:style-name="ce14">
            <text:p><text:s/>388</text:p>
          </table:table-cell>
          <table:table-cell office:value-type="float" office:value="399" table:style-name="ce14">
            <text:p><text:s/>399</text:p>
          </table:table-cell>
          <table:table-cell office:value-type="float" office:value="274" table:style-name="ce14">
            <text:p><text:s/>274</text:p>
          </table:table-cell>
          <table:table-cell office:value-type="float" office:value="83" table:style-name="ce14">
            <text:p><text:s/>83</text:p>
          </table:table-cell>
          <table:table-cell office:value-type="float" office:value="590" table:number-columns-spanned="2" table:number-rows-spanned="1" table:style-name="ce47">
            <text:p><text:s/>590</text:p>
          </table:table-cell>
          <table:covered-table-cell/>
          <table:table-cell office:value-type="float" office:value="673" table:number-columns-spanned="2" table:number-rows-spanned="1" table:style-name="ce47">
            <text:p><text:s/>6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1" table:style-name="ce14">
            <text:p><text:s/>61</text:p>
          </table:table-cell>
          <table:table-cell office:value-type="float" office:value="81" table:style-name="ce14">
            <text:p><text:s/>81</text:p>
          </table:table-cell>
          <table:table-cell office:value-type="float" office:value="83" table:style-name="ce14">
            <text:p><text:s/>83</text:p>
          </table:table-cell>
          <table:table-cell office:value-type="float" office:value="59" table:style-name="ce14">
            <text:p><text:s/>59</text:p>
          </table:table-cell>
          <table:table-cell office:value-type="float" office:value="24" table:style-name="ce14">
            <text:p><text:s/>24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8" table:style-name="ce14">
            <text:p><text:s/>158</text:p>
          </table:table-cell>
          <table:table-cell office:value-type="float" office:value="82" table:style-name="ce14">
            <text:p><text:s/>82</text:p>
          </table:table-cell>
          <table:table-cell office:value-type="float" office:value="12" table:style-name="ce14">
            <text:p><text:s/>12</text:p>
          </table:table-cell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06" table:style-name="ce14">
            <text:p><text:s/>206</text:p>
          </table:table-cell>
          <table:table-cell office:value-type="float" office:value="255" table:style-name="ce14">
            <text:p><text:s/>255</text:p>
          </table:table-cell>
          <table:table-cell office:value-type="float" office:value="292" table:style-name="ce14">
            <text:p><text:s/>292</text:p>
          </table:table-cell>
          <table:table-cell office:value-type="float" office:value="169" table:style-name="ce14">
            <text:p><text:s/>169</text:p>
          </table:table-cell>
          <table:table-cell office:value-type="float" office:value="64" table:style-name="ce14">
            <text:p><text:s/>64</text:p>
          </table:table-cell>
          <table:table-cell office:value-type="float" office:value="397" table:number-columns-spanned="2" table:number-rows-spanned="1" table:style-name="ce47">
            <text:p><text:s/>397</text:p>
          </table:table-cell>
          <table:covered-table-cell/>
          <table:table-cell office:value-type="float" office:value="461" table:number-columns-spanned="2" table:number-rows-spanned="1" table:style-name="ce47">
            <text:p><text:s/>4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4" table:style-name="ce14">
            <text:p><text:s/>44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35" table:style-name="ce14">
            <text:p><text:s/>35</text:p>
          </table:table-cell>
          <table:table-cell office:value-type="float" office:value="14" table:style-name="ce14">
            <text:p><text:s/>14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7" table:style-name="ce14">
            <text:p><text:s/>147</text:p>
          </table:table-cell>
          <table:table-cell office:value-type="float" office:value="211" table:style-name="ce14">
            <text:p><text:s/>211</text:p>
          </table:table-cell>
          <table:table-cell office:value-type="float" office:value="203" table:style-name="ce14">
            <text:p><text:s/>203</text:p>
          </table:table-cell>
          <table:table-cell office:value-type="float" office:value="155" table:style-name="ce14">
            <text:p><text:s/>155</text:p>
          </table:table-cell>
          <table:table-cell office:value-type="float" office:value="43" table:style-name="ce14">
            <text:p><text:s/>43</text:p>
          </table:table-cell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office:value-type="float" office:value="358" table:number-columns-spanned="2" table:number-rows-spanned="1" table:style-name="ce47">
            <text:p><text:s/>3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233" table:style-name="ce14">
            <text:p><text:s/>233</text:p>
          </table:table-cell>
          <table:table-cell office:value-type="float" office:value="364" table:style-name="ce14">
            <text:p><text:s/>364</text:p>
          </table:table-cell>
          <table:table-cell office:value-type="float" office:value="364" table:style-name="ce14">
            <text:p><text:s/>364</text:p>
          </table:table-cell>
          <table:table-cell office:value-type="float" office:value="233" table:style-name="ce14">
            <text:p><text:s/>233</text:p>
          </table:table-cell>
          <table:table-cell office:value-type="float" office:value="101" table:style-name="ce14">
            <text:p><text:s/>101</text:p>
          </table:table-cell>
          <table:table-cell office:value-type="float" office:value="496" table:number-columns-spanned="2" table:number-rows-spanned="1" table:style-name="ce47">
            <text:p><text:s/>496</text:p>
          </table:table-cell>
          <table:covered-table-cell/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31" table:style-name="ce14">
            <text:p><text:s/>331</text:p>
          </table:table-cell>
          <table:table-cell office:value-type="float" office:value="335" table:style-name="ce14">
            <text:p><text:s/>335</text:p>
          </table:table-cell>
          <table:table-cell office:value-type="float" office:value="420" table:style-name="ce14">
            <text:p><text:s/>420</text:p>
          </table:table-cell>
          <table:table-cell office:value-type="float" office:value="246" table:style-name="ce14">
            <text:p><text:s/>246</text:p>
          </table:table-cell>
          <table:table-cell office:value-type="float" office:value="76" table:style-name="ce14">
            <text:p><text:s/>76</text:p>
          </table:table-cell>
          <table:table-cell office:value-type="float" office:value="590" table:number-columns-spanned="2" table:number-rows-spanned="1" table:style-name="ce47">
            <text:p><text:s/>590</text:p>
          </table:table-cell>
          <table:covered-table-cell/>
          <table:table-cell office:value-type="float" office:value="666" table:number-columns-spanned="2" table:number-rows-spanned="1" table:style-name="ce47">
            <text:p><text:s/>6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889" table:style-name="ce14">
            <text:p><text:s/>889</text:p>
          </table:table-cell>
          <table:table-cell office:value-type="float" office:value="1150" table:style-name="ce14">
            <text:p>1 150</text:p>
          </table:table-cell>
          <table:table-cell office:value-type="float" office:value="1134" table:style-name="ce14">
            <text:p>1 134</text:p>
          </table:table-cell>
          <table:table-cell office:value-type="float" office:value="905" table:style-name="ce14">
            <text:p><text:s/>905</text:p>
          </table:table-cell>
          <table:table-cell office:value-type="float" office:value="202" table:style-name="ce14">
            <text:p><text:s/>202</text:p>
          </table:table-cell>
          <table:table-cell office:value-type="float" office:value="1837" table:number-columns-spanned="2" table:number-rows-spanned="1" table:style-name="ce47">
            <text:p>1 837</text:p>
          </table:table-cell>
          <table:covered-table-cell/>
          <table:table-cell office:value-type="float" office:value="2039" table:number-columns-spanned="2" table:number-rows-spanned="1" table:style-name="ce47">
            <text:p>2 0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7" table:style-name="ce14">
            <text:p><text:s/>47</text:p>
          </table:table-cell>
          <table:table-cell office:value-type="float" office:value="36" table:style-name="ce14">
            <text:p><text:s/>36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11" table:style-name="ce14">
            <text:p><text:s/>11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50" table:style-name="ce14">
            <text:p><text:s/>50</text:p>
          </table:table-cell>
          <table:table-cell office:value-type="float" office:value="66" table:style-name="ce14">
            <text:p><text:s/>66</text:p>
          </table:table-cell>
          <table:table-cell office:value-type="float" office:value="70" table:style-name="ce14">
            <text:p><text:s/>70</text:p>
          </table:table-cell>
          <table:table-cell office:value-type="float" office:value="46" table:style-name="ce14">
            <text:p><text:s/>46</text:p>
          </table:table-cell>
          <table:table-cell office:value-type="float" office:value="8" table:style-name="ce14">
            <text:p><text:s/>8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45" table:style-name="ce14">
            <text:p><text:s/>145</text:p>
          </table:table-cell>
          <table:table-cell office:value-type="float" office:value="92" table:style-name="ce14">
            <text:p><text:s/>92</text:p>
          </table:table-cell>
          <table:table-cell office:value-type="float" office:value="17" table:style-name="ce14">
            <text:p><text:s/>17</text:p>
          </table:table-cell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0" table:style-name="ce14">
            <text:p><text:s/>90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1" table:style-name="ce14">
            <text:p><text:s/>151</text:p>
          </table:table-cell>
          <table:table-cell office:value-type="float" office:value="76" table:style-name="ce14">
            <text:p><text:s/>76</text:p>
          </table:table-cell>
          <table:table-cell office:value-type="float" office:value="22" table:style-name="ce14">
            <text:p><text:s/>22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5" table:style-name="ce14">
            <text:p><text:s/>75</text:p>
          </table:table-cell>
          <table:table-cell office:value-type="float" office:value="67" table:style-name="ce14">
            <text:p><text:s/>67</text:p>
          </table:table-cell>
          <table:table-cell office:value-type="float" office:value="76" table:style-name="ce14">
            <text:p><text:s/>76</text:p>
          </table:table-cell>
          <table:table-cell office:value-type="float" office:value="66" table:style-name="ce14">
            <text:p><text:s/>66</text:p>
          </table:table-cell>
          <table:table-cell office:value-type="float" office:value="20" table:style-name="ce14">
            <text:p><text:s/>20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8" table:style-name="ce14">
            <text:p><text:s/>48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office:value-type="float" office:value="29" table:style-name="ce14">
            <text:p><text:s/>29</text:p>
          </table:table-cell>
          <table:table-cell office:value-type="float" office:value="10" table:style-name="ce14">
            <text:p><text:s/>10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7" table:style-name="ce14">
            <text:p><text:s/>67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3" table:style-name="ce14">
            <text:p><text:s/>113</text:p>
          </table:table-cell>
          <table:table-cell office:value-type="float" office:value="59" table:style-name="ce14">
            <text:p><text:s/>59</text:p>
          </table:table-cell>
          <table:table-cell office:value-type="float" office:value="22" table:style-name="ce14">
            <text:p><text:s/>22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42" table:style-name="ce14">
            <text:p><text:s/>442</text:p>
          </table:table-cell>
          <table:table-cell office:value-type="float" office:value="675" table:style-name="ce14">
            <text:p><text:s/>675</text:p>
          </table:table-cell>
          <table:table-cell office:value-type="float" office:value="682" table:style-name="ce14">
            <text:p><text:s/>682</text:p>
          </table:table-cell>
          <table:table-cell office:value-type="float" office:value="435" table:style-name="ce14">
            <text:p><text:s/>435</text:p>
          </table:table-cell>
          <table:table-cell office:value-type="float" office:value="115" table:style-name="ce14">
            <text:p><text:s/>115</text:p>
          </table:table-cell>
          <table:table-cell office:value-type="float" office:value="1002" table:number-columns-spanned="2" table:number-rows-spanned="1" table:style-name="ce47">
            <text:p>1 002</text:p>
          </table:table-cell>
          <table:covered-table-cell/>
          <table:table-cell office:value-type="float" office:value="1117" table:number-columns-spanned="2" table:number-rows-spanned="1" table:style-name="ce47">
            <text:p>1 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13" table:style-name="ce14">
            <text:p><text:s/>213</text:p>
          </table:table-cell>
          <table:table-cell office:value-type="float" office:value="315" table:style-name="ce14">
            <text:p><text:s/>315</text:p>
          </table:table-cell>
          <table:table-cell office:value-type="float" office:value="358" table:style-name="ce14">
            <text:p><text:s/>358</text:p>
          </table:table-cell>
          <table:table-cell office:value-type="float" office:value="170" table:style-name="ce14">
            <text:p><text:s/>170</text:p>
          </table:table-cell>
          <table:table-cell office:value-type="float" office:value="64" table:style-name="ce14">
            <text:p><text:s/>64</text:p>
          </table:table-cell>
          <table:table-cell office:value-type="float" office:value="464" table:number-columns-spanned="2" table:number-rows-spanned="1" table:style-name="ce47">
            <text:p><text:s/>464</text:p>
          </table:table-cell>
          <table:covered-table-cell/>
          <table:table-cell office:value-type="float" office:value="528" table:number-columns-spanned="2" table:number-rows-spanned="1" table:style-name="ce47">
            <text:p><text:s/>5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4" table:style-name="ce14">
            <text:p><text:s/>64</text:p>
          </table:table-cell>
          <table:table-cell office:value-type="float" office:value="78" table:style-name="ce14">
            <text:p><text:s/>78</text:p>
          </table:table-cell>
          <table:table-cell office:value-type="float" office:value="78" table:style-name="ce14">
            <text:p><text:s/>78</text:p>
          </table:table-cell>
          <table:table-cell office:value-type="float" office:value="64" table:style-name="ce14">
            <text:p><text:s/>64</text:p>
          </table:table-cell>
          <table:table-cell office:value-type="float" office:value="12" table:style-name="ce14">
            <text:p><text:s/>12</text:p>
          </table:table-cell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3" table:style-name="ce14">
            <text:p><text:s/>133</text:p>
          </table:table-cell>
          <table:table-cell office:value-type="float" office:value="97" table:style-name="ce14">
            <text:p><text:s/>97</text:p>
          </table:table-cell>
          <table:table-cell office:value-type="float" office:value="33" table:style-name="ce14">
            <text:p><text:s/>33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31" table:style-name="ce14">
            <text:p><text:s/>131</text:p>
          </table:table-cell>
          <table:table-cell office:value-type="float" office:value="181" table:style-name="ce14">
            <text:p><text:s/>181</text:p>
          </table:table-cell>
          <table:table-cell office:value-type="float" office:value="197" table:style-name="ce14">
            <text:p><text:s/>19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25" table:style-name="ce14">
            <text:p><text:s/>225</text:p>
          </table:table-cell>
          <table:table-cell office:value-type="float" office:value="371" table:style-name="ce14">
            <text:p><text:s/>371</text:p>
          </table:table-cell>
          <table:table-cell office:value-type="float" office:value="376" table:style-name="ce14">
            <text:p><text:s/>376</text:p>
          </table:table-cell>
          <table:table-cell office:value-type="float" office:value="220" table:style-name="ce14">
            <text:p><text:s/>220</text:p>
          </table:table-cell>
          <table:table-cell office:value-type="float" office:value="58" table:style-name="ce14">
            <text:p><text:s/>58</text:p>
          </table:table-cell>
          <table:table-cell office:value-type="float" office:value="538" table:number-columns-spanned="2" table:number-rows-spanned="1" table:style-name="ce47">
            <text:p><text:s/>538</text:p>
          </table:table-cell>
          <table:covered-table-cell/>
          <table:table-cell office:value-type="float" office:value="596" table:number-columns-spanned="2" table:number-rows-spanned="1" table:style-name="ce47">
            <text:p><text:s/>5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70" table:style-name="ce14">
            <text:p><text:s/>170</text:p>
          </table:table-cell>
          <table:table-cell office:value-type="float" office:value="225" table:style-name="ce14">
            <text:p><text:s/>225</text:p>
          </table:table-cell>
          <table:table-cell office:value-type="float" office:value="226" table:style-name="ce14">
            <text:p><text:s/>226</text:p>
          </table:table-cell>
          <table:table-cell office:value-type="float" office:value="169" table:style-name="ce14">
            <text:p><text:s/>169</text:p>
          </table:table-cell>
          <table:table-cell office:value-type="float" office:value="48" table:style-name="ce14">
            <text:p><text:s/>48</text:p>
          </table:table-cell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44" table:style-name="ce14">
            <text:p><text:s/>344</text:p>
          </table:table-cell>
          <table:table-cell office:value-type="float" office:value="285" table:style-name="ce14">
            <text:p><text:s/>285</text:p>
          </table:table-cell>
          <table:table-cell office:value-type="float" office:value="341" table:style-name="ce14">
            <text:p><text:s/>341</text:p>
          </table:table-cell>
          <table:table-cell office:value-type="float" office:value="288" table:style-name="ce14">
            <text:p><text:s/>288</text:p>
          </table:table-cell>
          <table:table-cell office:value-type="float" office:value="93" table:style-name="ce14">
            <text:p><text:s/>93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629" table:number-columns-spanned="2" table:number-rows-spanned="1" table:style-name="ce47">
            <text:p><text:s/>6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3" table:style-name="ce14">
            <text:p><text:s/>83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7" table:style-name="ce14">
            <text:p><text:s/>127</text:p>
          </table:table-cell>
          <table:table-cell office:value-type="float" office:value="76" table:style-name="ce14">
            <text:p><text:s/>76</text:p>
          </table:table-cell>
          <table:table-cell office:value-type="float" office:value="23" table:style-name="ce14">
            <text:p><text:s/>23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3" table:style-name="ce14">
            <text:p><text:s/>193</text:p>
          </table:table-cell>
          <table:table-cell office:value-type="float" office:value="253" table:style-name="ce14">
            <text:p><text:s/>253</text:p>
          </table:table-cell>
          <table:table-cell office:value-type="float" office:value="254" table:style-name="ce14">
            <text:p><text:s/>254</text:p>
          </table:table-cell>
          <table:table-cell office:value-type="float" office:value="192" table:style-name="ce14">
            <text:p><text:s/>192</text:p>
          </table:table-cell>
          <table:table-cell office:value-type="float" office:value="58" table:style-name="ce14">
            <text:p><text:s/>58</text:p>
          </table:table-cell>
          <table:table-cell office:value-type="float" office:value="388" table:number-columns-spanned="2" table:number-rows-spanned="1" table:style-name="ce47">
            <text:p><text:s/>388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05" table:style-name="ce14">
            <text:p><text:s/>205</text:p>
          </table:table-cell>
          <table:table-cell office:value-type="float" office:value="198" table:style-name="ce14">
            <text:p><text:s/>198</text:p>
          </table:table-cell>
          <table:table-cell office:value-type="float" office:value="213" table:style-name="ce14">
            <text:p><text:s/>213</text:p>
          </table:table-cell>
          <table:table-cell office:value-type="float" office:value="190" table:style-name="ce14">
            <text:p><text:s/>190</text:p>
          </table:table-cell>
          <table:table-cell office:value-type="float" office:value="49" table:style-name="ce14">
            <text:p><text:s/>49</text:p>
          </table:table-cell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69" table:style-name="ce14">
            <text:p><text:s/>269</text:p>
          </table:table-cell>
          <table:table-cell office:value-type="float" office:value="341" table:style-name="ce14">
            <text:p><text:s/>341</text:p>
          </table:table-cell>
          <table:table-cell office:value-type="float" office:value="404" table:style-name="ce14">
            <text:p><text:s/>404</text:p>
          </table:table-cell>
          <table:table-cell office:value-type="float" office:value="206" table:style-name="ce14">
            <text:p><text:s/>206</text:p>
          </table:table-cell>
          <table:table-cell office:value-type="float" office:value="51" table:style-name="ce14">
            <text:p><text:s/>51</text:p>
          </table:table-cell>
          <table:table-cell office:value-type="float" office:value="559" table:number-columns-spanned="2" table:number-rows-spanned="1" table:style-name="ce47">
            <text:p><text:s/>559</text:p>
          </table:table-cell>
          <table:covered-table-cell/>
          <table:table-cell office:value-type="float" office:value="610" table:number-columns-spanned="2" table:number-rows-spanned="1" table:style-name="ce47">
            <text:p><text:s/>6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49" table:style-name="ce14">
            <text:p><text:s/>49</text:p>
          </table:table-cell>
          <table:table-cell office:value-type="float" office:value="98" table:style-name="ce14">
            <text:p><text:s/>98</text:p>
          </table:table-cell>
          <table:table-cell office:value-type="float" office:value="95" table:style-name="ce14">
            <text:p><text:s/>95</text:p>
          </table:table-cell>
          <table:table-cell office:value-type="float" office:value="52" table:style-name="ce14">
            <text:p><text:s/>52</text:p>
          </table:table-cell>
          <table:table-cell office:value-type="float" office:value="29" table:style-name="ce14">
            <text:p><text:s/>29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248" table:style-name="ce14">
            <text:p><text:s/>248</text:p>
          </table:table-cell>
          <table:table-cell office:value-type="float" office:value="335" table:style-name="ce14">
            <text:p><text:s/>335</text:p>
          </table:table-cell>
          <table:table-cell office:value-type="float" office:value="375" table:style-name="ce14">
            <text:p><text:s/>375</text:p>
          </table:table-cell>
          <table:table-cell office:value-type="float" office:value="208" table:style-name="ce14">
            <text:p><text:s/>208</text:p>
          </table:table-cell>
          <table:table-cell office:value-type="float" office:value="56" table:style-name="ce14">
            <text:p><text:s/>56</text:p>
          </table:table-cell>
          <table:table-cell office:value-type="float" office:value="527" table:number-columns-spanned="2" table:number-rows-spanned="1" table:style-name="ce47">
            <text:p><text:s/>527</text:p>
          </table:table-cell>
          <table:covered-table-cell/>
          <table:table-cell office:value-type="float" office:value="583" table:number-columns-spanned="2" table:number-rows-spanned="1" table:style-name="ce47">
            <text:p><text:s/>5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85" table:style-name="ce14">
            <text:p><text:s/>85</text:p>
          </table:table-cell>
          <table:table-cell office:value-type="float" office:value="88" table:style-name="ce14">
            <text:p><text:s/>88</text:p>
          </table:table-cell>
          <table:table-cell office:value-type="float" office:value="111" table:style-name="ce14">
            <text:p><text:s/>111</text:p>
          </table:table-cell>
          <table:table-cell office:value-type="float" office:value="62" table:style-name="ce14">
            <text:p><text:s/>62</text:p>
          </table:table-cell>
          <table:table-cell office:value-type="float" office:value="31" table:style-name="ce14">
            <text:p><text:s/>31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83" table:style-name="ce14">
            <text:p><text:s/>83</text:p>
          </table:table-cell>
          <table:table-cell office:value-type="float" office:value="155" table:style-name="ce14">
            <text:p><text:s/>15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02" table:style-name="ce14">
            <text:p><text:s/>102</text:p>
          </table:table-cell>
          <table:table-cell office:value-type="float" office:value="27" table:style-name="ce14">
            <text:p><text:s/>27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13" table:style-name="ce14">
            <text:p><text:s/>13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405" table:style-name="ce14">
            <text:p>1 405</text:p>
          </table:table-cell>
          <table:table-cell office:value-type="float" office:value="1892" table:style-name="ce14">
            <text:p>1 892</text:p>
          </table:table-cell>
          <table:table-cell office:value-type="float" office:value="2254" table:style-name="ce14">
            <text:p>2 254</text:p>
          </table:table-cell>
          <table:table-cell office:value-type="float" office:value="1043" table:style-name="ce14">
            <text:p>1 043</text:p>
          </table:table-cell>
          <table:table-cell office:value-type="float" office:value="481" table:style-name="ce14">
            <text:p><text:s/>481</text:p>
          </table:table-cell>
          <table:table-cell office:value-type="float" office:value="2816" table:number-columns-spanned="2" table:number-rows-spanned="1" table:style-name="ce47">
            <text:p>2 816</text:p>
          </table:table-cell>
          <table:covered-table-cell/>
          <table:table-cell office:value-type="float" office:value="3297" table:number-columns-spanned="2" table:number-rows-spanned="1" table:style-name="ce47">
            <text:p>3 2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1" table:style-name="ce14">
            <text:p><text:s/>191</text:p>
          </table:table-cell>
          <table:table-cell office:value-type="float" office:value="198" table:style-name="ce14">
            <text:p><text:s/>198</text:p>
          </table:table-cell>
          <table:table-cell office:value-type="float" office:value="116" table:style-name="ce14">
            <text:p><text:s/>116</text:p>
          </table:table-cell>
          <table:table-cell office:value-type="float" office:value="30" table:style-name="ce14">
            <text:p><text:s/>30</text:p>
          </table:table-cell>
          <table:table-cell office:value-type="float" office:value="284" table:number-columns-spanned="2" table:number-rows-spanned="1" table:style-name="ce47">
            <text:p><text:s/>284</text:p>
          </table:table-cell>
          <table:covered-table-cell/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21538" table:style-name="ce18">
            <text:p>21 538</text:p>
          </table:table-cell>
          <table:table-cell office:value-type="float" office:value="27305" table:style-name="ce18">
            <text:p>27 305</text:p>
          </table:table-cell>
          <table:table-cell office:value-type="float" office:value="30216" table:style-name="ce18">
            <text:p>30 216</text:p>
          </table:table-cell>
          <table:table-cell office:value-type="float" office:value="18627" table:style-name="ce18">
            <text:p>18 627</text:p>
          </table:table-cell>
          <table:table-cell office:value-type="float" office:value="5703" table:style-name="ce18">
            <text:p>5 703</text:p>
          </table:table-cell>
          <table:table-cell office:value-type="float" office:value="43140" table:number-columns-spanned="2" table:number-rows-spanned="1" table:style-name="ce46">
            <text:p>43 140</text:p>
          </table:table-cell>
          <table:covered-table-cell/>
          <table:table-cell office:value-type="float" office:value="48843" table:number-columns-spanned="2" table:number-rows-spanned="1" table:style-name="ce46">
            <text:p>48 84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23" table:style-name="ce14">
            <text:p><text:s/>623</text:p>
          </table:table-cell>
          <table:table-cell office:value-type="float" office:value="753" table:style-name="ce14">
            <text:p><text:s/>753</text:p>
          </table:table-cell>
          <table:table-cell office:value-type="float" office:value="782" table:style-name="ce14">
            <text:p><text:s/>782</text:p>
          </table:table-cell>
          <table:table-cell office:value-type="float" office:value="594" table:style-name="ce14">
            <text:p><text:s/>594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54" table:number-columns-spanned="2" table:number-rows-spanned="1" table:style-name="ce47">
            <text:p>1 254</text:p>
          </table:table-cell>
          <table:covered-table-cell/>
          <table:table-cell office:value-type="float" office:value="1376" table:number-columns-spanned="2" table:number-rows-spanned="1" table:style-name="ce47">
            <text:p>1 3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88" table:style-name="ce14">
            <text:p><text:s/>188</text:p>
          </table:table-cell>
          <table:table-cell office:value-type="float" office:value="73" table:style-name="ce14">
            <text:p><text:s/>73</text:p>
          </table:table-cell>
          <table:table-cell office:value-type="float" office:value="16" table:style-name="ce14">
            <text:p><text:s/>16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80" table:style-name="ce14">
            <text:p><text:s/>580</text:p>
          </table:table-cell>
          <table:table-cell office:value-type="float" office:value="798" table:style-name="ce14">
            <text:p><text:s/>798</text:p>
          </table:table-cell>
          <table:table-cell office:value-type="float" office:value="942" table:style-name="ce14">
            <text:p><text:s/>942</text:p>
          </table:table-cell>
          <table:table-cell office:value-type="float" office:value="436" table:style-name="ce14">
            <text:p><text:s/>436</text:p>
          </table:table-cell>
          <table:table-cell office:value-type="float" office:value="147" table:style-name="ce14">
            <text:p><text:s/>147</text:p>
          </table:table-cell>
          <table:table-cell office:value-type="float" office:value="1231" table:number-columns-spanned="2" table:number-rows-spanned="1" table:style-name="ce47">
            <text:p>1 231</text:p>
          </table:table-cell>
          <table:covered-table-cell/>
          <table:table-cell office:value-type="float" office:value="1378" table:number-columns-spanned="2" table:number-rows-spanned="1" table:style-name="ce47">
            <text:p>1 3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67" table:style-name="ce14">
            <text:p><text:s/>267</text:p>
          </table:table-cell>
          <table:table-cell office:value-type="float" office:value="297" table:style-name="ce14">
            <text:p><text:s/>297</text:p>
          </table:table-cell>
          <table:table-cell office:value-type="float" office:value="381" table:style-name="ce14">
            <text:p><text:s/>381</text:p>
          </table:table-cell>
          <table:table-cell office:value-type="float" office:value="183" table:style-name="ce14">
            <text:p><text:s/>183</text:p>
          </table:table-cell>
          <table:table-cell office:value-type="float" office:value="25" table:style-name="ce14">
            <text:p><text:s/>25</text:p>
          </table:table-cell>
          <table:table-cell office:value-type="float" office:value="539" table:number-columns-spanned="2" table:number-rows-spanned="1" table:style-name="ce47">
            <text:p><text:s/>539</text:p>
          </table:table-cell>
          <table:covered-table-cell/>
          <table:table-cell office:value-type="float" office:value="564" table:number-columns-spanned="2" table:number-rows-spanned="1" table:style-name="ce47">
            <text:p><text:s/>5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56" table:style-name="ce14">
            <text:p><text:s/>656</text:p>
          </table:table-cell>
          <table:table-cell office:value-type="float" office:value="948" table:style-name="ce14">
            <text:p><text:s/>948</text:p>
          </table:table-cell>
          <table:table-cell office:value-type="float" office:value="1169" table:style-name="ce14">
            <text:p>1 169</text:p>
          </table:table-cell>
          <table:table-cell office:value-type="float" office:value="435" table:style-name="ce14">
            <text:p><text:s/>435</text:p>
          </table:table-cell>
          <table:table-cell office:value-type="float" office:value="77" table:style-name="ce14">
            <text:p><text:s/>77</text:p>
          </table:table-cell>
          <table:table-cell office:value-type="float" office:value="1527" table:number-columns-spanned="2" table:number-rows-spanned="1" table:style-name="ce47">
            <text:p>1 527</text:p>
          </table:table-cell>
          <table:covered-table-cell/>
          <table:table-cell office:value-type="float" office:value="1604" table:number-columns-spanned="2" table:number-rows-spanned="1" table:style-name="ce47">
            <text:p>1 6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997" table:style-name="ce14">
            <text:p>2 997</text:p>
          </table:table-cell>
          <table:table-cell office:value-type="float" office:value="3913" table:style-name="ce14">
            <text:p>3 913</text:p>
          </table:table-cell>
          <table:table-cell office:value-type="float" office:value="4605" table:style-name="ce14">
            <text:p>4 605</text:p>
          </table:table-cell>
          <table:table-cell office:value-type="float" office:value="2305" table:style-name="ce14">
            <text:p>2 305</text:p>
          </table:table-cell>
          <table:table-cell office:value-type="float" office:value="407" table:style-name="ce14">
            <text:p><text:s/>407</text:p>
          </table:table-cell>
          <table:table-cell office:value-type="float" office:value="6503" table:number-columns-spanned="2" table:number-rows-spanned="1" table:style-name="ce47">
            <text:p>6 503</text:p>
          </table:table-cell>
          <table:covered-table-cell/>
          <table:table-cell office:value-type="float" office:value="6910" table:number-columns-spanned="2" table:number-rows-spanned="1" table:style-name="ce47">
            <text:p>6 9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10" table:style-name="ce14">
            <text:p><text:s/>210</text:p>
          </table:table-cell>
          <table:table-cell office:value-type="float" office:value="362" table:style-name="ce14">
            <text:p><text:s/>362</text:p>
          </table:table-cell>
          <table:table-cell office:value-type="float" office:value="435" table:style-name="ce14">
            <text:p><text:s/>435</text:p>
          </table:table-cell>
          <table:table-cell office:value-type="float" office:value="137" table:style-name="ce14">
            <text:p><text:s/>137</text:p>
          </table:table-cell>
          <table:table-cell office:value-type="float" office:value="31" table:style-name="ce14">
            <text:p><text:s/>31</text:p>
          </table:table-cell>
          <table:table-cell office:value-type="float" office:value="541" table:number-columns-spanned="2" table:number-rows-spanned="1" table:style-name="ce47">
            <text:p><text:s/>541</text:p>
          </table:table-cell>
          <table:covered-table-cell/>
          <table:table-cell office:value-type="float" office:value="572" table:number-columns-spanned="2" table:number-rows-spanned="1" table:style-name="ce47">
            <text:p><text:s/>5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65" table:style-name="ce14">
            <text:p><text:s/>65</text:p>
          </table:table-cell>
          <table:table-cell office:value-type="float" office:value="82" table:style-name="ce14">
            <text:p><text:s/>82</text:p>
          </table:table-cell>
          <table:table-cell office:value-type="float" office:value="103" table:style-name="ce14">
            <text:p><text:s/>103</text:p>
          </table:table-cell>
          <table:table-cell office:value-type="float" office:value="44" table:style-name="ce14">
            <text:p><text:s/>44</text:p>
          </table:table-cell>
          <table:table-cell office:value-type="float" office:value="6" table:style-name="ce14">
            <text:p><text:s/>6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042" table:style-name="ce14">
            <text:p>3 042</text:p>
          </table:table-cell>
          <table:table-cell office:value-type="float" office:value="4045" table:style-name="ce14">
            <text:p>4 045</text:p>
          </table:table-cell>
          <table:table-cell office:value-type="float" office:value="5246" table:style-name="ce14">
            <text:p>5 246</text:p>
          </table:table-cell>
          <table:table-cell office:value-type="float" office:value="1841" table:style-name="ce14">
            <text:p>1 841</text:p>
          </table:table-cell>
          <table:table-cell office:value-type="float" office:value="398" table:style-name="ce14">
            <text:p><text:s/>398</text:p>
          </table:table-cell>
          <table:table-cell office:value-type="float" office:value="6689" table:number-columns-spanned="2" table:number-rows-spanned="1" table:style-name="ce47">
            <text:p>6 689</text:p>
          </table:table-cell>
          <table:covered-table-cell/>
          <table:table-cell office:value-type="float" office:value="7087" table:number-columns-spanned="2" table:number-rows-spanned="1" table:style-name="ce47">
            <text:p>7 0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30" table:style-name="ce14">
            <text:p><text:s/>130</text:p>
          </table:table-cell>
          <table:table-cell office:value-type="float" office:value="206" table:style-name="ce14">
            <text:p><text:s/>206</text:p>
          </table:table-cell>
          <table:table-cell office:value-type="float" office:value="227" table:style-name="ce14">
            <text:p><text:s/>227</text:p>
          </table:table-cell>
          <table:table-cell office:value-type="float" office:value="109" table:style-name="ce14">
            <text:p><text:s/>109</text:p>
          </table:table-cell>
          <table:table-cell office:value-type="float" office:value="24" table:style-name="ce14">
            <text:p><text:s/>24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58" table:style-name="ce14">
            <text:p><text:s/>258</text:p>
          </table:table-cell>
          <table:table-cell office:value-type="float" office:value="323" table:style-name="ce14">
            <text:p><text:s/>323</text:p>
          </table:table-cell>
          <table:table-cell office:value-type="float" office:value="413" table:style-name="ce14">
            <text:p><text:s/>413</text:p>
          </table:table-cell>
          <table:table-cell office:value-type="float" office:value="168" table:style-name="ce14">
            <text:p><text:s/>168</text:p>
          </table:table-cell>
          <table:table-cell office:value-type="float" office:value="39" table:style-name="ce14">
            <text:p><text:s/>39</text:p>
          </table:table-cell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579" table:style-name="ce14">
            <text:p>1 579</text:p>
          </table:table-cell>
          <table:table-cell office:value-type="float" office:value="1918" table:style-name="ce14">
            <text:p>1 918</text:p>
          </table:table-cell>
          <table:table-cell office:value-type="float" office:value="2084" table:style-name="ce14">
            <text:p>2 084</text:p>
          </table:table-cell>
          <table:table-cell office:value-type="float" office:value="1413" table:style-name="ce14">
            <text:p>1 413</text:p>
          </table:table-cell>
          <table:table-cell office:value-type="float" office:value="358" table:style-name="ce14">
            <text:p><text:s/>358</text:p>
          </table:table-cell>
          <table:table-cell office:value-type="float" office:value="3139" table:number-columns-spanned="2" table:number-rows-spanned="1" table:style-name="ce47">
            <text:p>3 139</text:p>
          </table:table-cell>
          <table:covered-table-cell/>
          <table:table-cell office:value-type="float" office:value="3497" table:number-columns-spanned="2" table:number-rows-spanned="1" table:style-name="ce47">
            <text:p>3 4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69" table:style-name="ce14">
            <text:p><text:s/>469</text:p>
          </table:table-cell>
          <table:table-cell office:value-type="float" office:value="623" table:style-name="ce14">
            <text:p><text:s/>623</text:p>
          </table:table-cell>
          <table:table-cell office:value-type="float" office:value="730" table:style-name="ce14">
            <text:p><text:s/>730</text:p>
          </table:table-cell>
          <table:table-cell office:value-type="float" office:value="362" table:style-name="ce14">
            <text:p><text:s/>362</text:p>
          </table:table-cell>
          <table:table-cell office:value-type="float" office:value="101" table:style-name="ce14">
            <text:p><text:s/>101</text:p>
          </table:table-cell>
          <table:table-cell office:value-type="float" office:value="991" table:number-columns-spanned="2" table:number-rows-spanned="1" table:style-name="ce47">
            <text:p><text:s/>991</text:p>
          </table:table-cell>
          <table:covered-table-cell/>
          <table:table-cell office:value-type="float" office:value="1092" table:number-columns-spanned="2" table:number-rows-spanned="1" table:style-name="ce47">
            <text:p>1 0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41" table:style-name="ce14">
            <text:p><text:s/>141</text:p>
          </table:table-cell>
          <table:table-cell office:value-type="float" office:value="241" table:style-name="ce14">
            <text:p><text:s/>241</text:p>
          </table:table-cell>
          <table:table-cell office:value-type="float" office:value="292" table:style-name="ce14">
            <text:p><text:s/>292</text:p>
          </table:table-cell>
          <table:table-cell office:value-type="float" office:value="90" table:style-name="ce14">
            <text:p><text:s/>90</text:p>
          </table:table-cell>
          <table:table-cell office:value-type="float" office:value="15" table:style-name="ce14">
            <text:p><text:s/>15</text:p>
          </table:table-cell>
          <table:table-cell office:value-type="float" office:value="367" table:number-columns-spanned="2" table:number-rows-spanned="1" table:style-name="ce47">
            <text:p><text:s/>367</text:p>
          </table:table-cell>
          <table:covered-table-cell/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41" table:style-name="ce14">
            <text:p><text:s/>141</text:p>
          </table:table-cell>
          <table:table-cell office:value-type="float" office:value="215" table:style-name="ce14">
            <text:p><text:s/>215</text:p>
          </table:table-cell>
          <table:table-cell office:value-type="float" office:value="250" table:style-name="ce14">
            <text:p><text:s/>250</text:p>
          </table:table-cell>
          <table:table-cell office:value-type="float" office:value="106" table:style-name="ce14">
            <text:p><text:s/>106</text:p>
          </table:table-cell>
          <table:table-cell office:value-type="float" office:value="19" table:style-name="ce14">
            <text:p><text:s/>19</text:p>
          </table:table-cell>
          <table:table-cell office:value-type="float" office:value="337" table:number-columns-spanned="2" table:number-rows-spanned="1" table:style-name="ce47">
            <text:p><text:s/>337</text:p>
          </table:table-cell>
          <table:covered-table-cell/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702" table:style-name="ce14">
            <text:p><text:s/>702</text:p>
          </table:table-cell>
          <table:table-cell office:value-type="float" office:value="1025" table:style-name="ce14">
            <text:p>1 025</text:p>
          </table:table-cell>
          <table:table-cell office:value-type="float" office:value="1313" table:style-name="ce14">
            <text:p>1 313</text:p>
          </table:table-cell>
          <table:table-cell office:value-type="float" office:value="414" table:style-name="ce14">
            <text:p><text:s/>414</text:p>
          </table:table-cell>
          <table:table-cell office:value-type="float" office:value="77" table:style-name="ce14">
            <text:p><text:s/>77</text:p>
          </table:table-cell>
          <table:table-cell office:value-type="float" office:value="1650" table:number-columns-spanned="2" table:number-rows-spanned="1" table:style-name="ce47">
            <text:p>1 650</text:p>
          </table:table-cell>
          <table:covered-table-cell/>
          <table:table-cell office:value-type="float" office:value="1727" table:number-columns-spanned="2" table:number-rows-spanned="1" table:style-name="ce47">
            <text:p>1 7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89" table:style-name="ce14">
            <text:p><text:s/>289</text:p>
          </table:table-cell>
          <table:table-cell office:value-type="float" office:value="298" table:style-name="ce14">
            <text:p><text:s/>298</text:p>
          </table:table-cell>
          <table:table-cell office:value-type="float" office:value="435" table:style-name="ce14">
            <text:p><text:s/>435</text:p>
          </table:table-cell>
          <table:table-cell office:value-type="float" office:value="152" table:style-name="ce14">
            <text:p><text:s/>152</text:p>
          </table:table-cell>
          <table:table-cell office:value-type="float" office:value="38" table:style-name="ce14">
            <text:p><text:s/>38</text:p>
          </table:table-cell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office:value-type="float" office:value="587" table:number-columns-spanned="2" table:number-rows-spanned="1" table:style-name="ce47">
            <text:p><text:s/>5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460" table:style-name="ce14">
            <text:p>3 460</text:p>
          </table:table-cell>
          <table:table-cell office:value-type="float" office:value="4418" table:style-name="ce14">
            <text:p>4 418</text:p>
          </table:table-cell>
          <table:table-cell office:value-type="float" office:value="5212" table:style-name="ce14">
            <text:p>5 212</text:p>
          </table:table-cell>
          <table:table-cell office:value-type="float" office:value="2666" table:style-name="ce14">
            <text:p>2 666</text:p>
          </table:table-cell>
          <table:table-cell office:value-type="float" office:value="477" table:style-name="ce14">
            <text:p><text:s/>477</text:p>
          </table:table-cell>
          <table:table-cell office:value-type="float" office:value="7401" table:number-columns-spanned="2" table:number-rows-spanned="1" table:style-name="ce47">
            <text:p>7 401</text:p>
          </table:table-cell>
          <table:covered-table-cell/>
          <table:table-cell office:value-type="float" office:value="7878" table:number-columns-spanned="2" table:number-rows-spanned="1" table:style-name="ce47">
            <text:p>7 8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5" table:style-name="ce14">
            <text:p><text:s/>7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5" table:style-name="ce14">
            <text:p><text:s/>125</text:p>
          </table:table-cell>
          <table:table-cell office:value-type="float" office:value="59" table:style-name="ce14">
            <text:p><text:s/>59</text:p>
          </table:table-cell>
          <table:table-cell office:value-type="float" office:value="14" table:style-name="ce14">
            <text:p><text:s/>14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4" table:style-name="ce14">
            <text:p><text:s/>54</text:p>
          </table:table-cell>
          <table:table-cell office:value-type="float" office:value="75" table:style-name="ce14">
            <text:p><text:s/>75</text:p>
          </table:table-cell>
          <table:table-cell office:value-type="float" office:value="61" table:style-name="ce14">
            <text:p><text:s/>61</text:p>
          </table:table-cell>
          <table:table-cell office:value-type="float" office:value="68" table:style-name="ce14">
            <text:p><text:s/>68</text:p>
          </table:table-cell>
          <table:table-cell office:value-type="float" office:value="20" table:style-name="ce14">
            <text:p><text:s/>20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53" table:style-name="ce14">
            <text:p><text:s/>253</text:p>
          </table:table-cell>
          <table:table-cell office:value-type="float" office:value="417" table:style-name="ce14">
            <text:p><text:s/>417</text:p>
          </table:table-cell>
          <table:table-cell office:value-type="float" office:value="410" table:style-name="ce14">
            <text:p><text:s/>410</text:p>
          </table:table-cell>
          <table:table-cell office:value-type="float" office:value="260" table:style-name="ce14">
            <text:p><text:s/>260</text:p>
          </table:table-cell>
          <table:table-cell office:value-type="float" office:value="60" table:style-name="ce14">
            <text:p><text:s/>60</text:p>
          </table:table-cell>
          <table:table-cell office:value-type="float" office:value="610" table:number-columns-spanned="2" table:number-rows-spanned="1" table:style-name="ce47">
            <text:p><text:s/>610</text:p>
          </table:table-cell>
          <table:covered-table-cell/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21" table:style-name="ce14">
            <text:p><text:s/>221</text:p>
          </table:table-cell>
          <table:table-cell office:value-type="float" office:value="331" table:style-name="ce14">
            <text:p><text:s/>331</text:p>
          </table:table-cell>
          <table:table-cell office:value-type="float" office:value="364" table:style-name="ce14">
            <text:p><text:s/>364</text:p>
          </table:table-cell>
          <table:table-cell office:value-type="float" office:value="188" table:style-name="ce14">
            <text:p><text:s/>188</text:p>
          </table:table-cell>
          <table:table-cell office:value-type="float" office:value="66" table:style-name="ce14">
            <text:p><text:s/>66</text:p>
          </table:table-cell>
          <table:table-cell office:value-type="float" office:value="486" table:number-columns-spanned="2" table:number-rows-spanned="1" table:style-name="ce47">
            <text:p><text:s/>486</text:p>
          </table:table-cell>
          <table:covered-table-cell/>
          <table:table-cell office:value-type="float" office:value="552" table:number-columns-spanned="2" table:number-rows-spanned="1" table:style-name="ce47">
            <text:p><text:s/>5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1" table:style-name="ce14">
            <text:p><text:s/>51</text:p>
          </table:table-cell>
          <table:table-cell office:value-type="float" office:value="87" table:style-name="ce14">
            <text:p><text:s/>87</text:p>
          </table:table-cell>
          <table:table-cell office:value-type="float" office:value="83" table:style-name="ce14">
            <text:p><text:s/>83</text:p>
          </table:table-cell>
          <table:table-cell office:value-type="float" office:value="55" table:style-name="ce14">
            <text:p><text:s/>55</text:p>
          </table:table-cell>
          <table:table-cell office:value-type="float" office:value="21" table:style-name="ce14">
            <text:p><text:s/>21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2" table:style-name="ce14">
            <text:p><text:s/>42</text:p>
          </table:table-cell>
          <table:table-cell office:value-type="float" office:value="57" table:style-name="ce14">
            <text:p><text:s/>57</text:p>
          </table:table-cell>
          <table:table-cell office:value-type="float" office:value="68" table:style-name="ce14">
            <text:p><text:s/>68</text:p>
          </table:table-cell>
          <table:table-cell office:value-type="float" office:value="31" table:style-name="ce14">
            <text:p><text:s/>31</text:p>
          </table:table-cell>
          <table:table-cell office:value-type="float" office:value="12" table:style-name="ce14">
            <text:p><text:s/>12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468" table:style-name="ce14">
            <text:p>11 468</text:p>
          </table:table-cell>
          <table:table-cell office:value-type="float" office:value="11608" table:style-name="ce14">
            <text:p>11 608</text:p>
          </table:table-cell>
          <table:table-cell office:value-type="float" office:value="15696" table:style-name="ce14">
            <text:p>15 696</text:p>
          </table:table-cell>
          <table:table-cell office:value-type="float" office:value="7380" table:style-name="ce14">
            <text:p>7 380</text:p>
          </table:table-cell>
          <table:table-cell office:value-type="float" office:value="2161" table:style-name="ce14">
            <text:p>2 161</text:p>
          </table:table-cell>
          <table:table-cell office:value-type="float" office:value="20915" table:number-columns-spanned="2" table:number-rows-spanned="1" table:style-name="ce47">
            <text:p>20 915</text:p>
          </table:table-cell>
          <table:covered-table-cell/>
          <table:table-cell office:value-type="float" office:value="23076" table:number-columns-spanned="2" table:number-rows-spanned="1" table:style-name="ce47">
            <text:p>23 0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3606" table:style-name="ce14">
            <text:p>3 606</text:p>
          </table:table-cell>
          <table:table-cell office:value-type="float" office:value="4624" table:style-name="ce14">
            <text:p>4 624</text:p>
          </table:table-cell>
          <table:table-cell office:value-type="float" office:value="5538" table:style-name="ce14">
            <text:p>5 538</text:p>
          </table:table-cell>
          <table:table-cell office:value-type="float" office:value="2692" table:style-name="ce14">
            <text:p>2 692</text:p>
          </table:table-cell>
          <table:table-cell office:value-type="float" office:value="676" table:style-name="ce14">
            <text:p><text:s/>676</text:p>
          </table:table-cell>
          <table:table-cell office:value-type="float" office:value="7554" table:number-columns-spanned="2" table:number-rows-spanned="1" table:style-name="ce47">
            <text:p>7 554</text:p>
          </table:table-cell>
          <table:covered-table-cell/>
          <table:table-cell office:value-type="float" office:value="8230" table:number-columns-spanned="2" table:number-rows-spanned="1" table:style-name="ce47">
            <text:p>8 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95" table:style-name="ce14">
            <text:p><text:s/>295</text:p>
          </table:table-cell>
          <table:table-cell office:value-type="float" office:value="473" table:style-name="ce14">
            <text:p><text:s/>473</text:p>
          </table:table-cell>
          <table:table-cell office:value-type="float" office:value="508" table:style-name="ce14">
            <text:p><text:s/>508</text:p>
          </table:table-cell>
          <table:table-cell office:value-type="float" office:value="260" table:style-name="ce14">
            <text:p><text:s/>260</text:p>
          </table:table-cell>
          <table:table-cell office:value-type="float" office:value="48" table:style-name="ce14">
            <text:p><text:s/>48</text:p>
          </table:table-cell>
          <table:table-cell office:value-type="float" office:value="720" table:number-columns-spanned="2" table:number-rows-spanned="1" table:style-name="ce47">
            <text:p><text:s/>720</text:p>
          </table:table-cell>
          <table:covered-table-cell/>
          <table:table-cell office:value-type="float" office:value="768" table:number-columns-spanned="2" table:number-rows-spanned="1" table:style-name="ce47">
            <text:p><text:s/>7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8" table:style-name="ce14">
            <text:p><text:s/>88</text:p>
          </table:table-cell>
          <table:table-cell office:value-type="float" office:value="78" table:style-name="ce14">
            <text:p><text:s/>78</text:p>
          </table:table-cell>
          <table:table-cell office:value-type="float" office:value="92" table:style-name="ce14">
            <text:p><text:s/>92</text:p>
          </table:table-cell>
          <table:table-cell office:value-type="float" office:value="74" table:style-name="ce14">
            <text:p><text:s/>74</text:p>
          </table:table-cell>
          <table:table-cell office:value-type="float" office:value="15" table:style-name="ce14">
            <text:p><text:s/>15</text:p>
          </table:table-cell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895" table:style-name="ce14">
            <text:p><text:s/>895</text:p>
          </table:table-cell>
          <table:table-cell office:value-type="float" office:value="1188" table:style-name="ce14">
            <text:p>1 188</text:p>
          </table:table-cell>
          <table:table-cell office:value-type="float" office:value="1410" table:style-name="ce14">
            <text:p>1 410</text:p>
          </table:table-cell>
          <table:table-cell office:value-type="float" office:value="673" table:style-name="ce14">
            <text:p><text:s/>673</text:p>
          </table:table-cell>
          <table:table-cell office:value-type="float" office:value="99" table:style-name="ce14">
            <text:p><text:s/>99</text:p>
          </table:table-cell>
          <table:table-cell office:value-type="float" office:value="1984" table:number-columns-spanned="2" table:number-rows-spanned="1" table:style-name="ce47">
            <text:p>1 984</text:p>
          </table:table-cell>
          <table:covered-table-cell/>
          <table:table-cell office:value-type="float" office:value="2083" table:number-columns-spanned="2" table:number-rows-spanned="1" table:style-name="ce47">
            <text:p>2 0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375" table:style-name="ce14">
            <text:p>1 375</text:p>
          </table:table-cell>
          <table:table-cell office:value-type="float" office:value="1707" table:style-name="ce14">
            <text:p>1 707</text:p>
          </table:table-cell>
          <table:table-cell office:value-type="float" office:value="1924" table:style-name="ce14">
            <text:p>1 924</text:p>
          </table:table-cell>
          <table:table-cell office:value-type="float" office:value="1158" table:style-name="ce14">
            <text:p>1 158</text:p>
          </table:table-cell>
          <table:table-cell office:value-type="float" office:value="274" table:style-name="ce14">
            <text:p><text:s/>274</text:p>
          </table:table-cell>
          <table:table-cell office:value-type="float" office:value="2808" table:number-columns-spanned="2" table:number-rows-spanned="1" table:style-name="ce47">
            <text:p>2 808</text:p>
          </table:table-cell>
          <table:covered-table-cell/>
          <table:table-cell office:value-type="float" office:value="3082" table:number-columns-spanned="2" table:number-rows-spanned="1" table:style-name="ce47">
            <text:p>3 0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092" table:style-name="ce14">
            <text:p>1 092</text:p>
          </table:table-cell>
          <table:table-cell office:value-type="float" office:value="1324" table:style-name="ce14">
            <text:p>1 324</text:p>
          </table:table-cell>
          <table:table-cell office:value-type="float" office:value="1541" table:style-name="ce14">
            <text:p>1 541</text:p>
          </table:table-cell>
          <table:table-cell office:value-type="float" office:value="875" table:style-name="ce14">
            <text:p><text:s/>875</text:p>
          </table:table-cell>
          <table:table-cell office:value-type="float" office:value="167" table:style-name="ce14">
            <text:p><text:s/>167</text:p>
          </table:table-cell>
          <table:table-cell office:value-type="float" office:value="2249" table:number-columns-spanned="2" table:number-rows-spanned="1" table:style-name="ce47">
            <text:p>2 249</text:p>
          </table:table-cell>
          <table:covered-table-cell/>
          <table:table-cell office:value-type="float" office:value="2416" table:number-columns-spanned="2" table:number-rows-spanned="1" table:style-name="ce47">
            <text:p>2 4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12" table:style-name="ce14">
            <text:p><text:s/>212</text:p>
          </table:table-cell>
          <table:table-cell office:value-type="float" office:value="282" table:style-name="ce14">
            <text:p><text:s/>282</text:p>
          </table:table-cell>
          <table:table-cell office:value-type="float" office:value="401" table:style-name="ce14">
            <text:p><text:s/>401</text:p>
          </table:table-cell>
          <table:table-cell office:value-type="float" office:value="93" table:style-name="ce14">
            <text:p><text:s/>93</text:p>
          </table:table-cell>
          <table:table-cell office:value-type="float" office:value="31" table:style-name="ce14">
            <text:p><text:s/>31</text:p>
          </table:table-cell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4" table:style-name="ce14">
            <text:p><text:s/>194</text:p>
          </table:table-cell>
          <table:table-cell office:value-type="float" office:value="225" table:style-name="ce14">
            <text:p><text:s/>225</text:p>
          </table:table-cell>
          <table:table-cell office:value-type="float" office:value="83" table:style-name="ce14">
            <text:p><text:s/>83</text:p>
          </table:table-cell>
          <table:table-cell office:value-type="float" office:value="13" table:style-name="ce14">
            <text:p><text:s/>13</text:p>
          </table:table-cell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566" table:style-name="ce14">
            <text:p>2 566</text:p>
          </table:table-cell>
          <table:table-cell office:value-type="float" office:value="3028" table:style-name="ce14">
            <text:p>3 028</text:p>
          </table:table-cell>
          <table:table-cell office:value-type="float" office:value="4284" table:style-name="ce14">
            <text:p>4 284</text:p>
          </table:table-cell>
          <table:table-cell office:value-type="float" office:value="1310" table:style-name="ce14">
            <text:p>1 310</text:p>
          </table:table-cell>
          <table:table-cell office:value-type="float" office:value="342" table:style-name="ce14">
            <text:p><text:s/>342</text:p>
          </table:table-cell>
          <table:table-cell office:value-type="float" office:value="5252" table:number-columns-spanned="2" table:number-rows-spanned="1" table:style-name="ce47">
            <text:p>5 252</text:p>
          </table:table-cell>
          <table:covered-table-cell/>
          <table:table-cell office:value-type="float" office:value="5594" table:number-columns-spanned="2" table:number-rows-spanned="1" table:style-name="ce47">
            <text:p>5 5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469" table:style-name="ce14">
            <text:p>2 469</text:p>
          </table:table-cell>
          <table:table-cell office:value-type="float" office:value="3000" table:style-name="ce14">
            <text:p>3 000</text:p>
          </table:table-cell>
          <table:table-cell office:value-type="float" office:value="3707" table:style-name="ce14">
            <text:p>3 707</text:p>
          </table:table-cell>
          <table:table-cell office:value-type="float" office:value="1762" table:style-name="ce14">
            <text:p>1 762</text:p>
          </table:table-cell>
          <table:table-cell office:value-type="float" office:value="257" table:style-name="ce14">
            <text:p><text:s/>257</text:p>
          </table:table-cell>
          <table:table-cell office:value-type="float" office:value="5212" table:number-columns-spanned="2" table:number-rows-spanned="1" table:style-name="ce47">
            <text:p>5 212</text:p>
          </table:table-cell>
          <table:covered-table-cell/>
          <table:table-cell office:value-type="float" office:value="5469" table:number-columns-spanned="2" table:number-rows-spanned="1" table:style-name="ce47">
            <text:p>5 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345" table:style-name="ce14">
            <text:p><text:s/>345</text:p>
          </table:table-cell>
          <table:table-cell office:value-type="float" office:value="567" table:style-name="ce14">
            <text:p><text:s/>567</text:p>
          </table:table-cell>
          <table:table-cell office:value-type="float" office:value="667" table:style-name="ce14">
            <text:p><text:s/>667</text:p>
          </table:table-cell>
          <table:table-cell office:value-type="float" office:value="245" table:style-name="ce14">
            <text:p><text:s/>245</text:p>
          </table:table-cell>
          <table:table-cell office:value-type="float" office:value="82" table:style-name="ce14">
            <text:p><text:s/>82</text:p>
          </table:table-cell>
          <table:table-cell office:value-type="float" office:value="830" table:number-columns-spanned="2" table:number-rows-spanned="1" table:style-name="ce47">
            <text:p><text:s/>830</text:p>
          </table:table-cell>
          <table:covered-table-cell/>
          <table:table-cell office:value-type="float" office:value="912" table:number-columns-spanned="2" table:number-rows-spanned="1" table:style-name="ce47">
            <text:p><text:s/>9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96" table:style-name="ce14">
            <text:p><text:s/>896</text:p>
          </table:table-cell>
          <table:table-cell office:value-type="float" office:value="1187" table:style-name="ce14">
            <text:p>1 187</text:p>
          </table:table-cell>
          <table:table-cell office:value-type="float" office:value="1495" table:style-name="ce14">
            <text:p>1 495</text:p>
          </table:table-cell>
          <table:table-cell office:value-type="float" office:value="588" table:style-name="ce14">
            <text:p><text:s/>588</text:p>
          </table:table-cell>
          <table:table-cell office:value-type="float" office:value="103" table:style-name="ce14">
            <text:p><text:s/>103</text:p>
          </table:table-cell>
          <table:table-cell office:value-type="float" office:value="1980" table:number-columns-spanned="2" table:number-rows-spanned="1" table:style-name="ce47">
            <text:p>1 980</text:p>
          </table:table-cell>
          <table:covered-table-cell/>
          <table:table-cell office:value-type="float" office:value="2083" table:number-columns-spanned="2" table:number-rows-spanned="1" table:style-name="ce47">
            <text:p>2 0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20" table:style-name="ce14">
            <text:p><text:s/>420</text:p>
          </table:table-cell>
          <table:table-cell office:value-type="float" office:value="526" table:style-name="ce14">
            <text:p><text:s/>526</text:p>
          </table:table-cell>
          <table:table-cell office:value-type="float" office:value="715" table:style-name="ce14">
            <text:p><text:s/>715</text:p>
          </table:table-cell>
          <table:table-cell office:value-type="float" office:value="231" table:style-name="ce14">
            <text:p><text:s/>231</text:p>
          </table:table-cell>
          <table:table-cell office:value-type="float" office:value="55" table:style-name="ce14">
            <text:p><text:s/>55</text:p>
          </table:table-cell>
          <table:table-cell office:value-type="float" office:value="891" table:number-columns-spanned="2" table:number-rows-spanned="1" table:style-name="ce47">
            <text:p><text:s/>891</text:p>
          </table:table-cell>
          <table:covered-table-cell/>
          <table:table-cell office:value-type="float" office:value="946" table:number-columns-spanned="2" table:number-rows-spanned="1" table:style-name="ce47">
            <text:p><text:s/>9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42" table:style-name="ce14">
            <text:p><text:s/>142</text:p>
          </table:table-cell>
          <table:table-cell office:value-type="float" office:value="216" table:style-name="ce14">
            <text:p><text:s/>216</text:p>
          </table:table-cell>
          <table:table-cell office:value-type="float" office:value="244" table:style-name="ce14">
            <text:p><text:s/>244</text:p>
          </table:table-cell>
          <table:table-cell office:value-type="float" office:value="114" table:style-name="ce14">
            <text:p><text:s/>114</text:p>
          </table:table-cell>
          <table:table-cell office:value-type="float" office:value="34" table:style-name="ce14">
            <text:p><text:s/>34</text:p>
          </table:table-cell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office:value-type="float" office:value="358" table:number-columns-spanned="2" table:number-rows-spanned="1" table:style-name="ce47">
            <text:p><text:s/>3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28" table:style-name="ce14">
            <text:p><text:s/>328</text:p>
          </table:table-cell>
          <table:table-cell office:value-type="float" office:value="448" table:style-name="ce14">
            <text:p><text:s/>448</text:p>
          </table:table-cell>
          <table:table-cell office:value-type="float" office:value="563" table:style-name="ce14">
            <text:p><text:s/>563</text:p>
          </table:table-cell>
          <table:table-cell office:value-type="float" office:value="213" table:style-name="ce14">
            <text:p><text:s/>213</text:p>
          </table:table-cell>
          <table:table-cell office:value-type="float" office:value="52" table:style-name="ce14">
            <text:p><text:s/>52</text:p>
          </table:table-cell>
          <table:table-cell office:value-type="float" office:value="724" table:number-columns-spanned="2" table:number-rows-spanned="1" table:style-name="ce47">
            <text:p><text:s/>724</text:p>
          </table:table-cell>
          <table:covered-table-cell/>
          <table:table-cell office:value-type="float" office:value="776" table:number-columns-spanned="2" table:number-rows-spanned="1" table:style-name="ce47">
            <text:p><text:s/>7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59" table:style-name="ce14">
            <text:p><text:s/>659</text:p>
          </table:table-cell>
          <table:table-cell office:value-type="float" office:value="683" table:style-name="ce14">
            <text:p><text:s/>683</text:p>
          </table:table-cell>
          <table:table-cell office:value-type="float" office:value="911" table:style-name="ce14">
            <text:p><text:s/>911</text:p>
          </table:table-cell>
          <table:table-cell office:value-type="float" office:value="431" table:style-name="ce14">
            <text:p><text:s/>431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19" table:number-columns-spanned="2" table:number-rows-spanned="1" table:style-name="ce47">
            <text:p>1 219</text:p>
          </table:table-cell>
          <table:covered-table-cell/>
          <table:table-cell office:value-type="float" office:value="1342" table:number-columns-spanned="2" table:number-rows-spanned="1" table:style-name="ce47">
            <text:p>1 3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3" table:style-name="ce14">
            <text:p><text:s/>63</text:p>
          </table:table-cell>
          <table:table-cell office:value-type="float" office:value="75" table:style-name="ce14">
            <text:p><text:s/>75</text:p>
          </table:table-cell>
          <table:table-cell office:value-type="float" office:value="72" table:style-name="ce14">
            <text:p><text:s/>72</text:p>
          </table:table-cell>
          <table:table-cell office:value-type="float" office:value="66" table:style-name="ce14">
            <text:p><text:s/>66</text:p>
          </table:table-cell>
          <table:table-cell office:value-type="float" office:value="13" table:style-name="ce14">
            <text:p><text:s/>13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772" table:style-name="ce14">
            <text:p>2 772</text:p>
          </table:table-cell>
          <table:table-cell office:value-type="float" office:value="3847" table:style-name="ce14">
            <text:p>3 847</text:p>
          </table:table-cell>
          <table:table-cell office:value-type="float" office:value="4550" table:style-name="ce14">
            <text:p>4 550</text:p>
          </table:table-cell>
          <table:table-cell office:value-type="float" office:value="2069" table:style-name="ce14">
            <text:p>2 069</text:p>
          </table:table-cell>
          <table:table-cell office:value-type="float" office:value="541" table:style-name="ce14">
            <text:p><text:s/>541</text:p>
          </table:table-cell>
          <table:table-cell office:value-type="float" office:value="6078" table:number-columns-spanned="2" table:number-rows-spanned="1" table:style-name="ce47">
            <text:p>6 078</text:p>
          </table:table-cell>
          <table:covered-table-cell/>
          <table:table-cell office:value-type="float" office:value="6619" table:number-columns-spanned="2" table:number-rows-spanned="1" table:style-name="ce47">
            <text:p>6 6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76" table:style-name="ce14">
            <text:p><text:s/>176</text:p>
          </table:table-cell>
          <table:table-cell office:value-type="float" office:value="315" table:style-name="ce14">
            <text:p><text:s/>315</text:p>
          </table:table-cell>
          <table:table-cell office:value-type="float" office:value="279" table:style-name="ce14">
            <text:p><text:s/>279</text:p>
          </table:table-cell>
          <table:table-cell office:value-type="float" office:value="212" table:style-name="ce14">
            <text:p><text:s/>212</text:p>
          </table:table-cell>
          <table:table-cell office:value-type="float" office:value="64" table:style-name="ce14">
            <text:p><text:s/>64</text:p>
          </table:table-cell>
          <table:table-cell office:value-type="float" office:value="427" table:number-columns-spanned="2" table:number-rows-spanned="1" table:style-name="ce47">
            <text:p><text:s/>427</text:p>
          </table:table-cell>
          <table:covered-table-cell/>
          <table:table-cell office:value-type="float" office:value="491" table:number-columns-spanned="2" table:number-rows-spanned="1" table:style-name="ce47">
            <text:p><text:s/>4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624" table:style-name="ce14">
            <text:p><text:s/>624</text:p>
          </table:table-cell>
          <table:table-cell office:value-type="float" office:value="940" table:style-name="ce14">
            <text:p><text:s/>940</text:p>
          </table:table-cell>
          <table:table-cell office:value-type="float" office:value="1088" table:style-name="ce14">
            <text:p>1 088</text:p>
          </table:table-cell>
          <table:table-cell office:value-type="float" office:value="476" table:style-name="ce14">
            <text:p><text:s/>476</text:p>
          </table:table-cell>
          <table:table-cell office:value-type="float" office:value="98" table:style-name="ce14">
            <text:p><text:s/>98</text:p>
          </table:table-cell>
          <table:table-cell office:value-type="float" office:value="1466" table:number-columns-spanned="2" table:number-rows-spanned="1" table:style-name="ce47">
            <text:p>1 466</text:p>
          </table:table-cell>
          <table:covered-table-cell/>
          <table:table-cell office:value-type="float" office:value="1564" table:number-columns-spanned="2" table:number-rows-spanned="1" table:style-name="ce47">
            <text:p>1 5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260" table:style-name="ce14">
            <text:p>2 260</text:p>
          </table:table-cell>
          <table:table-cell office:value-type="float" office:value="2587" table:style-name="ce14">
            <text:p>2 587</text:p>
          </table:table-cell>
          <table:table-cell office:value-type="float" office:value="3383" table:style-name="ce14">
            <text:p>3 383</text:p>
          </table:table-cell>
          <table:table-cell office:value-type="float" office:value="1464" table:style-name="ce14">
            <text:p>1 464</text:p>
          </table:table-cell>
          <table:table-cell office:value-type="float" office:value="385" table:style-name="ce14">
            <text:p><text:s/>385</text:p>
          </table:table-cell>
          <table:table-cell office:value-type="float" office:value="4462" table:number-columns-spanned="2" table:number-rows-spanned="1" table:style-name="ce47">
            <text:p>4 462</text:p>
          </table:table-cell>
          <table:covered-table-cell/>
          <table:table-cell office:value-type="float" office:value="4847" table:number-columns-spanned="2" table:number-rows-spanned="1" table:style-name="ce47">
            <text:p>4 8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947" table:style-name="ce14">
            <text:p>5 947</text:p>
          </table:table-cell>
          <table:table-cell office:value-type="float" office:value="8395" table:style-name="ce14">
            <text:p>8 395</text:p>
          </table:table-cell>
          <table:table-cell office:value-type="float" office:value="10301" table:style-name="ce14">
            <text:p>10 301</text:p>
          </table:table-cell>
          <table:table-cell office:value-type="float" office:value="4041" table:style-name="ce14">
            <text:p>4 041</text:p>
          </table:table-cell>
          <table:table-cell office:value-type="float" office:value="647" table:style-name="ce14">
            <text:p><text:s/>647</text:p>
          </table:table-cell>
          <table:table-cell office:value-type="float" office:value="13695" table:number-columns-spanned="2" table:number-rows-spanned="1" table:style-name="ce47">
            <text:p>13 695</text:p>
          </table:table-cell>
          <table:covered-table-cell/>
          <table:table-cell office:value-type="float" office:value="14342" table:number-columns-spanned="2" table:number-rows-spanned="1" table:style-name="ce47">
            <text:p>14 3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0" table:style-name="ce14">
            <text:p><text:s/>100</text:p>
          </table:table-cell>
          <table:table-cell office:value-type="float" office:value="154" table:style-name="ce14">
            <text:p><text:s/>154</text:p>
          </table:table-cell>
          <table:table-cell office:value-type="float" office:value="75" table:style-name="ce14">
            <text:p><text:s/>75</text:p>
          </table:table-cell>
          <table:table-cell office:value-type="float" office:value="16" table:style-name="ce14">
            <text:p><text:s/>16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47" table:style-name="ce14">
            <text:p><text:s/>447</text:p>
          </table:table-cell>
          <table:table-cell office:value-type="float" office:value="517" table:style-name="ce14">
            <text:p><text:s/>517</text:p>
          </table:table-cell>
          <table:table-cell office:value-type="float" office:value="603" table:style-name="ce14">
            <text:p><text:s/>603</text:p>
          </table:table-cell>
          <table:table-cell office:value-type="float" office:value="361" table:style-name="ce14">
            <text:p><text:s/>361</text:p>
          </table:table-cell>
          <table:table-cell office:value-type="float" office:value="121" table:style-name="ce14">
            <text:p><text:s/>121</text:p>
          </table:table-cell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office:value-type="float" office:value="964" table:number-columns-spanned="2" table:number-rows-spanned="1" table:style-name="ce47">
            <text:p><text:s/>9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17" table:style-name="ce14">
            <text:p><text:s/>317</text:p>
          </table:table-cell>
          <table:table-cell office:value-type="float" office:value="429" table:style-name="ce14">
            <text:p><text:s/>429</text:p>
          </table:table-cell>
          <table:table-cell office:value-type="float" office:value="497" table:style-name="ce14">
            <text:p><text:s/>497</text:p>
          </table:table-cell>
          <table:table-cell office:value-type="float" office:value="249" table:style-name="ce14">
            <text:p><text:s/>249</text:p>
          </table:table-cell>
          <table:table-cell office:value-type="float" office:value="63" table:style-name="ce14">
            <text:p><text:s/>63</text:p>
          </table:table-cell>
          <table:table-cell office:value-type="float" office:value="683" table:number-columns-spanned="2" table:number-rows-spanned="1" table:style-name="ce47">
            <text:p><text:s/>683</text:p>
          </table:table-cell>
          <table:covered-table-cell/>
          <table:table-cell office:value-type="float" office:value="746" table:number-columns-spanned="2" table:number-rows-spanned="1" table:style-name="ce47">
            <text:p><text:s/>7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20" table:style-name="ce14">
            <text:p>1 020</text:p>
          </table:table-cell>
          <table:table-cell office:value-type="float" office:value="1429" table:style-name="ce14">
            <text:p>1 429</text:p>
          </table:table-cell>
          <table:table-cell office:value-type="float" office:value="1669" table:style-name="ce14">
            <text:p>1 669</text:p>
          </table:table-cell>
          <table:table-cell office:value-type="float" office:value="780" table:style-name="ce14">
            <text:p><text:s/>780</text:p>
          </table:table-cell>
          <table:table-cell office:value-type="float" office:value="137" table:style-name="ce14">
            <text:p><text:s/>137</text:p>
          </table:table-cell>
          <table:table-cell office:value-type="float" office:value="2312" table:number-columns-spanned="2" table:number-rows-spanned="1" table:style-name="ce47">
            <text:p>2 312</text:p>
          </table:table-cell>
          <table:covered-table-cell/>
          <table:table-cell office:value-type="float" office:value="2449" table:number-columns-spanned="2" table:number-rows-spanned="1" table:style-name="ce47">
            <text:p>2 4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6" table:style-name="ce14">
            <text:p><text:s/>36</text:p>
          </table:table-cell>
          <table:table-cell office:value-type="float" office:value="48" table:style-name="ce14">
            <text:p><text:s/>48</text:p>
          </table:table-cell>
          <table:table-cell office:value-type="float" office:value="60" table:style-name="ce14">
            <text:p><text:s/>60</text:p>
          </table:table-cell>
          <table:table-cell office:value-type="float" office:value="24" table:style-name="ce14">
            <text:p><text:s/>24</text:p>
          </table:table-cell>
          <table:table-cell office:value-type="float" office:value="7" table:style-name="ce14">
            <text:p><text:s/>7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113" table:style-name="ce14">
            <text:p>2 113</text:p>
          </table:table-cell>
          <table:table-cell office:value-type="float" office:value="2741" table:style-name="ce14">
            <text:p>2 741</text:p>
          </table:table-cell>
          <table:table-cell office:value-type="float" office:value="3518" table:style-name="ce14">
            <text:p>3 518</text:p>
          </table:table-cell>
          <table:table-cell office:value-type="float" office:value="1336" table:style-name="ce14">
            <text:p>1 336</text:p>
          </table:table-cell>
          <table:table-cell office:value-type="float" office:value="302" table:style-name="ce14">
            <text:p><text:s/>302</text:p>
          </table:table-cell>
          <table:table-cell office:value-type="float" office:value="4552" table:number-columns-spanned="2" table:number-rows-spanned="1" table:style-name="ce47">
            <text:p>4 552</text:p>
          </table:table-cell>
          <table:covered-table-cell/>
          <table:table-cell office:value-type="float" office:value="4854" table:number-columns-spanned="2" table:number-rows-spanned="1" table:style-name="ce47">
            <text:p>4 8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82" table:style-name="ce14">
            <text:p><text:s/>82</text:p>
          </table:table-cell>
          <table:table-cell office:value-type="float" office:value="88" table:style-name="ce14">
            <text:p><text:s/>88</text:p>
          </table:table-cell>
          <table:table-cell office:value-type="float" office:value="111" table:style-name="ce14">
            <text:p><text:s/>111</text:p>
          </table:table-cell>
          <table:table-cell office:value-type="float" office:value="59" table:style-name="ce14">
            <text:p><text:s/>59</text:p>
          </table:table-cell>
          <table:table-cell office:value-type="float" office:value="26" table:style-name="ce14">
            <text:p><text:s/>26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59385" table:style-name="ce18">
            <text:p>59 385</text:p>
          </table:table-cell>
          <table:table-cell office:value-type="float" office:value="74322" table:style-name="ce18">
            <text:p>74 322</text:p>
          </table:table-cell>
          <table:table-cell office:value-type="float" office:value="92124" table:style-name="ce18">
            <text:p>92 124</text:p>
          </table:table-cell>
          <table:table-cell office:value-type="float" office:value="41583" table:style-name="ce18">
            <text:p>41 583</text:p>
          </table:table-cell>
          <table:table-cell office:value-type="float" office:value="9522" table:style-name="ce18">
            <text:p>9 522</text:p>
          </table:table-cell>
          <table:table-cell office:value-type="float" office:value="124185" table:number-columns-spanned="2" table:number-rows-spanned="1" table:style-name="ce46">
            <text:p>124 185</text:p>
          </table:table-cell>
          <table:covered-table-cell/>
          <table:table-cell office:value-type="float" office:value="133707" table:number-columns-spanned="2" table:number-rows-spanned="1" table:style-name="ce46">
            <text:p>133 707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5" table:style-name="ce14">
            <text:p><text:s/>45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1" table:style-name="ce14">
            <text:p><text:s/>101</text:p>
          </table:table-cell>
          <table:table-cell office:value-type="float" office:value="47" table:style-name="ce14">
            <text:p><text:s/>47</text:p>
          </table:table-cell>
          <table:table-cell office:value-type="float" office:value="9" table:style-name="ce14">
            <text:p><text:s/>9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24" table:style-name="ce14">
            <text:p><text:s/>124</text:p>
          </table:table-cell>
          <table:table-cell office:value-type="float" office:value="215" table:style-name="ce14">
            <text:p><text:s/>215</text:p>
          </table:table-cell>
          <table:table-cell office:value-type="float" office:value="245" table:style-name="ce14">
            <text:p><text:s/>245</text:p>
          </table:table-cell>
          <table:table-cell office:value-type="float" office:value="94" table:style-name="ce14">
            <text:p><text:s/>94</text:p>
          </table:table-cell>
          <table:table-cell office:value-type="float" office:value="26" table:style-name="ce14">
            <text:p><text:s/>26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28" table:style-name="ce14">
            <text:p><text:s/>12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9" table:style-name="ce14">
            <text:p><text:s/>159</text:p>
          </table:table-cell>
          <table:table-cell office:value-type="float" office:value="72" table:style-name="ce14">
            <text:p><text:s/>72</text:p>
          </table:table-cell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0" table:style-name="ce14">
            <text:p><text:s/>180</text:p>
          </table:table-cell>
          <table:table-cell office:value-type="float" office:value="71" table:style-name="ce14">
            <text:p><text:s/>71</text:p>
          </table:table-cell>
          <table:table-cell office:value-type="float" office:value="20" table:style-name="ce14">
            <text:p><text:s/>20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70" table:style-name="ce14">
            <text:p><text:s/>70</text:p>
          </table:table-cell>
          <table:table-cell office:value-type="float" office:value="66" table:style-name="ce14">
            <text:p><text:s/>66</text:p>
          </table:table-cell>
          <table:table-cell office:value-type="float" office:value="88" table:style-name="ce14">
            <text:p><text:s/>88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13" table:style-name="ce14">
            <text:p><text:s/>13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76" table:style-name="ce14">
            <text:p><text:s/>76</text:p>
          </table:table-cell>
          <table:table-cell office:value-type="float" office:value="81" table:style-name="ce14">
            <text:p><text:s/>81</text:p>
          </table:table-cell>
          <table:table-cell office:value-type="float" office:value="114" table:style-name="ce14">
            <text:p><text:s/>114</text:p>
          </table:table-cell>
          <table:table-cell office:value-type="float" office:value="43" table:style-name="ce14">
            <text:p><text:s/>43</text:p>
          </table:table-cell>
          <table:table-cell office:value-type="float" office:value="17" table:style-name="ce14">
            <text:p><text:s/>17</text:p>
          </table:table-cell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32" table:style-name="ce14">
            <text:p><text:s/>32</text:p>
          </table:table-cell>
          <table:table-cell office:value-type="float" office:value="8" table:style-name="ce14">
            <text:p><text:s/>8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58" table:style-name="ce14">
            <text:p><text:s/>58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3" table:style-name="ce14">
            <text:p><text:s/>103</text:p>
          </table:table-cell>
          <table:table-cell office:value-type="float" office:value="77" table:style-name="ce14">
            <text:p><text:s/>77</text:p>
          </table:table-cell>
          <table:table-cell office:value-type="float" office:value="39" table:style-name="ce14">
            <text:p><text:s/>39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42" table:style-name="ce14">
            <text:p><text:s/>42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9" table:style-name="ce14">
            <text:p><text:s/>9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640" table:style-name="ce14">
            <text:p><text:s/>640</text:p>
          </table:table-cell>
          <table:table-cell office:value-type="float" office:value="654" table:style-name="ce14">
            <text:p><text:s/>654</text:p>
          </table:table-cell>
          <table:table-cell office:value-type="float" office:value="711" table:style-name="ce14">
            <text:p><text:s/>711</text:p>
          </table:table-cell>
          <table:table-cell office:value-type="float" office:value="583" table:style-name="ce14">
            <text:p><text:s/>583</text:p>
          </table:table-cell>
          <table:table-cell office:value-type="float" office:value="262" table:style-name="ce14">
            <text:p><text:s/>262</text:p>
          </table:table-cell>
          <table:table-cell office:value-type="float" office:value="1032" table:number-columns-spanned="2" table:number-rows-spanned="1" table:style-name="ce47">
            <text:p>1 032</text:p>
          </table:table-cell>
          <table:covered-table-cell/>
          <table:table-cell office:value-type="float" office:value="1294" table:number-columns-spanned="2" table:number-rows-spanned="1" table:style-name="ce47">
            <text:p>1 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8" table:style-name="ce14">
            <text:p><text:s/>158</text:p>
          </table:table-cell>
          <table:table-cell office:value-type="float" office:value="119" table:style-name="ce14">
            <text:p><text:s/>119</text:p>
          </table:table-cell>
          <table:table-cell office:value-type="float" office:value="40" table:style-name="ce14">
            <text:p><text:s/>40</text:p>
          </table:table-cell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office:value-type="float" office:value="277" table:number-columns-spanned="2" table:number-rows-spanned="1" table:style-name="ce47">
            <text:p><text:s/>2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16" table:style-name="ce14">
            <text:p><text:s/>216</text:p>
          </table:table-cell>
          <table:table-cell office:value-type="float" office:value="207" table:style-name="ce14">
            <text:p><text:s/>207</text:p>
          </table:table-cell>
          <table:table-cell office:value-type="float" office:value="220" table:style-name="ce14">
            <text:p><text:s/>220</text:p>
          </table:table-cell>
          <table:table-cell office:value-type="float" office:value="203" table:style-name="ce14">
            <text:p><text:s/>203</text:p>
          </table:table-cell>
          <table:table-cell office:value-type="float" office:value="38" table:style-name="ce14">
            <text:p><text:s/>38</text:p>
          </table:table-cell>
          <table:table-cell office:value-type="float" office:value="385" table:number-columns-spanned="2" table:number-rows-spanned="1" table:style-name="ce47">
            <text:p><text:s/>385</text:p>
          </table:table-cell>
          <table:covered-table-cell/>
          <table:table-cell office:value-type="float" office:value="423" table:number-columns-spanned="2" table:number-rows-spanned="1" table:style-name="ce47">
            <text:p><text:s/>4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7" table:style-name="ce14">
            <text:p><text:s/>7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60" table:style-name="ce14">
            <text:p><text:s/>16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92" table:style-name="ce14">
            <text:p><text:s/>192</text:p>
          </table:table-cell>
          <table:table-cell office:value-type="float" office:value="95" table:style-name="ce14">
            <text:p><text:s/>95</text:p>
          </table:table-cell>
          <table:table-cell office:value-type="float" office:value="44" table:style-name="ce14">
            <text:p><text:s/>44</text:p>
          </table:table-cell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office:value-type="float" office:value="287" table:number-columns-spanned="2" table:number-rows-spanned="1" table:style-name="ce47">
            <text:p><text:s/>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4" table:style-name="ce14">
            <text:p><text:s/>54</text:p>
          </table:table-cell>
          <table:table-cell office:value-type="float" office:value="68" table:style-name="ce14">
            <text:p><text:s/>68</text:p>
          </table:table-cell>
          <table:table-cell office:value-type="float" office:value="54" table:style-name="ce14">
            <text:p><text:s/>54</text:p>
          </table:table-cell>
          <table:table-cell office:value-type="float" office:value="68" table:style-name="ce14">
            <text:p><text:s/>68</text:p>
          </table:table-cell>
          <table:table-cell office:value-type="float" office:value="22" table:style-name="ce14">
            <text:p><text:s/>22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5" table:style-name="ce14">
            <text:p><text:s/>65</text:p>
          </table:table-cell>
          <table:table-cell office:value-type="float" office:value="108" table:style-name="ce14">
            <text:p><text:s/>108</text:p>
          </table:table-cell>
          <table:table-cell office:value-type="float" office:value="89" table:style-name="ce14">
            <text:p><text:s/>89</text:p>
          </table:table-cell>
          <table:table-cell office:value-type="float" office:value="84" table:style-name="ce14">
            <text:p><text:s/>84</text:p>
          </table:table-cell>
          <table:table-cell office:value-type="float" office:value="38" table:style-name="ce14">
            <text:p><text:s/>38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21" table:style-name="ce14">
            <text:p><text:s/>421</text:p>
          </table:table-cell>
          <table:table-cell office:value-type="float" office:value="562" table:style-name="ce14">
            <text:p><text:s/>562</text:p>
          </table:table-cell>
          <table:table-cell office:value-type="float" office:value="519" table:style-name="ce14">
            <text:p><text:s/>519</text:p>
          </table:table-cell>
          <table:table-cell office:value-type="float" office:value="464" table:style-name="ce14">
            <text:p><text:s/>464</text:p>
          </table:table-cell>
          <table:table-cell office:value-type="float" office:value="130" table:style-name="ce14">
            <text:p><text:s/>130</text:p>
          </table:table-cell>
          <table:table-cell office:value-type="float" office:value="853" table:number-columns-spanned="2" table:number-rows-spanned="1" table:style-name="ce47">
            <text:p><text:s/>853</text:p>
          </table:table-cell>
          <table:covered-table-cell/>
          <table:table-cell office:value-type="float" office:value="983" table:number-columns-spanned="2" table:number-rows-spanned="1" table:style-name="ce47">
            <text:p><text:s/>9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78" table:style-name="ce14">
            <text:p><text:s/>178</text:p>
          </table:table-cell>
          <table:table-cell office:value-type="float" office:value="219" table:style-name="ce14">
            <text:p><text:s/>219</text:p>
          </table:table-cell>
          <table:table-cell office:value-type="float" office:value="206" table:style-name="ce14">
            <text:p><text:s/>206</text:p>
          </table:table-cell>
          <table:table-cell office:value-type="float" office:value="191" table:style-name="ce14">
            <text:p><text:s/>191</text:p>
          </table:table-cell>
          <table:table-cell office:value-type="float" office:value="86" table:style-name="ce14">
            <text:p><text:s/>86</text:p>
          </table:table-cell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office:value-type="float" office:value="397" table:number-columns-spanned="2" table:number-rows-spanned="1" table:style-name="ce47">
            <text:p><text:s/>3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972" table:style-name="ce14">
            <text:p><text:s/>972</text:p>
          </table:table-cell>
          <table:table-cell office:value-type="float" office:value="1120" table:style-name="ce14">
            <text:p>1 120</text:p>
          </table:table-cell>
          <table:table-cell office:value-type="float" office:value="1462" table:style-name="ce14">
            <text:p>1 462</text:p>
          </table:table-cell>
          <table:table-cell office:value-type="float" office:value="630" table:style-name="ce14">
            <text:p><text:s/>630</text:p>
          </table:table-cell>
          <table:table-cell office:value-type="float" office:value="245" table:style-name="ce14">
            <text:p><text:s/>245</text:p>
          </table:table-cell>
          <table:table-cell office:value-type="float" office:value="1847" table:number-columns-spanned="2" table:number-rows-spanned="1" table:style-name="ce47">
            <text:p>1 847</text:p>
          </table:table-cell>
          <table:covered-table-cell/>
          <table:table-cell office:value-type="float" office:value="2092" table:number-columns-spanned="2" table:number-rows-spanned="1" table:style-name="ce47">
            <text:p>2 0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89" table:style-name="ce14">
            <text:p><text:s/>8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5" table:style-name="ce14">
            <text:p><text:s/>125</text:p>
          </table:table-cell>
          <table:table-cell office:value-type="float" office:value="88" table:style-name="ce14">
            <text:p><text:s/>88</text:p>
          </table:table-cell>
          <table:table-cell office:value-type="float" office:value="29" table:style-name="ce14">
            <text:p><text:s/>29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7" table:style-name="ce14">
            <text:p><text:s/>37</text:p>
          </table:table-cell>
          <table:table-cell office:value-type="float" office:value="68" table:style-name="ce14">
            <text:p><text:s/>68</text:p>
          </table:table-cell>
          <table:table-cell office:value-type="float" office:value="63" table:style-name="ce14">
            <text:p><text:s/>63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1" table:style-name="ce14">
            <text:p><text:s/>31</text:p>
          </table:table-cell>
          <table:table-cell office:value-type="float" office:value="51" table:style-name="ce14">
            <text:p><text:s/>51</text:p>
          </table:table-cell>
          <table:table-cell office:value-type="float" office:value="60" table:style-name="ce14">
            <text:p><text:s/>60</text:p>
          </table:table-cell>
          <table:table-cell office:value-type="float" office:value="22" table:style-name="ce14">
            <text:p><text:s/>22</text:p>
          </table:table-cell>
          <table:table-cell office:value-type="float" office:value="9" table:style-name="ce14">
            <text:p><text:s/>9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8" table:style-name="ce14">
            <text:p><text:s/>16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25" table:style-name="ce14">
            <text:p><text:s/>125</text:p>
          </table:table-cell>
          <table:table-cell office:value-type="float" office:value="9" table:style-name="ce14">
            <text:p><text:s/>9</text:p>
          </table:table-cell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9" table:style-name="ce14">
            <text:p><text:s/>39</text:p>
          </table:table-cell>
          <table:table-cell office:value-type="float" office:value="44" table:style-name="ce14">
            <text:p><text:s/>44</text:p>
          </table:table-cell>
          <table:table-cell office:value-type="float" office:value="60" table:style-name="ce14">
            <text:p><text:s/>60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" table:style-name="ce14">
            <text:p><text:s/>22</text:p>
          </table:table-cell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76" table:style-name="ce14">
            <text:p><text:s/>76</text:p>
          </table:table-cell>
          <table:table-cell office:value-type="float" office:value="86" table:style-name="ce14">
            <text:p><text:s/>86</text:p>
          </table:table-cell>
          <table:table-cell office:value-type="float" office:value="63" table:style-name="ce14">
            <text:p><text:s/>63</text:p>
          </table:table-cell>
          <table:table-cell office:value-type="float" office:value="99" table:style-name="ce14">
            <text:p><text:s/>99</text:p>
          </table:table-cell>
          <table:table-cell office:value-type="float" office:value="35" table:style-name="ce14">
            <text:p><text:s/>35</text:p>
          </table:table-cell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33" table:style-name="ce14">
            <text:p><text:s/>133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0" table:style-name="ce14">
            <text:p><text:s/>190</text:p>
          </table:table-cell>
          <table:table-cell office:value-type="float" office:value="104" table:style-name="ce14">
            <text:p><text:s/>104</text:p>
          </table:table-cell>
          <table:table-cell office:value-type="float" office:value="25" table:style-name="ce14">
            <text:p><text:s/>25</text:p>
          </table:table-cell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6" table:style-name="ce14">
            <text:p><text:s/>36</text:p>
          </table:table-cell>
          <table:table-cell office:value-type="float" office:value="54" table:style-name="ce14">
            <text:p><text:s/>54</text:p>
          </table:table-cell>
          <table:table-cell office:value-type="float" office:value="71" table:style-name="ce14">
            <text:p><text:s/>71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43" table:style-name="ce14">
            <text:p><text:s/>443</text:p>
          </table:table-cell>
          <table:table-cell office:value-type="float" office:value="546" table:style-name="ce14">
            <text:p><text:s/>546</text:p>
          </table:table-cell>
          <table:table-cell office:value-type="float" office:value="434" table:style-name="ce14">
            <text:p><text:s/>434</text:p>
          </table:table-cell>
          <table:table-cell office:value-type="float" office:value="555" table:style-name="ce14">
            <text:p><text:s/>555</text:p>
          </table:table-cell>
          <table:table-cell office:value-type="float" office:value="283" table:style-name="ce14">
            <text:p><text:s/>283</text:p>
          </table:table-cell>
          <table:table-cell office:value-type="float" office:value="706" table:number-columns-spanned="2" table:number-rows-spanned="1" table:style-name="ce47">
            <text:p><text:s/>706</text:p>
          </table:table-cell>
          <table:covered-table-cell/>
          <table:table-cell office:value-type="float" office:value="989" table:number-columns-spanned="2" table:number-rows-spanned="1" table:style-name="ce47">
            <text:p><text:s/>9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68" table:style-name="ce14">
            <text:p><text:s/>68</text:p>
          </table:table-cell>
          <table:table-cell office:value-type="float" office:value="86" table:style-name="ce14">
            <text:p><text:s/>86</text:p>
          </table:table-cell>
          <table:table-cell office:value-type="float" office:value="65" table:style-name="ce14">
            <text:p><text:s/>65</text:p>
          </table:table-cell>
          <table:table-cell office:value-type="float" office:value="89" table:style-name="ce14">
            <text:p><text:s/>89</text:p>
          </table:table-cell>
          <table:table-cell office:value-type="float" office:value="36" table:style-name="ce14">
            <text:p><text:s/>36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5" table:style-name="ce14">
            <text:p><text:s/>95</text:p>
          </table:table-cell>
          <table:table-cell office:value-type="float" office:value="96" table:style-name="ce14">
            <text:p><text:s/>96</text:p>
          </table:table-cell>
          <table:table-cell office:value-type="float" office:value="100" table:style-name="ce14">
            <text:p><text:s/>100</text:p>
          </table:table-cell>
          <table:table-cell office:value-type="float" office:value="91" table:style-name="ce14">
            <text:p><text:s/>91</text:p>
          </table:table-cell>
          <table:table-cell office:value-type="float" office:value="45" table:style-name="ce14">
            <text:p><text:s/>45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683" table:style-name="ce14">
            <text:p><text:s/>683</text:p>
          </table:table-cell>
          <table:table-cell office:value-type="float" office:value="588" table:style-name="ce14">
            <text:p><text:s/>588</text:p>
          </table:table-cell>
          <table:table-cell office:value-type="float" office:value="981" table:style-name="ce14">
            <text:p><text:s/>981</text:p>
          </table:table-cell>
          <table:table-cell office:value-type="float" office:value="290" table:style-name="ce14">
            <text:p><text:s/>290</text:p>
          </table:table-cell>
          <table:table-cell office:value-type="float" office:value="18" table:style-name="ce14">
            <text:p><text:s/>18</text:p>
          </table:table-cell>
          <table:table-cell office:value-type="float" office:value="1253" table:number-columns-spanned="2" table:number-rows-spanned="1" table:style-name="ce47">
            <text:p>1 253</text:p>
          </table:table-cell>
          <table:covered-table-cell/>
          <table:table-cell office:value-type="float" office:value="1271" table:number-columns-spanned="2" table:number-rows-spanned="1" table:style-name="ce47">
            <text:p>1 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81" table:style-name="ce14">
            <text:p><text:s/>81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office:value-type="float" office:value="60" table:style-name="ce14">
            <text:p><text:s/>60</text:p>
          </table:table-cell>
          <table:table-cell office:value-type="float" office:value="8" table:style-name="ce14">
            <text:p><text:s/>8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28" table:style-name="ce14">
            <text:p><text:s/>228</text:p>
          </table:table-cell>
          <table:table-cell office:value-type="float" office:value="72" table:style-name="ce14">
            <text:p><text:s/>72</text:p>
          </table:table-cell>
          <table:table-cell office:value-type="float" office:value="22" table:style-name="ce14">
            <text:p><text:s/>22</text:p>
          </table:table-cell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74" table:style-name="ce14">
            <text:p><text:s/>274</text:p>
          </table:table-cell>
          <table:table-cell office:value-type="float" office:value="344" table:style-name="ce14">
            <text:p><text:s/>344</text:p>
          </table:table-cell>
          <table:table-cell office:value-type="float" office:value="434" table:style-name="ce14">
            <text:p><text:s/>434</text:p>
          </table:table-cell>
          <table:table-cell office:value-type="float" office:value="184" table:style-name="ce14">
            <text:p><text:s/>184</text:p>
          </table:table-cell>
          <table:table-cell office:value-type="float" office:value="69" table:style-name="ce14">
            <text:p><text:s/>69</text:p>
          </table:table-cell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office:value-type="float" office:value="618" table:number-columns-spanned="2" table:number-rows-spanned="1" table:style-name="ce47">
            <text:p><text:s/>6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97" table:style-name="ce14">
            <text:p><text:s/>97</text:p>
          </table:table-cell>
          <table:table-cell office:value-type="float" office:value="166" table:style-name="ce14">
            <text:p><text:s/>166</text:p>
          </table:table-cell>
          <table:table-cell office:value-type="float" office:value="173" table:style-name="ce14">
            <text:p><text:s/>173</text:p>
          </table:table-cell>
          <table:table-cell office:value-type="float" office:value="90" table:style-name="ce14">
            <text:p><text:s/>90</text:p>
          </table:table-cell>
          <table:table-cell office:value-type="float" office:value="25" table:style-name="ce14">
            <text:p><text:s/>25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02" table:style-name="ce14">
            <text:p><text:s/>102</text:p>
          </table:table-cell>
          <table:table-cell office:value-type="float" office:value="196" table:style-name="ce14">
            <text:p><text:s/>196</text:p>
          </table:table-cell>
          <table:table-cell office:value-type="float" office:value="221" table:style-name="ce14">
            <text:p><text:s/>221</text:p>
          </table:table-cell>
          <table:table-cell office:value-type="float" office:value="77" table:style-name="ce14">
            <text:p><text:s/>77</text:p>
          </table:table-cell>
          <table:table-cell office:value-type="float" office:value="26" table:style-name="ce14">
            <text:p><text:s/>26</text:p>
          </table:table-cell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94" table:style-name="ce14">
            <text:p><text:s/>194</text:p>
          </table:table-cell>
          <table:table-cell office:value-type="float" office:value="300" table:style-name="ce14">
            <text:p><text:s/>300</text:p>
          </table:table-cell>
          <table:table-cell office:value-type="float" office:value="287" table:style-name="ce14">
            <text:p><text:s/>287</text:p>
          </table:table-cell>
          <table:table-cell office:value-type="float" office:value="207" table:style-name="ce14">
            <text:p><text:s/>207</text:p>
          </table:table-cell>
          <table:table-cell office:value-type="float" office:value="63" table:style-name="ce14">
            <text:p><text:s/>63</text:p>
          </table:table-cell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09" table:style-name="ce14">
            <text:p><text:s/>409</text:p>
          </table:table-cell>
          <table:table-cell office:value-type="float" office:value="432" table:style-name="ce14">
            <text:p><text:s/>432</text:p>
          </table:table-cell>
          <table:table-cell office:value-type="float" office:value="568" table:style-name="ce14">
            <text:p><text:s/>568</text:p>
          </table:table-cell>
          <table:table-cell office:value-type="float" office:value="273" table:style-name="ce14">
            <text:p><text:s/>273</text:p>
          </table:table-cell>
          <table:table-cell office:value-type="float" office:value="40" table:style-name="ce14">
            <text:p><text:s/>40</text:p>
          </table:table-cell>
          <table:table-cell office:value-type="float" office:value="801" table:number-columns-spanned="2" table:number-rows-spanned="1" table:style-name="ce47">
            <text:p><text:s/>801</text:p>
          </table:table-cell>
          <table:covered-table-cell/>
          <table:table-cell office:value-type="float" office:value="841" table:number-columns-spanned="2" table:number-rows-spanned="1" table:style-name="ce47">
            <text:p><text:s/>8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316" table:style-name="ce14">
            <text:p><text:s/>316</text:p>
          </table:table-cell>
          <table:table-cell office:value-type="float" office:value="336" table:style-name="ce14">
            <text:p><text:s/>336</text:p>
          </table:table-cell>
          <table:table-cell office:value-type="float" office:value="361" table:style-name="ce14">
            <text:p><text:s/>361</text:p>
          </table:table-cell>
          <table:table-cell office:value-type="float" office:value="291" table:style-name="ce14">
            <text:p><text:s/>291</text:p>
          </table:table-cell>
          <table:table-cell office:value-type="float" office:value="118" table:style-name="ce14">
            <text:p><text:s/>118</text:p>
          </table:table-cell>
          <table:table-cell office:value-type="float" office:value="534" table:number-columns-spanned="2" table:number-rows-spanned="1" table:style-name="ce47">
            <text:p><text:s/>534</text:p>
          </table:table-cell>
          <table:covered-table-cell/>
          <table:table-cell office:value-type="float" office:value="652" table:number-columns-spanned="2" table:number-rows-spanned="1" table:style-name="ce47">
            <text:p><text:s/>6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80" table:style-name="ce14">
            <text:p><text:s/>380</text:p>
          </table:table-cell>
          <table:table-cell office:value-type="float" office:value="351" table:style-name="ce14">
            <text:p><text:s/>351</text:p>
          </table:table-cell>
          <table:table-cell office:value-type="float" office:value="515" table:style-name="ce14">
            <text:p><text:s/>515</text:p>
          </table:table-cell>
          <table:table-cell office:value-type="float" office:value="216" table:style-name="ce14">
            <text:p><text:s/>216</text:p>
          </table:table-cell>
          <table:table-cell office:value-type="float" office:value="42" table:style-name="ce14">
            <text:p><text:s/>42</text:p>
          </table:table-cell>
          <table:table-cell office:value-type="float" office:value="689" table:number-columns-spanned="2" table:number-rows-spanned="1" table:style-name="ce47">
            <text:p><text:s/>689</text:p>
          </table:table-cell>
          <table:covered-table-cell/>
          <table:table-cell office:value-type="float" office:value="731" table:number-columns-spanned="2" table:number-rows-spanned="1" table:style-name="ce47">
            <text:p><text:s/>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73" table:style-name="ce14">
            <text:p><text:s/>7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9" table:style-name="ce14">
            <text:p><text:s/>109</text:p>
          </table:table-cell>
          <table:table-cell office:value-type="float" office:value="75" table:style-name="ce14">
            <text:p><text:s/>75</text:p>
          </table:table-cell>
          <table:table-cell office:value-type="float" office:value="19" table:style-name="ce14">
            <text:p><text:s/>19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9" table:style-name="ce14">
            <text:p><text:s/>209</text:p>
          </table:table-cell>
          <table:table-cell office:value-type="float" office:value="84" table:style-name="ce14">
            <text:p><text:s/>84</text:p>
          </table:table-cell>
          <table:table-cell office:value-type="float" office:value="43" table:style-name="ce14">
            <text:p><text:s/>43</text:p>
          </table:table-cell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90" table:style-name="ce14">
            <text:p><text:s/>90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2" table:style-name="ce14">
            <text:p><text:s/>132</text:p>
          </table:table-cell>
          <table:table-cell office:value-type="float" office:value="86" table:style-name="ce14">
            <text:p><text:s/>86</text:p>
          </table:table-cell>
          <table:table-cell office:value-type="float" office:value="33" table:style-name="ce14">
            <text:p><text:s/>33</text:p>
          </table:table-cell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1" table:style-name="ce14">
            <text:p><text:s/>151</text:p>
          </table:table-cell>
          <table:table-cell office:value-type="float" office:value="125" table:style-name="ce14">
            <text:p><text:s/>125</text:p>
          </table:table-cell>
          <table:table-cell office:value-type="float" office:value="66" table:style-name="ce14">
            <text:p><text:s/>66</text:p>
          </table:table-cell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276" table:number-columns-spanned="2" table:number-rows-spanned="1" table:style-name="ce47">
            <text:p><text:s/>2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88" table:style-name="ce14">
            <text:p><text:s/>88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9" table:style-name="ce14">
            <text:p><text:s/>139</text:p>
          </table:table-cell>
          <table:table-cell office:value-type="float" office:value="77" table:style-name="ce14">
            <text:p><text:s/>77</text:p>
          </table:table-cell>
          <table:table-cell office:value-type="float" office:value="23" table:style-name="ce14">
            <text:p><text:s/>23</text:p>
          </table:table-cell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8083" table:style-name="ce18">
            <text:p>8 083</text:p>
          </table:table-cell>
          <table:table-cell office:value-type="float" office:value="9453" table:style-name="ce18">
            <text:p>9 453</text:p>
          </table:table-cell>
          <table:table-cell office:value-type="float" office:value="10851" table:style-name="ce18">
            <text:p>10 851</text:p>
          </table:table-cell>
          <table:table-cell office:value-type="float" office:value="6685" table:style-name="ce18">
            <text:p>6 685</text:p>
          </table:table-cell>
          <table:table-cell office:value-type="float" office:value="2285" table:style-name="ce18">
            <text:p>2 285</text:p>
          </table:table-cell>
          <table:table-cell office:value-type="float" office:value="15251" table:number-columns-spanned="2" table:number-rows-spanned="1" table:style-name="ce46">
            <text:p>15 251</text:p>
          </table:table-cell>
          <table:covered-table-cell/>
          <table:table-cell office:value-type="float" office:value="17536" table:number-columns-spanned="2" table:number-rows-spanned="1" table:style-name="ce46">
            <text:p>17 536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188" table:style-name="ce14">
            <text:p>2 188</text:p>
          </table:table-cell>
          <table:table-cell office:value-type="float" office:value="2398" table:style-name="ce14">
            <text:p>2 398</text:p>
          </table:table-cell>
          <table:table-cell office:value-type="float" office:value="4197" table:style-name="ce14">
            <text:p>4 197</text:p>
          </table:table-cell>
          <table:table-cell office:value-type="float" office:value="389" table:style-name="ce14">
            <text:p><text:s/>389</text:p>
          </table:table-cell>
          <table:table-cell office:value-type="float" office:value="82" table:style-name="ce14">
            <text:p><text:s/>82</text:p>
          </table:table-cell>
          <table:table-cell office:value-type="float" office:value="4504" table:number-columns-spanned="2" table:number-rows-spanned="1" table:style-name="ce47">
            <text:p>4 504</text:p>
          </table:table-cell>
          <table:covered-table-cell/>
          <table:table-cell office:value-type="float" office:value="4586" table:number-columns-spanned="2" table:number-rows-spanned="1" table:style-name="ce47">
            <text:p>4 5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96" table:style-name="ce14">
            <text:p><text:s/>96</text:p>
          </table:table-cell>
          <table:table-cell office:value-type="float" office:value="96" table:style-name="ce14">
            <text:p><text:s/>96</text:p>
          </table:table-cell>
          <table:table-cell office:value-type="float" office:value="132" table:style-name="ce14">
            <text:p><text:s/>132</text:p>
          </table:table-cell>
          <table:table-cell office:value-type="float" office:value="60" table:style-name="ce14">
            <text:p><text:s/>60</text:p>
          </table:table-cell>
          <table:table-cell office:value-type="float" office:value="8" table:style-name="ce14">
            <text:p><text:s/>8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97" table:style-name="ce14">
            <text:p><text:s/>97</text:p>
          </table:table-cell>
          <table:table-cell office:value-type="float" office:value="137" table:style-name="ce14">
            <text:p><text:s/>137</text:p>
          </table:table-cell>
          <table:table-cell office:value-type="float" office:value="176" table:style-name="ce14">
            <text:p><text:s/>176</text:p>
          </table:table-cell>
          <table:table-cell office:value-type="float" office:value="58" table:style-name="ce14">
            <text:p><text:s/>58</text:p>
          </table:table-cell>
          <table:table-cell office:value-type="float" office:value="30" table:style-name="ce14">
            <text:p><text:s/>30</text:p>
          </table:table-cell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164" table:style-name="ce14">
            <text:p>1 164</text:p>
          </table:table-cell>
          <table:table-cell office:value-type="float" office:value="1329" table:style-name="ce14">
            <text:p>1 329</text:p>
          </table:table-cell>
          <table:table-cell office:value-type="float" office:value="2000" table:style-name="ce14">
            <text:p>2 000</text:p>
          </table:table-cell>
          <table:table-cell office:value-type="float" office:value="493" table:style-name="ce14">
            <text:p><text:s/>493</text:p>
          </table:table-cell>
          <table:table-cell office:value-type="float" office:value="194" table:style-name="ce14">
            <text:p><text:s/>194</text:p>
          </table:table-cell>
          <table:table-cell office:value-type="float" office:value="2299" table:number-columns-spanned="2" table:number-rows-spanned="1" table:style-name="ce47">
            <text:p>2 299</text:p>
          </table:table-cell>
          <table:covered-table-cell/>
          <table:table-cell office:value-type="float" office:value="2493" table:number-columns-spanned="2" table:number-rows-spanned="1" table:style-name="ce47">
            <text:p>2 4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59" table:style-name="ce14">
            <text:p><text:s/>559</text:p>
          </table:table-cell>
          <table:table-cell office:value-type="float" office:value="720" table:style-name="ce14">
            <text:p><text:s/>720</text:p>
          </table:table-cell>
          <table:table-cell office:value-type="float" office:value="988" table:style-name="ce14">
            <text:p><text:s/>988</text:p>
          </table:table-cell>
          <table:table-cell office:value-type="float" office:value="291" table:style-name="ce14">
            <text:p><text:s/>291</text:p>
          </table:table-cell>
          <table:table-cell office:value-type="float" office:value="70" table:style-name="ce14">
            <text:p><text:s/>70</text:p>
          </table:table-cell>
          <table:table-cell office:value-type="float" office:value="1209" table:number-columns-spanned="2" table:number-rows-spanned="1" table:style-name="ce47">
            <text:p>1 209</text:p>
          </table:table-cell>
          <table:covered-table-cell/>
          <table:table-cell office:value-type="float" office:value="1279" table:number-columns-spanned="2" table:number-rows-spanned="1" table:style-name="ce47">
            <text:p>1 2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85" table:style-name="ce14">
            <text:p><text:s/>685</text:p>
          </table:table-cell>
          <table:table-cell office:value-type="float" office:value="921" table:style-name="ce14">
            <text:p><text:s/>921</text:p>
          </table:table-cell>
          <table:table-cell office:value-type="float" office:value="1263" table:style-name="ce14">
            <text:p>1 263</text:p>
          </table:table-cell>
          <table:table-cell office:value-type="float" office:value="343" table:style-name="ce14">
            <text:p><text:s/>343</text:p>
          </table:table-cell>
          <table:table-cell office:value-type="float" office:value="43" table:style-name="ce14">
            <text:p><text:s/>43</text:p>
          </table:table-cell>
          <table:table-cell office:value-type="float" office:value="1563" table:number-columns-spanned="2" table:number-rows-spanned="1" table:style-name="ce47">
            <text:p>1 563</text:p>
          </table:table-cell>
          <table:covered-table-cell/>
          <table:table-cell office:value-type="float" office:value="1606" table:number-columns-spanned="2" table:number-rows-spanned="1" table:style-name="ce47">
            <text:p>1 6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755" table:style-name="ce14">
            <text:p>1 755</text:p>
          </table:table-cell>
          <table:table-cell office:value-type="float" office:value="2296" table:style-name="ce14">
            <text:p>2 296</text:p>
          </table:table-cell>
          <table:table-cell office:value-type="float" office:value="3263" table:style-name="ce14">
            <text:p>3 263</text:p>
          </table:table-cell>
          <table:table-cell office:value-type="float" office:value="788" table:style-name="ce14">
            <text:p><text:s/>788</text:p>
          </table:table-cell>
          <table:table-cell office:value-type="float" office:value="139" table:style-name="ce14">
            <text:p><text:s/>139</text:p>
          </table:table-cell>
          <table:table-cell office:value-type="float" office:value="3912" table:number-columns-spanned="2" table:number-rows-spanned="1" table:style-name="ce47">
            <text:p>3 912</text:p>
          </table:table-cell>
          <table:covered-table-cell/>
          <table:table-cell office:value-type="float" office:value="4051" table:number-columns-spanned="2" table:number-rows-spanned="1" table:style-name="ce47">
            <text:p>4 0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1" table:style-name="ce14">
            <text:p><text:s/>81</text:p>
          </table:table-cell>
          <table:table-cell office:value-type="float" office:value="81" table:style-name="ce14">
            <text:p><text:s/>81</text:p>
          </table:table-cell>
          <table:table-cell office:value-type="float" office:value="80" table:style-name="ce14">
            <text:p><text:s/>80</text:p>
          </table:table-cell>
          <table:table-cell office:value-type="float" office:value="82" table:style-name="ce14">
            <text:p><text:s/>82</text:p>
          </table:table-cell>
          <table:table-cell office:value-type="float" office:value="11" table:style-name="ce14">
            <text:p><text:s/>11</text:p>
          </table:table-cell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717" table:style-name="ce14">
            <text:p><text:s/>717</text:p>
          </table:table-cell>
          <table:table-cell office:value-type="float" office:value="876" table:style-name="ce14">
            <text:p><text:s/>876</text:p>
          </table:table-cell>
          <table:table-cell office:value-type="float" office:value="1225" table:style-name="ce14">
            <text:p>1 225</text:p>
          </table:table-cell>
          <table:table-cell office:value-type="float" office:value="368" table:style-name="ce14">
            <text:p><text:s/>36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62" table:number-columns-spanned="2" table:number-rows-spanned="1" table:style-name="ce47">
            <text:p>1 462</text:p>
          </table:table-cell>
          <table:covered-table-cell/>
          <table:table-cell office:value-type="float" office:value="1593" table:number-columns-spanned="2" table:number-rows-spanned="1" table:style-name="ce47">
            <text:p>1 5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650" table:style-name="ce14">
            <text:p>1 650</text:p>
          </table:table-cell>
          <table:table-cell office:value-type="float" office:value="2033" table:style-name="ce14">
            <text:p>2 033</text:p>
          </table:table-cell>
          <table:table-cell office:value-type="float" office:value="2787" table:style-name="ce14">
            <text:p>2 787</text:p>
          </table:table-cell>
          <table:table-cell office:value-type="float" office:value="896" table:style-name="ce14">
            <text:p><text:s/>896</text:p>
          </table:table-cell>
          <table:table-cell office:value-type="float" office:value="236" table:style-name="ce14">
            <text:p><text:s/>236</text:p>
          </table:table-cell>
          <table:table-cell office:value-type="float" office:value="3447" table:number-columns-spanned="2" table:number-rows-spanned="1" table:style-name="ce47">
            <text:p>3 447</text:p>
          </table:table-cell>
          <table:covered-table-cell/>
          <table:table-cell office:value-type="float" office:value="3683" table:number-columns-spanned="2" table:number-rows-spanned="1" table:style-name="ce47">
            <text:p>3 6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34" table:style-name="ce14">
            <text:p><text:s/>134</text:p>
          </table:table-cell>
          <table:table-cell office:value-type="float" office:value="148" table:style-name="ce14">
            <text:p><text:s/>148</text:p>
          </table:table-cell>
          <table:table-cell office:value-type="float" office:value="210" table:style-name="ce14">
            <text:p><text:s/>210</text:p>
          </table:table-cell>
          <table:table-cell office:value-type="float" office:value="72" table:style-name="ce14">
            <text:p><text:s/>72</text:p>
          </table:table-cell>
          <table:table-cell office:value-type="float" office:value="25" table:style-name="ce14">
            <text:p><text:s/>25</text:p>
          </table:table-cell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office:value-type="float" office:value="282" table:number-columns-spanned="2" table:number-rows-spanned="1" table:style-name="ce47">
            <text:p><text:s/>2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778" table:style-name="ce14">
            <text:p><text:s/>778</text:p>
          </table:table-cell>
          <table:table-cell office:value-type="float" office:value="1068" table:style-name="ce14">
            <text:p>1 068</text:p>
          </table:table-cell>
          <table:table-cell office:value-type="float" office:value="1531" table:style-name="ce14">
            <text:p>1 531</text:p>
          </table:table-cell>
          <table:table-cell office:value-type="float" office:value="315" table:style-name="ce14">
            <text:p><text:s/>315</text:p>
          </table:table-cell>
          <table:table-cell office:value-type="float" office:value="47" table:style-name="ce14">
            <text:p><text:s/>47</text:p>
          </table:table-cell>
          <table:table-cell office:value-type="float" office:value="1799" table:number-columns-spanned="2" table:number-rows-spanned="1" table:style-name="ce47">
            <text:p>1 799</text:p>
          </table:table-cell>
          <table:covered-table-cell/>
          <table:table-cell office:value-type="float" office:value="1846" table:number-columns-spanned="2" table:number-rows-spanned="1" table:style-name="ce47">
            <text:p>1 8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77" table:style-name="ce14">
            <text:p><text:s/>377</text:p>
          </table:table-cell>
          <table:table-cell office:value-type="float" office:value="488" table:style-name="ce14">
            <text:p><text:s/>488</text:p>
          </table:table-cell>
          <table:table-cell office:value-type="float" office:value="706" table:style-name="ce14">
            <text:p><text:s/>706</text:p>
          </table:table-cell>
          <table:table-cell office:value-type="float" office:value="159" table:style-name="ce14">
            <text:p><text:s/>159</text:p>
          </table:table-cell>
          <table:table-cell office:value-type="float" office:value="24" table:style-name="ce14">
            <text:p><text:s/>24</text:p>
          </table:table-cell>
          <table:table-cell office:value-type="float" office:value="841" table:number-columns-spanned="2" table:number-rows-spanned="1" table:style-name="ce47">
            <text:p><text:s/>841</text:p>
          </table:table-cell>
          <table:covered-table-cell/>
          <table:table-cell office:value-type="float" office:value="865" table:number-columns-spanned="2" table:number-rows-spanned="1" table:style-name="ce47">
            <text:p><text:s/>8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9" table:style-name="ce14">
            <text:p><text:s/>179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22" table:style-name="ce14">
            <text:p><text:s/>422</text:p>
          </table:table-cell>
          <table:table-cell office:value-type="float" office:value="539" table:style-name="ce14">
            <text:p><text:s/>539</text:p>
          </table:table-cell>
          <table:table-cell office:value-type="float" office:value="769" table:style-name="ce14">
            <text:p><text:s/>769</text:p>
          </table:table-cell>
          <table:table-cell office:value-type="float" office:value="192" table:style-name="ce14">
            <text:p><text:s/>192</text:p>
          </table:table-cell>
          <table:table-cell office:value-type="float" office:value="42" table:style-name="ce14">
            <text:p><text:s/>42</text:p>
          </table:table-cell>
          <table:table-cell office:value-type="float" office:value="919" table:number-columns-spanned="2" table:number-rows-spanned="1" table:style-name="ce47">
            <text:p><text:s/>919</text:p>
          </table:table-cell>
          <table:covered-table-cell/>
          <table:table-cell office:value-type="float" office:value="961" table:number-columns-spanned="2" table:number-rows-spanned="1" table:style-name="ce47">
            <text:p><text:s/>96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823" table:style-name="ce18">
            <text:p>10 823</text:p>
          </table:table-cell>
          <table:table-cell office:value-type="float" office:value="13265" table:style-name="ce18">
            <text:p>13 265</text:p>
          </table:table-cell>
          <table:table-cell office:value-type="float" office:value="19531" table:style-name="ce18">
            <text:p>19 531</text:p>
          </table:table-cell>
          <table:table-cell office:value-type="float" office:value="4557" table:style-name="ce18">
            <text:p>4 557</text:p>
          </table:table-cell>
          <table:table-cell office:value-type="float" office:value="1085" table:style-name="ce18">
            <text:p>1 085</text:p>
          </table:table-cell>
          <table:table-cell office:value-type="float" office:value="23003" table:number-columns-spanned="2" table:number-rows-spanned="1" table:style-name="ce46">
            <text:p>23 003</text:p>
          </table:table-cell>
          <table:covered-table-cell/>
          <table:table-cell office:value-type="float" office:value="24088" table:number-columns-spanned="2" table:number-rows-spanned="1" table:style-name="ce46">
            <text:p>24 088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64069" table:style-name="ce18">
            <text:p>164 069</text:p>
          </table:table-cell>
          <table:table-cell office:value-type="float" office:value="213127" table:style-name="ce18">
            <text:p>213 127</text:p>
          </table:table-cell>
          <table:table-cell office:value-type="float" office:value="240524" table:style-name="ce18">
            <text:p>240 524</text:p>
          </table:table-cell>
          <table:table-cell office:value-type="float" office:value="136672" table:style-name="ce18">
            <text:p>136 672</text:p>
          </table:table-cell>
          <table:table-cell office:value-type="float" office:value="32375" table:number-columns-spanned="2" table:number-rows-spanned="1" table:style-name="ce46">
            <text:p>32 375</text:p>
          </table:table-cell>
          <table:covered-table-cell/>
          <table:table-cell office:value-type="float" office:value="344821" table:number-columns-spanned="2" table:number-rows-spanned="1" table:style-name="ce46">
            <text:p>344 821</text:p>
          </table:table-cell>
          <table:covered-table-cell/>
          <table:table-cell office:value-type="float" office:value="377196" table:style-name="ce18">
            <text:p>377 19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0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63" table:style-name="ce18">
            <text:p><text:s/>1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590" table:style-name="ce18">
            <text:p><text:s/>5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454" table:style-name="ce24">
            <text:p><text:s/>454</text:p>
          </table:table-cell>
          <table:table-cell table:style-name="ce25"/>
          <table:table-cell office:value-type="float" office:value="970" table:style-name="ce24">
            <text:p><text:s/>970</text:p>
          </table:table-cell>
          <table:table-cell table:style-name="ce25"/>
          <table:table-cell office:value-type="float" office:value="851" table:style-name="ce24">
            <text:p><text:s/>851</text:p>
          </table:table-cell>
          <table:table-cell office:value-type="float" office:value="2656" table:style-name="ce18">
            <text:p>2 6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617" table:style-name="ce18">
            <text:p><text:s/>6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office:value-type="float" office:value="537" table:style-name="ce18">
            <text:p><text:s/>5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44" table:style-name="ce18">
            <text:p><text:s/>2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623" table:style-name="ce18">
            <text:p><text:s/>6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468" table:style-name="ce24">
            <text:p><text:s/>468</text:p>
          </table:table-cell>
          <table:table-cell table:style-name="ce25"/>
          <table:table-cell office:value-type="float" office:value="341" table:style-name="ce24">
            <text:p><text:s/>341</text:p>
          </table:table-cell>
          <table:table-cell office:value-type="float" office:value="1156" table:style-name="ce18">
            <text:p>1 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51" table:style-name="ce24">
            <text:p><text:s/>351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table:style-name="ce25"/>
          <table:table-cell office:value-type="float" office:value="1036" table:style-name="ce24">
            <text:p>1 036</text:p>
          </table:table-cell>
          <table:table-cell table:style-name="ce25"/>
          <table:table-cell office:value-type="float" office:value="841" table:style-name="ce24">
            <text:p><text:s/>841</text:p>
          </table:table-cell>
          <table:table-cell office:value-type="float" office:value="2777" table:style-name="ce18">
            <text:p>2 7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51" table:style-name="ce18">
            <text:p><text:s/>1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880" table:style-name="ce24">
            <text:p><text:s/>880</text:p>
          </table:table-cell>
          <table:table-cell table:style-name="ce25"/>
          <table:table-cell office:value-type="float" office:value="1621" table:style-name="ce24">
            <text:p>1 621</text:p>
          </table:table-cell>
          <table:table-cell table:style-name="ce25"/>
          <table:table-cell office:value-type="float" office:value="3165" table:style-name="ce24">
            <text:p>3 165</text:p>
          </table:table-cell>
          <table:table-cell table:style-name="ce25"/>
          <table:table-cell office:value-type="float" office:value="1865" table:style-name="ce24">
            <text:p>1 865</text:p>
          </table:table-cell>
          <table:table-cell office:value-type="float" office:value="7531" table:style-name="ce18">
            <text:p>7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372" table:style-name="ce24">
            <text:p><text:s/>372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office:value-type="float" office:value="925" table:style-name="ce18">
            <text:p><text:s/>9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437" table:style-name="ce18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743" table:style-name="ce18">
            <text:p><text:s/>7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309" table:style-name="ce24">
            <text:p><text:s/>309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office:value-type="float" office:value="843" table:style-name="ce18">
            <text:p><text:s/>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table:style-name="ce25"/>
          <table:table-cell office:value-type="float" office:value="512" table:style-name="ce24">
            <text:p><text:s/>512</text:p>
          </table:table-cell>
          <table:table-cell office:value-type="float" office:value="1439" table:style-name="ce18">
            <text:p>1 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450" table:style-name="ce24">
            <text:p><text:s/>450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office:value-type="float" office:value="1047" table:style-name="ce18">
            <text:p>1 0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620" table:style-name="ce24">
            <text:p><text:s/>620</text:p>
          </table:table-cell>
          <table:table-cell table:style-name="ce25"/>
          <table:table-cell office:value-type="float" office:value="475" table:style-name="ce24">
            <text:p><text:s/>475</text:p>
          </table:table-cell>
          <table:table-cell office:value-type="float" office:value="1513" table:style-name="ce18">
            <text:p>1 5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727" table:style-name="ce18">
            <text:p><text:s/>7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391" table:style-name="ce24">
            <text:p><text:s/>391</text:p>
          </table:table-cell>
          <table:table-cell table:style-name="ce25"/>
          <table:table-cell office:value-type="float" office:value="840" table:style-name="ce24">
            <text:p><text:s/>840</text:p>
          </table:table-cell>
          <table:table-cell table:style-name="ce25"/>
          <table:table-cell office:value-type="float" office:value="731" table:style-name="ce24">
            <text:p><text:s/>731</text:p>
          </table:table-cell>
          <table:table-cell office:value-type="float" office:value="2213" table:style-name="ce18">
            <text:p>2 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500" table:style-name="ce24">
            <text:p><text:s/>500</text:p>
          </table:table-cell>
          <table:table-cell table:style-name="ce25"/>
          <table:table-cell office:value-type="float" office:value="1042" table:style-name="ce24">
            <text:p>1 042</text:p>
          </table:table-cell>
          <table:table-cell table:style-name="ce25"/>
          <table:table-cell office:value-type="float" office:value="830" table:style-name="ce24">
            <text:p><text:s/>830</text:p>
          </table:table-cell>
          <table:table-cell office:value-type="float" office:value="2755" table:style-name="ce18">
            <text:p>2 7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165" table:style-name="ce24">
            <text:p>1 165</text:p>
          </table:table-cell>
          <table:table-cell table:style-name="ce25"/>
          <table:table-cell office:value-type="float" office:value="1668" table:style-name="ce24">
            <text:p>1 668</text:p>
          </table:table-cell>
          <table:table-cell table:style-name="ce25"/>
          <table:table-cell office:value-type="float" office:value="3399" table:style-name="ce24">
            <text:p>3 399</text:p>
          </table:table-cell>
          <table:table-cell table:style-name="ce25"/>
          <table:table-cell office:value-type="float" office:value="1949" table:style-name="ce24">
            <text:p>1 949</text:p>
          </table:table-cell>
          <table:table-cell office:value-type="float" office:value="8181" table:style-name="ce18">
            <text:p>8 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719" table:style-name="ce24">
            <text:p><text:s/>719</text:p>
          </table:table-cell>
          <table:table-cell table:style-name="ce25"/>
          <table:table-cell office:value-type="float" office:value="1152" table:style-name="ce24">
            <text:p>1 152</text:p>
          </table:table-cell>
          <table:table-cell table:style-name="ce25"/>
          <table:table-cell office:value-type="float" office:value="2835" table:style-name="ce24">
            <text:p>2 835</text:p>
          </table:table-cell>
          <table:table-cell table:style-name="ce25"/>
          <table:table-cell office:value-type="float" office:value="2359" table:style-name="ce24">
            <text:p>2 359</text:p>
          </table:table-cell>
          <table:table-cell office:value-type="float" office:value="7065" table:style-name="ce18">
            <text:p>7 0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table:style-name="ce25"/>
          <table:table-cell office:value-type="float" office:value="524" table:style-name="ce24">
            <text:p><text:s/>524</text:p>
          </table:table-cell>
          <table:table-cell office:value-type="float" office:value="1731" table:style-name="ce18">
            <text:p>1 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611" table:style-name="ce24">
            <text:p><text:s/>611</text:p>
          </table:table-cell>
          <table:table-cell table:style-name="ce25"/>
          <table:table-cell office:value-type="float" office:value="561" table:style-name="ce24">
            <text:p><text:s/>561</text:p>
          </table:table-cell>
          <table:table-cell office:value-type="float" office:value="1751" table:style-name="ce18">
            <text:p>1 7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533" table:style-name="ce18">
            <text:p><text:s/>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588" table:style-name="ce24">
            <text:p><text:s/>588</text:p>
          </table:table-cell>
          <table:table-cell table:style-name="ce25"/>
          <table:table-cell office:value-type="float" office:value="950" table:style-name="ce24">
            <text:p><text:s/>950</text:p>
          </table:table-cell>
          <table:table-cell table:style-name="ce25"/>
          <table:table-cell office:value-type="float" office:value="2121" table:style-name="ce24">
            <text:p>2 121</text:p>
          </table:table-cell>
          <table:table-cell table:style-name="ce25"/>
          <table:table-cell office:value-type="float" office:value="1393" table:style-name="ce24">
            <text:p>1 393</text:p>
          </table:table-cell>
          <table:table-cell office:value-type="float" office:value="5052" table:style-name="ce18">
            <text:p>5 0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447" table:style-name="ce24">
            <text:p><text:s/>447</text:p>
          </table:table-cell>
          <table:table-cell table:style-name="ce25"/>
          <table:table-cell office:value-type="float" office:value="487" table:style-name="ce24">
            <text:p><text:s/>487</text:p>
          </table:table-cell>
          <table:table-cell table:style-name="ce25"/>
          <table:table-cell office:value-type="float" office:value="1177" table:style-name="ce24">
            <text:p>1 177</text:p>
          </table:table-cell>
          <table:table-cell table:style-name="ce25"/>
          <table:table-cell office:value-type="float" office:value="860" table:style-name="ce24">
            <text:p><text:s/>860</text:p>
          </table:table-cell>
          <table:table-cell office:value-type="float" office:value="2971" table:style-name="ce18">
            <text:p>2 9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745" table:style-name="ce24">
            <text:p><text:s/>745</text:p>
          </table:table-cell>
          <table:table-cell table:style-name="ce25"/>
          <table:table-cell office:value-type="float" office:value="1396" table:style-name="ce24">
            <text:p>1 396</text:p>
          </table:table-cell>
          <table:table-cell table:style-name="ce25"/>
          <table:table-cell office:value-type="float" office:value="3003" table:style-name="ce24">
            <text:p>3 003</text:p>
          </table:table-cell>
          <table:table-cell table:style-name="ce25"/>
          <table:table-cell office:value-type="float" office:value="2574" table:style-name="ce24">
            <text:p>2 574</text:p>
          </table:table-cell>
          <table:table-cell office:value-type="float" office:value="7718" table:style-name="ce18">
            <text:p>7 7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264" table:style-name="ce18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923" table:style-name="ce18">
            <text:p><text:s/>9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264" table:style-name="ce18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697" table:style-name="ce18">
            <text:p><text:s/>6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33" table:style-name="ce18">
            <text:p><text:s/>4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272" table:style-name="ce18">
            <text:p><text:s/>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332" table:style-name="ce18">
            <text:p><text:s/>3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281" table:style-name="ce24">
            <text:p><text:s/>281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table:style-name="ce25"/>
          <table:table-cell office:value-type="float" office:value="744" table:style-name="ce24">
            <text:p><text:s/>744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office:value-type="float" office:value="1994" table:style-name="ce18">
            <text:p>1 9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685" table:style-name="ce24">
            <text:p><text:s/>685</text:p>
          </table:table-cell>
          <table:table-cell office:value-type="float" office:value="2039" table:style-name="ce18">
            <text:p>2 0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75" table:style-name="ce24">
            <text:p><text:s/>475</text:p>
          </table:table-cell>
          <table:table-cell table:style-name="ce25"/>
          <table:table-cell office:value-type="float" office:value="624" table:style-name="ce24">
            <text:p><text:s/>624</text:p>
          </table:table-cell>
          <table:table-cell table:style-name="ce25"/>
          <table:table-cell office:value-type="float" office:value="1568" table:style-name="ce24">
            <text:p>1 568</text:p>
          </table:table-cell>
          <table:table-cell table:style-name="ce25"/>
          <table:table-cell office:value-type="float" office:value="1156" table:style-name="ce24">
            <text:p>1 156</text:p>
          </table:table-cell>
          <table:table-cell office:value-type="float" office:value="3823" table:style-name="ce18">
            <text:p>3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82" table:style-name="ce18">
            <text:p><text:s/>2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79" table:style-name="ce24">
            <text:p><text:s/>379</text:p>
          </table:table-cell>
          <table:table-cell table:style-name="ce25"/>
          <table:table-cell office:value-type="float" office:value="517" table:style-name="ce24">
            <text:p><text:s/>517</text:p>
          </table:table-cell>
          <table:table-cell table:style-name="ce25"/>
          <table:table-cell office:value-type="float" office:value="1168" table:style-name="ce24">
            <text:p>1 168</text:p>
          </table:table-cell>
          <table:table-cell table:style-name="ce25"/>
          <table:table-cell office:value-type="float" office:value="759" table:style-name="ce24">
            <text:p><text:s/>759</text:p>
          </table:table-cell>
          <table:table-cell office:value-type="float" office:value="2823" table:style-name="ce18">
            <text:p>2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table:style-name="ce25"/>
          <table:table-cell office:value-type="float" office:value="322" table:style-name="ce24">
            <text:p><text:s/>322</text:p>
          </table:table-cell>
          <table:table-cell office:value-type="float" office:value="1049" table:style-name="ce18">
            <text:p>1 0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61" table:style-name="ce18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office:value-type="float" office:value="928" table:style-name="ce18">
            <text:p><text:s/>9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1017" table:style-name="ce24">
            <text:p>1 017</text:p>
          </table:table-cell>
          <table:table-cell table:style-name="ce25"/>
          <table:table-cell office:value-type="float" office:value="2631" table:style-name="ce24">
            <text:p>2 631</text:p>
          </table:table-cell>
          <table:table-cell table:style-name="ce25"/>
          <table:table-cell office:value-type="float" office:value="5195" table:style-name="ce24">
            <text:p>5 195</text:p>
          </table:table-cell>
          <table:table-cell table:style-name="ce25"/>
          <table:table-cell office:value-type="float" office:value="3410" table:style-name="ce24">
            <text:p>3 410</text:p>
          </table:table-cell>
          <table:table-cell office:value-type="float" office:value="12253" table:style-name="ce18">
            <text:p>12 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office:value-type="float" office:value="825" table:style-name="ce18">
            <text:p><text:s/>8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987" table:style-name="ce24">
            <text:p><text:s/>987</text:p>
          </table:table-cell>
          <table:table-cell table:style-name="ce25"/>
          <table:table-cell office:value-type="float" office:value="681" table:style-name="ce24">
            <text:p><text:s/>681</text:p>
          </table:table-cell>
          <table:table-cell office:value-type="float" office:value="2454" table:style-name="ce18">
            <text:p>2 4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550" table:style-name="ce18">
            <text:p><text:s/>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office:value-type="float" office:value="303" table:style-name="ce18">
            <text:p><text:s/>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717" table:style-name="ce24">
            <text:p><text:s/>717</text:p>
          </table:table-cell>
          <table:table-cell table:style-name="ce25"/>
          <table:table-cell office:value-type="float" office:value="982" table:style-name="ce24">
            <text:p><text:s/>982</text:p>
          </table:table-cell>
          <table:table-cell table:style-name="ce25"/>
          <table:table-cell office:value-type="float" office:value="2231" table:style-name="ce24">
            <text:p>2 231</text:p>
          </table:table-cell>
          <table:table-cell table:style-name="ce25"/>
          <table:table-cell office:value-type="float" office:value="1692" table:style-name="ce24">
            <text:p>1 692</text:p>
          </table:table-cell>
          <table:table-cell office:value-type="float" office:value="5622" table:style-name="ce18">
            <text:p>5 6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437" table:style-name="ce18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420" table:style-name="ce24">
            <text:p><text:s/>420</text:p>
          </table:table-cell>
          <table:table-cell table:style-name="ce25"/>
          <table:table-cell office:value-type="float" office:value="1066" table:style-name="ce24">
            <text:p>1 066</text:p>
          </table:table-cell>
          <table:table-cell table:style-name="ce25"/>
          <table:table-cell office:value-type="float" office:value="1048" table:style-name="ce24">
            <text:p>1 048</text:p>
          </table:table-cell>
          <table:table-cell office:value-type="float" office:value="2854" table:style-name="ce18">
            <text:p>2 8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table:style-name="ce25"/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office:value-type="float" office:value="1028" table:style-name="ce18">
            <text:p>1 0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354" table:style-name="ce18">
            <text:p><text:s/>3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363" table:style-name="ce18">
            <text:p><text:s/>3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528" table:style-name="ce24">
            <text:p><text:s/>528</text:p>
          </table:table-cell>
          <table:table-cell table:style-name="ce25"/>
          <table:table-cell office:value-type="float" office:value="432" table:style-name="ce24">
            <text:p><text:s/>432</text:p>
          </table:table-cell>
          <table:table-cell office:value-type="float" office:value="1355" table:style-name="ce18">
            <text:p>1 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449" table:style-name="ce18">
            <text:p><text:s/>4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581" table:style-name="ce18">
            <text:p><text:s/>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834" table:style-name="ce24">
            <text:p><text:s/>834</text:p>
          </table:table-cell>
          <table:table-cell table:style-name="ce25"/>
          <table:table-cell office:value-type="float" office:value="2016" table:style-name="ce24">
            <text:p>2 016</text:p>
          </table:table-cell>
          <table:table-cell table:style-name="ce25"/>
          <table:table-cell office:value-type="float" office:value="1251" table:style-name="ce24">
            <text:p>1 251</text:p>
          </table:table-cell>
          <table:table-cell office:value-type="float" office:value="4590" table:style-name="ce18">
            <text:p>4 5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499" table:style-name="ce18">
            <text:p><text:s/>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472" table:style-name="ce24">
            <text:p><text:s/>472</text:p>
          </table:table-cell>
          <table:table-cell table:style-name="ce25"/>
          <table:table-cell office:value-type="float" office:value="935" table:style-name="ce24">
            <text:p><text:s/>935</text:p>
          </table:table-cell>
          <table:table-cell table:style-name="ce25"/>
          <table:table-cell office:value-type="float" office:value="623" table:style-name="ce24">
            <text:p><text:s/>623</text:p>
          </table:table-cell>
          <table:table-cell office:value-type="float" office:value="2291" table:style-name="ce18">
            <text:p>2 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578" table:style-name="ce18">
            <text:p><text:s/>5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550" table:style-name="ce24">
            <text:p><text:s/>550</text:p>
          </table:table-cell>
          <table:table-cell table:style-name="ce25"/>
          <table:table-cell office:value-type="float" office:value="1313" table:style-name="ce24">
            <text:p>1 313</text:p>
          </table:table-cell>
          <table:table-cell table:style-name="ce25"/>
          <table:table-cell office:value-type="float" office:value="737" table:style-name="ce24">
            <text:p><text:s/>737</text:p>
          </table:table-cell>
          <table:table-cell office:value-type="float" office:value="2945" table:style-name="ce18">
            <text:p>2 9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99" table:style-name="ce18">
            <text:p><text:s/>2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643" table:style-name="ce24">
            <text:p><text:s/>643</text:p>
          </table:table-cell>
          <table:table-cell table:style-name="ce25"/>
          <table:table-cell office:value-type="float" office:value="839" table:style-name="ce24">
            <text:p><text:s/>839</text:p>
          </table:table-cell>
          <table:table-cell table:style-name="ce25"/>
          <table:table-cell office:value-type="float" office:value="1878" table:style-name="ce24">
            <text:p>1 878</text:p>
          </table:table-cell>
          <table:table-cell table:style-name="ce25"/>
          <table:table-cell office:value-type="float" office:value="1371" table:style-name="ce24">
            <text:p>1 371</text:p>
          </table:table-cell>
          <table:table-cell office:value-type="float" office:value="4731" table:style-name="ce18">
            <text:p>4 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714" table:style-name="ce24">
            <text:p>1 714</text:p>
          </table:table-cell>
          <table:table-cell table:style-name="ce25"/>
          <table:table-cell office:value-type="float" office:value="3152" table:style-name="ce24">
            <text:p>3 152</text:p>
          </table:table-cell>
          <table:table-cell table:style-name="ce25"/>
          <table:table-cell office:value-type="float" office:value="7357" table:style-name="ce24">
            <text:p>7 357</text:p>
          </table:table-cell>
          <table:table-cell table:style-name="ce25"/>
          <table:table-cell office:value-type="float" office:value="4920" table:style-name="ce24">
            <text:p>4 920</text:p>
          </table:table-cell>
          <table:table-cell office:value-type="float" office:value="17143" table:style-name="ce18">
            <text:p>17 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427" table:style-name="ce18">
            <text:p><text:s/>4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468" table:style-name="ce24">
            <text:p><text:s/>468</text:p>
          </table:table-cell>
          <table:table-cell table:style-name="ce25"/>
          <table:table-cell office:value-type="float" office:value="970" table:style-name="ce24">
            <text:p><text:s/>970</text:p>
          </table:table-cell>
          <table:table-cell table:style-name="ce25"/>
          <table:table-cell office:value-type="float" office:value="698" table:style-name="ce24">
            <text:p><text:s/>698</text:p>
          </table:table-cell>
          <table:table-cell office:value-type="float" office:value="2365" table:style-name="ce18">
            <text:p>2 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534" table:style-name="ce24">
            <text:p><text:s/>534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office:value-type="float" office:value="1390" table:style-name="ce18">
            <text:p>1 3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241" table:style-name="ce18">
            <text:p><text:s/>2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432" table:style-name="ce24">
            <text:p><text:s/>432</text:p>
          </table:table-cell>
          <table:table-cell office:value-type="float" office:value="1110" table:style-name="ce18">
            <text:p>1 11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901" table:style-name="ce26">
            <text:p>17 901</text:p>
          </table:table-cell>
          <table:table-cell table:style-name="ce16"/>
          <table:table-cell office:value-type="float" office:value="28408" table:style-name="ce26">
            <text:p>28 408</text:p>
          </table:table-cell>
          <table:table-cell table:style-name="ce16"/>
          <table:table-cell office:value-type="float" office:value="61881" table:style-name="ce26">
            <text:p>61 881</text:p>
          </table:table-cell>
          <table:table-cell table:style-name="ce16"/>
          <table:table-cell office:value-type="float" office:value="44832" table:style-name="ce26">
            <text:p>44 832</text:p>
          </table:table-cell>
          <table:table-cell office:value-type="float" office:value="153022" table:style-name="ce18">
            <text:p>153 0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431" table:style-name="ce24">
            <text:p><text:s/>431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office:value-type="float" office:value="1143" table:style-name="ce18">
            <text:p>1 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144" table:style-name="ce18">
            <text:p><text:s/>1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667" table:style-name="ce18">
            <text:p><text:s/>6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79" table:style-name="ce18">
            <text:p><text:s/>5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579" table:style-name="ce24">
            <text:p><text:s/>579</text:p>
          </table:table-cell>
          <table:table-cell table:style-name="ce25"/>
          <table:table-cell office:value-type="float" office:value="1168" table:style-name="ce24">
            <text:p>1 168</text:p>
          </table:table-cell>
          <table:table-cell table:style-name="ce25"/>
          <table:table-cell office:value-type="float" office:value="738" table:style-name="ce24">
            <text:p><text:s/>738</text:p>
          </table:table-cell>
          <table:table-cell office:value-type="float" office:value="2806" table:style-name="ce18">
            <text:p>2 8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37" table:style-name="ce18">
            <text:p><text:s/>3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33" table:style-name="ce18">
            <text:p><text:s/>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office:value-type="float" office:value="865" table:style-name="ce18">
            <text:p><text:s/>8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81" table:style-name="ce18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583" table:style-name="ce24">
            <text:p><text:s/>583</text:p>
          </table:table-cell>
          <table:table-cell table:style-name="ce25"/>
          <table:table-cell office:value-type="float" office:value="455" table:style-name="ce24">
            <text:p><text:s/>455</text:p>
          </table:table-cell>
          <table:table-cell office:value-type="float" office:value="1463" table:style-name="ce18">
            <text:p>1 4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office:value-type="float" office:value="563" table:style-name="ce18">
            <text:p><text:s/>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39" table:style-name="ce18">
            <text:p><text:s/>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535" table:style-name="ce24">
            <text:p><text:s/>535</text:p>
          </table:table-cell>
          <table:table-cell table:style-name="ce25"/>
          <table:table-cell office:value-type="float" office:value="1003" table:style-name="ce24">
            <text:p>1 003</text:p>
          </table:table-cell>
          <table:table-cell table:style-name="ce25"/>
          <table:table-cell office:value-type="float" office:value="1769" table:style-name="ce24">
            <text:p>1 769</text:p>
          </table:table-cell>
          <table:table-cell table:style-name="ce25"/>
          <table:table-cell office:value-type="float" office:value="984" table:style-name="ce24">
            <text:p><text:s/>984</text:p>
          </table:table-cell>
          <table:table-cell office:value-type="float" office:value="4291" table:style-name="ce18">
            <text:p>4 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77" table:style-name="ce18">
            <text:p><text:s/>3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378" table:style-name="ce24">
            <text:p><text:s/>378</text:p>
          </table:table-cell>
          <table:table-cell table:style-name="ce25"/>
          <table:table-cell office:value-type="float" office:value="655" table:style-name="ce24">
            <text:p><text:s/>655</text:p>
          </table:table-cell>
          <table:table-cell table:style-name="ce25"/>
          <table:table-cell office:value-type="float" office:value="469" table:style-name="ce24">
            <text:p><text:s/>469</text:p>
          </table:table-cell>
          <table:table-cell office:value-type="float" office:value="1758" table:style-name="ce18">
            <text:p>1 7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324" table:style-name="ce24">
            <text:p><text:s/>324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office:value-type="float" office:value="869" table:style-name="ce18">
            <text:p><text:s/>8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417" table:style-name="ce24">
            <text:p><text:s/>417</text:p>
          </table:table-cell>
          <table:table-cell table:style-name="ce25"/>
          <table:table-cell office:value-type="float" office:value="908" table:style-name="ce24">
            <text:p><text:s/>908</text:p>
          </table:table-cell>
          <table:table-cell table:style-name="ce25"/>
          <table:table-cell office:value-type="float" office:value="591" table:style-name="ce24">
            <text:p><text:s/>591</text:p>
          </table:table-cell>
          <table:table-cell office:value-type="float" office:value="2208" table:style-name="ce18">
            <text:p>2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53" table:style-name="ce18">
            <text:p><text:s/>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office:value-type="float" office:value="834" table:style-name="ce18">
            <text:p><text:s/>8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31" table:style-name="ce18">
            <text:p><text:s/>1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415" table:style-name="ce18">
            <text:p><text:s/>4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89" table:style-name="ce24">
            <text:p><text:s/>189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office:value-type="float" office:value="1208" table:style-name="ce18">
            <text:p>1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22" table:style-name="ce18">
            <text:p><text:s/>3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office:value-type="float" office:value="1383" table:style-name="ce18">
            <text:p>1 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457" table:style-name="ce24">
            <text:p><text:s/>457</text:p>
          </table:table-cell>
          <table:table-cell table:style-name="ce25"/>
          <table:table-cell office:value-type="float" office:value="767" table:style-name="ce24">
            <text:p><text:s/>767</text:p>
          </table:table-cell>
          <table:table-cell table:style-name="ce25"/>
          <table:table-cell office:value-type="float" office:value="1491" table:style-name="ce24">
            <text:p>1 491</text:p>
          </table:table-cell>
          <table:table-cell table:style-name="ce25"/>
          <table:table-cell office:value-type="float" office:value="758" table:style-name="ce24">
            <text:p><text:s/>758</text:p>
          </table:table-cell>
          <table:table-cell office:value-type="float" office:value="3473" table:style-name="ce18">
            <text:p>3 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549" table:style-name="ce18">
            <text:p><text:s/>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678" table:style-name="ce18">
            <text:p><text:s/>6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748" table:style-name="ce24">
            <text:p><text:s/>748</text:p>
          </table:table-cell>
          <table:table-cell table:style-name="ce25"/>
          <table:table-cell office:value-type="float" office:value="305" table:style-name="ce24">
            <text:p><text:s/>305</text:p>
          </table:table-cell>
          <table:table-cell office:value-type="float" office:value="1588" table:style-name="ce18">
            <text:p>1 5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441" table:style-name="ce18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96" table:style-name="ce18">
            <text:p><text:s/>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308" table:style-name="ce18">
            <text:p><text:s/>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673" table:style-name="ce18">
            <text:p><text:s/>6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461" table:style-name="ce18">
            <text:p><text:s/>4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81" table:style-name="ce18">
            <text:p><text:s/>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58" table:style-name="ce18">
            <text:p><text:s/>3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597" table:style-name="ce18">
            <text:p><text:s/>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666" table:style-name="ce18">
            <text:p><text:s/>6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391" table:style-name="ce24">
            <text:p><text:s/>391</text:p>
          </table:table-cell>
          <table:table-cell table:style-name="ce25"/>
          <table:table-cell office:value-type="float" office:value="833" table:style-name="ce24">
            <text:p><text:s/>833</text:p>
          </table:table-cell>
          <table:table-cell table:style-name="ce25"/>
          <table:table-cell office:value-type="float" office:value="573" table:style-name="ce24">
            <text:p><text:s/>573</text:p>
          </table:table-cell>
          <table:table-cell office:value-type="float" office:value="2039" table:style-name="ce18">
            <text:p>2 0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83" table:style-name="ce18">
            <text:p><text:s/>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16" table:style-name="ce18">
            <text:p><text:s/>1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440" table:style-name="ce24">
            <text:p><text:s/>440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office:value-type="float" office:value="1117" table:style-name="ce18">
            <text:p>1 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office:value-type="float" office:value="528" table:style-name="ce18">
            <text:p><text:s/>5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12" table:style-name="ce18">
            <text:p><text:s/>3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596" table:style-name="ce18">
            <text:p><text:s/>5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95" table:style-name="ce18">
            <text:p><text:s/>3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office:value-type="float" office:value="629" table:style-name="ce18">
            <text:p><text:s/>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403" table:style-name="ce18">
            <text:p><text:s/>4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office:value-type="float" office:value="610" table:style-name="ce18">
            <text:p><text:s/>6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83" table:style-name="ce18">
            <text:p><text:s/>5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38" table:style-name="ce18">
            <text:p><text:s/>2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518" table:style-name="ce24">
            <text:p><text:s/>518</text:p>
          </table:table-cell>
          <table:table-cell table:style-name="ce25"/>
          <table:table-cell office:value-type="float" office:value="734" table:style-name="ce24">
            <text:p><text:s/>734</text:p>
          </table:table-cell>
          <table:table-cell table:style-name="ce25"/>
          <table:table-cell office:value-type="float" office:value="1302" table:style-name="ce24">
            <text:p>1 302</text:p>
          </table:table-cell>
          <table:table-cell table:style-name="ce25"/>
          <table:table-cell office:value-type="float" office:value="743" table:style-name="ce24">
            <text:p><text:s/>743</text:p>
          </table:table-cell>
          <table:table-cell office:value-type="float" office:value="3297" table:style-name="ce18">
            <text:p>3 2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14" table:style-name="ce18">
            <text:p><text:s/>31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742" table:style-name="ce26">
            <text:p>6 742</text:p>
          </table:table-cell>
          <table:table-cell table:style-name="ce16"/>
          <table:table-cell office:value-type="float" office:value="10072" table:style-name="ce26">
            <text:p>10 072</text:p>
          </table:table-cell>
          <table:table-cell table:style-name="ce16"/>
          <table:table-cell office:value-type="float" office:value="19456" table:style-name="ce26">
            <text:p>19 456</text:p>
          </table:table-cell>
          <table:table-cell table:style-name="ce16"/>
          <table:table-cell office:value-type="float" office:value="12573" table:style-name="ce26">
            <text:p>12 573</text:p>
          </table:table-cell>
          <table:table-cell office:value-type="float" office:value="48843" table:style-name="ce18">
            <text:p>48 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578" table:style-name="ce24">
            <text:p><text:s/>578</text:p>
          </table:table-cell>
          <table:table-cell table:style-name="ce25"/>
          <table:table-cell office:value-type="float" office:value="361" table:style-name="ce24">
            <text:p><text:s/>361</text:p>
          </table:table-cell>
          <table:table-cell office:value-type="float" office:value="1376" table:style-name="ce18">
            <text:p>1 3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61" table:style-name="ce18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table:style-name="ce25"/>
          <table:table-cell office:value-type="float" office:value="534" table:style-name="ce24">
            <text:p><text:s/>534</text:p>
          </table:table-cell>
          <table:table-cell table:style-name="ce25"/>
          <table:table-cell office:value-type="float" office:value="363" table:style-name="ce24">
            <text:p><text:s/>363</text:p>
          </table:table-cell>
          <table:table-cell office:value-type="float" office:value="1378" table:style-name="ce18">
            <text:p>1 3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564" table:style-name="ce18">
            <text:p><text:s/>5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741" table:style-name="ce24">
            <text:p><text:s/>741</text:p>
          </table:table-cell>
          <table:table-cell table:style-name="ce25"/>
          <table:table-cell office:value-type="float" office:value="298" table:style-name="ce24">
            <text:p><text:s/>298</text:p>
          </table:table-cell>
          <table:table-cell office:value-type="float" office:value="1604" table:style-name="ce18">
            <text:p>1 6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644" table:style-name="ce24">
            <text:p><text:s/>644</text:p>
          </table:table-cell>
          <table:table-cell table:style-name="ce25"/>
          <table:table-cell office:value-type="float" office:value="1632" table:style-name="ce24">
            <text:p>1 632</text:p>
          </table:table-cell>
          <table:table-cell table:style-name="ce25"/>
          <table:table-cell office:value-type="float" office:value="3140" table:style-name="ce24">
            <text:p>3 140</text:p>
          </table:table-cell>
          <table:table-cell table:style-name="ce25"/>
          <table:table-cell office:value-type="float" office:value="1494" table:style-name="ce24">
            <text:p>1 494</text:p>
          </table:table-cell>
          <table:table-cell office:value-type="float" office:value="6910" table:style-name="ce18">
            <text:p>6 9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572" table:style-name="ce18">
            <text:p><text:s/>5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952" table:style-name="ce24">
            <text:p><text:s/>952</text:p>
          </table:table-cell>
          <table:table-cell table:style-name="ce25"/>
          <table:table-cell office:value-type="float" office:value="2010" table:style-name="ce24">
            <text:p>2 010</text:p>
          </table:table-cell>
          <table:table-cell table:style-name="ce25"/>
          <table:table-cell office:value-type="float" office:value="2764" table:style-name="ce24">
            <text:p>2 764</text:p>
          </table:table-cell>
          <table:table-cell table:style-name="ce25"/>
          <table:table-cell office:value-type="float" office:value="1361" table:style-name="ce24">
            <text:p>1 361</text:p>
          </table:table-cell>
          <table:table-cell office:value-type="float" office:value="7087" table:style-name="ce18">
            <text:p>7 0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336" table:style-name="ce18">
            <text:p><text:s/>3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581" table:style-name="ce18">
            <text:p><text:s/>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412" table:style-name="ce24">
            <text:p><text:s/>412</text:p>
          </table:table-cell>
          <table:table-cell table:style-name="ce25"/>
          <table:table-cell office:value-type="float" office:value="787" table:style-name="ce24">
            <text:p><text:s/>787</text:p>
          </table:table-cell>
          <table:table-cell table:style-name="ce25"/>
          <table:table-cell office:value-type="float" office:value="1478" table:style-name="ce24">
            <text:p>1 478</text:p>
          </table:table-cell>
          <table:table-cell table:style-name="ce25"/>
          <table:table-cell office:value-type="float" office:value="820" table:style-name="ce24">
            <text:p><text:s/>820</text:p>
          </table:table-cell>
          <table:table-cell office:value-type="float" office:value="3497" table:style-name="ce18">
            <text:p>3 4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451" table:style-name="ce24">
            <text:p><text:s/>451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office:value-type="float" office:value="1092" table:style-name="ce18">
            <text:p>1 0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356" table:style-name="ce18">
            <text:p><text:s/>3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378" table:style-name="ce24">
            <text:p><text:s/>378</text:p>
          </table:table-cell>
          <table:table-cell table:style-name="ce25"/>
          <table:table-cell office:value-type="float" office:value="754" table:style-name="ce24">
            <text:p><text:s/>754</text:p>
          </table:table-cell>
          <table:table-cell table:style-name="ce25"/>
          <table:table-cell office:value-type="float" office:value="387" table:style-name="ce24">
            <text:p><text:s/>387</text:p>
          </table:table-cell>
          <table:table-cell office:value-type="float" office:value="1727" table:style-name="ce18">
            <text:p>1 7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587" table:style-name="ce18">
            <text:p><text:s/>5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839" table:style-name="ce24">
            <text:p><text:s/>839</text:p>
          </table:table-cell>
          <table:table-cell table:style-name="ce25"/>
          <table:table-cell office:value-type="float" office:value="1567" table:style-name="ce24">
            <text:p>1 567</text:p>
          </table:table-cell>
          <table:table-cell table:style-name="ce25"/>
          <table:table-cell office:value-type="float" office:value="3529" table:style-name="ce24">
            <text:p>3 529</text:p>
          </table:table-cell>
          <table:table-cell table:style-name="ce25"/>
          <table:table-cell office:value-type="float" office:value="1943" table:style-name="ce24">
            <text:p>1 943</text:p>
          </table:table-cell>
          <table:table-cell office:value-type="float" office:value="7878" table:style-name="ce18">
            <text:p>7 8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670" table:style-name="ce18">
            <text:p><text:s/>6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552" table:style-name="ce18">
            <text:p><text:s/>5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400" table:style-name="ce24">
            <text:p>2 400</text:p>
          </table:table-cell>
          <table:table-cell table:style-name="ce25"/>
          <table:table-cell office:value-type="float" office:value="6081" table:style-name="ce24">
            <text:p>6 081</text:p>
          </table:table-cell>
          <table:table-cell table:style-name="ce25"/>
          <table:table-cell office:value-type="float" office:value="9773" table:style-name="ce24">
            <text:p>9 773</text:p>
          </table:table-cell>
          <table:table-cell table:style-name="ce25"/>
          <table:table-cell office:value-type="float" office:value="4822" table:style-name="ce24">
            <text:p>4 822</text:p>
          </table:table-cell>
          <table:table-cell office:value-type="float" office:value="23076" table:style-name="ce18">
            <text:p>23 0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971" table:style-name="ce24">
            <text:p><text:s/>971</text:p>
          </table:table-cell>
          <table:table-cell table:style-name="ce25"/>
          <table:table-cell office:value-type="float" office:value="2037" table:style-name="ce24">
            <text:p>2 037</text:p>
          </table:table-cell>
          <table:table-cell table:style-name="ce25"/>
          <table:table-cell office:value-type="float" office:value="3438" table:style-name="ce24">
            <text:p>3 438</text:p>
          </table:table-cell>
          <table:table-cell table:style-name="ce25"/>
          <table:table-cell office:value-type="float" office:value="1784" table:style-name="ce24">
            <text:p>1 784</text:p>
          </table:table-cell>
          <table:table-cell office:value-type="float" office:value="8230" table:style-name="ce18">
            <text:p>8 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office:value-type="float" office:value="768" table:style-name="ce18">
            <text:p><text:s/>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389" table:style-name="ce24">
            <text:p><text:s/>389</text:p>
          </table:table-cell>
          <table:table-cell table:style-name="ce25"/>
          <table:table-cell office:value-type="float" office:value="1023" table:style-name="ce24">
            <text:p>1 023</text:p>
          </table:table-cell>
          <table:table-cell table:style-name="ce25"/>
          <table:table-cell office:value-type="float" office:value="462" table:style-name="ce24">
            <text:p><text:s/>462</text:p>
          </table:table-cell>
          <table:table-cell office:value-type="float" office:value="2083" table:style-name="ce18">
            <text:p>2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357" table:style-name="ce24">
            <text:p><text:s/>357</text:p>
          </table:table-cell>
          <table:table-cell table:style-name="ce25"/>
          <table:table-cell office:value-type="float" office:value="739" table:style-name="ce24">
            <text:p><text:s/>739</text:p>
          </table:table-cell>
          <table:table-cell table:style-name="ce25"/>
          <table:table-cell office:value-type="float" office:value="1299" table:style-name="ce24">
            <text:p>1 299</text:p>
          </table:table-cell>
          <table:table-cell table:style-name="ce25"/>
          <table:table-cell office:value-type="float" office:value="687" table:style-name="ce24">
            <text:p><text:s/>687</text:p>
          </table:table-cell>
          <table:table-cell office:value-type="float" office:value="3082" table:style-name="ce18">
            <text:p>3 0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547" table:style-name="ce24">
            <text:p><text:s/>547</text:p>
          </table:table-cell>
          <table:table-cell table:style-name="ce25"/>
          <table:table-cell office:value-type="float" office:value="1108" table:style-name="ce24">
            <text:p>1 108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office:value-type="float" office:value="2416" table:style-name="ce18">
            <text:p>2 4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494" table:style-name="ce18">
            <text:p><text:s/>4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08" table:style-name="ce18">
            <text:p><text:s/>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692" table:style-name="ce24">
            <text:p><text:s/>692</text:p>
          </table:table-cell>
          <table:table-cell table:style-name="ce25"/>
          <table:table-cell office:value-type="float" office:value="1427" table:style-name="ce24">
            <text:p>1 427</text:p>
          </table:table-cell>
          <table:table-cell table:style-name="ce25"/>
          <table:table-cell office:value-type="float" office:value="2481" table:style-name="ce24">
            <text:p>2 481</text:p>
          </table:table-cell>
          <table:table-cell table:style-name="ce25"/>
          <table:table-cell office:value-type="float" office:value="994" table:style-name="ce24">
            <text:p><text:s/>994</text:p>
          </table:table-cell>
          <table:table-cell office:value-type="float" office:value="5594" table:style-name="ce18">
            <text:p>5 5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514" table:style-name="ce24">
            <text:p><text:s/>514</text:p>
          </table:table-cell>
          <table:table-cell table:style-name="ce25"/>
          <table:table-cell office:value-type="float" office:value="1160" table:style-name="ce24">
            <text:p>1 160</text:p>
          </table:table-cell>
          <table:table-cell table:style-name="ce25"/>
          <table:table-cell office:value-type="float" office:value="2518" table:style-name="ce24">
            <text:p>2 518</text:p>
          </table:table-cell>
          <table:table-cell table:style-name="ce25"/>
          <table:table-cell office:value-type="float" office:value="1277" table:style-name="ce24">
            <text:p>1 277</text:p>
          </table:table-cell>
          <table:table-cell office:value-type="float" office:value="5469" table:style-name="ce18">
            <text:p>5 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office:value-type="float" office:value="912" table:style-name="ce18">
            <text:p><text:s/>9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table:style-name="ce25"/>
          <table:table-cell office:value-type="float" office:value="921" table:style-name="ce24">
            <text:p><text:s/>921</text:p>
          </table:table-cell>
          <table:table-cell table:style-name="ce25"/>
          <table:table-cell office:value-type="float" office:value="516" table:style-name="ce24">
            <text:p><text:s/>516</text:p>
          </table:table-cell>
          <table:table-cell office:value-type="float" office:value="2083" table:style-name="ce18">
            <text:p>2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02" table:style-name="ce24">
            <text:p><text:s/>402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946" table:style-name="ce18">
            <text:p><text:s/>9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58" table:style-name="ce18">
            <text:p><text:s/>3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776" table:style-name="ce18">
            <text:p><text:s/>7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600" table:style-name="ce24">
            <text:p><text:s/>600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office:value-type="float" office:value="1342" table:style-name="ce18">
            <text:p>1 3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818" table:style-name="ce24">
            <text:p><text:s/>818</text:p>
          </table:table-cell>
          <table:table-cell table:style-name="ce25"/>
          <table:table-cell office:value-type="float" office:value="1580" table:style-name="ce24">
            <text:p>1 580</text:p>
          </table:table-cell>
          <table:table-cell table:style-name="ce25"/>
          <table:table-cell office:value-type="float" office:value="2831" table:style-name="ce24">
            <text:p>2 831</text:p>
          </table:table-cell>
          <table:table-cell table:style-name="ce25"/>
          <table:table-cell office:value-type="float" office:value="1390" table:style-name="ce24">
            <text:p>1 390</text:p>
          </table:table-cell>
          <table:table-cell office:value-type="float" office:value="6619" table:style-name="ce18">
            <text:p>6 6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491" table:style-name="ce18">
            <text:p><text:s/>4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table:style-name="ce25"/>
          <table:table-cell office:value-type="float" office:value="719" table:style-name="ce24">
            <text:p><text:s/>719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office:value-type="float" office:value="1564" table:style-name="ce18">
            <text:p>1 5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622" table:style-name="ce24">
            <text:p><text:s/>622</text:p>
          </table:table-cell>
          <table:table-cell table:style-name="ce25"/>
          <table:table-cell office:value-type="float" office:value="1072" table:style-name="ce24">
            <text:p>1 072</text:p>
          </table:table-cell>
          <table:table-cell table:style-name="ce25"/>
          <table:table-cell office:value-type="float" office:value="2099" table:style-name="ce24">
            <text:p>2 099</text:p>
          </table:table-cell>
          <table:table-cell table:style-name="ce25"/>
          <table:table-cell office:value-type="float" office:value="1054" table:style-name="ce24">
            <text:p>1 054</text:p>
          </table:table-cell>
          <table:table-cell office:value-type="float" office:value="4847" table:style-name="ce18">
            <text:p>4 8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728" table:style-name="ce24">
            <text:p>1 728</text:p>
          </table:table-cell>
          <table:table-cell table:style-name="ce25"/>
          <table:table-cell office:value-type="float" office:value="3391" table:style-name="ce24">
            <text:p>3 391</text:p>
          </table:table-cell>
          <table:table-cell table:style-name="ce25"/>
          <table:table-cell office:value-type="float" office:value="6105" table:style-name="ce24">
            <text:p>6 105</text:p>
          </table:table-cell>
          <table:table-cell table:style-name="ce25"/>
          <table:table-cell office:value-type="float" office:value="3118" table:style-name="ce24">
            <text:p>3 118</text:p>
          </table:table-cell>
          <table:table-cell office:value-type="float" office:value="14342" table:style-name="ce18">
            <text:p>14 3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29" table:style-name="ce18">
            <text:p><text:s/>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964" table:style-name="ce18">
            <text:p><text:s/>9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office:value-type="float" office:value="746" table:style-name="ce18">
            <text:p><text:s/>7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95" table:style-name="ce24">
            <text:p><text:s/>295</text:p>
          </table:table-cell>
          <table:table-cell table:style-name="ce25"/>
          <table:table-cell office:value-type="float" office:value="509" table:style-name="ce24">
            <text:p><text:s/>509</text:p>
          </table:table-cell>
          <table:table-cell table:style-name="ce25"/>
          <table:table-cell office:value-type="float" office:value="1113" table:style-name="ce24">
            <text:p>1 113</text:p>
          </table:table-cell>
          <table:table-cell table:style-name="ce25"/>
          <table:table-cell office:value-type="float" office:value="532" table:style-name="ce24">
            <text:p><text:s/>532</text:p>
          </table:table-cell>
          <table:table-cell office:value-type="float" office:value="2449" table:style-name="ce18">
            <text:p>2 4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84" table:style-name="ce18">
            <text:p><text:s/>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636" table:style-name="ce24">
            <text:p><text:s/>636</text:p>
          </table:table-cell>
          <table:table-cell table:style-name="ce25"/>
          <table:table-cell office:value-type="float" office:value="1166" table:style-name="ce24">
            <text:p>1 166</text:p>
          </table:table-cell>
          <table:table-cell table:style-name="ce25"/>
          <table:table-cell office:value-type="float" office:value="2032" table:style-name="ce24">
            <text:p>2 032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office:value-type="float" office:value="4854" table:style-name="ce18">
            <text:p>4 8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5582" table:style-name="ce26">
            <text:p>15 582</text:p>
          </table:table-cell>
          <table:table-cell table:style-name="ce16"/>
          <table:table-cell office:value-type="float" office:value="31301" table:style-name="ce26">
            <text:p>31 301</text:p>
          </table:table-cell>
          <table:table-cell table:style-name="ce16"/>
          <table:table-cell office:value-type="float" office:value="57667" table:style-name="ce26">
            <text:p>57 667</text:p>
          </table:table-cell>
          <table:table-cell table:style-name="ce16"/>
          <table:table-cell office:value-type="float" office:value="29157" table:style-name="ce26">
            <text:p>29 157</text:p>
          </table:table-cell>
          <table:table-cell office:value-type="float" office:value="133707" table:style-name="ce18">
            <text:p>133 7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339" table:style-name="ce18">
            <text:p><text:s/>3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91" table:style-name="ce18">
            <text:p><text:s/>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51" table:style-name="ce18">
            <text:p><text:s/>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74" table:style-name="ce18">
            <text:p><text:s/>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583" table:style-name="ce24">
            <text:p><text:s/>583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1294" table:style-name="ce18">
            <text:p>1 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77" table:style-name="ce18">
            <text:p><text:s/>2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423" table:style-name="ce18">
            <text:p><text:s/>4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87" table:style-name="ce18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22" table:style-name="ce18">
            <text:p><text:s/>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443" table:style-name="ce24">
            <text:p><text:s/>443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983" table:style-name="ce18">
            <text:p><text:s/>9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397" table:style-name="ce18">
            <text:p><text:s/>3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507" table:style-name="ce24">
            <text:p><text:s/>507</text:p>
          </table:table-cell>
          <table:table-cell table:style-name="ce25"/>
          <table:table-cell office:value-type="float" office:value="857" table:style-name="ce24">
            <text:p><text:s/>857</text:p>
          </table:table-cell>
          <table:table-cell table:style-name="ce25"/>
          <table:table-cell office:value-type="float" office:value="380" table:style-name="ce24">
            <text:p><text:s/>380</text:p>
          </table:table-cell>
          <table:table-cell office:value-type="float" office:value="2092" table:style-name="ce18">
            <text:p>2 0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05" table:style-name="ce18">
            <text:p><text:s/>1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09" table:style-name="ce18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83" table:style-name="ce18">
            <text:p><text:s/>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24" table:style-name="ce18">
            <text:p><text:s/>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office:value-type="float" office:value="989" table:style-name="ce18">
            <text:p><text:s/>9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91" table:style-name="ce18">
            <text:p><text:s/>1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339" table:style-name="ce24">
            <text:p><text:s/>339</text:p>
          </table:table-cell>
          <table:table-cell table:style-name="ce25"/>
          <table:table-cell office:value-type="float" office:value="546" table:style-name="ce24">
            <text:p><text:s/>546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1271" table:style-name="ce18">
            <text:p>1 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49" table:style-name="ce18">
            <text:p><text:s/>1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618" table:style-name="ce18">
            <text:p><text:s/>6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office:value-type="float" office:value="263" table:style-name="ce18">
            <text:p><text:s/>2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494" table:style-name="ce18">
            <text:p><text:s/>4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office:value-type="float" office:value="841" table:style-name="ce18">
            <text:p><text:s/>8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79" table:style-name="ce24">
            <text:p><text:s/>279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652" table:style-name="ce18">
            <text:p><text:s/>6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office:value-type="float" office:value="731" table:style-name="ce18">
            <text:p><text:s/>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93" table:style-name="ce18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76" table:style-name="ce18">
            <text:p><text:s/>2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216" table:style-name="ce18">
            <text:p><text:s/>21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635" table:style-name="ce26">
            <text:p>2 635</text:p>
          </table:table-cell>
          <table:table-cell table:style-name="ce16"/>
          <table:table-cell office:value-type="float" office:value="3681" table:style-name="ce26">
            <text:p>3 681</text:p>
          </table:table-cell>
          <table:table-cell table:style-name="ce16"/>
          <table:table-cell office:value-type="float" office:value="7420" table:style-name="ce26">
            <text:p>7 420</text:p>
          </table:table-cell>
          <table:table-cell table:style-name="ce16"/>
          <table:table-cell office:value-type="float" office:value="3800" table:style-name="ce26">
            <text:p>3 800</text:p>
          </table:table-cell>
          <table:table-cell office:value-type="float" office:value="17536" table:style-name="ce18">
            <text:p>17 5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508" table:style-name="ce24">
            <text:p><text:s/>508</text:p>
          </table:table-cell>
          <table:table-cell table:style-name="ce25"/>
          <table:table-cell office:value-type="float" office:value="1331" table:style-name="ce24">
            <text:p>1 331</text:p>
          </table:table-cell>
          <table:table-cell table:style-name="ce25"/>
          <table:table-cell office:value-type="float" office:value="2015" table:style-name="ce24">
            <text:p>2 015</text:p>
          </table:table-cell>
          <table:table-cell table:style-name="ce25"/>
          <table:table-cell office:value-type="float" office:value="732" table:style-name="ce24">
            <text:p><text:s/>732</text:p>
          </table:table-cell>
          <table:table-cell office:value-type="float" office:value="4586" table:style-name="ce18">
            <text:p>4 5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34" table:style-name="ce18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695" table:style-name="ce24">
            <text:p><text:s/>695</text:p>
          </table:table-cell>
          <table:table-cell table:style-name="ce25"/>
          <table:table-cell office:value-type="float" office:value="1049" table:style-name="ce24">
            <text:p>1 049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office:value-type="float" office:value="2493" table:style-name="ce18">
            <text:p>2 4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550" table:style-name="ce24">
            <text:p><text:s/>550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office:value-type="float" office:value="1279" table:style-name="ce18">
            <text:p>1 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349" table:style-name="ce24">
            <text:p><text:s/>349</text:p>
          </table:table-cell>
          <table:table-cell table:style-name="ce25"/>
          <table:table-cell office:value-type="float" office:value="693" table:style-name="ce24">
            <text:p><text:s/>693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office:value-type="float" office:value="1606" table:style-name="ce18">
            <text:p>1 6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462" table:style-name="ce24">
            <text:p><text:s/>462</text:p>
          </table:table-cell>
          <table:table-cell table:style-name="ce25"/>
          <table:table-cell office:value-type="float" office:value="1047" table:style-name="ce24">
            <text:p>1 047</text:p>
          </table:table-cell>
          <table:table-cell table:style-name="ce25"/>
          <table:table-cell office:value-type="float" office:value="1790" table:style-name="ce24">
            <text:p>1 790</text:p>
          </table:table-cell>
          <table:table-cell table:style-name="ce25"/>
          <table:table-cell office:value-type="float" office:value="752" table:style-name="ce24">
            <text:p><text:s/>752</text:p>
          </table:table-cell>
          <table:table-cell office:value-type="float" office:value="4051" table:style-name="ce18">
            <text:p>4 0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671" table:style-name="ce24">
            <text:p><text:s/>671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office:value-type="float" office:value="1593" table:style-name="ce18">
            <text:p>1 5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90" table:style-name="ce24">
            <text:p><text:s/>390</text:p>
          </table:table-cell>
          <table:table-cell table:style-name="ce25"/>
          <table:table-cell office:value-type="float" office:value="838" table:style-name="ce24">
            <text:p><text:s/>838</text:p>
          </table:table-cell>
          <table:table-cell table:style-name="ce25"/>
          <table:table-cell office:value-type="float" office:value="1589" table:style-name="ce24">
            <text:p>1 589</text:p>
          </table:table-cell>
          <table:table-cell table:style-name="ce25"/>
          <table:table-cell office:value-type="float" office:value="866" table:style-name="ce24">
            <text:p><text:s/>866</text:p>
          </table:table-cell>
          <table:table-cell office:value-type="float" office:value="3683" table:style-name="ce18">
            <text:p>3 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82" table:style-name="ce18">
            <text:p><text:s/>2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445" table:style-name="ce24">
            <text:p><text:s/>445</text:p>
          </table:table-cell>
          <table:table-cell table:style-name="ce25"/>
          <table:table-cell office:value-type="float" office:value="801" table:style-name="ce24">
            <text:p><text:s/>801</text:p>
          </table:table-cell>
          <table:table-cell table:style-name="ce25"/>
          <table:table-cell office:value-type="float" office:value="388" table:style-name="ce24">
            <text:p><text:s/>388</text:p>
          </table:table-cell>
          <table:table-cell office:value-type="float" office:value="1846" table:style-name="ce18">
            <text:p>1 8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392" table:style-name="ce24">
            <text:p><text:s/>392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office:value-type="float" office:value="865" table:style-name="ce18">
            <text:p><text:s/>8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20" table:style-name="ce18">
            <text:p><text:s/>2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30" table:style-name="ce24">
            <text:p><text:s/>430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office:value-type="float" office:value="961" table:style-name="ce18">
            <text:p><text:s/>96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768" table:style-name="ce26">
            <text:p>2 768</text:p>
          </table:table-cell>
          <table:table-cell table:style-name="ce16"/>
          <table:table-cell office:value-type="float" office:value="6050" table:style-name="ce26">
            <text:p>6 050</text:p>
          </table:table-cell>
          <table:table-cell table:style-name="ce16"/>
          <table:table-cell office:value-type="float" office:value="10469" table:style-name="ce26">
            <text:p>10 469</text:p>
          </table:table-cell>
          <table:table-cell table:style-name="ce16"/>
          <table:table-cell office:value-type="float" office:value="4801" table:style-name="ce26">
            <text:p>4 801</text:p>
          </table:table-cell>
          <table:table-cell office:value-type="float" office:value="24088" table:style-name="ce18">
            <text:p>24 088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45628" table:style-name="ce26">
            <text:p>45 628</text:p>
          </table:table-cell>
          <table:table-cell table:style-name="ce30"/>
          <table:table-cell office:value-type="float" office:value="79512" table:style-name="ce26">
            <text:p>79 512</text:p>
          </table:table-cell>
          <table:table-cell table:style-name="ce30"/>
          <table:table-cell office:value-type="float" office:value="156893" table:style-name="ce26">
            <text:p>156 893</text:p>
          </table:table-cell>
          <table:table-cell table:style-name="ce30"/>
          <table:table-cell office:value-type="float" office:value="95163" table:style-name="ce26">
            <text:p>95 163</text:p>
          </table:table-cell>
          <table:table-cell office:value-type="float" office:value="377196" table:style-name="ce18">
            <text:p>377 19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0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37" table:style-name="ce14">
            <text:p><text:s/>37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2" table:style-name="ce14">
            <text:p><text:s/>52</text:p>
          </table:table-cell>
          <table:table-cell office:value-type="float" office:value="183" table:style-name="ce14">
            <text:p><text:s/>18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2" table:style-name="ce14">
            <text:p><text:s/>102</text:p>
          </table:table-cell>
          <table:table-cell office:value-type="float" office:value="41" table:style-name="ce14">
            <text:p><text:s/>41</text:p>
          </table:table-cell>
          <table:table-cell office:value-type="float" office:value="590" table:style-name="ce18">
            <text:p><text:s/>5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7" table:style-name="ce14">
            <text:p><text:s/>137</text:p>
          </table:table-cell>
          <table:table-cell office:value-type="float" office:value="605" table:style-name="ce14">
            <text:p><text:s/>605</text:p>
          </table:table-cell>
          <table:table-cell office:value-type="float" office:value="319" table:style-name="ce14">
            <text:p><text:s/>319</text:p>
          </table:table-cell>
          <table:table-cell office:value-type="float" office:value="536" table:style-name="ce14">
            <text:p><text:s/>536</text:p>
          </table:table-cell>
          <table:table-cell office:value-type="float" office:value="702" table:style-name="ce14">
            <text:p><text:s/>702</text:p>
          </table:table-cell>
          <table:table-cell office:value-type="float" office:value="357" table:style-name="ce14">
            <text:p><text:s/>357</text:p>
          </table:table-cell>
          <table:table-cell office:value-type="float" office:value="2656" table:style-name="ce18">
            <text:p>2 6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1" table:style-name="ce14">
            <text:p><text:s/>31</text:p>
          </table:table-cell>
          <table:table-cell office:value-type="float" office:value="81" table:style-name="ce14">
            <text:p><text:s/>81</text:p>
          </table:table-cell>
          <table:table-cell office:value-type="float" office:value="88" table:style-name="ce14">
            <text:p><text:s/>88</text:p>
          </table:table-cell>
          <table:table-cell office:value-type="float" office:value="130" table:style-name="ce14">
            <text:p><text:s/>130</text:p>
          </table:table-cell>
          <table:table-cell office:value-type="float" office:value="191" table:style-name="ce14">
            <text:p><text:s/>191</text:p>
          </table:table-cell>
          <table:table-cell office:value-type="float" office:value="96" table:style-name="ce14">
            <text:p><text:s/>96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8" table:style-name="ce14">
            <text:p><text:s/>28</text:p>
          </table:table-cell>
          <table:table-cell office:value-type="float" office:value="100" table:style-name="ce14">
            <text:p><text:s/>100</text:p>
          </table:table-cell>
          <table:table-cell office:value-type="float" office:value="61" table:style-name="ce14">
            <text:p><text:s/>6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4" table:style-name="ce14">
            <text:p><text:s/>164</text:p>
          </table:table-cell>
          <table:table-cell office:value-type="float" office:value="66" table:style-name="ce14">
            <text:p><text:s/>66</text:p>
          </table:table-cell>
          <table:table-cell office:value-type="float" office:value="537" table:style-name="ce18">
            <text:p><text:s/>5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72" table:style-name="ce14">
            <text:p><text:s/>72</text:p>
          </table:table-cell>
          <table:table-cell office:value-type="float" office:value="27" table:style-name="ce14">
            <text:p><text:s/>27</text:p>
          </table:table-cell>
          <table:table-cell office:value-type="float" office:value="244" table:style-name="ce18">
            <text:p><text:s/>2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8" table:style-name="ce14">
            <text:p><text:s/>2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7" table:style-name="ce14">
            <text:p><text:s/>177</text:p>
          </table:table-cell>
          <table:table-cell office:value-type="float" office:value="80" table:style-name="ce14">
            <text:p><text:s/>80</text:p>
          </table:table-cell>
          <table:table-cell office:value-type="float" office:value="623" table:style-name="ce18">
            <text:p><text:s/>6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6" table:style-name="ce14">
            <text:p><text:s/>86</text:p>
          </table:table-cell>
          <table:table-cell office:value-type="float" office:value="288" table:style-name="ce14">
            <text:p><text:s/>288</text:p>
          </table:table-cell>
          <table:table-cell office:value-type="float" office:value="172" table:style-name="ce14">
            <text:p><text:s/>172</text:p>
          </table:table-cell>
          <table:table-cell office:value-type="float" office:value="246" table:style-name="ce14">
            <text:p><text:s/>246</text:p>
          </table:table-cell>
          <table:table-cell office:value-type="float" office:value="311" table:style-name="ce14">
            <text:p><text:s/>311</text:p>
          </table:table-cell>
          <table:table-cell office:value-type="float" office:value="53" table:style-name="ce14">
            <text:p><text:s/>53</text:p>
          </table:table-cell>
          <table:table-cell office:value-type="float" office:value="1156" table:style-name="ce18">
            <text:p>1 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1" table:style-name="ce14">
            <text:p><text:s/>91</text:p>
          </table:table-cell>
          <table:table-cell office:value-type="float" office:value="469" table:style-name="ce14">
            <text:p><text:s/>469</text:p>
          </table:table-cell>
          <table:table-cell office:value-type="float" office:value="457" table:style-name="ce14">
            <text:p><text:s/>457</text:p>
          </table:table-cell>
          <table:table-cell office:value-type="float" office:value="482" table:style-name="ce14">
            <text:p><text:s/>482</text:p>
          </table:table-cell>
          <table:table-cell office:value-type="float" office:value="799" table:style-name="ce14">
            <text:p><text:s/>799</text:p>
          </table:table-cell>
          <table:table-cell office:value-type="float" office:value="479" table:style-name="ce14">
            <text:p><text:s/>479</text:p>
          </table:table-cell>
          <table:table-cell office:value-type="float" office:value="2777" table:style-name="ce18">
            <text:p>2 7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style-name="ce14">
            <text:p><text:s/>42</text:p>
          </table:table-cell>
          <table:table-cell office:value-type="float" office:value="25" table:style-name="ce14">
            <text:p><text:s/>25</text:p>
          </table:table-cell>
          <table:table-cell office:value-type="float" office:value="151" table:style-name="ce18">
            <text:p><text:s/>1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64" table:style-name="ce14">
            <text:p><text:s/>564</text:p>
          </table:table-cell>
          <table:table-cell office:value-type="float" office:value="879" table:style-name="ce14">
            <text:p><text:s/>879</text:p>
          </table:table-cell>
          <table:table-cell office:value-type="float" office:value="774" table:style-name="ce14">
            <text:p><text:s/>774</text:p>
          </table:table-cell>
          <table:table-cell office:value-type="float" office:value="1292" table:style-name="ce14">
            <text:p>1 292</text:p>
          </table:table-cell>
          <table:table-cell office:value-type="float" office:value="2415" table:style-name="ce14">
            <text:p>2 415</text:p>
          </table:table-cell>
          <table:table-cell office:value-type="float" office:value="1607" table:style-name="ce14">
            <text:p>1 607</text:p>
          </table:table-cell>
          <table:table-cell office:value-type="float" office:value="7531" table:style-name="ce18">
            <text:p>7 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84" table:style-name="ce14">
            <text:p><text:s/>84</text:p>
          </table:table-cell>
          <table:table-cell office:value-type="float" office:value="99" table:style-name="ce14">
            <text:p><text:s/>99</text:p>
          </table:table-cell>
          <table:table-cell office:value-type="float" office:value="126" table:style-name="ce14">
            <text:p><text:s/>126</text:p>
          </table:table-cell>
          <table:table-cell office:value-type="float" office:value="224" table:style-name="ce14">
            <text:p><text:s/>224</text:p>
          </table:table-cell>
          <table:table-cell office:value-type="float" office:value="246" table:style-name="ce14">
            <text:p><text:s/>246</text:p>
          </table:table-cell>
          <table:table-cell office:value-type="float" office:value="146" table:style-name="ce14">
            <text:p><text:s/>146</text:p>
          </table:table-cell>
          <table:table-cell office:value-type="float" office:value="925" table:style-name="ce18">
            <text:p><text:s/>9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4" table:style-name="ce14">
            <text:p><text:s/>44</text:p>
          </table:table-cell>
          <table:table-cell office:value-type="float" office:value="130" table:style-name="ce14">
            <text:p><text:s/>130</text:p>
          </table:table-cell>
          <table:table-cell office:value-type="float" office:value="103" table:style-name="ce14">
            <text:p><text:s/>103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8" table:style-name="ce14">
            <text:p><text:s/>208</text:p>
          </table:table-cell>
          <table:table-cell office:value-type="float" office:value="96" table:style-name="ce14">
            <text:p><text:s/>96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4">
            <text:p><text:s/>51</text:p>
          </table:table-cell>
          <table:table-cell office:value-type="float" office:value="46" table:style-name="ce14">
            <text:p><text:s/>46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7" table:style-name="ce14">
            <text:p><text:s/>127</text:p>
          </table:table-cell>
          <table:table-cell office:value-type="float" office:value="87" table:style-name="ce14">
            <text:p><text:s/>87</text:p>
          </table:table-cell>
          <table:table-cell office:value-type="float" office:value="437" table:style-name="ce18">
            <text:p><text:s/>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40" table:style-name="ce14">
            <text:p><text:s/>40</text:p>
          </table:table-cell>
          <table:table-cell office:value-type="float" office:value="20" table:style-name="ce14">
            <text:p><text:s/>20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4" table:style-name="ce14">
            <text:p><text:s/>34</text:p>
          </table:table-cell>
          <table:table-cell office:value-type="float" office:value="111" table:style-name="ce14">
            <text:p><text:s/>111</text:p>
          </table:table-cell>
          <table:table-cell office:value-type="float" office:value="146" table:style-name="ce14">
            <text:p><text:s/>146</text:p>
          </table:table-cell>
          <table:table-cell office:value-type="float" office:value="200" table:style-name="ce14">
            <text:p><text:s/>200</text:p>
          </table:table-cell>
          <table:table-cell office:value-type="float" office:value="185" table:style-name="ce14">
            <text:p><text:s/>185</text:p>
          </table:table-cell>
          <table:table-cell office:value-type="float" office:value="67" table:style-name="ce14">
            <text:p><text:s/>67</text:p>
          </table:table-cell>
          <table:table-cell office:value-type="float" office:value="743" table:style-name="ce18">
            <text:p><text:s/>7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2" table:style-name="ce14">
            <text:p><text:s/>42</text:p>
          </table:table-cell>
          <table:table-cell office:value-type="float" office:value="224" table:style-name="ce14">
            <text:p><text:s/>224</text:p>
          </table:table-cell>
          <table:table-cell office:value-type="float" office:value="144" table:style-name="ce14">
            <text:p><text:s/>144</text:p>
          </table:table-cell>
          <table:table-cell office:value-type="float" office:value="173" table:style-name="ce14">
            <text:p><text:s/>173</text:p>
          </table:table-cell>
          <table:table-cell office:value-type="float" office:value="174" table:style-name="ce14">
            <text:p><text:s/>174</text:p>
          </table:table-cell>
          <table:table-cell office:value-type="float" office:value="86" table:style-name="ce14">
            <text:p><text:s/>86</text:p>
          </table:table-cell>
          <table:table-cell office:value-type="float" office:value="843" table:style-name="ce18">
            <text:p><text:s/>8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4" table:style-name="ce14">
            <text:p><text:s/>104</text:p>
          </table:table-cell>
          <table:table-cell office:value-type="float" office:value="273" table:style-name="ce14">
            <text:p><text:s/>273</text:p>
          </table:table-cell>
          <table:table-cell office:value-type="float" office:value="143" table:style-name="ce14">
            <text:p><text:s/>143</text:p>
          </table:table-cell>
          <table:table-cell office:value-type="float" office:value="320" table:style-name="ce14">
            <text:p><text:s/>320</text:p>
          </table:table-cell>
          <table:table-cell office:value-type="float" office:value="420" table:style-name="ce14">
            <text:p><text:s/>420</text:p>
          </table:table-cell>
          <table:table-cell office:value-type="float" office:value="179" table:style-name="ce14">
            <text:p><text:s/>179</text:p>
          </table:table-cell>
          <table:table-cell office:value-type="float" office:value="1439" table:style-name="ce18">
            <text:p>1 4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1" table:style-name="ce14">
            <text:p><text:s/>61</text:p>
          </table:table-cell>
          <table:table-cell office:value-type="float" office:value="296" table:style-name="ce14">
            <text:p><text:s/>296</text:p>
          </table:table-cell>
          <table:table-cell office:value-type="float" office:value="166" table:style-name="ce14">
            <text:p><text:s/>166</text:p>
          </table:table-cell>
          <table:table-cell office:value-type="float" office:value="239" table:style-name="ce14">
            <text:p><text:s/>239</text:p>
          </table:table-cell>
          <table:table-cell office:value-type="float" office:value="229" table:style-name="ce14">
            <text:p><text:s/>229</text:p>
          </table:table-cell>
          <table:table-cell office:value-type="float" office:value="56" table:style-name="ce14">
            <text:p><text:s/>56</text:p>
          </table:table-cell>
          <table:table-cell office:value-type="float" office:value="1047" table:style-name="ce18">
            <text:p>1 0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98" table:style-name="ce14">
            <text:p><text:s/>98</text:p>
          </table:table-cell>
          <table:table-cell office:value-type="float" office:value="221" table:style-name="ce14">
            <text:p><text:s/>221</text:p>
          </table:table-cell>
          <table:table-cell office:value-type="float" office:value="219" table:style-name="ce14">
            <text:p><text:s/>219</text:p>
          </table:table-cell>
          <table:table-cell office:value-type="float" office:value="296" table:style-name="ce14">
            <text:p><text:s/>296</text:p>
          </table:table-cell>
          <table:table-cell office:value-type="float" office:value="425" table:style-name="ce14">
            <text:p><text:s/>425</text:p>
          </table:table-cell>
          <table:table-cell office:value-type="float" office:value="254" table:style-name="ce14">
            <text:p><text:s/>254</text:p>
          </table:table-cell>
          <table:table-cell office:value-type="float" office:value="1513" table:style-name="ce18">
            <text:p>1 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4" table:style-name="ce14">
            <text:p><text:s/>4</text:p>
          </table:table-cell>
          <table:table-cell office:value-type="float" office:value="95" table:style-name="ce14">
            <text:p><text:s/>9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9" table:style-name="ce14">
            <text:p><text:s/>139</text:p>
          </table:table-cell>
          <table:table-cell office:value-type="float" office:value="228" table:style-name="ce14">
            <text:p><text:s/>228</text:p>
          </table:table-cell>
          <table:table-cell office:value-type="float" office:value="152" table:style-name="ce14">
            <text:p><text:s/>152</text:p>
          </table:table-cell>
          <table:table-cell office:value-type="float" office:value="727" table:style-name="ce18">
            <text:p><text:s/>7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4" table:style-name="ce14">
            <text:p><text:s/>64</text:p>
          </table:table-cell>
          <table:table-cell office:value-type="float" office:value="553" table:style-name="ce14">
            <text:p><text:s/>553</text:p>
          </table:table-cell>
          <table:table-cell office:value-type="float" office:value="496" table:style-name="ce14">
            <text:p><text:s/>496</text:p>
          </table:table-cell>
          <table:table-cell office:value-type="float" office:value="375" table:style-name="ce14">
            <text:p><text:s/>375</text:p>
          </table:table-cell>
          <table:table-cell office:value-type="float" office:value="479" table:style-name="ce14">
            <text:p><text:s/>479</text:p>
          </table:table-cell>
          <table:table-cell office:value-type="float" office:value="246" table:style-name="ce14">
            <text:p><text:s/>246</text:p>
          </table:table-cell>
          <table:table-cell office:value-type="float" office:value="2213" table:style-name="ce18">
            <text:p>2 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27" table:style-name="ce14">
            <text:p><text:s/>127</text:p>
          </table:table-cell>
          <table:table-cell office:value-type="float" office:value="708" table:style-name="ce14">
            <text:p><text:s/>708</text:p>
          </table:table-cell>
          <table:table-cell office:value-type="float" office:value="450" table:style-name="ce14">
            <text:p><text:s/>450</text:p>
          </table:table-cell>
          <table:table-cell office:value-type="float" office:value="491" table:style-name="ce14">
            <text:p><text:s/>491</text:p>
          </table:table-cell>
          <table:table-cell office:value-type="float" office:value="686" table:style-name="ce14">
            <text:p><text:s/>686</text:p>
          </table:table-cell>
          <table:table-cell office:value-type="float" office:value="293" table:style-name="ce14">
            <text:p><text:s/>293</text:p>
          </table:table-cell>
          <table:table-cell office:value-type="float" office:value="2755" table:style-name="ce18">
            <text:p>2 7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7" table:style-name="ce14">
            <text:p><text:s/>57</text:p>
          </table:table-cell>
          <table:table-cell office:value-type="float" office:value="31" table:style-name="ce14">
            <text:p><text:s/>31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39" table:style-name="ce14">
            <text:p><text:s/>39</text:p>
          </table:table-cell>
          <table:table-cell office:value-type="float" office:value="7" table:style-name="ce14">
            <text:p><text:s/>7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65" table:style-name="ce14">
            <text:p><text:s/>265</text:p>
          </table:table-cell>
          <table:table-cell office:value-type="float" office:value="1136" table:style-name="ce14">
            <text:p>1 136</text:p>
          </table:table-cell>
          <table:table-cell office:value-type="float" office:value="1240" table:style-name="ce14">
            <text:p>1 240</text:p>
          </table:table-cell>
          <table:table-cell office:value-type="float" office:value="1840" table:style-name="ce14">
            <text:p>1 840</text:p>
          </table:table-cell>
          <table:table-cell office:value-type="float" office:value="2718" table:style-name="ce14">
            <text:p>2 718</text:p>
          </table:table-cell>
          <table:table-cell office:value-type="float" office:value="982" table:style-name="ce14">
            <text:p><text:s/>982</text:p>
          </table:table-cell>
          <table:table-cell office:value-type="float" office:value="8181" table:style-name="ce18">
            <text:p>8 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1" table:style-name="ce14">
            <text:p><text:s/>231</text:p>
          </table:table-cell>
          <table:table-cell office:value-type="float" office:value="1646" table:style-name="ce14">
            <text:p>1 646</text:p>
          </table:table-cell>
          <table:table-cell office:value-type="float" office:value="1250" table:style-name="ce14">
            <text:p>1 250</text:p>
          </table:table-cell>
          <table:table-cell office:value-type="float" office:value="1346" table:style-name="ce14">
            <text:p>1 346</text:p>
          </table:table-cell>
          <table:table-cell office:value-type="float" office:value="1698" table:style-name="ce14">
            <text:p>1 698</text:p>
          </table:table-cell>
          <table:table-cell office:value-type="float" office:value="894" table:style-name="ce14">
            <text:p><text:s/>894</text:p>
          </table:table-cell>
          <table:table-cell office:value-type="float" office:value="7065" table:style-name="ce18">
            <text:p>7 0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2" table:style-name="ce14">
            <text:p><text:s/>112</text:p>
          </table:table-cell>
          <table:table-cell office:value-type="float" office:value="382" table:style-name="ce14">
            <text:p><text:s/>382</text:p>
          </table:table-cell>
          <table:table-cell office:value-type="float" office:value="301" table:style-name="ce14">
            <text:p><text:s/>301</text:p>
          </table:table-cell>
          <table:table-cell office:value-type="float" office:value="311" table:style-name="ce14">
            <text:p><text:s/>311</text:p>
          </table:table-cell>
          <table:table-cell office:value-type="float" office:value="419" table:style-name="ce14">
            <text:p><text:s/>419</text:p>
          </table:table-cell>
          <table:table-cell office:value-type="float" office:value="206" table:style-name="ce14">
            <text:p><text:s/>206</text:p>
          </table:table-cell>
          <table:table-cell office:value-type="float" office:value="1731" table:style-name="ce18">
            <text:p>1 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7" table:style-name="ce14">
            <text:p><text:s/>57</text:p>
          </table:table-cell>
          <table:table-cell office:value-type="float" office:value="452" table:style-name="ce14">
            <text:p><text:s/>452</text:p>
          </table:table-cell>
          <table:table-cell office:value-type="float" office:value="321" table:style-name="ce14">
            <text:p><text:s/>321</text:p>
          </table:table-cell>
          <table:table-cell office:value-type="float" office:value="296" table:style-name="ce14">
            <text:p><text:s/>296</text:p>
          </table:table-cell>
          <table:table-cell office:value-type="float" office:value="436" table:style-name="ce14">
            <text:p><text:s/>43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751" table:style-name="ce18">
            <text:p>1 7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4" table:style-name="ce14">
            <text:p><text:s/>84</text:p>
          </table:table-cell>
          <table:table-cell office:value-type="float" office:value="84" table:style-name="ce14">
            <text:p><text:s/>84</text:p>
          </table:table-cell>
          <table:table-cell office:value-type="float" office:value="69" table:style-name="ce14">
            <text:p><text:s/>6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5" table:style-name="ce14">
            <text:p><text:s/>115</text:p>
          </table:table-cell>
          <table:table-cell office:value-type="float" office:value="57" table:style-name="ce14">
            <text:p><text:s/>57</text:p>
          </table:table-cell>
          <table:table-cell office:value-type="float" office:value="533" table:style-name="ce18">
            <text:p><text:s/>5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40" table:style-name="ce14">
            <text:p><text:s/>140</text:p>
          </table:table-cell>
          <table:table-cell office:value-type="float" office:value="594" table:style-name="ce14">
            <text:p><text:s/>594</text:p>
          </table:table-cell>
          <table:table-cell office:value-type="float" office:value="571" table:style-name="ce14">
            <text:p><text:s/>571</text:p>
          </table:table-cell>
          <table:table-cell office:value-type="float" office:value="935" table:style-name="ce14">
            <text:p><text:s/>935</text:p>
          </table:table-cell>
          <table:table-cell office:value-type="float" office:value="1783" table:style-name="ce14">
            <text:p>1 783</text:p>
          </table:table-cell>
          <table:table-cell office:value-type="float" office:value="1029" table:style-name="ce14">
            <text:p>1 029</text:p>
          </table:table-cell>
          <table:table-cell office:value-type="float" office:value="5052" table:style-name="ce18">
            <text:p>5 0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65" table:style-name="ce14">
            <text:p><text:s/>165</text:p>
          </table:table-cell>
          <table:table-cell office:value-type="float" office:value="679" table:style-name="ce14">
            <text:p><text:s/>679</text:p>
          </table:table-cell>
          <table:table-cell office:value-type="float" office:value="491" table:style-name="ce14">
            <text:p><text:s/>491</text:p>
          </table:table-cell>
          <table:table-cell office:value-type="float" office:value="623" table:style-name="ce14">
            <text:p><text:s/>623</text:p>
          </table:table-cell>
          <table:table-cell office:value-type="float" office:value="740" table:style-name="ce14">
            <text:p><text:s/>740</text:p>
          </table:table-cell>
          <table:table-cell office:value-type="float" office:value="273" table:style-name="ce14">
            <text:p><text:s/>273</text:p>
          </table:table-cell>
          <table:table-cell office:value-type="float" office:value="2971" table:style-name="ce18">
            <text:p>2 9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67" table:style-name="ce14">
            <text:p><text:s/>267</text:p>
          </table:table-cell>
          <table:table-cell office:value-type="float" office:value="1259" table:style-name="ce14">
            <text:p>1 259</text:p>
          </table:table-cell>
          <table:table-cell office:value-type="float" office:value="1082" table:style-name="ce14">
            <text:p>1 082</text:p>
          </table:table-cell>
          <table:table-cell office:value-type="float" office:value="1412" table:style-name="ce14">
            <text:p>1 412</text:p>
          </table:table-cell>
          <table:table-cell office:value-type="float" office:value="2370" table:style-name="ce14">
            <text:p>2 370</text:p>
          </table:table-cell>
          <table:table-cell office:value-type="float" office:value="1328" table:style-name="ce14">
            <text:p>1 328</text:p>
          </table:table-cell>
          <table:table-cell office:value-type="float" office:value="7718" table:style-name="ce18">
            <text:p>7 7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6" table:style-name="ce14">
            <text:p><text:s/>46</text:p>
          </table:table-cell>
          <table:table-cell office:value-type="float" office:value="19" table:style-name="ce14">
            <text:p><text:s/>19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14">
            <text:p><text:s/>22</text:p>
          </table:table-cell>
          <table:table-cell office:value-type="float" office:value="74" table:style-name="ce14">
            <text:p><text:s/>74</text:p>
          </table:table-cell>
          <table:table-cell office:value-type="float" office:value="47" table:style-name="ce14">
            <text:p><text:s/>47</text:p>
          </table:table-cell>
          <table:table-cell office:value-type="float" office:value="45" table:style-name="ce14">
            <text:p><text:s/>45</text:p>
          </table:table-cell>
          <table:table-cell office:value-type="float" office:value="65" table:style-name="ce14">
            <text:p><text:s/>65</text:p>
          </table:table-cell>
          <table:table-cell office:value-type="float" office:value="11" table:style-name="ce14">
            <text:p><text:s/>11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34" table:style-name="ce14">
            <text:p><text:s/>34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83" table:style-name="ce14">
            <text:p><text:s/>83</text:p>
          </table:table-cell>
          <table:table-cell office:value-type="float" office:value="157" table:style-name="ce14">
            <text:p><text:s/>157</text:p>
          </table:table-cell>
          <table:table-cell office:value-type="float" office:value="171" table:style-name="ce14">
            <text:p><text:s/>171</text:p>
          </table:table-cell>
          <table:table-cell office:value-type="float" office:value="139" table:style-name="ce14">
            <text:p><text:s/>139</text:p>
          </table:table-cell>
          <table:table-cell office:value-type="float" office:value="257" table:style-name="ce14">
            <text:p><text:s/>257</text:p>
          </table:table-cell>
          <table:table-cell office:value-type="float" office:value="116" table:style-name="ce14">
            <text:p><text:s/>116</text:p>
          </table:table-cell>
          <table:table-cell office:value-type="float" office:value="923" table:style-name="ce18">
            <text:p><text:s/>9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1" table:style-name="ce14">
            <text:p><text:s/>41</text:p>
          </table:table-cell>
          <table:table-cell office:value-type="float" office:value="47" table:style-name="ce14">
            <text:p><text:s/>47</text:p>
          </table:table-cell>
          <table:table-cell office:value-type="float" office:value="40" table:style-name="ce14">
            <text:p><text:s/>40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office:value-type="float" office:value="26" table:style-name="ce14">
            <text:p><text:s/>26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6" table:style-name="ce14">
            <text:p><text:s/>76</text:p>
          </table:table-cell>
          <table:table-cell office:value-type="float" office:value="162" table:style-name="ce14">
            <text:p><text:s/>162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5" table:style-name="ce14">
            <text:p><text:s/>145</text:p>
          </table:table-cell>
          <table:table-cell office:value-type="float" office:value="128" table:style-name="ce14">
            <text:p><text:s/>128</text:p>
          </table:table-cell>
          <table:table-cell office:value-type="float" office:value="59" table:style-name="ce14">
            <text:p><text:s/>59</text:p>
          </table:table-cell>
          <table:table-cell office:value-type="float" office:value="697" table:style-name="ce18">
            <text:p><text:s/>6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6" table:style-name="ce14">
            <text:p><text:s/>16</text:p>
          </table:table-cell>
          <table:table-cell office:value-type="float" office:value="58" table:style-name="ce14">
            <text:p><text:s/>58</text:p>
          </table:table-cell>
          <table:table-cell office:value-type="float" office:value="44" table:style-name="ce14">
            <text:p><text:s/>44</text:p>
          </table:table-cell>
          <table:table-cell office:value-type="float" office:value="80" table:style-name="ce14">
            <text:p><text:s/>80</text:p>
          </table:table-cell>
          <table:table-cell office:value-type="float" office:value="167" table:style-name="ce14">
            <text:p><text:s/>167</text:p>
          </table:table-cell>
          <table:table-cell office:value-type="float" office:value="68" table:style-name="ce14">
            <text:p><text:s/>68</text:p>
          </table:table-cell>
          <table:table-cell office:value-type="float" office:value="433" table:style-name="ce18">
            <text:p><text:s/>4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7" table:style-name="ce14">
            <text:p><text:s/>27</text:p>
          </table:table-cell>
          <table:table-cell office:value-type="float" office:value="65" table:style-name="ce14">
            <text:p><text:s/>65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office:value-type="float" office:value="108" table:style-name="ce14">
            <text:p><text:s/>108</text:p>
          </table:table-cell>
          <table:table-cell office:value-type="float" office:value="26" table:style-name="ce14">
            <text:p><text:s/>26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0" table:style-name="ce14">
            <text:p><text:s/>20</text:p>
          </table:table-cell>
          <table:table-cell office:value-type="float" office:value="57" table:style-name="ce14">
            <text:p><text:s/>57</text:p>
          </table:table-cell>
          <table:table-cell office:value-type="float" office:value="58" table:style-name="ce14">
            <text:p><text:s/>58</text:p>
          </table:table-cell>
          <table:table-cell office:value-type="float" office:value="60" table:style-name="ce14">
            <text:p><text:s/>60</text:p>
          </table:table-cell>
          <table:table-cell office:value-type="float" office:value="57" table:style-name="ce14">
            <text:p><text:s/>57</text:p>
          </table:table-cell>
          <table:table-cell office:value-type="float" office:value="20" table:style-name="ce14">
            <text:p><text:s/>20</text:p>
          </table:table-cell>
          <table:table-cell office:value-type="float" office:value="272" table:style-name="ce18">
            <text:p><text:s/>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9" table:style-name="ce14">
            <text:p><text:s/>29</text:p>
          </table:table-cell>
          <table:table-cell office:value-type="float" office:value="99" table:style-name="ce14">
            <text:p><text:s/>99</text:p>
          </table:table-cell>
          <table:table-cell office:value-type="float" office:value="76" table:style-name="ce14">
            <text:p><text:s/>76</text:p>
          </table:table-cell>
          <table:table-cell office:value-type="float" office:value="55" table:style-name="ce14">
            <text:p><text:s/>55</text:p>
          </table:table-cell>
          <table:table-cell office:value-type="float" office:value="55" table:style-name="ce14">
            <text:p><text:s/>55</text:p>
          </table:table-cell>
          <table:table-cell office:value-type="float" office:value="18" table:style-name="ce14">
            <text:p><text:s/>18</text:p>
          </table:table-cell>
          <table:table-cell office:value-type="float" office:value="332" table:style-name="ce18">
            <text:p><text:s/>3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2" table:style-name="ce14">
            <text:p><text:s/>52</text:p>
          </table:table-cell>
          <table:table-cell office:value-type="float" office:value="280" table:style-name="ce14">
            <text:p><text:s/>280</text:p>
          </table:table-cell>
          <table:table-cell office:value-type="float" office:value="400" table:style-name="ce14">
            <text:p><text:s/>400</text:p>
          </table:table-cell>
          <table:table-cell office:value-type="float" office:value="365" table:style-name="ce14">
            <text:p><text:s/>365</text:p>
          </table:table-cell>
          <table:table-cell office:value-type="float" office:value="603" table:style-name="ce14">
            <text:p><text:s/>603</text:p>
          </table:table-cell>
          <table:table-cell office:value-type="float" office:value="294" table:style-name="ce14">
            <text:p><text:s/>294</text:p>
          </table:table-cell>
          <table:table-cell office:value-type="float" office:value="1994" table:style-name="ce18">
            <text:p>1 9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27" table:style-name="ce14">
            <text:p><text:s/>127</text:p>
          </table:table-cell>
          <table:table-cell office:value-type="float" office:value="584" table:style-name="ce14">
            <text:p><text:s/>584</text:p>
          </table:table-cell>
          <table:table-cell office:value-type="float" office:value="352" table:style-name="ce14">
            <text:p><text:s/>352</text:p>
          </table:table-cell>
          <table:table-cell office:value-type="float" office:value="351" table:style-name="ce14">
            <text:p><text:s/>351</text:p>
          </table:table-cell>
          <table:table-cell office:value-type="float" office:value="421" table:style-name="ce14">
            <text:p><text:s/>421</text:p>
          </table:table-cell>
          <table:table-cell office:value-type="float" office:value="204" table:style-name="ce14">
            <text:p><text:s/>204</text:p>
          </table:table-cell>
          <table:table-cell office:value-type="float" office:value="2039" table:style-name="ce18">
            <text:p>2 0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2" table:style-name="ce14">
            <text:p><text:s/>232</text:p>
          </table:table-cell>
          <table:table-cell office:value-type="float" office:value="898" table:style-name="ce14">
            <text:p><text:s/>898</text:p>
          </table:table-cell>
          <table:table-cell office:value-type="float" office:value="650" table:style-name="ce14">
            <text:p><text:s/>650</text:p>
          </table:table-cell>
          <table:table-cell office:value-type="float" office:value="760" table:style-name="ce14">
            <text:p><text:s/>760</text:p>
          </table:table-cell>
          <table:table-cell office:value-type="float" office:value="896" table:style-name="ce14">
            <text:p><text:s/>896</text:p>
          </table:table-cell>
          <table:table-cell office:value-type="float" office:value="387" table:style-name="ce14">
            <text:p><text:s/>387</text:p>
          </table:table-cell>
          <table:table-cell office:value-type="float" office:value="3823" table:style-name="ce18">
            <text:p>3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7" table:style-name="ce14">
            <text:p><text:s/>7</text:p>
          </table:table-cell>
          <table:table-cell office:value-type="float" office:value="51" table:style-name="ce14">
            <text:p><text:s/>51</text:p>
          </table:table-cell>
          <table:table-cell office:value-type="float" office:value="39" table:style-name="ce14">
            <text:p><text:s/>39</text:p>
          </table:table-cell>
          <table:table-cell office:value-type="float" office:value="72" table:style-name="ce14">
            <text:p><text:s/>72</text:p>
          </table:table-cell>
          <table:table-cell office:value-type="float" office:value="92" table:style-name="ce14">
            <text:p><text:s/>92</text:p>
          </table:table-cell>
          <table:table-cell office:value-type="float" office:value="21" table:style-name="ce14">
            <text:p><text:s/>21</text:p>
          </table:table-cell>
          <table:table-cell office:value-type="float" office:value="282" table:style-name="ce18">
            <text:p><text:s/>2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0" table:style-name="ce14">
            <text:p><text:s/>100</text:p>
          </table:table-cell>
          <table:table-cell office:value-type="float" office:value="579" table:style-name="ce14">
            <text:p><text:s/>579</text:p>
          </table:table-cell>
          <table:table-cell office:value-type="float" office:value="361" table:style-name="ce14">
            <text:p><text:s/>361</text:p>
          </table:table-cell>
          <table:table-cell office:value-type="float" office:value="657" table:style-name="ce14">
            <text:p><text:s/>657</text:p>
          </table:table-cell>
          <table:table-cell office:value-type="float" office:value="805" table:style-name="ce14">
            <text:p><text:s/>805</text:p>
          </table:table-cell>
          <table:table-cell office:value-type="float" office:value="321" table:style-name="ce14">
            <text:p><text:s/>321</text:p>
          </table:table-cell>
          <table:table-cell office:value-type="float" office:value="2823" table:style-name="ce18">
            <text:p>2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5" table:style-name="ce14">
            <text:p><text:s/>115</text:p>
          </table:table-cell>
          <table:table-cell office:value-type="float" office:value="249" table:style-name="ce14">
            <text:p><text:s/>24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84" table:style-name="ce14">
            <text:p><text:s/>184</text:p>
          </table:table-cell>
          <table:table-cell office:value-type="float" office:value="239" table:style-name="ce14">
            <text:p><text:s/>239</text:p>
          </table:table-cell>
          <table:table-cell office:value-type="float" office:value="99" table:style-name="ce14">
            <text:p><text:s/>99</text:p>
          </table:table-cell>
          <table:table-cell office:value-type="float" office:value="1049" table:style-name="ce18">
            <text:p>1 0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" table:style-name="ce14">
            <text:p><text:s/>11</text:p>
          </table:table-cell>
          <table:table-cell office:value-type="float" office:value="40" table:style-name="ce14">
            <text:p><text:s/>40</text:p>
          </table:table-cell>
          <table:table-cell office:value-type="float" office:value="26" table:style-name="ce14">
            <text:p><text:s/>26</text:p>
          </table:table-cell>
          <table:table-cell office:value-type="float" office:value="52" table:style-name="ce14">
            <text:p><text:s/>52</text:p>
          </table:table-cell>
          <table:table-cell office:value-type="float" office:value="92" table:style-name="ce14">
            <text:p><text:s/>92</text:p>
          </table:table-cell>
          <table:table-cell office:value-type="float" office:value="40" table:style-name="ce14">
            <text:p><text:s/>40</text:p>
          </table:table-cell>
          <table:table-cell office:value-type="float" office:value="261" table:style-name="ce18">
            <text:p><text:s/>2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4" table:style-name="ce14">
            <text:p><text:s/>24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8" table:style-name="ce14">
            <text:p><text:s/>128</text:p>
          </table:table-cell>
          <table:table-cell office:value-type="float" office:value="216" table:style-name="ce14">
            <text:p><text:s/>216</text:p>
          </table:table-cell>
          <table:table-cell office:value-type="float" office:value="293" table:style-name="ce14">
            <text:p><text:s/>293</text:p>
          </table:table-cell>
          <table:table-cell office:value-type="float" office:value="144" table:style-name="ce14">
            <text:p><text:s/>144</text:p>
          </table:table-cell>
          <table:table-cell office:value-type="float" office:value="928" table:style-name="ce18">
            <text:p><text:s/>9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36" table:style-name="ce14">
            <text:p><text:s/>636</text:p>
          </table:table-cell>
          <table:table-cell office:value-type="float" office:value="1818" table:style-name="ce14">
            <text:p>1 818</text:p>
          </table:table-cell>
          <table:table-cell office:value-type="float" office:value="1677" table:style-name="ce14">
            <text:p>1 677</text:p>
          </table:table-cell>
          <table:table-cell office:value-type="float" office:value="2267" table:style-name="ce14">
            <text:p>2 267</text:p>
          </table:table-cell>
          <table:table-cell office:value-type="float" office:value="3477" table:style-name="ce14">
            <text:p>3 477</text:p>
          </table:table-cell>
          <table:table-cell office:value-type="float" office:value="2378" table:style-name="ce14">
            <text:p>2 378</text:p>
          </table:table-cell>
          <table:table-cell office:value-type="float" office:value="12253" table:style-name="ce18">
            <text:p>12 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8" table:style-name="ce14">
            <text:p><text:s/>28</text:p>
          </table:table-cell>
          <table:table-cell office:value-type="float" office:value="196" table:style-name="ce14">
            <text:p><text:s/>196</text:p>
          </table:table-cell>
          <table:table-cell office:value-type="float" office:value="148" table:style-name="ce14">
            <text:p><text:s/>148</text:p>
          </table:table-cell>
          <table:table-cell office:value-type="float" office:value="160" table:style-name="ce14">
            <text:p><text:s/>160</text:p>
          </table:table-cell>
          <table:table-cell office:value-type="float" office:value="210" table:style-name="ce14">
            <text:p><text:s/>210</text:p>
          </table:table-cell>
          <table:table-cell office:value-type="float" office:value="83" table:style-name="ce14">
            <text:p><text:s/>83</text:p>
          </table:table-cell>
          <table:table-cell office:value-type="float" office:value="825" table:style-name="ce18">
            <text:p><text:s/>8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1" table:style-name="ce14">
            <text:p><text:s/>81</text:p>
          </table:table-cell>
          <table:table-cell office:value-type="float" office:value="367" table:style-name="ce14">
            <text:p><text:s/>367</text:p>
          </table:table-cell>
          <table:table-cell office:value-type="float" office:value="345" table:style-name="ce14">
            <text:p><text:s/>345</text:p>
          </table:table-cell>
          <table:table-cell office:value-type="float" office:value="445" table:style-name="ce14">
            <text:p><text:s/>445</text:p>
          </table:table-cell>
          <table:table-cell office:value-type="float" office:value="823" table:style-name="ce14">
            <text:p><text:s/>823</text:p>
          </table:table-cell>
          <table:table-cell office:value-type="float" office:value="393" table:style-name="ce14">
            <text:p><text:s/>393</text:p>
          </table:table-cell>
          <table:table-cell office:value-type="float" office:value="2454" table:style-name="ce18">
            <text:p>2 4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44" table:style-name="ce14">
            <text:p><text:s/>44</text:p>
          </table:table-cell>
          <table:table-cell office:value-type="float" office:value="140" table:style-name="ce14">
            <text:p><text:s/>140</text:p>
          </table:table-cell>
          <table:table-cell office:value-type="float" office:value="69" table:style-name="ce14">
            <text:p><text:s/>69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7" table:style-name="ce14">
            <text:p><text:s/>147</text:p>
          </table:table-cell>
          <table:table-cell office:value-type="float" office:value="36" table:style-name="ce14">
            <text:p><text:s/>36</text:p>
          </table:table-cell>
          <table:table-cell office:value-type="float" office:value="550" table:style-name="ce18">
            <text:p><text:s/>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2" table:style-name="ce14">
            <text:p><text:s/>42</text:p>
          </table:table-cell>
          <table:table-cell office:value-type="float" office:value="63" table:style-name="ce14">
            <text:p><text:s/>63</text:p>
          </table:table-cell>
          <table:table-cell office:value-type="float" office:value="48" table:style-name="ce14">
            <text:p><text:s/>48</text:p>
          </table:table-cell>
          <table:table-cell office:value-type="float" office:value="57" table:style-name="ce14">
            <text:p><text:s/>57</text:p>
          </table:table-cell>
          <table:table-cell office:value-type="float" office:value="71" table:style-name="ce14">
            <text:p><text:s/>71</text:p>
          </table:table-cell>
          <table:table-cell office:value-type="float" office:value="22" table:style-name="ce14">
            <text:p><text:s/>22</text:p>
          </table:table-cell>
          <table:table-cell office:value-type="float" office:value="303" table:style-name="ce18">
            <text:p><text:s/>3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0" table:style-name="ce14">
            <text:p><text:s/>20</text:p>
          </table:table-cell>
          <table:table-cell office:value-type="float" office:value="64" table:style-name="ce14">
            <text:p><text:s/>64</text:p>
          </table:table-cell>
          <table:table-cell office:value-type="float" office:value="60" table:style-name="ce14">
            <text:p><text:s/>60</text:p>
          </table:table-cell>
          <table:table-cell office:value-type="float" office:value="45" table:style-name="ce14">
            <text:p><text:s/>45</text:p>
          </table:table-cell>
          <table:table-cell office:value-type="float" office:value="53" table:style-name="ce14">
            <text:p><text:s/>53</text:p>
          </table:table-cell>
          <table:table-cell office:value-type="float" office:value="24" table:style-name="ce14">
            <text:p><text:s/>24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44" table:style-name="ce14">
            <text:p>1 044</text:p>
          </table:table-cell>
          <table:table-cell office:value-type="float" office:value="967" table:style-name="ce14">
            <text:p><text:s/>967</text:p>
          </table:table-cell>
          <table:table-cell office:value-type="float" office:value="1082" table:style-name="ce14">
            <text:p>1 082</text:p>
          </table:table-cell>
          <table:table-cell office:value-type="float" office:value="1588" table:style-name="ce14">
            <text:p>1 588</text:p>
          </table:table-cell>
          <table:table-cell office:value-type="float" office:value="762" table:style-name="ce14">
            <text:p><text:s/>762</text:p>
          </table:table-cell>
          <table:table-cell office:value-type="float" office:value="5622" table:style-name="ce18">
            <text:p>5 6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0" table:style-name="ce14">
            <text:p><text:s/>60</text:p>
          </table:table-cell>
          <table:table-cell office:value-type="float" office:value="126" table:style-name="ce14">
            <text:p><text:s/>126</text:p>
          </table:table-cell>
          <table:table-cell office:value-type="float" office:value="79" table:style-name="ce14">
            <text:p><text:s/>79</text:p>
          </table:table-cell>
          <table:table-cell office:value-type="float" office:value="67" table:style-name="ce14">
            <text:p><text:s/>67</text:p>
          </table:table-cell>
          <table:table-cell office:value-type="float" office:value="72" table:style-name="ce14">
            <text:p><text:s/>72</text:p>
          </table:table-cell>
          <table:table-cell office:value-type="float" office:value="33" table:style-name="ce14">
            <text:p><text:s/>33</text:p>
          </table:table-cell>
          <table:table-cell office:value-type="float" office:value="437" table:style-name="ce18">
            <text:p><text:s/>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8" table:style-name="ce14">
            <text:p><text:s/>118</text:p>
          </table:table-cell>
          <table:table-cell office:value-type="float" office:value="698" table:style-name="ce14">
            <text:p><text:s/>698</text:p>
          </table:table-cell>
          <table:table-cell office:value-type="float" office:value="528" table:style-name="ce14">
            <text:p><text:s/>528</text:p>
          </table:table-cell>
          <table:table-cell office:value-type="float" office:value="531" table:style-name="ce14">
            <text:p><text:s/>531</text:p>
          </table:table-cell>
          <table:table-cell office:value-type="float" office:value="680" table:style-name="ce14">
            <text:p><text:s/>680</text:p>
          </table:table-cell>
          <table:table-cell office:value-type="float" office:value="299" table:style-name="ce14">
            <text:p><text:s/>299</text:p>
          </table:table-cell>
          <table:table-cell office:value-type="float" office:value="2854" table:style-name="ce18">
            <text:p>2 8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6" table:style-name="ce14">
            <text:p><text:s/>36</text:p>
          </table:table-cell>
          <table:table-cell office:value-type="float" office:value="115" table:style-name="ce14">
            <text:p><text:s/>11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89" table:style-name="ce14">
            <text:p><text:s/>189</text:p>
          </table:table-cell>
          <table:table-cell office:value-type="float" office:value="356" table:style-name="ce14">
            <text:p><text:s/>356</text:p>
          </table:table-cell>
          <table:table-cell office:value-type="float" office:value="152" table:style-name="ce14">
            <text:p><text:s/>152</text:p>
          </table:table-cell>
          <table:table-cell office:value-type="float" office:value="1028" table:style-name="ce18">
            <text:p>1 0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46" table:style-name="ce14">
            <text:p><text:s/>46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56" table:style-name="ce14">
            <text:p><text:s/>56</text:p>
          </table:table-cell>
          <table:table-cell office:value-type="float" office:value="23" table:style-name="ce14">
            <text:p><text:s/>23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9" table:style-name="ce14">
            <text:p><text:s/>19</text:p>
          </table:table-cell>
          <table:table-cell office:value-type="float" office:value="51" table:style-name="ce14">
            <text:p><text:s/>51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60" table:style-name="ce14">
            <text:p><text:s/>60</text:p>
          </table:table-cell>
          <table:table-cell office:value-type="float" office:value="13" table:style-name="ce14">
            <text:p><text:s/>13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1" table:style-name="ce14">
            <text:p><text:s/>41</text:p>
          </table:table-cell>
          <table:table-cell office:value-type="float" office:value="101" table:style-name="ce14">
            <text:p><text:s/>101</text:p>
          </table:table-cell>
          <table:table-cell office:value-type="float" office:value="48" table:style-name="ce14">
            <text:p><text:s/>48</text:p>
          </table:table-cell>
          <table:table-cell office:value-type="float" office:value="80" table:style-name="ce14">
            <text:p><text:s/>80</text:p>
          </table:table-cell>
          <table:table-cell office:value-type="float" office:value="58" table:style-name="ce14">
            <text:p><text:s/>58</text:p>
          </table:table-cell>
          <table:table-cell office:value-type="float" office:value="26" table:style-name="ce14">
            <text:p><text:s/>26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48" table:style-name="ce14">
            <text:p><text:s/>48</text:p>
          </table:table-cell>
          <table:table-cell office:value-type="float" office:value="113" table:style-name="ce14">
            <text:p><text:s/>113</text:p>
          </table:table-cell>
          <table:table-cell office:value-type="float" office:value="66" table:style-name="ce14">
            <text:p><text:s/>66</text:p>
          </table:table-cell>
          <table:table-cell office:value-type="float" office:value="85" table:style-name="ce14">
            <text:p><text:s/>85</text:p>
          </table:table-cell>
          <table:table-cell office:value-type="float" office:value="110" table:style-name="ce14">
            <text:p><text:s/>110</text:p>
          </table:table-cell>
          <table:table-cell office:value-type="float" office:value="34" table:style-name="ce14">
            <text:p><text:s/>34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1" table:style-name="ce14">
            <text:p><text:s/>11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84" table:style-name="ce14">
            <text:p><text:s/>84</text:p>
          </table:table-cell>
          <table:table-cell office:value-type="float" office:value="67" table:style-name="ce14">
            <text:p><text:s/>67</text:p>
          </table:table-cell>
          <table:table-cell office:value-type="float" office:value="20" table:style-name="ce14">
            <text:p><text:s/>20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3" table:style-name="ce14">
            <text:p><text:s/>33</text:p>
          </table:table-cell>
          <table:table-cell office:value-type="float" office:value="82" table:style-name="ce14">
            <text:p><text:s/>82</text:p>
          </table:table-cell>
          <table:table-cell office:value-type="float" office:value="41" table:style-name="ce14">
            <text:p><text:s/>41</text:p>
          </table:table-cell>
          <table:table-cell office:value-type="float" office:value="85" table:style-name="ce14">
            <text:p><text:s/>85</text:p>
          </table:table-cell>
          <table:table-cell office:value-type="float" office:value="90" table:style-name="ce14">
            <text:p><text:s/>90</text:p>
          </table:table-cell>
          <table:table-cell office:value-type="float" office:value="32" table:style-name="ce14">
            <text:p><text:s/>32</text:p>
          </table:table-cell>
          <table:table-cell office:value-type="float" office:value="363" table:style-name="ce18">
            <text:p><text:s/>3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5" table:style-name="ce14">
            <text:p><text:s/>45</text:p>
          </table:table-cell>
          <table:table-cell office:value-type="float" office:value="251" table:style-name="ce14">
            <text:p><text:s/>251</text:p>
          </table:table-cell>
          <table:table-cell office:value-type="float" office:value="204" table:style-name="ce14">
            <text:p><text:s/>204</text:p>
          </table:table-cell>
          <table:table-cell office:value-type="float" office:value="246" table:style-name="ce14">
            <text:p><text:s/>246</text:p>
          </table:table-cell>
          <table:table-cell office:value-type="float" office:value="441" table:style-name="ce14">
            <text:p><text:s/>441</text:p>
          </table:table-cell>
          <table:table-cell office:value-type="float" office:value="168" table:style-name="ce14">
            <text:p><text:s/>168</text:p>
          </table:table-cell>
          <table:table-cell office:value-type="float" office:value="1355" table:style-name="ce18">
            <text:p>1 3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79" table:style-name="ce14">
            <text:p><text:s/>79</text:p>
          </table:table-cell>
          <table:table-cell office:value-type="float" office:value="65" table:style-name="ce14">
            <text:p><text:s/>65</text:p>
          </table:table-cell>
          <table:table-cell office:value-type="float" office:value="79" table:style-name="ce14">
            <text:p><text:s/>79</text:p>
          </table:table-cell>
          <table:table-cell office:value-type="float" office:value="119" table:style-name="ce14">
            <text:p><text:s/>119</text:p>
          </table:table-cell>
          <table:table-cell office:value-type="float" office:value="82" table:style-name="ce14">
            <text:p><text:s/>82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9" table:style-name="ce14">
            <text:p><text:s/>19</text:p>
          </table:table-cell>
          <table:table-cell office:value-type="float" office:value="79" table:style-name="ce14">
            <text:p><text:s/>79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8" table:style-name="ce14">
            <text:p><text:s/>168</text:p>
          </table:table-cell>
          <table:table-cell office:value-type="float" office:value="58" table:style-name="ce14">
            <text:p><text:s/>58</text:p>
          </table:table-cell>
          <table:table-cell office:value-type="float" office:value="581" table:style-name="ce18">
            <text:p><text:s/>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92" table:style-name="ce14">
            <text:p><text:s/>192</text:p>
          </table:table-cell>
          <table:table-cell office:value-type="float" office:value="683" table:style-name="ce14">
            <text:p><text:s/>683</text:p>
          </table:table-cell>
          <table:table-cell office:value-type="float" office:value="741" table:style-name="ce14">
            <text:p><text:s/>741</text:p>
          </table:table-cell>
          <table:table-cell office:value-type="float" office:value="965" table:style-name="ce14">
            <text:p><text:s/>965</text:p>
          </table:table-cell>
          <table:table-cell office:value-type="float" office:value="1404" table:style-name="ce14">
            <text:p>1 404</text:p>
          </table:table-cell>
          <table:table-cell office:value-type="float" office:value="605" table:style-name="ce14">
            <text:p><text:s/>605</text:p>
          </table:table-cell>
          <table:table-cell office:value-type="float" office:value="4590" table:style-name="ce18">
            <text:p>4 5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7" table:style-name="ce14">
            <text:p><text:s/>57</text:p>
          </table:table-cell>
          <table:table-cell office:value-type="float" office:value="133" table:style-name="ce14">
            <text:p><text:s/>133</text:p>
          </table:table-cell>
          <table:table-cell office:value-type="float" office:value="63" table:style-name="ce14">
            <text:p><text:s/>63</text:p>
          </table:table-cell>
          <table:table-cell office:value-type="float" office:value="73" table:style-name="ce14">
            <text:p><text:s/>73</text:p>
          </table:table-cell>
          <table:table-cell office:value-type="float" office:value="120" table:style-name="ce14">
            <text:p><text:s/>120</text:p>
          </table:table-cell>
          <table:table-cell office:value-type="float" office:value="53" table:style-name="ce14">
            <text:p><text:s/>53</text:p>
          </table:table-cell>
          <table:table-cell office:value-type="float" office:value="499" table:style-name="ce18">
            <text:p><text:s/>4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6" table:style-name="ce14">
            <text:p><text:s/>86</text:p>
          </table:table-cell>
          <table:table-cell office:value-type="float" office:value="207" table:style-name="ce14">
            <text:p><text:s/>207</text:p>
          </table:table-cell>
          <table:table-cell office:value-type="float" office:value="351" table:style-name="ce14">
            <text:p><text:s/>351</text:p>
          </table:table-cell>
          <table:table-cell office:value-type="float" office:value="495" table:style-name="ce14">
            <text:p><text:s/>495</text:p>
          </table:table-cell>
          <table:table-cell office:value-type="float" office:value="738" table:style-name="ce14">
            <text:p><text:s/>738</text:p>
          </table:table-cell>
          <table:table-cell office:value-type="float" office:value="414" table:style-name="ce14">
            <text:p><text:s/>414</text:p>
          </table:table-cell>
          <table:table-cell office:value-type="float" office:value="2291" table:style-name="ce18">
            <text:p>2 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4" table:style-name="ce14">
            <text:p><text:s/>2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6" table:style-name="ce14">
            <text:p><text:s/>126</text:p>
          </table:table-cell>
          <table:table-cell office:value-type="float" office:value="50" table:style-name="ce14">
            <text:p><text:s/>50</text:p>
          </table:table-cell>
          <table:table-cell office:value-type="float" office:value="578" table:style-name="ce18">
            <text:p><text:s/>5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8" table:style-name="ce14">
            <text:p><text:s/>98</text:p>
          </table:table-cell>
          <table:table-cell office:value-type="float" office:value="393" table:style-name="ce14">
            <text:p><text:s/>393</text:p>
          </table:table-cell>
          <table:table-cell office:value-type="float" office:value="498" table:style-name="ce14">
            <text:p><text:s/>498</text:p>
          </table:table-cell>
          <table:table-cell office:value-type="float" office:value="659" table:style-name="ce14">
            <text:p><text:s/>659</text:p>
          </table:table-cell>
          <table:table-cell office:value-type="float" office:value="828" table:style-name="ce14">
            <text:p><text:s/>828</text:p>
          </table:table-cell>
          <table:table-cell office:value-type="float" office:value="469" table:style-name="ce14">
            <text:p><text:s/>469</text:p>
          </table:table-cell>
          <table:table-cell office:value-type="float" office:value="2945" table:style-name="ce18">
            <text:p>2 9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6" table:style-name="ce14">
            <text:p><text:s/>36</text:p>
          </table:table-cell>
          <table:table-cell office:value-type="float" office:value="57" table:style-name="ce14">
            <text:p><text:s/>57</text:p>
          </table:table-cell>
          <table:table-cell office:value-type="float" office:value="59" table:style-name="ce14">
            <text:p><text:s/>59</text:p>
          </table:table-cell>
          <table:table-cell office:value-type="float" office:value="34" table:style-name="ce14">
            <text:p><text:s/>34</text:p>
          </table:table-cell>
          <table:table-cell office:value-type="float" office:value="83" table:style-name="ce14">
            <text:p><text:s/>83</text:p>
          </table:table-cell>
          <table:table-cell office:value-type="float" office:value="30" table:style-name="ce14">
            <text:p><text:s/>30</text:p>
          </table:table-cell>
          <table:table-cell office:value-type="float" office:value="299" table:style-name="ce18">
            <text:p><text:s/>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style-name="ce14">
            <text:p><text:s/>60</text:p>
          </table:table-cell>
          <table:table-cell office:value-type="float" office:value="77" table:style-name="ce14">
            <text:p><text:s/>77</text:p>
          </table:table-cell>
          <table:table-cell office:value-type="float" office:value="38" table:style-name="ce14">
            <text:p><text:s/>38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87" table:style-name="ce14">
            <text:p><text:s/>187</text:p>
          </table:table-cell>
          <table:table-cell office:value-type="float" office:value="763" table:style-name="ce14">
            <text:p><text:s/>763</text:p>
          </table:table-cell>
          <table:table-cell office:value-type="float" office:value="846" table:style-name="ce14">
            <text:p><text:s/>846</text:p>
          </table:table-cell>
          <table:table-cell office:value-type="float" office:value="926" table:style-name="ce14">
            <text:p><text:s/>926</text:p>
          </table:table-cell>
          <table:table-cell office:value-type="float" office:value="1340" table:style-name="ce14">
            <text:p>1 340</text:p>
          </table:table-cell>
          <table:table-cell office:value-type="float" office:value="669" table:style-name="ce14">
            <text:p><text:s/>669</text:p>
          </table:table-cell>
          <table:table-cell office:value-type="float" office:value="4731" table:style-name="ce18">
            <text:p>4 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9" table:style-name="ce14">
            <text:p><text:s/>29</text:p>
          </table:table-cell>
          <table:table-cell office:value-type="float" office:value="50" table:style-name="ce14">
            <text:p><text:s/>50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89" table:style-name="ce14">
            <text:p><text:s/>789</text:p>
          </table:table-cell>
          <table:table-cell office:value-type="float" office:value="2775" table:style-name="ce14">
            <text:p>2 775</text:p>
          </table:table-cell>
          <table:table-cell office:value-type="float" office:value="2549" table:style-name="ce14">
            <text:p>2 549</text:p>
          </table:table-cell>
          <table:table-cell office:value-type="float" office:value="3482" table:style-name="ce14">
            <text:p>3 482</text:p>
          </table:table-cell>
          <table:table-cell office:value-type="float" office:value="5211" table:style-name="ce14">
            <text:p>5 211</text:p>
          </table:table-cell>
          <table:table-cell office:value-type="float" office:value="2337" table:style-name="ce14">
            <text:p>2 337</text:p>
          </table:table-cell>
          <table:table-cell office:value-type="float" office:value="17143" table:style-name="ce18">
            <text:p>17 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1" table:style-name="ce14">
            <text:p><text:s/>21</text:p>
          </table:table-cell>
          <table:table-cell office:value-type="float" office:value="118" table:style-name="ce14">
            <text:p><text:s/>118</text:p>
          </table:table-cell>
          <table:table-cell office:value-type="float" office:value="65" table:style-name="ce14">
            <text:p><text:s/>65</text:p>
          </table:table-cell>
          <table:table-cell office:value-type="float" office:value="76" table:style-name="ce14">
            <text:p><text:s/>76</text:p>
          </table:table-cell>
          <table:table-cell office:value-type="float" office:value="95" table:style-name="ce14">
            <text:p><text:s/>95</text:p>
          </table:table-cell>
          <table:table-cell office:value-type="float" office:value="52" table:style-name="ce14">
            <text:p><text:s/>52</text:p>
          </table:table-cell>
          <table:table-cell office:value-type="float" office:value="427" table:style-name="ce18">
            <text:p><text:s/>4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6" table:style-name="ce14">
            <text:p><text:s/>116</text:p>
          </table:table-cell>
          <table:table-cell office:value-type="float" office:value="414" table:style-name="ce14">
            <text:p><text:s/>414</text:p>
          </table:table-cell>
          <table:table-cell office:value-type="float" office:value="336" table:style-name="ce14">
            <text:p><text:s/>336</text:p>
          </table:table-cell>
          <table:table-cell office:value-type="float" office:value="372" table:style-name="ce14">
            <text:p><text:s/>372</text:p>
          </table:table-cell>
          <table:table-cell office:value-type="float" office:value="639" table:style-name="ce14">
            <text:p><text:s/>639</text:p>
          </table:table-cell>
          <table:table-cell office:value-type="float" office:value="488" table:style-name="ce14">
            <text:p><text:s/>488</text:p>
          </table:table-cell>
          <table:table-cell office:value-type="float" office:value="2365" table:style-name="ce18">
            <text:p>2 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8" table:style-name="ce14">
            <text:p><text:s/>58</text:p>
          </table:table-cell>
          <table:table-cell office:value-type="float" office:value="222" table:style-name="ce14">
            <text:p><text:s/>222</text:p>
          </table:table-cell>
          <table:table-cell office:value-type="float" office:value="182" table:style-name="ce14">
            <text:p><text:s/>182</text:p>
          </table:table-cell>
          <table:table-cell office:value-type="float" office:value="267" table:style-name="ce14">
            <text:p><text:s/>267</text:p>
          </table:table-cell>
          <table:table-cell office:value-type="float" office:value="457" table:style-name="ce14">
            <text:p><text:s/>457</text:p>
          </table:table-cell>
          <table:table-cell office:value-type="float" office:value="204" table:style-name="ce14">
            <text:p><text:s/>204</text:p>
          </table:table-cell>
          <table:table-cell office:value-type="float" office:value="1390" table:style-name="ce18">
            <text:p>1 3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13" table:style-name="ce14">
            <text:p><text:s/>13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8" table:style-name="ce14">
            <text:p><text:s/>28</text:p>
          </table:table-cell>
          <table:table-cell office:value-type="float" office:value="64" table:style-name="ce14">
            <text:p><text:s/>64</text:p>
          </table:table-cell>
          <table:table-cell office:value-type="float" office:value="54" table:style-name="ce14">
            <text:p><text:s/>54</text:p>
          </table:table-cell>
          <table:table-cell office:value-type="float" office:value="37" table:style-name="ce14">
            <text:p><text:s/>37</text:p>
          </table:table-cell>
          <table:table-cell office:value-type="float" office:value="40" table:style-name="ce14">
            <text:p><text:s/>40</text:p>
          </table:table-cell>
          <table:table-cell office:value-type="float" office:value="18" table:style-name="ce14">
            <text:p><text:s/>18</text:p>
          </table:table-cell>
          <table:table-cell office:value-type="float" office:value="241" table:style-name="ce18">
            <text:p><text:s/>2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3" table:style-name="ce14">
            <text:p><text:s/>43</text:p>
          </table:table-cell>
          <table:table-cell office:value-type="float" office:value="320" table:style-name="ce14">
            <text:p><text:s/>320</text:p>
          </table:table-cell>
          <table:table-cell office:value-type="float" office:value="194" table:style-name="ce14">
            <text:p><text:s/>194</text:p>
          </table:table-cell>
          <table:table-cell office:value-type="float" office:value="205" table:style-name="ce14">
            <text:p><text:s/>205</text:p>
          </table:table-cell>
          <table:table-cell office:value-type="float" office:value="240" table:style-name="ce14">
            <text:p><text:s/>24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10" table:style-name="ce18">
            <text:p>1 11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462" table:style-name="ce18">
            <text:p>7 462</text:p>
          </table:table-cell>
          <table:table-cell office:value-type="float" office:value="27340" table:style-name="ce18">
            <text:p>27 340</text:p>
          </table:table-cell>
          <table:table-cell office:value-type="float" office:value="23375" table:style-name="ce18">
            <text:p>23 375</text:p>
          </table:table-cell>
          <table:table-cell office:value-type="float" office:value="29881" table:style-name="ce18">
            <text:p>29 881</text:p>
          </table:table-cell>
          <table:table-cell office:value-type="float" office:value="43338" table:style-name="ce18">
            <text:p>43 338</text:p>
          </table:table-cell>
          <table:table-cell office:value-type="float" office:value="21626" table:style-name="ce18">
            <text:p>21 626</text:p>
          </table:table-cell>
          <table:table-cell office:value-type="float" office:value="153022" table:style-name="ce18">
            <text:p>153 0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9" table:style-name="ce14">
            <text:p><text:s/>49</text:p>
          </table:table-cell>
          <table:table-cell office:value-type="float" office:value="115" table:style-name="ce14">
            <text:p><text:s/>115</text:p>
          </table:table-cell>
          <table:table-cell office:value-type="float" office:value="190" table:style-name="ce14">
            <text:p><text:s/>190</text:p>
          </table:table-cell>
          <table:table-cell office:value-type="float" office:value="226" table:style-name="ce14">
            <text:p><text:s/>226</text:p>
          </table:table-cell>
          <table:table-cell office:value-type="float" office:value="336" table:style-name="ce14">
            <text:p><text:s/>336</text:p>
          </table:table-cell>
          <table:table-cell office:value-type="float" office:value="227" table:style-name="ce14">
            <text:p><text:s/>227</text:p>
          </table:table-cell>
          <table:table-cell office:value-type="float" office:value="1143" table:style-name="ce18">
            <text:p>1 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36" table:style-name="ce14">
            <text:p><text:s/>36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14" table:style-name="ce14">
            <text:p><text:s/>14</text:p>
          </table:table-cell>
          <table:table-cell office:value-type="float" office:value="144" table:style-name="ce18">
            <text:p><text:s/>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5" table:style-name="ce14">
            <text:p><text:s/>135</text:p>
          </table:table-cell>
          <table:table-cell office:value-type="float" office:value="203" table:style-name="ce14">
            <text:p><text:s/>203</text:p>
          </table:table-cell>
          <table:table-cell office:value-type="float" office:value="102" table:style-name="ce14">
            <text:p><text:s/>102</text:p>
          </table:table-cell>
          <table:table-cell office:value-type="float" office:value="667" table:style-name="ce18">
            <text:p><text:s/>6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8" table:style-name="ce14">
            <text:p><text:s/>8</text:p>
          </table:table-cell>
          <table:table-cell office:value-type="float" office:value="44" table:style-name="ce14">
            <text:p><text:s/>44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18" table:style-name="ce14">
            <text:p><text:s/>18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7" table:style-name="ce14">
            <text:p><text:s/>37</text:p>
          </table:table-cell>
          <table:table-cell office:value-type="float" office:value="72" table:style-name="ce14">
            <text:p><text:s/>72</text:p>
          </table:table-cell>
          <table:table-cell office:value-type="float" office:value="74" table:style-name="ce14">
            <text:p><text:s/>74</text:p>
          </table:table-cell>
          <table:table-cell office:value-type="float" office:value="97" table:style-name="ce14">
            <text:p><text:s/>97</text:p>
          </table:table-cell>
          <table:table-cell office:value-type="float" office:value="182" table:style-name="ce14">
            <text:p><text:s/>182</text:p>
          </table:table-cell>
          <table:table-cell office:value-type="float" office:value="117" table:style-name="ce14">
            <text:p><text:s/>117</text:p>
          </table:table-cell>
          <table:table-cell office:value-type="float" office:value="579" table:style-name="ce18">
            <text:p><text:s/>5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46" table:style-name="ce14">
            <text:p><text:s/>46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8" table:style-name="ce14">
            <text:p><text:s/>28</text:p>
          </table:table-cell>
          <table:table-cell office:value-type="float" office:value="76" table:style-name="ce14">
            <text:p><text:s/>76</text:p>
          </table:table-cell>
          <table:table-cell office:value-type="float" office:value="59" table:style-name="ce14">
            <text:p><text:s/>59</text:p>
          </table:table-cell>
          <table:table-cell office:value-type="float" office:value="69" table:style-name="ce14">
            <text:p><text:s/>69</text:p>
          </table:table-cell>
          <table:table-cell office:value-type="float" office:value="118" table:style-name="ce14">
            <text:p><text:s/>118</text:p>
          </table:table-cell>
          <table:table-cell office:value-type="float" office:value="41" table:style-name="ce14">
            <text:p><text:s/>41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71" table:style-name="ce14">
            <text:p><text:s/>271</text:p>
          </table:table-cell>
          <table:table-cell office:value-type="float" office:value="323" table:style-name="ce14">
            <text:p><text:s/>323</text:p>
          </table:table-cell>
          <table:table-cell office:value-type="float" office:value="310" table:style-name="ce14">
            <text:p><text:s/>310</text:p>
          </table:table-cell>
          <table:table-cell office:value-type="float" office:value="507" table:style-name="ce14">
            <text:p><text:s/>507</text:p>
          </table:table-cell>
          <table:table-cell office:value-type="float" office:value="807" table:style-name="ce14">
            <text:p><text:s/>807</text:p>
          </table:table-cell>
          <table:table-cell office:value-type="float" office:value="588" table:style-name="ce14">
            <text:p><text:s/>588</text:p>
          </table:table-cell>
          <table:table-cell office:value-type="float" office:value="2806" table:style-name="ce18">
            <text:p>2 8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style-name="ce14">
            <text:p><text:s/>43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office:value-type="float" office:value="101" table:style-name="ce14">
            <text:p><text:s/>101</text:p>
          </table:table-cell>
          <table:table-cell office:value-type="float" office:value="82" table:style-name="ce14">
            <text:p><text:s/>82</text:p>
          </table:table-cell>
          <table:table-cell office:value-type="float" office:value="337" table:style-name="ce18">
            <text:p><text:s/>3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78" table:style-name="ce14">
            <text:p><text:s/>78</text:p>
          </table:table-cell>
          <table:table-cell office:value-type="float" office:value="21" table:style-name="ce14">
            <text:p><text:s/>21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2" table:style-name="ce14">
            <text:p><text:s/>52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4" table:style-name="ce14">
            <text:p><text:s/>174</text:p>
          </table:table-cell>
          <table:table-cell office:value-type="float" office:value="299" table:style-name="ce14">
            <text:p><text:s/>299</text:p>
          </table:table-cell>
          <table:table-cell office:value-type="float" office:value="115" table:style-name="ce14">
            <text:p><text:s/>115</text:p>
          </table:table-cell>
          <table:table-cell office:value-type="float" office:value="865" table:style-name="ce18">
            <text:p><text:s/>8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4" table:style-name="ce14">
            <text:p><text:s/>14</text:p>
          </table:table-cell>
          <table:table-cell office:value-type="float" office:value="50" table:style-name="ce14">
            <text:p><text:s/>50</text:p>
          </table:table-cell>
          <table:table-cell office:value-type="float" office:value="50" table:style-name="ce14">
            <text:p><text:s/>50</text:p>
          </table:table-cell>
          <table:table-cell office:value-type="float" office:value="63" table:style-name="ce14">
            <text:p><text:s/>63</text:p>
          </table:table-cell>
          <table:table-cell office:value-type="float" office:value="68" table:style-name="ce14">
            <text:p><text:s/>68</text:p>
          </table:table-cell>
          <table:table-cell office:value-type="float" office:value="36" table:style-name="ce14">
            <text:p><text:s/>36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70" table:style-name="ce14">
            <text:p><text:s/>170</text:p>
          </table:table-cell>
          <table:table-cell office:value-type="float" office:value="215" table:style-name="ce14">
            <text:p><text:s/>215</text:p>
          </table:table-cell>
          <table:table-cell office:value-type="float" office:value="183" table:style-name="ce14">
            <text:p><text:s/>183</text:p>
          </table:table-cell>
          <table:table-cell office:value-type="float" office:value="282" table:style-name="ce14">
            <text:p><text:s/>282</text:p>
          </table:table-cell>
          <table:table-cell office:value-type="float" office:value="438" table:style-name="ce14">
            <text:p><text:s/>43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463" table:style-name="ce18">
            <text:p>1 4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4" table:style-name="ce14">
            <text:p><text:s/>34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5" table:style-name="ce14">
            <text:p><text:s/>115</text:p>
          </table:table-cell>
          <table:table-cell office:value-type="float" office:value="90" table:style-name="ce14">
            <text:p><text:s/>90</text:p>
          </table:table-cell>
          <table:table-cell office:value-type="float" office:value="157" table:style-name="ce14">
            <text:p><text:s/>157</text:p>
          </table:table-cell>
          <table:table-cell office:value-type="float" office:value="37" table:style-name="ce14">
            <text:p><text:s/>37</text:p>
          </table:table-cell>
          <table:table-cell office:value-type="float" office:value="563" table:style-name="ce18">
            <text:p><text:s/>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8" table:style-name="ce14">
            <text:p><text:s/>28</text:p>
          </table:table-cell>
          <table:table-cell office:value-type="float" office:value="55" table:style-name="ce14">
            <text:p><text:s/>55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53" table:style-name="ce14">
            <text:p><text:s/>53</text:p>
          </table:table-cell>
          <table:table-cell office:value-type="float" office:value="31" table:style-name="ce14">
            <text:p><text:s/>31</text:p>
          </table:table-cell>
          <table:table-cell office:value-type="float" office:value="239" table:style-name="ce18">
            <text:p><text:s/>2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324" table:style-name="ce14">
            <text:p><text:s/>324</text:p>
          </table:table-cell>
          <table:table-cell office:value-type="float" office:value="326" table:style-name="ce14">
            <text:p><text:s/>326</text:p>
          </table:table-cell>
          <table:table-cell office:value-type="float" office:value="395" table:style-name="ce14">
            <text:p><text:s/>395</text:p>
          </table:table-cell>
          <table:table-cell office:value-type="float" office:value="713" table:style-name="ce14">
            <text:p><text:s/>713</text:p>
          </table:table-cell>
          <table:table-cell office:value-type="float" office:value="1354" table:style-name="ce14">
            <text:p>1 354</text:p>
          </table:table-cell>
          <table:table-cell office:value-type="float" office:value="1179" table:style-name="ce14">
            <text:p>1 179</text:p>
          </table:table-cell>
          <table:table-cell office:value-type="float" office:value="4291" table:style-name="ce18">
            <text:p>4 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20" table:style-name="ce14">
            <text:p><text:s/>20</text:p>
          </table:table-cell>
          <table:table-cell office:value-type="float" office:value="55" table:style-name="ce14">
            <text:p><text:s/>55</text:p>
          </table:table-cell>
          <table:table-cell office:value-type="float" office:value="131" table:style-name="ce14">
            <text:p><text:s/>131</text:p>
          </table:table-cell>
          <table:table-cell office:value-type="float" office:value="95" table:style-name="ce14">
            <text:p><text:s/>95</text:p>
          </table:table-cell>
          <table:table-cell office:value-type="float" office:value="377" table:style-name="ce18">
            <text:p><text:s/>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4" table:style-name="ce14">
            <text:p><text:s/>94</text:p>
          </table:table-cell>
          <table:table-cell office:value-type="float" office:value="236" table:style-name="ce14">
            <text:p><text:s/>236</text:p>
          </table:table-cell>
          <table:table-cell office:value-type="float" office:value="209" table:style-name="ce14">
            <text:p><text:s/>209</text:p>
          </table:table-cell>
          <table:table-cell office:value-type="float" office:value="333" table:style-name="ce14">
            <text:p><text:s/>333</text:p>
          </table:table-cell>
          <table:table-cell office:value-type="float" office:value="566" table:style-name="ce14">
            <text:p><text:s/>566</text:p>
          </table:table-cell>
          <table:table-cell office:value-type="float" office:value="320" table:style-name="ce14">
            <text:p><text:s/>320</text:p>
          </table:table-cell>
          <table:table-cell office:value-type="float" office:value="1758" table:style-name="ce18">
            <text:p>1 7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7" table:style-name="ce14">
            <text:p><text:s/>147</text:p>
          </table:table-cell>
          <table:table-cell office:value-type="float" office:value="187" table:style-name="ce14">
            <text:p><text:s/>187</text:p>
          </table:table-cell>
          <table:table-cell office:value-type="float" office:value="182" table:style-name="ce14">
            <text:p><text:s/>182</text:p>
          </table:table-cell>
          <table:table-cell office:value-type="float" office:value="98" table:style-name="ce14">
            <text:p><text:s/>98</text:p>
          </table:table-cell>
          <table:table-cell office:value-type="float" office:value="869" table:style-name="ce18">
            <text:p><text:s/>8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54" table:style-name="ce14">
            <text:p><text:s/>254</text:p>
          </table:table-cell>
          <table:table-cell office:value-type="float" office:value="251" table:style-name="ce14">
            <text:p><text:s/>251</text:p>
          </table:table-cell>
          <table:table-cell office:value-type="float" office:value="276" table:style-name="ce14">
            <text:p><text:s/>276</text:p>
          </table:table-cell>
          <table:table-cell office:value-type="float" office:value="510" table:style-name="ce14">
            <text:p><text:s/>510</text:p>
          </table:table-cell>
          <table:table-cell office:value-type="float" office:value="627" table:style-name="ce14">
            <text:p><text:s/>627</text:p>
          </table:table-cell>
          <table:table-cell office:value-type="float" office:value="290" table:style-name="ce14">
            <text:p><text:s/>290</text:p>
          </table:table-cell>
          <table:table-cell office:value-type="float" office:value="2208" table:style-name="ce18">
            <text:p>2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6" table:style-name="ce14">
            <text:p><text:s/>36</text:p>
          </table:table-cell>
          <table:table-cell office:value-type="float" office:value="46" table:style-name="ce14">
            <text:p><text:s/>46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15" table:style-name="ce14">
            <text:p><text:s/>15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style-name="ce14">
            <text:p><text:s/>40</text:p>
          </table:table-cell>
          <table:table-cell office:value-type="float" office:value="39" table:style-name="ce14">
            <text:p><text:s/>39</text:p>
          </table:table-cell>
          <table:table-cell office:value-type="float" office:value="10" table:style-name="ce14">
            <text:p><text:s/>10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4" table:style-name="ce14">
            <text:p><text:s/>8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27" table:style-name="ce14">
            <text:p><text:s/>127</text:p>
          </table:table-cell>
          <table:table-cell office:value-type="float" office:value="162" table:style-name="ce14">
            <text:p><text:s/>162</text:p>
          </table:table-cell>
          <table:table-cell office:value-type="float" office:value="217" table:style-name="ce14">
            <text:p><text:s/>217</text:p>
          </table:table-cell>
          <table:table-cell office:value-type="float" office:value="109" table:style-name="ce14">
            <text:p><text:s/>109</text:p>
          </table:table-cell>
          <table:table-cell office:value-type="float" office:value="834" table:style-name="ce18">
            <text:p><text:s/>8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55" table:style-name="ce14">
            <text:p><text:s/>55</text:p>
          </table:table-cell>
          <table:table-cell office:value-type="float" office:value="19" table:style-name="ce14">
            <text:p><text:s/>19</text:p>
          </table:table-cell>
          <table:table-cell office:value-type="float" office:value="131" table:style-name="ce18">
            <text:p><text:s/>1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0" table:style-name="ce14">
            <text:p><text:s/>30</text:p>
          </table:table-cell>
          <table:table-cell office:value-type="float" office:value="68" table:style-name="ce14">
            <text:p><text:s/>68</text:p>
          </table:table-cell>
          <table:table-cell office:value-type="float" office:value="73" table:style-name="ce14">
            <text:p><text:s/>73</text:p>
          </table:table-cell>
          <table:table-cell office:value-type="float" office:value="89" table:style-name="ce14">
            <text:p><text:s/>89</text:p>
          </table:table-cell>
          <table:table-cell office:value-type="float" office:value="105" table:style-name="ce14">
            <text:p><text:s/>105</text:p>
          </table:table-cell>
          <table:table-cell office:value-type="float" office:value="50" table:style-name="ce14">
            <text:p><text:s/>50</text:p>
          </table:table-cell>
          <table:table-cell office:value-type="float" office:value="415" table:style-name="ce18">
            <text:p><text:s/>4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8" table:style-name="ce14">
            <text:p><text:s/>88</text:p>
          </table:table-cell>
          <table:table-cell office:value-type="float" office:value="132" table:style-name="ce14">
            <text:p><text:s/>132</text:p>
          </table:table-cell>
          <table:table-cell office:value-type="float" office:value="79" table:style-name="ce14">
            <text:p><text:s/>79</text:p>
          </table:table-cell>
          <table:table-cell office:value-type="float" office:value="240" table:style-name="ce14">
            <text:p><text:s/>240</text:p>
          </table:table-cell>
          <table:table-cell office:value-type="float" office:value="419" table:style-name="ce14">
            <text:p><text:s/>419</text:p>
          </table:table-cell>
          <table:table-cell office:value-type="float" office:value="250" table:style-name="ce14">
            <text:p><text:s/>250</text:p>
          </table:table-cell>
          <table:table-cell office:value-type="float" office:value="1208" table:style-name="ce18">
            <text:p>1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6" table:style-name="ce14">
            <text:p><text:s/>66</text:p>
          </table:table-cell>
          <table:table-cell office:value-type="float" office:value="79" table:style-name="ce14">
            <text:p><text:s/>79</text:p>
          </table:table-cell>
          <table:table-cell office:value-type="float" office:value="47" table:style-name="ce14">
            <text:p><text:s/>47</text:p>
          </table:table-cell>
          <table:table-cell office:value-type="float" office:value="51" table:style-name="ce14">
            <text:p><text:s/>51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322" table:style-name="ce18">
            <text:p><text:s/>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47" table:style-name="ce14">
            <text:p><text:s/>147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0" table:style-name="ce14">
            <text:p><text:s/>200</text:p>
          </table:table-cell>
          <table:table-cell office:value-type="float" office:value="267" table:style-name="ce14">
            <text:p><text:s/>267</text:p>
          </table:table-cell>
          <table:table-cell office:value-type="float" office:value="367" table:style-name="ce14">
            <text:p><text:s/>367</text:p>
          </table:table-cell>
          <table:table-cell office:value-type="float" office:value="235" table:style-name="ce14">
            <text:p><text:s/>235</text:p>
          </table:table-cell>
          <table:table-cell office:value-type="float" office:value="1383" table:style-name="ce18">
            <text:p>1 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74" table:style-name="ce14">
            <text:p><text:s/>174</text:p>
          </table:table-cell>
          <table:table-cell office:value-type="float" office:value="348" table:style-name="ce14">
            <text:p><text:s/>348</text:p>
          </table:table-cell>
          <table:table-cell office:value-type="float" office:value="327" table:style-name="ce14">
            <text:p><text:s/>327</text:p>
          </table:table-cell>
          <table:table-cell office:value-type="float" office:value="703" table:style-name="ce14">
            <text:p><text:s/>703</text:p>
          </table:table-cell>
          <table:table-cell office:value-type="float" office:value="1212" table:style-name="ce14">
            <text:p>1 212</text:p>
          </table:table-cell>
          <table:table-cell office:value-type="float" office:value="709" table:style-name="ce14">
            <text:p><text:s/>709</text:p>
          </table:table-cell>
          <table:table-cell office:value-type="float" office:value="3473" table:style-name="ce18">
            <text:p>3 4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7" table:style-name="ce14">
            <text:p><text:s/>27</text:p>
          </table:table-cell>
          <table:table-cell office:value-type="float" office:value="65" table:style-name="ce14">
            <text:p><text:s/>65</text:p>
          </table:table-cell>
          <table:table-cell office:value-type="float" office:value="53" table:style-name="ce14">
            <text:p><text:s/>53</text:p>
          </table:table-cell>
          <table:table-cell office:value-type="float" office:value="123" table:style-name="ce14">
            <text:p><text:s/>123</text:p>
          </table:table-cell>
          <table:table-cell office:value-type="float" office:value="202" table:style-name="ce14">
            <text:p><text:s/>202</text:p>
          </table:table-cell>
          <table:table-cell office:value-type="float" office:value="79" table:style-name="ce14">
            <text:p><text:s/>79</text:p>
          </table:table-cell>
          <table:table-cell office:value-type="float" office:value="549" table:style-name="ce18">
            <text:p><text:s/>5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53" table:style-name="ce14">
            <text:p><text:s/>53</text:p>
          </table:table-cell>
          <table:table-cell office:value-type="float" office:value="97" table:style-name="ce14">
            <text:p><text:s/>9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8" table:style-name="ce14">
            <text:p><text:s/>178</text:p>
          </table:table-cell>
          <table:table-cell office:value-type="float" office:value="84" table:style-name="ce14">
            <text:p><text:s/>84</text:p>
          </table:table-cell>
          <table:table-cell office:value-type="float" office:value="678" table:style-name="ce18">
            <text:p><text:s/>6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12" table:style-name="ce14">
            <text:p><text:s/>12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2" table:style-name="ce14">
            <text:p><text:s/>72</text:p>
          </table:table-cell>
          <table:table-cell office:value-type="float" office:value="149" table:style-name="ce14">
            <text:p><text:s/>149</text:p>
          </table:table-cell>
          <table:table-cell office:value-type="float" office:value="183" table:style-name="ce14">
            <text:p><text:s/>183</text:p>
          </table:table-cell>
          <table:table-cell office:value-type="float" office:value="392" table:style-name="ce14">
            <text:p><text:s/>392</text:p>
          </table:table-cell>
          <table:table-cell office:value-type="float" office:value="601" table:style-name="ce14">
            <text:p><text:s/>601</text:p>
          </table:table-cell>
          <table:table-cell office:value-type="float" office:value="191" table:style-name="ce14">
            <text:p><text:s/>191</text:p>
          </table:table-cell>
          <table:table-cell office:value-type="float" office:value="1588" table:style-name="ce18">
            <text:p>1 5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" table:style-name="ce14">
            <text:p><text:s/>17</text:p>
          </table:table-cell>
          <table:table-cell office:value-type="float" office:value="56" table:style-name="ce14">
            <text:p><text:s/>56</text:p>
          </table:table-cell>
          <table:table-cell office:value-type="float" office:value="51" table:style-name="ce14">
            <text:p><text:s/>51</text:p>
          </table:table-cell>
          <table:table-cell office:value-type="float" office:value="95" table:style-name="ce14">
            <text:p><text:s/>95</text:p>
          </table:table-cell>
          <table:table-cell office:value-type="float" office:value="132" table:style-name="ce14">
            <text:p><text:s/>132</text:p>
          </table:table-cell>
          <table:table-cell office:value-type="float" office:value="90" table:style-name="ce14">
            <text:p><text:s/>90</text:p>
          </table:table-cell>
          <table:table-cell office:value-type="float" office:value="441" table:style-name="ce18">
            <text:p><text:s/>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13" table:style-name="ce14">
            <text:p><text:s/>13</text:p>
          </table:table-cell>
          <table:table-cell office:value-type="float" office:value="96" table:style-name="ce18">
            <text:p><text:s/>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53" table:style-name="ce14">
            <text:p><text:s/>53</text:p>
          </table:table-cell>
          <table:table-cell office:value-type="float" office:value="62" table:style-name="ce14">
            <text:p><text:s/>62</text:p>
          </table:table-cell>
          <table:table-cell office:value-type="float" office:value="104" table:style-name="ce14">
            <text:p><text:s/>104</text:p>
          </table:table-cell>
          <table:table-cell office:value-type="float" office:value="52" table:style-name="ce14">
            <text:p><text:s/>52</text:p>
          </table:table-cell>
          <table:table-cell office:value-type="float" office:value="308" table:style-name="ce18">
            <text:p><text:s/>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107" table:style-name="ce14">
            <text:p><text:s/>107</text:p>
          </table:table-cell>
          <table:table-cell office:value-type="float" office:value="56" table:style-name="ce14">
            <text:p><text:s/>56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9" table:style-name="ce14">
            <text:p><text:s/>39</text:p>
          </table:table-cell>
          <table:table-cell office:value-type="float" office:value="85" table:style-name="ce14">
            <text:p><text:s/>85</text:p>
          </table:table-cell>
          <table:table-cell office:value-type="float" office:value="86" table:style-name="ce14">
            <text:p><text:s/>86</text:p>
          </table:table-cell>
          <table:table-cell office:value-type="float" office:value="147" table:style-name="ce14">
            <text:p><text:s/>147</text:p>
          </table:table-cell>
          <table:table-cell office:value-type="float" office:value="206" table:style-name="ce14">
            <text:p><text:s/>206</text:p>
          </table:table-cell>
          <table:table-cell office:value-type="float" office:value="110" table:style-name="ce14">
            <text:p><text:s/>110</text:p>
          </table:table-cell>
          <table:table-cell office:value-type="float" office:value="673" table:style-name="ce18">
            <text:p><text:s/>6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23" table:style-name="ce14">
            <text:p><text:s/>23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44" table:style-name="ce14">
            <text:p><text:s/>44</text:p>
          </table:table-cell>
          <table:table-cell office:value-type="float" office:value="52" table:style-name="ce14">
            <text:p><text:s/>52</text:p>
          </table:table-cell>
          <table:table-cell office:value-type="float" office:value="54" table:style-name="ce14">
            <text:p><text:s/>54</text:p>
          </table:table-cell>
          <table:table-cell office:value-type="float" office:value="28" table:style-name="ce14">
            <text:p><text:s/>28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3" table:style-name="ce14">
            <text:p><text:s/>23</text:p>
          </table:table-cell>
          <table:table-cell office:value-type="float" office:value="78" table:style-name="ce14">
            <text:p><text:s/>78</text:p>
          </table:table-cell>
          <table:table-cell office:value-type="float" office:value="80" table:style-name="ce14">
            <text:p><text:s/>8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0" table:style-name="ce14">
            <text:p><text:s/>110</text:p>
          </table:table-cell>
          <table:table-cell office:value-type="float" office:value="68" table:style-name="ce14">
            <text:p><text:s/>68</text:p>
          </table:table-cell>
          <table:table-cell office:value-type="float" office:value="461" table:style-name="ce18">
            <text:p><text:s/>4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81" table:style-name="ce18">
            <text:p><text:s/>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7" table:style-name="ce14">
            <text:p><text:s/>17</text:p>
          </table:table-cell>
          <table:table-cell office:value-type="float" office:value="59" table:style-name="ce14">
            <text:p><text:s/>59</text:p>
          </table:table-cell>
          <table:table-cell office:value-type="float" office:value="41" table:style-name="ce14">
            <text:p><text:s/>41</text:p>
          </table:table-cell>
          <table:table-cell office:value-type="float" office:value="86" table:style-name="ce14">
            <text:p><text:s/>86</text:p>
          </table:table-cell>
          <table:table-cell office:value-type="float" office:value="99" table:style-name="ce14">
            <text:p><text:s/>99</text:p>
          </table:table-cell>
          <table:table-cell office:value-type="float" office:value="56" table:style-name="ce14">
            <text:p><text:s/>56</text:p>
          </table:table-cell>
          <table:table-cell office:value-type="float" office:value="358" table:style-name="ce18">
            <text:p><text:s/>3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9" table:style-name="ce14">
            <text:p><text:s/>59</text:p>
          </table:table-cell>
          <table:table-cell office:value-type="float" office:value="59" table:style-name="ce14">
            <text:p><text:s/>59</text:p>
          </table:table-cell>
          <table:table-cell office:value-type="float" office:value="78" table:style-name="ce14">
            <text:p><text:s/>78</text:p>
          </table:table-cell>
          <table:table-cell office:value-type="float" office:value="105" table:style-name="ce14">
            <text:p><text:s/>105</text:p>
          </table:table-cell>
          <table:table-cell office:value-type="float" office:value="193" table:style-name="ce14">
            <text:p><text:s/>193</text:p>
          </table:table-cell>
          <table:table-cell office:value-type="float" office:value="103" table:style-name="ce14">
            <text:p><text:s/>103</text:p>
          </table:table-cell>
          <table:table-cell office:value-type="float" office:value="597" table:style-name="ce18">
            <text:p><text:s/>5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8" table:style-name="ce14">
            <text:p><text:s/>28</text:p>
          </table:table-cell>
          <table:table-cell office:value-type="float" office:value="76" table:style-name="ce14">
            <text:p><text:s/>76</text:p>
          </table:table-cell>
          <table:table-cell office:value-type="float" office:value="75" table:style-name="ce14">
            <text:p><text:s/>75</text:p>
          </table:table-cell>
          <table:table-cell office:value-type="float" office:value="154" table:style-name="ce14">
            <text:p><text:s/>154</text:p>
          </table:table-cell>
          <table:table-cell office:value-type="float" office:value="240" table:style-name="ce14">
            <text:p><text:s/>240</text:p>
          </table:table-cell>
          <table:table-cell office:value-type="float" office:value="93" table:style-name="ce14">
            <text:p><text:s/>93</text:p>
          </table:table-cell>
          <table:table-cell office:value-type="float" office:value="666" table:style-name="ce18">
            <text:p><text:s/>6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74" table:style-name="ce14">
            <text:p><text:s/>174</text:p>
          </table:table-cell>
          <table:table-cell office:value-type="float" office:value="319" table:style-name="ce14">
            <text:p><text:s/>319</text:p>
          </table:table-cell>
          <table:table-cell office:value-type="float" office:value="309" table:style-name="ce14">
            <text:p><text:s/>309</text:p>
          </table:table-cell>
          <table:table-cell office:value-type="float" office:value="418" table:style-name="ce14">
            <text:p><text:s/>418</text:p>
          </table:table-cell>
          <table:table-cell office:value-type="float" office:value="520" table:style-name="ce14">
            <text:p><text:s/>520</text:p>
          </table:table-cell>
          <table:table-cell office:value-type="float" office:value="299" table:style-name="ce14">
            <text:p><text:s/>299</text:p>
          </table:table-cell>
          <table:table-cell office:value-type="float" office:value="2039" table:style-name="ce18">
            <text:p>2 0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83" table:style-name="ce18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8" table:style-name="ce14">
            <text:p><text:s/>8</text:p>
          </table:table-cell>
          <table:table-cell office:value-type="float" office:value="116" table:style-name="ce18">
            <text:p><text:s/>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4">
            <text:p><text:s/>40</text:p>
          </table:table-cell>
          <table:table-cell office:value-type="float" office:value="37" table:style-name="ce14">
            <text:p><text:s/>37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25" table:style-name="ce14">
            <text:p><text:s/>25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4">
            <text:p><text:s/>53</text:p>
          </table:table-cell>
          <table:table-cell office:value-type="float" office:value="46" table:style-name="ce14">
            <text:p><text:s/>46</text:p>
          </table:table-cell>
          <table:table-cell office:value-type="float" office:value="34" table:style-name="ce14">
            <text:p><text:s/>34</text:p>
          </table:table-cell>
          <table:table-cell office:value-type="float" office:value="54" table:style-name="ce14">
            <text:p><text:s/>54</text:p>
          </table:table-cell>
          <table:table-cell office:value-type="float" office:value="26" table:style-name="ce14">
            <text:p><text:s/>26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12" table:style-name="ce14">
            <text:p><text:s/>12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31" table:style-name="ce14">
            <text:p><text:s/>31</text:p>
          </table:table-cell>
          <table:table-cell office:value-type="float" office:value="13" table:style-name="ce14">
            <text:p><text:s/>13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48" table:style-name="ce14">
            <text:p><text:s/>48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1" table:style-name="ce14">
            <text:p><text:s/>61</text:p>
          </table:table-cell>
          <table:table-cell office:value-type="float" office:value="158" table:style-name="ce14">
            <text:p><text:s/>158</text:p>
          </table:table-cell>
          <table:table-cell office:value-type="float" office:value="132" table:style-name="ce14">
            <text:p><text:s/>132</text:p>
          </table:table-cell>
          <table:table-cell office:value-type="float" office:value="230" table:style-name="ce14">
            <text:p><text:s/>230</text:p>
          </table:table-cell>
          <table:table-cell office:value-type="float" office:value="354" table:style-name="ce14">
            <text:p><text:s/>354</text:p>
          </table:table-cell>
          <table:table-cell office:value-type="float" office:value="182" table:style-name="ce14">
            <text:p><text:s/>182</text:p>
          </table:table-cell>
          <table:table-cell office:value-type="float" office:value="1117" table:style-name="ce18">
            <text:p>1 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0" table:style-name="ce14">
            <text:p><text:s/>40</text:p>
          </table:table-cell>
          <table:table-cell office:value-type="float" office:value="65" table:style-name="ce14">
            <text:p><text:s/>65</text:p>
          </table:table-cell>
          <table:table-cell office:value-type="float" office:value="68" table:style-name="ce14">
            <text:p><text:s/>6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7" table:style-name="ce14">
            <text:p><text:s/>167</text:p>
          </table:table-cell>
          <table:table-cell office:value-type="float" office:value="86" table:style-name="ce14">
            <text:p><text:s/>86</text:p>
          </table:table-cell>
          <table:table-cell office:value-type="float" office:value="528" table:style-name="ce18">
            <text:p><text:s/>5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4">
            <text:p><text:s/>30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26" table:style-name="ce14">
            <text:p><text:s/>26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2" table:style-name="ce14">
            <text:p><text:s/>52</text:p>
          </table:table-cell>
          <table:table-cell office:value-type="float" office:value="48" table:style-name="ce14">
            <text:p><text:s/>48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office:value-type="float" office:value="35" table:style-name="ce14">
            <text:p><text:s/>35</text:p>
          </table:table-cell>
          <table:table-cell office:value-type="float" office:value="19" table:style-name="ce14">
            <text:p><text:s/>19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2" table:style-name="ce14">
            <text:p><text:s/>32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63" table:style-name="ce14">
            <text:p><text:s/>63</text:p>
          </table:table-cell>
          <table:table-cell office:value-type="float" office:value="93" table:style-name="ce14">
            <text:p><text:s/>93</text:p>
          </table:table-cell>
          <table:table-cell office:value-type="float" office:value="43" table:style-name="ce14">
            <text:p><text:s/>43</text:p>
          </table:table-cell>
          <table:table-cell office:value-type="float" office:value="312" table:style-name="ce18">
            <text:p><text:s/>3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1" table:style-name="ce14">
            <text:p><text:s/>31</text:p>
          </table:table-cell>
          <table:table-cell office:value-type="float" office:value="82" table:style-name="ce14">
            <text:p><text:s/>82</text:p>
          </table:table-cell>
          <table:table-cell office:value-type="float" office:value="92" table:style-name="ce14">
            <text:p><text:s/>92</text:p>
          </table:table-cell>
          <table:table-cell office:value-type="float" office:value="131" table:style-name="ce14">
            <text:p><text:s/>131</text:p>
          </table:table-cell>
          <table:table-cell office:value-type="float" office:value="205" table:style-name="ce14">
            <text:p><text:s/>205</text:p>
          </table:table-cell>
          <table:table-cell office:value-type="float" office:value="55" table:style-name="ce14">
            <text:p><text:s/>55</text:p>
          </table:table-cell>
          <table:table-cell office:value-type="float" office:value="596" table:style-name="ce18">
            <text:p><text:s/>5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3" table:style-name="ce14">
            <text:p><text:s/>33</text:p>
          </table:table-cell>
          <table:table-cell office:value-type="float" office:value="79" table:style-name="ce14">
            <text:p><text:s/>79</text:p>
          </table:table-cell>
          <table:table-cell office:value-type="float" office:value="75" table:style-name="ce14">
            <text:p><text:s/>75</text:p>
          </table:table-cell>
          <table:table-cell office:value-type="float" office:value="68" table:style-name="ce14">
            <text:p><text:s/>68</text:p>
          </table:table-cell>
          <table:table-cell office:value-type="float" office:value="98" table:style-name="ce14">
            <text:p><text:s/>98</text:p>
          </table:table-cell>
          <table:table-cell office:value-type="float" office:value="42" table:style-name="ce14">
            <text:p><text:s/>42</text:p>
          </table:table-cell>
          <table:table-cell office:value-type="float" office:value="395" table:style-name="ce18">
            <text:p><text:s/>3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8" table:style-name="ce14">
            <text:p><text:s/>48</text:p>
          </table:table-cell>
          <table:table-cell office:value-type="float" office:value="97" table:style-name="ce14">
            <text:p><text:s/>97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49" table:style-name="ce14">
            <text:p><text:s/>149</text:p>
          </table:table-cell>
          <table:table-cell office:value-type="float" office:value="100" table:style-name="ce14">
            <text:p><text:s/>100</text:p>
          </table:table-cell>
          <table:table-cell office:value-type="float" office:value="629" table:style-name="ce18">
            <text:p><text:s/>6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style-name="ce14">
            <text:p><text:s/>30</text:p>
          </table:table-cell>
          <table:table-cell office:value-type="float" office:value="47" table:style-name="ce14">
            <text:p><text:s/>47</text:p>
          </table:table-cell>
          <table:table-cell office:value-type="float" office:value="55" table:style-name="ce14">
            <text:p><text:s/>55</text:p>
          </table:table-cell>
          <table:table-cell office:value-type="float" office:value="34" table:style-name="ce14">
            <text:p><text:s/>34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3" table:style-name="ce14">
            <text:p><text:s/>43</text:p>
          </table:table-cell>
          <table:table-cell office:value-type="float" office:value="94" table:style-name="ce14">
            <text:p><text:s/>94</text:p>
          </table:table-cell>
          <table:table-cell office:value-type="float" office:value="45" table:style-name="ce14">
            <text:p><text:s/>45</text:p>
          </table:table-cell>
          <table:table-cell office:value-type="float" office:value="94" table:style-name="ce14">
            <text:p><text:s/>94</text:p>
          </table:table-cell>
          <table:table-cell office:value-type="float" office:value="114" table:style-name="ce14">
            <text:p><text:s/>114</text:p>
          </table:table-cell>
          <table:table-cell office:value-type="float" office:value="56" table:style-name="ce14">
            <text:p><text:s/>56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4" table:style-name="ce14">
            <text:p><text:s/>34</text:p>
          </table:table-cell>
          <table:table-cell office:value-type="float" office:value="76" table:style-name="ce14">
            <text:p><text:s/>76</text:p>
          </table:table-cell>
          <table:table-cell office:value-type="float" office:value="56" table:style-name="ce14">
            <text:p><text:s/>56</text:p>
          </table:table-cell>
          <table:table-cell office:value-type="float" office:value="66" table:style-name="ce14">
            <text:p><text:s/>66</text:p>
          </table:table-cell>
          <table:table-cell office:value-type="float" office:value="136" table:style-name="ce14">
            <text:p><text:s/>136</text:p>
          </table:table-cell>
          <table:table-cell office:value-type="float" office:value="35" table:style-name="ce14">
            <text:p><text:s/>35</text:p>
          </table:table-cell>
          <table:table-cell office:value-type="float" office:value="403" table:style-name="ce18">
            <text:p><text:s/>4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6" table:style-name="ce14">
            <text:p><text:s/>36</text:p>
          </table:table-cell>
          <table:table-cell office:value-type="float" office:value="77" table:style-name="ce14">
            <text:p><text:s/>77</text:p>
          </table:table-cell>
          <table:table-cell office:value-type="float" office:value="91" table:style-name="ce14">
            <text:p><text:s/>91</text:p>
          </table:table-cell>
          <table:table-cell office:value-type="float" office:value="140" table:style-name="ce14">
            <text:p><text:s/>140</text:p>
          </table:table-cell>
          <table:table-cell office:value-type="float" office:value="173" table:style-name="ce14">
            <text:p><text:s/>173</text:p>
          </table:table-cell>
          <table:table-cell office:value-type="float" office:value="93" table:style-name="ce14">
            <text:p><text:s/>93</text:p>
          </table:table-cell>
          <table:table-cell office:value-type="float" office:value="610" table:style-name="ce18">
            <text:p><text:s/>6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35" table:style-name="ce14">
            <text:p><text:s/>35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69" table:style-name="ce14">
            <text:p><text:s/>69</text:p>
          </table:table-cell>
          <table:table-cell office:value-type="float" office:value="86" table:style-name="ce14">
            <text:p><text:s/>86</text:p>
          </table:table-cell>
          <table:table-cell office:value-type="float" office:value="56" table:style-name="ce14">
            <text:p><text:s/>56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8" table:style-name="ce14">
            <text:p><text:s/>148</text:p>
          </table:table-cell>
          <table:table-cell office:value-type="float" office:value="105" table:style-name="ce14">
            <text:p><text:s/>105</text:p>
          </table:table-cell>
          <table:table-cell office:value-type="float" office:value="583" table:style-name="ce18">
            <text:p><text:s/>5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9" table:style-name="ce14">
            <text:p><text:s/>9</text:p>
          </table:table-cell>
          <table:table-cell office:value-type="float" office:value="33" table:style-name="ce14">
            <text:p><text:s/>33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25" table:style-name="ce14">
            <text:p><text:s/>25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95" table:style-name="ce14">
            <text:p><text:s/>95</text:p>
          </table:table-cell>
          <table:table-cell office:value-type="float" office:value="29" table:style-name="ce14">
            <text:p><text:s/>29</text:p>
          </table:table-cell>
          <table:table-cell office:value-type="float" office:value="238" table:style-name="ce18">
            <text:p><text:s/>2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47" table:style-name="ce14">
            <text:p><text:s/>247</text:p>
          </table:table-cell>
          <table:table-cell office:value-type="float" office:value="295" table:style-name="ce14">
            <text:p><text:s/>295</text:p>
          </table:table-cell>
          <table:table-cell office:value-type="float" office:value="265" table:style-name="ce14">
            <text:p><text:s/>265</text:p>
          </table:table-cell>
          <table:table-cell office:value-type="float" office:value="535" table:style-name="ce14">
            <text:p><text:s/>535</text:p>
          </table:table-cell>
          <table:table-cell office:value-type="float" office:value="1187" table:style-name="ce14">
            <text:p>1 187</text:p>
          </table:table-cell>
          <table:table-cell office:value-type="float" office:value="768" table:style-name="ce14">
            <text:p><text:s/>768</text:p>
          </table:table-cell>
          <table:table-cell office:value-type="float" office:value="3297" table:style-name="ce18">
            <text:p>3 2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6" table:style-name="ce14">
            <text:p><text:s/>16</text:p>
          </table:table-cell>
          <table:table-cell office:value-type="float" office:value="59" table:style-name="ce14">
            <text:p><text:s/>59</text:p>
          </table:table-cell>
          <table:table-cell office:value-type="float" office:value="42" table:style-name="ce14">
            <text:p><text:s/>42</text:p>
          </table:table-cell>
          <table:table-cell office:value-type="float" office:value="59" table:style-name="ce14">
            <text:p><text:s/>59</text:p>
          </table:table-cell>
          <table:table-cell office:value-type="float" office:value="105" table:style-name="ce14">
            <text:p><text:s/>105</text:p>
          </table:table-cell>
          <table:table-cell office:value-type="float" office:value="33" table:style-name="ce14">
            <text:p><text:s/>33</text:p>
          </table:table-cell>
          <table:table-cell office:value-type="float" office:value="314" table:style-name="ce18">
            <text:p><text:s/>31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721" table:style-name="ce18">
            <text:p>3 721</text:p>
          </table:table-cell>
          <table:table-cell office:value-type="float" office:value="6268" table:style-name="ce18">
            <text:p>6 268</text:p>
          </table:table-cell>
          <table:table-cell office:value-type="float" office:value="6003" table:style-name="ce18">
            <text:p>6 003</text:p>
          </table:table-cell>
          <table:table-cell office:value-type="float" office:value="9568" table:style-name="ce18">
            <text:p>9 568</text:p>
          </table:table-cell>
          <table:table-cell office:value-type="float" office:value="14914" table:style-name="ce18">
            <text:p>14 914</text:p>
          </table:table-cell>
          <table:table-cell office:value-type="float" office:value="8369" table:style-name="ce18">
            <text:p>8 369</text:p>
          </table:table-cell>
          <table:table-cell office:value-type="float" office:value="48843" table:style-name="ce18">
            <text:p>48 8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8" table:style-name="ce14">
            <text:p><text:s/>78</text:p>
          </table:table-cell>
          <table:table-cell office:value-type="float" office:value="187" table:style-name="ce14">
            <text:p><text:s/>187</text:p>
          </table:table-cell>
          <table:table-cell office:value-type="float" office:value="186" table:style-name="ce14">
            <text:p><text:s/>186</text:p>
          </table:table-cell>
          <table:table-cell office:value-type="float" office:value="334" table:style-name="ce14">
            <text:p><text:s/>334</text:p>
          </table:table-cell>
          <table:table-cell office:value-type="float" office:value="412" table:style-name="ce14">
            <text:p><text:s/>412</text:p>
          </table:table-cell>
          <table:table-cell office:value-type="float" office:value="179" table:style-name="ce14">
            <text:p><text:s/>179</text:p>
          </table:table-cell>
          <table:table-cell office:value-type="float" office:value="1376" table:style-name="ce18">
            <text:p>1 3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100" table:style-name="ce14">
            <text:p><text:s/>100</text:p>
          </table:table-cell>
          <table:table-cell office:value-type="float" office:value="38" table:style-name="ce14">
            <text:p><text:s/>38</text:p>
          </table:table-cell>
          <table:table-cell office:value-type="float" office:value="261" table:style-name="ce18">
            <text:p><text:s/>2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2" table:style-name="ce14">
            <text:p><text:s/>62</text:p>
          </table:table-cell>
          <table:table-cell office:value-type="float" office:value="163" table:style-name="ce14">
            <text:p><text:s/>163</text:p>
          </table:table-cell>
          <table:table-cell office:value-type="float" office:value="163" table:style-name="ce14">
            <text:p><text:s/>163</text:p>
          </table:table-cell>
          <table:table-cell office:value-type="float" office:value="293" table:style-name="ce14">
            <text:p><text:s/>293</text:p>
          </table:table-cell>
          <table:table-cell office:value-type="float" office:value="473" table:style-name="ce14">
            <text:p><text:s/>473</text:p>
          </table:table-cell>
          <table:table-cell office:value-type="float" office:value="224" table:style-name="ce14">
            <text:p><text:s/>224</text:p>
          </table:table-cell>
          <table:table-cell office:value-type="float" office:value="1378" table:style-name="ce18">
            <text:p>1 3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4" table:style-name="ce14">
            <text:p><text:s/>14</text:p>
          </table:table-cell>
          <table:table-cell office:value-type="float" office:value="60" table:style-name="ce14">
            <text:p><text:s/>60</text:p>
          </table:table-cell>
          <table:table-cell office:value-type="float" office:value="71" table:style-name="ce14">
            <text:p><text:s/>71</text:p>
          </table:table-cell>
          <table:table-cell office:value-type="float" office:value="121" table:style-name="ce14">
            <text:p><text:s/>121</text:p>
          </table:table-cell>
          <table:table-cell office:value-type="float" office:value="203" table:style-name="ce14">
            <text:p><text:s/>203</text:p>
          </table:table-cell>
          <table:table-cell office:value-type="float" office:value="95" table:style-name="ce14">
            <text:p><text:s/>95</text:p>
          </table:table-cell>
          <table:table-cell office:value-type="float" office:value="564" table:style-name="ce18">
            <text:p><text:s/>5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56" table:style-name="ce14">
            <text:p><text:s/>56</text:p>
          </table:table-cell>
          <table:table-cell office:value-type="float" office:value="218" table:style-name="ce14">
            <text:p><text:s/>218</text:p>
          </table:table-cell>
          <table:table-cell office:value-type="float" office:value="198" table:style-name="ce14">
            <text:p><text:s/>198</text:p>
          </table:table-cell>
          <table:table-cell office:value-type="float" office:value="390" table:style-name="ce14">
            <text:p><text:s/>390</text:p>
          </table:table-cell>
          <table:table-cell office:value-type="float" office:value="602" table:style-name="ce14">
            <text:p><text:s/>602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04" table:style-name="ce18">
            <text:p>1 6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98" table:style-name="ce14">
            <text:p><text:s/>398</text:p>
          </table:table-cell>
          <table:table-cell office:value-type="float" office:value="628" table:style-name="ce14">
            <text:p><text:s/>628</text:p>
          </table:table-cell>
          <table:table-cell office:value-type="float" office:value="929" table:style-name="ce14">
            <text:p><text:s/>929</text:p>
          </table:table-cell>
          <table:table-cell office:value-type="float" office:value="1432" table:style-name="ce14">
            <text:p>1 432</text:p>
          </table:table-cell>
          <table:table-cell office:value-type="float" office:value="2498" table:style-name="ce14">
            <text:p>2 498</text:p>
          </table:table-cell>
          <table:table-cell office:value-type="float" office:value="1025" table:style-name="ce14">
            <text:p>1 025</text:p>
          </table:table-cell>
          <table:table-cell office:value-type="float" office:value="6910" table:style-name="ce18">
            <text:p>6 9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43" table:style-name="ce14">
            <text:p><text:s/>43</text:p>
          </table:table-cell>
          <table:table-cell office:value-type="float" office:value="95" table:style-name="ce14">
            <text:p><text:s/>95</text:p>
          </table:table-cell>
          <table:table-cell office:value-type="float" office:value="69" table:style-name="ce14">
            <text:p><text:s/>6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5" table:style-name="ce14">
            <text:p><text:s/>165</text:p>
          </table:table-cell>
          <table:table-cell office:value-type="float" office:value="75" table:style-name="ce14">
            <text:p><text:s/>75</text:p>
          </table:table-cell>
          <table:table-cell office:value-type="float" office:value="572" table:style-name="ce18">
            <text:p><text:s/>5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24" table:style-name="ce14">
            <text:p><text:s/>24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723" table:style-name="ce14">
            <text:p><text:s/>723</text:p>
          </table:table-cell>
          <table:table-cell office:value-type="float" office:value="556" table:style-name="ce14">
            <text:p><text:s/>556</text:p>
          </table:table-cell>
          <table:table-cell office:value-type="float" office:value="705" table:style-name="ce14">
            <text:p><text:s/>705</text:p>
          </table:table-cell>
          <table:table-cell office:value-type="float" office:value="1436" table:style-name="ce14">
            <text:p>1 436</text:p>
          </table:table-cell>
          <table:table-cell office:value-type="float" office:value="2747" table:style-name="ce14">
            <text:p>2 747</text:p>
          </table:table-cell>
          <table:table-cell office:value-type="float" office:value="920" table:style-name="ce14">
            <text:p><text:s/>920</text:p>
          </table:table-cell>
          <table:table-cell office:value-type="float" office:value="7087" table:style-name="ce18">
            <text:p>7 0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office:value-type="float" office:value="114" table:style-name="ce14">
            <text:p><text:s/>114</text:p>
          </table:table-cell>
          <table:table-cell office:value-type="float" office:value="67" table:style-name="ce14">
            <text:p><text:s/>67</text:p>
          </table:table-cell>
          <table:table-cell office:value-type="float" office:value="336" table:style-name="ce18">
            <text:p><text:s/>3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8" table:style-name="ce14">
            <text:p><text:s/>38</text:p>
          </table:table-cell>
          <table:table-cell office:value-type="float" office:value="98" table:style-name="ce14">
            <text:p><text:s/>98</text:p>
          </table:table-cell>
          <table:table-cell office:value-type="float" office:value="78" table:style-name="ce14">
            <text:p><text:s/>7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5" table:style-name="ce14">
            <text:p><text:s/>165</text:p>
          </table:table-cell>
          <table:table-cell office:value-type="float" office:value="71" table:style-name="ce14">
            <text:p><text:s/>71</text:p>
          </table:table-cell>
          <table:table-cell office:value-type="float" office:value="581" table:style-name="ce18">
            <text:p><text:s/>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42" table:style-name="ce14">
            <text:p><text:s/>242</text:p>
          </table:table-cell>
          <table:table-cell office:value-type="float" office:value="401" table:style-name="ce14">
            <text:p><text:s/>401</text:p>
          </table:table-cell>
          <table:table-cell office:value-type="float" office:value="523" table:style-name="ce14">
            <text:p><text:s/>523</text:p>
          </table:table-cell>
          <table:table-cell office:value-type="float" office:value="741" table:style-name="ce14">
            <text:p><text:s/>741</text:p>
          </table:table-cell>
          <table:table-cell office:value-type="float" office:value="1227" table:style-name="ce14">
            <text:p>1 227</text:p>
          </table:table-cell>
          <table:table-cell office:value-type="float" office:value="363" table:style-name="ce14">
            <text:p><text:s/>363</text:p>
          </table:table-cell>
          <table:table-cell office:value-type="float" office:value="3497" table:style-name="ce18">
            <text:p>3 4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8" table:style-name="ce14">
            <text:p><text:s/>8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49" table:style-name="ce14">
            <text:p><text:s/>149</text:p>
          </table:table-cell>
          <table:table-cell office:value-type="float" office:value="230" table:style-name="ce14">
            <text:p><text:s/>230</text:p>
          </table:table-cell>
          <table:table-cell office:value-type="float" office:value="379" table:style-name="ce14">
            <text:p><text:s/>37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92" table:style-name="ce18">
            <text:p>1 0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9" table:style-name="ce14">
            <text:p><text:s/>9</text:p>
          </table:table-cell>
          <table:table-cell office:value-type="float" office:value="41" table:style-name="ce14">
            <text:p><text:s/>41</text:p>
          </table:table-cell>
          <table:table-cell office:value-type="float" office:value="62" table:style-name="ce14">
            <text:p><text:s/>62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3" table:style-name="ce14">
            <text:p><text:s/>133</text:p>
          </table:table-cell>
          <table:table-cell office:value-type="float" office:value="36" table:style-name="ce14">
            <text:p><text:s/>36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1" table:style-name="ce14">
            <text:p><text:s/>21</text:p>
          </table:table-cell>
          <table:table-cell office:value-type="float" office:value="64" table:style-name="ce14">
            <text:p><text:s/>64</text:p>
          </table:table-cell>
          <table:table-cell office:value-type="float" office:value="63" table:style-name="ce14">
            <text:p><text:s/>63</text:p>
          </table:table-cell>
          <table:table-cell office:value-type="float" office:value="73" table:style-name="ce14">
            <text:p><text:s/>73</text:p>
          </table:table-cell>
          <table:table-cell office:value-type="float" office:value="103" table:style-name="ce14">
            <text:p><text:s/>103</text:p>
          </table:table-cell>
          <table:table-cell office:value-type="float" office:value="32" table:style-name="ce14">
            <text:p><text:s/>32</text:p>
          </table:table-cell>
          <table:table-cell office:value-type="float" office:value="356" table:style-name="ce18">
            <text:p><text:s/>3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5" table:style-name="ce14">
            <text:p><text:s/>35</text:p>
          </table:table-cell>
          <table:table-cell office:value-type="float" office:value="146" table:style-name="ce14">
            <text:p><text:s/>146</text:p>
          </table:table-cell>
          <table:table-cell office:value-type="float" office:value="196" table:style-name="ce14">
            <text:p><text:s/>196</text:p>
          </table:table-cell>
          <table:table-cell office:value-type="float" office:value="404" table:style-name="ce14">
            <text:p><text:s/>404</text:p>
          </table:table-cell>
          <table:table-cell office:value-type="float" office:value="690" table:style-name="ce14">
            <text:p><text:s/>690</text:p>
          </table:table-cell>
          <table:table-cell office:value-type="float" office:value="256" table:style-name="ce14">
            <text:p><text:s/>256</text:p>
          </table:table-cell>
          <table:table-cell office:value-type="float" office:value="1727" table:style-name="ce18">
            <text:p>1 7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office:value-type="float" office:value="72" table:style-name="ce14">
            <text:p><text:s/>7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3" table:style-name="ce14">
            <text:p><text:s/>193</text:p>
          </table:table-cell>
          <table:table-cell office:value-type="float" office:value="104" table:style-name="ce14">
            <text:p><text:s/>104</text:p>
          </table:table-cell>
          <table:table-cell office:value-type="float" office:value="587" table:style-name="ce18">
            <text:p><text:s/>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03" table:style-name="ce14">
            <text:p><text:s/>203</text:p>
          </table:table-cell>
          <table:table-cell office:value-type="float" office:value="347" table:style-name="ce14">
            <text:p><text:s/>347</text:p>
          </table:table-cell>
          <table:table-cell office:value-type="float" office:value="766" table:style-name="ce14">
            <text:p><text:s/>766</text:p>
          </table:table-cell>
          <table:table-cell office:value-type="float" office:value="1435" table:style-name="ce14">
            <text:p>1 435</text:p>
          </table:table-cell>
          <table:table-cell office:value-type="float" office:value="3310" table:style-name="ce14">
            <text:p>3 310</text:p>
          </table:table-cell>
          <table:table-cell office:value-type="float" office:value="1817" table:style-name="ce14">
            <text:p>1 817</text:p>
          </table:table-cell>
          <table:table-cell office:value-type="float" office:value="7878" table:style-name="ce18">
            <text:p>7 8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style-name="ce14">
            <text:p><text:s/>46</text:p>
          </table:table-cell>
          <table:table-cell office:value-type="float" office:value="32" table:style-name="ce14">
            <text:p><text:s/>32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21" table:style-name="ce14">
            <text:p><text:s/>21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16" table:style-name="ce14">
            <text:p><text:s/>16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6" table:style-name="ce14">
            <text:p><text:s/>96</text:p>
          </table:table-cell>
          <table:table-cell office:value-type="float" office:value="188" table:style-name="ce14">
            <text:p><text:s/>188</text:p>
          </table:table-cell>
          <table:table-cell office:value-type="float" office:value="99" table:style-name="ce14">
            <text:p><text:s/>99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3" table:style-name="ce14">
            <text:p><text:s/>123</text:p>
          </table:table-cell>
          <table:table-cell office:value-type="float" office:value="37" table:style-name="ce14">
            <text:p><text:s/>37</text:p>
          </table:table-cell>
          <table:table-cell office:value-type="float" office:value="670" table:style-name="ce18">
            <text:p><text:s/>6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office:value-type="float" office:value="46" table:style-name="ce14">
            <text:p><text:s/>46</text:p>
          </table:table-cell>
          <table:table-cell office:value-type="float" office:value="105" table:style-name="ce14">
            <text:p><text:s/>105</text:p>
          </table:table-cell>
          <table:table-cell office:value-type="float" office:value="197" table:style-name="ce14">
            <text:p><text:s/>197</text:p>
          </table:table-cell>
          <table:table-cell office:value-type="float" office:value="108" table:style-name="ce14">
            <text:p><text:s/>108</text:p>
          </table:table-cell>
          <table:table-cell office:value-type="float" office:value="552" table:style-name="ce18">
            <text:p><text:s/>5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57" table:style-name="ce14">
            <text:p><text:s/>57</text:p>
          </table:table-cell>
          <table:table-cell office:value-type="float" office:value="30" table:style-name="ce14">
            <text:p><text:s/>30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18" table:style-name="ce14">
            <text:p><text:s/>18</text:p>
          </table:table-cell>
          <table:table-cell office:value-type="float" office:value="99" table:style-name="ce18">
            <text:p><text:s/>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3402" table:style-name="ce14">
            <text:p>3 402</text:p>
          </table:table-cell>
          <table:table-cell office:value-type="float" office:value="2277" table:style-name="ce14">
            <text:p>2 277</text:p>
          </table:table-cell>
          <table:table-cell office:value-type="float" office:value="1464" table:style-name="ce14">
            <text:p>1 464</text:p>
          </table:table-cell>
          <table:table-cell office:value-type="float" office:value="3267" table:style-name="ce14">
            <text:p>3 267</text:p>
          </table:table-cell>
          <table:table-cell office:value-type="float" office:value="7221" table:style-name="ce14">
            <text:p>7 221</text:p>
          </table:table-cell>
          <table:table-cell office:value-type="float" office:value="5445" table:style-name="ce14">
            <text:p>5 445</text:p>
          </table:table-cell>
          <table:table-cell office:value-type="float" office:value="23076" table:style-name="ce18">
            <text:p>23 0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42" table:style-name="ce14">
            <text:p><text:s/>542</text:p>
          </table:table-cell>
          <table:table-cell office:value-type="float" office:value="983" table:style-name="ce14">
            <text:p><text:s/>983</text:p>
          </table:table-cell>
          <table:table-cell office:value-type="float" office:value="1211" table:style-name="ce14">
            <text:p>1 211</text:p>
          </table:table-cell>
          <table:table-cell office:value-type="float" office:value="1727" table:style-name="ce14">
            <text:p>1 727</text:p>
          </table:table-cell>
          <table:table-cell office:value-type="float" office:value="2852" table:style-name="ce14">
            <text:p>2 852</text:p>
          </table:table-cell>
          <table:table-cell office:value-type="float" office:value="915" table:style-name="ce14">
            <text:p><text:s/>915</text:p>
          </table:table-cell>
          <table:table-cell office:value-type="float" office:value="8230" table:style-name="ce18">
            <text:p>8 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4" table:style-name="ce14">
            <text:p><text:s/>3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7" table:style-name="ce14">
            <text:p><text:s/>177</text:p>
          </table:table-cell>
          <table:table-cell office:value-type="float" office:value="255" table:style-name="ce14">
            <text:p><text:s/>255</text:p>
          </table:table-cell>
          <table:table-cell office:value-type="float" office:value="94" table:style-name="ce14">
            <text:p><text:s/>94</text:p>
          </table:table-cell>
          <table:table-cell office:value-type="float" office:value="768" table:style-name="ce18">
            <text:p><text:s/>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50" table:style-name="ce14">
            <text:p><text:s/>50</text:p>
          </table:table-cell>
          <table:table-cell office:value-type="float" office:value="20" table:style-name="ce14">
            <text:p><text:s/>20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9" table:style-name="ce14">
            <text:p><text:s/>59</text:p>
          </table:table-cell>
          <table:table-cell office:value-type="float" office:value="156" table:style-name="ce14">
            <text:p><text:s/>156</text:p>
          </table:table-cell>
          <table:table-cell office:value-type="float" office:value="258" table:style-name="ce14">
            <text:p><text:s/>258</text:p>
          </table:table-cell>
          <table:table-cell office:value-type="float" office:value="375" table:style-name="ce14">
            <text:p><text:s/>375</text:p>
          </table:table-cell>
          <table:table-cell office:value-type="float" office:value="813" table:style-name="ce14">
            <text:p><text:s/>813</text:p>
          </table:table-cell>
          <table:table-cell office:value-type="float" office:value="422" table:style-name="ce14">
            <text:p><text:s/>422</text:p>
          </table:table-cell>
          <table:table-cell office:value-type="float" office:value="2083" table:style-name="ce18">
            <text:p>2 0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73" table:style-name="ce14">
            <text:p><text:s/>173</text:p>
          </table:table-cell>
          <table:table-cell office:value-type="float" office:value="416" table:style-name="ce14">
            <text:p><text:s/>416</text:p>
          </table:table-cell>
          <table:table-cell office:value-type="float" office:value="481" table:style-name="ce14">
            <text:p><text:s/>481</text:p>
          </table:table-cell>
          <table:table-cell office:value-type="float" office:value="802" table:style-name="ce14">
            <text:p><text:s/>802</text:p>
          </table:table-cell>
          <table:table-cell office:value-type="float" office:value="979" table:style-name="ce14">
            <text:p><text:s/>979</text:p>
          </table:table-cell>
          <table:table-cell office:value-type="float" office:value="231" table:style-name="ce14">
            <text:p><text:s/>231</text:p>
          </table:table-cell>
          <table:table-cell office:value-type="float" office:value="3082" table:style-name="ce18">
            <text:p>3 0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15" table:style-name="ce14">
            <text:p><text:s/>215</text:p>
          </table:table-cell>
          <table:table-cell office:value-type="float" office:value="368" table:style-name="ce14">
            <text:p><text:s/>368</text:p>
          </table:table-cell>
          <table:table-cell office:value-type="float" office:value="331" table:style-name="ce14">
            <text:p><text:s/>331</text:p>
          </table:table-cell>
          <table:table-cell office:value-type="float" office:value="501" table:style-name="ce14">
            <text:p><text:s/>501</text:p>
          </table:table-cell>
          <table:table-cell office:value-type="float" office:value="750" table:style-name="ce14">
            <text:p><text:s/>750</text:p>
          </table:table-cell>
          <table:table-cell office:value-type="float" office:value="251" table:style-name="ce14">
            <text:p><text:s/>251</text:p>
          </table:table-cell>
          <table:table-cell office:value-type="float" office:value="2416" table:style-name="ce18">
            <text:p>2 4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5" table:style-name="ce14">
            <text:p><text:s/>15</text:p>
          </table:table-cell>
          <table:table-cell office:value-type="float" office:value="66" table:style-name="ce14">
            <text:p><text:s/>66</text:p>
          </table:table-cell>
          <table:table-cell office:value-type="float" office:value="76" table:style-name="ce14">
            <text:p><text:s/>7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70" table:style-name="ce14">
            <text:p><text:s/>170</text:p>
          </table:table-cell>
          <table:table-cell office:value-type="float" office:value="55" table:style-name="ce14">
            <text:p><text:s/>55</text:p>
          </table:table-cell>
          <table:table-cell office:value-type="float" office:value="494" table:style-name="ce18">
            <text:p><text:s/>4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9" table:style-name="ce14">
            <text:p><text:s/>9</text:p>
          </table:table-cell>
          <table:table-cell office:value-type="float" office:value="50" table:style-name="ce14">
            <text:p><text:s/>50</text:p>
          </table:table-cell>
          <table:table-cell office:value-type="float" office:value="35" table:style-name="ce14">
            <text:p><text:s/>35</text:p>
          </table:table-cell>
          <table:table-cell office:value-type="float" office:value="61" table:style-name="ce14">
            <text:p><text:s/>61</text:p>
          </table:table-cell>
          <table:table-cell office:value-type="float" office:value="104" table:style-name="ce14">
            <text:p><text:s/>104</text:p>
          </table:table-cell>
          <table:table-cell office:value-type="float" office:value="49" table:style-name="ce14">
            <text:p><text:s/>49</text:p>
          </table:table-cell>
          <table:table-cell office:value-type="float" office:value="308" table:style-name="ce18">
            <text:p><text:s/>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416" table:style-name="ce14">
            <text:p><text:s/>416</text:p>
          </table:table-cell>
          <table:table-cell office:value-type="float" office:value="529" table:style-name="ce14">
            <text:p><text:s/>529</text:p>
          </table:table-cell>
          <table:table-cell office:value-type="float" office:value="664" table:style-name="ce14">
            <text:p><text:s/>664</text:p>
          </table:table-cell>
          <table:table-cell office:value-type="float" office:value="1159" table:style-name="ce14">
            <text:p>1 159</text:p>
          </table:table-cell>
          <table:table-cell office:value-type="float" office:value="2112" table:style-name="ce14">
            <text:p>2 112</text:p>
          </table:table-cell>
          <table:table-cell office:value-type="float" office:value="714" table:style-name="ce14">
            <text:p><text:s/>714</text:p>
          </table:table-cell>
          <table:table-cell office:value-type="float" office:value="5594" table:style-name="ce18">
            <text:p>5 5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32" table:style-name="ce14">
            <text:p><text:s/>132</text:p>
          </table:table-cell>
          <table:table-cell office:value-type="float" office:value="230" table:style-name="ce14">
            <text:p><text:s/>230</text:p>
          </table:table-cell>
          <table:table-cell office:value-type="float" office:value="440" table:style-name="ce14">
            <text:p><text:s/>440</text:p>
          </table:table-cell>
          <table:table-cell office:value-type="float" office:value="902" table:style-name="ce14">
            <text:p><text:s/>902</text:p>
          </table:table-cell>
          <table:table-cell office:value-type="float" office:value="2139" table:style-name="ce14">
            <text:p>2 139</text:p>
          </table:table-cell>
          <table:table-cell office:value-type="float" office:value="1626" table:style-name="ce14">
            <text:p>1 626</text:p>
          </table:table-cell>
          <table:table-cell office:value-type="float" office:value="5469" table:style-name="ce18">
            <text:p>5 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2" table:style-name="ce14">
            <text:p><text:s/>22</text:p>
          </table:table-cell>
          <table:table-cell office:value-type="float" office:value="79" table:style-name="ce14">
            <text:p><text:s/>79</text:p>
          </table:table-cell>
          <table:table-cell office:value-type="float" office:value="90" table:style-name="ce14">
            <text:p><text:s/>90</text:p>
          </table:table-cell>
          <table:table-cell office:value-type="float" office:value="196" table:style-name="ce14">
            <text:p><text:s/>196</text:p>
          </table:table-cell>
          <table:table-cell office:value-type="float" office:value="347" table:style-name="ce14">
            <text:p><text:s/>347</text:p>
          </table:table-cell>
          <table:table-cell office:value-type="float" office:value="178" table:style-name="ce14">
            <text:p><text:s/>178</text:p>
          </table:table-cell>
          <table:table-cell office:value-type="float" office:value="912" table:style-name="ce18">
            <text:p><text:s/>9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0" table:style-name="ce14">
            <text:p><text:s/>150</text:p>
          </table:table-cell>
          <table:table-cell office:value-type="float" office:value="274" table:style-name="ce14">
            <text:p><text:s/>274</text:p>
          </table:table-cell>
          <table:table-cell office:value-type="float" office:value="512" table:style-name="ce14">
            <text:p><text:s/>512</text:p>
          </table:table-cell>
          <table:table-cell office:value-type="float" office:value="740" table:style-name="ce14">
            <text:p><text:s/>740</text:p>
          </table:table-cell>
          <table:table-cell office:value-type="float" office:value="294" table:style-name="ce14">
            <text:p><text:s/>294</text:p>
          </table:table-cell>
          <table:table-cell office:value-type="float" office:value="2083" table:style-name="ce18">
            <text:p>2 0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0" table:style-name="ce14">
            <text:p><text:s/>30</text:p>
          </table:table-cell>
          <table:table-cell office:value-type="float" office:value="153" table:style-name="ce14">
            <text:p><text:s/>153</text:p>
          </table:table-cell>
          <table:table-cell office:value-type="float" office:value="154" table:style-name="ce14">
            <text:p><text:s/>154</text:p>
          </table:table-cell>
          <table:table-cell office:value-type="float" office:value="195" table:style-name="ce14">
            <text:p><text:s/>195</text:p>
          </table:table-cell>
          <table:table-cell office:value-type="float" office:value="288" table:style-name="ce14">
            <text:p><text:s/>288</text:p>
          </table:table-cell>
          <table:table-cell office:value-type="float" office:value="126" table:style-name="ce14">
            <text:p><text:s/>126</text:p>
          </table:table-cell>
          <table:table-cell office:value-type="float" office:value="946" table:style-name="ce18">
            <text:p><text:s/>9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59" table:style-name="ce14">
            <text:p><text:s/>59</text:p>
          </table:table-cell>
          <table:table-cell office:value-type="float" office:value="134" table:style-name="ce14">
            <text:p><text:s/>134</text:p>
          </table:table-cell>
          <table:table-cell office:value-type="float" office:value="50" table:style-name="ce14">
            <text:p><text:s/>50</text:p>
          </table:table-cell>
          <table:table-cell office:value-type="float" office:value="358" table:style-name="ce18">
            <text:p><text:s/>3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7" table:style-name="ce14">
            <text:p><text:s/>6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9" table:style-name="ce14">
            <text:p><text:s/>209</text:p>
          </table:table-cell>
          <table:table-cell office:value-type="float" office:value="66" table:style-name="ce14">
            <text:p><text:s/>66</text:p>
          </table:table-cell>
          <table:table-cell office:value-type="float" office:value="776" table:style-name="ce18">
            <text:p><text:s/>7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82" table:style-name="ce14">
            <text:p><text:s/>82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9" table:style-name="ce14">
            <text:p><text:s/>149</text:p>
          </table:table-cell>
          <table:table-cell office:value-type="float" office:value="266" table:style-name="ce14">
            <text:p><text:s/>266</text:p>
          </table:table-cell>
          <table:table-cell office:value-type="float" office:value="433" table:style-name="ce14">
            <text:p><text:s/>433</text:p>
          </table:table-cell>
          <table:table-cell office:value-type="float" office:value="262" table:style-name="ce14">
            <text:p><text:s/>262</text:p>
          </table:table-cell>
          <table:table-cell office:value-type="float" office:value="1342" table:style-name="ce18">
            <text:p>1 3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19" table:style-name="ce14">
            <text:p><text:s/>419</text:p>
          </table:table-cell>
          <table:table-cell office:value-type="float" office:value="642" table:style-name="ce14">
            <text:p><text:s/>642</text:p>
          </table:table-cell>
          <table:table-cell office:value-type="float" office:value="890" table:style-name="ce14">
            <text:p><text:s/>890</text:p>
          </table:table-cell>
          <table:table-cell office:value-type="float" office:value="1371" table:style-name="ce14">
            <text:p>1 371</text:p>
          </table:table-cell>
          <table:table-cell office:value-type="float" office:value="2458" table:style-name="ce14">
            <text:p>2 458</text:p>
          </table:table-cell>
          <table:table-cell office:value-type="float" office:value="839" table:style-name="ce14">
            <text:p><text:s/>839</text:p>
          </table:table-cell>
          <table:table-cell office:value-type="float" office:value="6619" table:style-name="ce18">
            <text:p>6 6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2" table:style-name="ce14">
            <text:p><text:s/>12</text:p>
          </table:table-cell>
          <table:table-cell office:value-type="float" office:value="49" table:style-name="ce14">
            <text:p><text:s/>49</text:p>
          </table:table-cell>
          <table:table-cell office:value-type="float" office:value="61" table:style-name="ce14">
            <text:p><text:s/>61</text:p>
          </table:table-cell>
          <table:table-cell office:value-type="float" office:value="100" table:style-name="ce14">
            <text:p><text:s/>100</text:p>
          </table:table-cell>
          <table:table-cell office:value-type="float" office:value="214" table:style-name="ce14">
            <text:p><text:s/>214</text:p>
          </table:table-cell>
          <table:table-cell office:value-type="float" office:value="55" table:style-name="ce14">
            <text:p><text:s/>55</text:p>
          </table:table-cell>
          <table:table-cell office:value-type="float" office:value="491" table:style-name="ce18">
            <text:p><text:s/>4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7" table:style-name="ce14">
            <text:p><text:s/>57</text:p>
          </table:table-cell>
          <table:table-cell office:value-type="float" office:value="143" table:style-name="ce14">
            <text:p><text:s/>143</text:p>
          </table:table-cell>
          <table:table-cell office:value-type="float" office:value="207" table:style-name="ce14">
            <text:p><text:s/>207</text:p>
          </table:table-cell>
          <table:table-cell office:value-type="float" office:value="337" table:style-name="ce14">
            <text:p><text:s/>337</text:p>
          </table:table-cell>
          <table:table-cell office:value-type="float" office:value="604" table:style-name="ce14">
            <text:p><text:s/>604</text:p>
          </table:table-cell>
          <table:table-cell office:value-type="float" office:value="216" table:style-name="ce14">
            <text:p><text:s/>216</text:p>
          </table:table-cell>
          <table:table-cell office:value-type="float" office:value="1564" table:style-name="ce18">
            <text:p>1 5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30" table:style-name="ce14">
            <text:p><text:s/>330</text:p>
          </table:table-cell>
          <table:table-cell office:value-type="float" office:value="364" table:style-name="ce14">
            <text:p><text:s/>364</text:p>
          </table:table-cell>
          <table:table-cell office:value-type="float" office:value="626" table:style-name="ce14">
            <text:p><text:s/>626</text:p>
          </table:table-cell>
          <table:table-cell office:value-type="float" office:value="1151" table:style-name="ce14">
            <text:p>1 151</text:p>
          </table:table-cell>
          <table:table-cell office:value-type="float" office:value="1762" table:style-name="ce14">
            <text:p>1 762</text:p>
          </table:table-cell>
          <table:table-cell office:value-type="float" office:value="614" table:style-name="ce14">
            <text:p><text:s/>614</text:p>
          </table:table-cell>
          <table:table-cell office:value-type="float" office:value="4847" table:style-name="ce18">
            <text:p>4 8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170" table:style-name="ce14">
            <text:p>1 170</text:p>
          </table:table-cell>
          <table:table-cell office:value-type="float" office:value="929" table:style-name="ce14">
            <text:p><text:s/>929</text:p>
          </table:table-cell>
          <table:table-cell office:value-type="float" office:value="1486" table:style-name="ce14">
            <text:p>1 486</text:p>
          </table:table-cell>
          <table:table-cell office:value-type="float" office:value="2974" table:style-name="ce14">
            <text:p>2 974</text:p>
          </table:table-cell>
          <table:table-cell office:value-type="float" office:value="5881" table:style-name="ce14">
            <text:p>5 881</text:p>
          </table:table-cell>
          <table:table-cell office:value-type="float" office:value="1902" table:style-name="ce14">
            <text:p>1 902</text:p>
          </table:table-cell>
          <table:table-cell office:value-type="float" office:value="14342" table:style-name="ce18">
            <text:p>14 3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style-name="ce14">
            <text:p><text:s/>52</text:p>
          </table:table-cell>
          <table:table-cell office:value-type="float" office:value="79" table:style-name="ce14">
            <text:p><text:s/>79</text:p>
          </table:table-cell>
          <table:table-cell office:value-type="float" office:value="29" table:style-name="ce14">
            <text:p><text:s/>29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6" table:style-name="ce14">
            <text:p><text:s/>46</text:p>
          </table:table-cell>
          <table:table-cell office:value-type="float" office:value="104" table:style-name="ce14">
            <text:p><text:s/>104</text:p>
          </table:table-cell>
          <table:table-cell office:value-type="float" office:value="95" table:style-name="ce14">
            <text:p><text:s/>95</text:p>
          </table:table-cell>
          <table:table-cell office:value-type="float" office:value="219" table:style-name="ce14">
            <text:p><text:s/>219</text:p>
          </table:table-cell>
          <table:table-cell office:value-type="float" office:value="324" table:style-name="ce14">
            <text:p><text:s/>324</text:p>
          </table:table-cell>
          <table:table-cell office:value-type="float" office:value="176" table:style-name="ce14">
            <text:p><text:s/>176</text:p>
          </table:table-cell>
          <table:table-cell office:value-type="float" office:value="964" table:style-name="ce18">
            <text:p><text:s/>9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" table:style-name="ce14">
            <text:p><text:s/>28</text:p>
          </table:table-cell>
          <table:table-cell office:value-type="float" office:value="77" table:style-name="ce14">
            <text:p><text:s/>77</text:p>
          </table:table-cell>
          <table:table-cell office:value-type="float" office:value="99" table:style-name="ce14">
            <text:p><text:s/>99</text:p>
          </table:table-cell>
          <table:table-cell office:value-type="float" office:value="131" table:style-name="ce14">
            <text:p><text:s/>131</text:p>
          </table:table-cell>
          <table:table-cell office:value-type="float" office:value="269" table:style-name="ce14">
            <text:p><text:s/>269</text:p>
          </table:table-cell>
          <table:table-cell office:value-type="float" office:value="142" table:style-name="ce14">
            <text:p><text:s/>142</text:p>
          </table:table-cell>
          <table:table-cell office:value-type="float" office:value="746" table:style-name="ce18">
            <text:p><text:s/>7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6" table:style-name="ce14">
            <text:p><text:s/>106</text:p>
          </table:table-cell>
          <table:table-cell office:value-type="float" office:value="277" table:style-name="ce14">
            <text:p><text:s/>277</text:p>
          </table:table-cell>
          <table:table-cell office:value-type="float" office:value="333" table:style-name="ce14">
            <text:p><text:s/>333</text:p>
          </table:table-cell>
          <table:table-cell office:value-type="float" office:value="496" table:style-name="ce14">
            <text:p><text:s/>496</text:p>
          </table:table-cell>
          <table:table-cell office:value-type="float" office:value="843" table:style-name="ce14">
            <text:p><text:s/>843</text:p>
          </table:table-cell>
          <table:table-cell office:value-type="float" office:value="394" table:style-name="ce14">
            <text:p><text:s/>394</text:p>
          </table:table-cell>
          <table:table-cell office:value-type="float" office:value="2449" table:style-name="ce18">
            <text:p>2 4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8" table:style-name="ce14">
            <text:p><text:s/>8</text:p>
          </table:table-cell>
          <table:table-cell office:value-type="float" office:value="84" table:style-name="ce18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32" table:style-name="ce14">
            <text:p><text:s/>332</text:p>
          </table:table-cell>
          <table:table-cell office:value-type="float" office:value="440" table:style-name="ce14">
            <text:p><text:s/>440</text:p>
          </table:table-cell>
          <table:table-cell office:value-type="float" office:value="446" table:style-name="ce14">
            <text:p><text:s/>446</text:p>
          </table:table-cell>
          <table:table-cell office:value-type="float" office:value="1068" table:style-name="ce14">
            <text:p>1 068</text:p>
          </table:table-cell>
          <table:table-cell office:value-type="float" office:value="1966" table:style-name="ce14">
            <text:p>1 966</text:p>
          </table:table-cell>
          <table:table-cell office:value-type="float" office:value="602" table:style-name="ce14">
            <text:p><text:s/>602</text:p>
          </table:table-cell>
          <table:table-cell office:value-type="float" office:value="4854" table:style-name="ce18">
            <text:p>4 8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31" table:style-name="ce14">
            <text:p><text:s/>31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0099" table:style-name="ce18">
            <text:p>10 099</text:p>
          </table:table-cell>
          <table:table-cell office:value-type="float" office:value="12602" table:style-name="ce18">
            <text:p>12 602</text:p>
          </table:table-cell>
          <table:table-cell office:value-type="float" office:value="14820" table:style-name="ce18">
            <text:p>14 820</text:p>
          </table:table-cell>
          <table:table-cell office:value-type="float" office:value="26398" table:style-name="ce18">
            <text:p>26 398</text:p>
          </table:table-cell>
          <table:table-cell office:value-type="float" office:value="48166" table:style-name="ce18">
            <text:p>48 166</text:p>
          </table:table-cell>
          <table:table-cell office:value-type="float" office:value="21622" table:style-name="ce18">
            <text:p>21 622</text:p>
          </table:table-cell>
          <table:table-cell office:value-type="float" office:value="133707" table:style-name="ce18">
            <text:p>133 7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14" table:style-name="ce14">
            <text:p><text:s/>14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48" table:style-name="ce14">
            <text:p><text:s/>48</text:p>
          </table:table-cell>
          <table:table-cell office:value-type="float" office:value="76" table:style-name="ce14">
            <text:p><text:s/>76</text:p>
          </table:table-cell>
          <table:table-cell office:value-type="float" office:value="65" table:style-name="ce14">
            <text:p><text:s/>65</text:p>
          </table:table-cell>
          <table:table-cell office:value-type="float" office:value="108" table:style-name="ce14">
            <text:p><text:s/>108</text:p>
          </table:table-cell>
          <table:table-cell office:value-type="float" office:value="27" table:style-name="ce14">
            <text:p><text:s/>27</text:p>
          </table:table-cell>
          <table:table-cell office:value-type="float" office:value="339" table:style-name="ce18">
            <text:p><text:s/>3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71" table:style-name="ce14">
            <text:p><text:s/>71</text:p>
          </table:table-cell>
          <table:table-cell office:value-type="float" office:value="24" table:style-name="ce14">
            <text:p><text:s/>24</text:p>
          </table:table-cell>
          <table:table-cell office:value-type="float" office:value="50" table:style-name="ce14">
            <text:p><text:s/>50</text:p>
          </table:table-cell>
          <table:table-cell office:value-type="float" office:value="46" table:style-name="ce14">
            <text:p><text:s/>46</text:p>
          </table:table-cell>
          <table:table-cell office:value-type="float" office:value="73" table:style-name="ce14">
            <text:p><text:s/>73</text:p>
          </table:table-cell>
          <table:table-cell office:value-type="float" office:value="27" table:style-name="ce14">
            <text:p><text:s/>27</text:p>
          </table:table-cell>
          <table:table-cell office:value-type="float" office:value="291" table:style-name="ce18">
            <text:p><text:s/>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60" table:style-name="ce14">
            <text:p><text:s/>60</text:p>
          </table:table-cell>
          <table:table-cell office:value-type="float" office:value="78" table:style-name="ce14">
            <text:p><text:s/>78</text:p>
          </table:table-cell>
          <table:table-cell office:value-type="float" office:value="26" table:style-name="ce14">
            <text:p><text:s/>26</text:p>
          </table:table-cell>
          <table:table-cell office:value-type="float" office:value="251" table:style-name="ce18">
            <text:p><text:s/>2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15" table:style-name="ce14">
            <text:p><text:s/>15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6" table:style-name="ce14">
            <text:p><text:s/>6</text:p>
          </table:table-cell>
          <table:table-cell office:value-type="float" office:value="74" table:style-name="ce18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4">
            <text:p><text:s/>24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6" table:style-name="ce14">
            <text:p><text:s/>56</text:p>
          </table:table-cell>
          <table:table-cell office:value-type="float" office:value="21" table:style-name="ce14">
            <text:p><text:s/>21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0" table:style-name="ce14">
            <text:p><text:s/>30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12" table:style-name="ce14">
            <text:p><text:s/>12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4" table:style-name="ce14">
            <text:p><text:s/>4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48" table:style-name="ce14">
            <text:p><text:s/>248</text:p>
          </table:table-cell>
          <table:table-cell office:value-type="float" office:value="144" table:style-name="ce14">
            <text:p><text:s/>144</text:p>
          </table:table-cell>
          <table:table-cell office:value-type="float" office:value="174" table:style-name="ce14">
            <text:p><text:s/>174</text:p>
          </table:table-cell>
          <table:table-cell office:value-type="float" office:value="228" table:style-name="ce14">
            <text:p><text:s/>228</text:p>
          </table:table-cell>
          <table:table-cell office:value-type="float" office:value="338" table:style-name="ce14">
            <text:p><text:s/>338</text:p>
          </table:table-cell>
          <table:table-cell office:value-type="float" office:value="162" table:style-name="ce14">
            <text:p><text:s/>162</text:p>
          </table:table-cell>
          <table:table-cell office:value-type="float" office:value="1294" table:style-name="ce18">
            <text:p>1 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2" table:style-name="ce14">
            <text:p><text:s/>52</text:p>
          </table:table-cell>
          <table:table-cell office:value-type="float" office:value="55" table:style-name="ce14">
            <text:p><text:s/>55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68" table:style-name="ce14">
            <text:p><text:s/>68</text:p>
          </table:table-cell>
          <table:table-cell office:value-type="float" office:value="19" table:style-name="ce14">
            <text:p><text:s/>19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2" table:style-name="ce14">
            <text:p><text:s/>92</text:p>
          </table:table-cell>
          <table:table-cell office:value-type="float" office:value="61" table:style-name="ce14">
            <text:p><text:s/>61</text:p>
          </table:table-cell>
          <table:table-cell office:value-type="float" office:value="71" table:style-name="ce14">
            <text:p><text:s/>71</text:p>
          </table:table-cell>
          <table:table-cell office:value-type="float" office:value="85" table:style-name="ce14">
            <text:p><text:s/>85</text:p>
          </table:table-cell>
          <table:table-cell office:value-type="float" office:value="91" table:style-name="ce14">
            <text:p><text:s/>91</text:p>
          </table:table-cell>
          <table:table-cell office:value-type="float" office:value="23" table:style-name="ce14">
            <text:p><text:s/>23</text:p>
          </table:table-cell>
          <table:table-cell office:value-type="float" office:value="423" table:style-name="ce18">
            <text:p><text:s/>4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6" table:style-name="ce14">
            <text:p><text:s/>6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7" table:style-name="ce14">
            <text:p><text:s/>37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66" table:style-name="ce14">
            <text:p><text:s/>66</text:p>
          </table:table-cell>
          <table:table-cell office:value-type="float" office:value="75" table:style-name="ce14">
            <text:p><text:s/>75</text:p>
          </table:table-cell>
          <table:table-cell office:value-type="float" office:value="36" table:style-name="ce14">
            <text:p><text:s/>36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122" table:style-name="ce18">
            <text:p><text:s/>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21" table:style-name="ce14">
            <text:p><text:s/>21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4" table:style-name="ce14">
            <text:p><text:s/>224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6" table:style-name="ce14">
            <text:p><text:s/>176</text:p>
          </table:table-cell>
          <table:table-cell office:value-type="float" office:value="272" table:style-name="ce14">
            <text:p><text:s/>272</text:p>
          </table:table-cell>
          <table:table-cell office:value-type="float" office:value="61" table:style-name="ce14">
            <text:p><text:s/>61</text:p>
          </table:table-cell>
          <table:table-cell office:value-type="float" office:value="983" table:style-name="ce18">
            <text:p><text:s/>9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5" table:style-name="ce14">
            <text:p><text:s/>75</text:p>
          </table:table-cell>
          <table:table-cell office:value-type="float" office:value="52" table:style-name="ce14">
            <text:p><text:s/>52</text:p>
          </table:table-cell>
          <table:table-cell office:value-type="float" office:value="63" table:style-name="ce14">
            <text:p><text:s/>63</text:p>
          </table:table-cell>
          <table:table-cell office:value-type="float" office:value="63" table:style-name="ce14">
            <text:p><text:s/>63</text:p>
          </table:table-cell>
          <table:table-cell office:value-type="float" office:value="99" table:style-name="ce14">
            <text:p><text:s/>99</text:p>
          </table:table-cell>
          <table:table-cell office:value-type="float" office:value="45" table:style-name="ce14">
            <text:p><text:s/>45</text:p>
          </table:table-cell>
          <table:table-cell office:value-type="float" office:value="397" table:style-name="ce18">
            <text:p><text:s/>3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97" table:style-name="ce14">
            <text:p><text:s/>197</text:p>
          </table:table-cell>
          <table:table-cell office:value-type="float" office:value="245" table:style-name="ce14">
            <text:p><text:s/>245</text:p>
          </table:table-cell>
          <table:table-cell office:value-type="float" office:value="405" table:style-name="ce14">
            <text:p><text:s/>405</text:p>
          </table:table-cell>
          <table:table-cell office:value-type="float" office:value="750" table:style-name="ce14">
            <text:p><text:s/>750</text:p>
          </table:table-cell>
          <table:table-cell office:value-type="float" office:value="378" table:style-name="ce14">
            <text:p><text:s/>378</text:p>
          </table:table-cell>
          <table:table-cell office:value-type="float" office:value="2092" table:style-name="ce18">
            <text:p>2 0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37" table:style-name="ce14">
            <text:p><text:s/>37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4" table:style-name="ce14">
            <text:p><text:s/>4</text:p>
          </table:table-cell>
          <table:table-cell office:value-type="float" office:value="105" table:style-name="ce18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4">
            <text:p><text:s/>41</text:p>
          </table:table-cell>
          <table:table-cell office:value-type="float" office:value="73" table:style-name="ce14">
            <text:p><text:s/>73</text:p>
          </table:table-cell>
          <table:table-cell office:value-type="float" office:value="77" table:style-name="ce14">
            <text:p><text:s/>77</text:p>
          </table:table-cell>
          <table:table-cell office:value-type="float" office:value="82" table:style-name="ce14">
            <text:p><text:s/>82</text:p>
          </table:table-cell>
          <table:table-cell office:value-type="float" office:value="20" table:style-name="ce14">
            <text:p><text:s/>20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83" table:style-name="ce18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8" table:style-name="ce14">
            <text:p><text:s/>18</text:p>
          </table:table-cell>
          <table:table-cell office:value-type="float" office:value="55" table:style-name="ce14">
            <text:p><text:s/>55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13" table:style-name="ce14">
            <text:p><text:s/>13</text:p>
          </table:table-cell>
          <table:table-cell office:value-type="float" office:value="224" table:style-name="ce18">
            <text:p><text:s/>2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6" table:style-name="ce14">
            <text:p><text:s/>56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8" table:style-name="ce14">
            <text:p><text:s/>8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49" table:style-name="ce14">
            <text:p><text:s/>49</text:p>
          </table:table-cell>
          <table:table-cell office:value-type="float" office:value="87" table:style-name="ce14">
            <text:p><text:s/>87</text:p>
          </table:table-cell>
          <table:table-cell office:value-type="float" office:value="47" table:style-name="ce14">
            <text:p><text:s/>47</text:p>
          </table:table-cell>
          <table:table-cell office:value-type="float" office:value="294" table:style-name="ce18">
            <text:p><text:s/>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08" table:style-name="ce14">
            <text:p><text:s/>20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72" table:style-name="ce14">
            <text:p><text:s/>172</text:p>
          </table:table-cell>
          <table:table-cell office:value-type="float" office:value="233" table:style-name="ce14">
            <text:p><text:s/>233</text:p>
          </table:table-cell>
          <table:table-cell office:value-type="float" office:value="195" table:style-name="ce14">
            <text:p><text:s/>195</text:p>
          </table:table-cell>
          <table:table-cell office:value-type="float" office:value="41" table:style-name="ce14">
            <text:p><text:s/>41</text:p>
          </table:table-cell>
          <table:table-cell office:value-type="float" office:value="989" table:style-name="ce18">
            <text:p><text:s/>9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25" table:style-name="ce14">
            <text:p><text:s/>25</text:p>
          </table:table-cell>
          <table:table-cell office:value-type="float" office:value="11" table:style-name="ce14">
            <text:p><text:s/>11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style-name="ce14">
            <text:p><text:s/>67</text:p>
          </table:table-cell>
          <table:table-cell office:value-type="float" office:value="20" table:style-name="ce14">
            <text:p><text:s/>20</text:p>
          </table:table-cell>
          <table:table-cell office:value-type="float" office:value="191" table:style-name="ce18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9" table:style-name="ce14">
            <text:p><text:s/>179</text:p>
          </table:table-cell>
          <table:table-cell office:value-type="float" office:value="193" table:style-name="ce14">
            <text:p><text:s/>193</text:p>
          </table:table-cell>
          <table:table-cell office:value-type="float" office:value="259" table:style-name="ce14">
            <text:p><text:s/>259</text:p>
          </table:table-cell>
          <table:table-cell office:value-type="float" office:value="411" table:style-name="ce14">
            <text:p><text:s/>411</text:p>
          </table:table-cell>
          <table:table-cell office:value-type="float" office:value="74" table:style-name="ce14">
            <text:p><text:s/>74</text:p>
          </table:table-cell>
          <table:table-cell office:value-type="float" office:value="1271" table:style-name="ce18">
            <text:p>1 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9" table:style-name="ce14">
            <text:p><text:s/>9</text:p>
          </table:table-cell>
          <table:table-cell office:value-type="float" office:value="149" table:style-name="ce18">
            <text:p><text:s/>1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9" table:style-name="ce14">
            <text:p><text:s/>29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67" table:style-name="ce14">
            <text:p><text:s/>67</text:p>
          </table:table-cell>
          <table:table-cell office:value-type="float" office:value="111" table:style-name="ce14">
            <text:p><text:s/>111</text:p>
          </table:table-cell>
          <table:table-cell office:value-type="float" office:value="41" table:style-name="ce14">
            <text:p><text:s/>41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7" table:style-name="ce14">
            <text:p><text:s/>47</text:p>
          </table:table-cell>
          <table:table-cell office:value-type="float" office:value="37" table:style-name="ce14">
            <text:p><text:s/>37</text:p>
          </table:table-cell>
          <table:table-cell office:value-type="float" office:value="47" table:style-name="ce14">
            <text:p><text:s/>47</text:p>
          </table:table-cell>
          <table:table-cell office:value-type="float" office:value="137" table:style-name="ce14">
            <text:p><text:s/>137</text:p>
          </table:table-cell>
          <table:table-cell office:value-type="float" office:value="216" table:style-name="ce14">
            <text:p><text:s/>216</text:p>
          </table:table-cell>
          <table:table-cell office:value-type="float" office:value="134" table:style-name="ce14">
            <text:p><text:s/>134</text:p>
          </table:table-cell>
          <table:table-cell office:value-type="float" office:value="618" table:style-name="ce18">
            <text:p><text:s/>6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55" table:style-name="ce14">
            <text:p><text:s/>55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77" table:style-name="ce14">
            <text:p><text:s/>77</text:p>
          </table:table-cell>
          <table:table-cell office:value-type="float" office:value="27" table:style-name="ce14">
            <text:p><text:s/>27</text:p>
          </table:table-cell>
          <table:table-cell office:value-type="float" office:value="263" table:style-name="ce18">
            <text:p><text:s/>2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47" table:style-name="ce14">
            <text:p><text:s/>47</text:p>
          </table:table-cell>
          <table:table-cell office:value-type="float" office:value="58" table:style-name="ce14">
            <text:p><text:s/>58</text:p>
          </table:table-cell>
          <table:table-cell office:value-type="float" office:value="80" table:style-name="ce14">
            <text:p><text:s/>80</text:p>
          </table:table-cell>
          <table:table-cell office:value-type="float" office:value="72" table:style-name="ce14">
            <text:p><text:s/>72</text:p>
          </table:table-cell>
          <table:table-cell office:value-type="float" office:value="25" table:style-name="ce14">
            <text:p><text:s/>25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5" table:style-name="ce14">
            <text:p><text:s/>75</text:p>
          </table:table-cell>
          <table:table-cell office:value-type="float" office:value="67" table:style-name="ce14">
            <text:p><text:s/>67</text:p>
          </table:table-cell>
          <table:table-cell office:value-type="float" office:value="73" table:style-name="ce14">
            <text:p><text:s/>73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3" table:style-name="ce14">
            <text:p><text:s/>133</text:p>
          </table:table-cell>
          <table:table-cell office:value-type="float" office:value="45" table:style-name="ce14">
            <text:p><text:s/>45</text:p>
          </table:table-cell>
          <table:table-cell office:value-type="float" office:value="494" table:style-name="ce18">
            <text:p><text:s/>4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3" table:style-name="ce14">
            <text:p><text:s/>43</text:p>
          </table:table-cell>
          <table:table-cell office:value-type="float" office:value="90" table:style-name="ce14">
            <text:p><text:s/>90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6" table:style-name="ce14">
            <text:p><text:s/>196</text:p>
          </table:table-cell>
          <table:table-cell office:value-type="float" office:value="303" table:style-name="ce14">
            <text:p><text:s/>303</text:p>
          </table:table-cell>
          <table:table-cell office:value-type="float" office:value="84" table:style-name="ce14">
            <text:p><text:s/>84</text:p>
          </table:table-cell>
          <table:table-cell office:value-type="float" office:value="841" table:style-name="ce18">
            <text:p><text:s/>8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09" table:style-name="ce14">
            <text:p><text:s/>109</text:p>
          </table:table-cell>
          <table:table-cell office:value-type="float" office:value="95" table:style-name="ce14">
            <text:p><text:s/>95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7" table:style-name="ce14">
            <text:p><text:s/>147</text:p>
          </table:table-cell>
          <table:table-cell office:value-type="float" office:value="46" table:style-name="ce14">
            <text:p><text:s/>46</text:p>
          </table:table-cell>
          <table:table-cell office:value-type="float" office:value="652" table:style-name="ce18">
            <text:p><text:s/>6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76" table:style-name="ce14">
            <text:p><text:s/>76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8" table:style-name="ce14">
            <text:p><text:s/>208</text:p>
          </table:table-cell>
          <table:table-cell office:value-type="float" office:value="68" table:style-name="ce14">
            <text:p><text:s/>68</text:p>
          </table:table-cell>
          <table:table-cell office:value-type="float" office:value="731" table:style-name="ce18">
            <text:p><text:s/>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12" table:style-name="ce14">
            <text:p><text:s/>12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52" table:style-name="ce14">
            <text:p><text:s/>52</text:p>
          </table:table-cell>
          <table:table-cell office:value-type="float" office:value="105" table:style-name="ce14">
            <text:p><text:s/>105</text:p>
          </table:table-cell>
          <table:table-cell office:value-type="float" office:value="39" table:style-name="ce14">
            <text:p><text:s/>39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67" table:style-name="ce14">
            <text:p><text:s/>67</text:p>
          </table:table-cell>
          <table:table-cell office:value-type="float" office:value="18" table:style-name="ce14">
            <text:p><text:s/>18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57" table:style-name="ce14">
            <text:p><text:s/>57</text:p>
          </table:table-cell>
          <table:table-cell office:value-type="float" office:value="61" table:style-name="ce14">
            <text:p><text:s/>61</text:p>
          </table:table-cell>
          <table:table-cell office:value-type="float" office:value="17" table:style-name="ce14">
            <text:p><text:s/>17</text:p>
          </table:table-cell>
          <table:table-cell office:value-type="float" office:value="276" table:style-name="ce18">
            <text:p><text:s/>2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71" table:style-name="ce14">
            <text:p><text:s/>71</text:p>
          </table:table-cell>
          <table:table-cell office:value-type="float" office:value="18" table:style-name="ce14">
            <text:p><text:s/>18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239" table:style-name="ce18">
            <text:p>2 239</text:p>
          </table:table-cell>
          <table:table-cell office:value-type="float" office:value="2291" table:style-name="ce18">
            <text:p>2 291</text:p>
          </table:table-cell>
          <table:table-cell office:value-type="float" office:value="2642" table:style-name="ce18">
            <text:p>2 642</text:p>
          </table:table-cell>
          <table:table-cell office:value-type="float" office:value="3503" table:style-name="ce18">
            <text:p>3 503</text:p>
          </table:table-cell>
          <table:table-cell office:value-type="float" office:value="5059" table:style-name="ce18">
            <text:p>5 059</text:p>
          </table:table-cell>
          <table:table-cell office:value-type="float" office:value="1802" table:style-name="ce18">
            <text:p>1 802</text:p>
          </table:table-cell>
          <table:table-cell office:value-type="float" office:value="17536" table:style-name="ce18">
            <text:p>17 5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23" table:style-name="ce14">
            <text:p><text:s/>223</text:p>
          </table:table-cell>
          <table:table-cell office:value-type="float" office:value="372" table:style-name="ce14">
            <text:p><text:s/>372</text:p>
          </table:table-cell>
          <table:table-cell office:value-type="float" office:value="509" table:style-name="ce14">
            <text:p><text:s/>509</text:p>
          </table:table-cell>
          <table:table-cell office:value-type="float" office:value="1034" table:style-name="ce14">
            <text:p>1 034</text:p>
          </table:table-cell>
          <table:table-cell office:value-type="float" office:value="2189" table:style-name="ce14">
            <text:p>2 189</text:p>
          </table:table-cell>
          <table:table-cell office:value-type="float" office:value="259" table:style-name="ce14">
            <text:p><text:s/>259</text:p>
          </table:table-cell>
          <table:table-cell office:value-type="float" office:value="4586" table:style-name="ce18">
            <text:p>4 5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8">
            <text:p><text:s/>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office:value-type="float" office:value="80" table:style-name="ce14">
            <text:p><text:s/>80</text:p>
          </table:table-cell>
          <table:table-cell office:value-type="float" office:value="19" table:style-name="ce14">
            <text:p><text:s/>19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42" table:style-name="ce14">
            <text:p><text:s/>42</text:p>
          </table:table-cell>
          <table:table-cell office:value-type="float" office:value="50" table:style-name="ce14">
            <text:p><text:s/>50</text:p>
          </table:table-cell>
          <table:table-cell office:value-type="float" office:value="66" table:style-name="ce14">
            <text:p><text:s/>66</text:p>
          </table:table-cell>
          <table:table-cell office:value-type="float" office:value="17" table:style-name="ce14">
            <text:p><text:s/>17</text:p>
          </table:table-cell>
          <table:table-cell office:value-type="float" office:value="234" table:style-name="ce18">
            <text:p><text:s/>2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283" table:style-name="ce14">
            <text:p><text:s/>283</text:p>
          </table:table-cell>
          <table:table-cell office:value-type="float" office:value="345" table:style-name="ce14">
            <text:p><text:s/>345</text:p>
          </table:table-cell>
          <table:table-cell office:value-type="float" office:value="236" table:style-name="ce14">
            <text:p><text:s/>236</text:p>
          </table:table-cell>
          <table:table-cell office:value-type="float" office:value="378" table:style-name="ce14">
            <text:p><text:s/>378</text:p>
          </table:table-cell>
          <table:table-cell office:value-type="float" office:value="815" table:style-name="ce14">
            <text:p><text:s/>815</text:p>
          </table:table-cell>
          <table:table-cell office:value-type="float" office:value="436" table:style-name="ce14">
            <text:p><text:s/>436</text:p>
          </table:table-cell>
          <table:table-cell office:value-type="float" office:value="2493" table:style-name="ce18">
            <text:p>2 4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8" table:style-name="ce14">
            <text:p><text:s/>88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4" table:style-name="ce14">
            <text:p><text:s/>204</text:p>
          </table:table-cell>
          <table:table-cell office:value-type="float" office:value="310" table:style-name="ce14">
            <text:p><text:s/>310</text:p>
          </table:table-cell>
          <table:table-cell office:value-type="float" office:value="391" table:style-name="ce14">
            <text:p><text:s/>391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79" table:style-name="ce18">
            <text:p>1 2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9" table:style-name="ce14">
            <text:p><text:s/>3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94" table:style-name="ce14">
            <text:p><text:s/>194</text:p>
          </table:table-cell>
          <table:table-cell office:value-type="float" office:value="428" table:style-name="ce14">
            <text:p><text:s/>428</text:p>
          </table:table-cell>
          <table:table-cell office:value-type="float" office:value="639" table:style-name="ce14">
            <text:p><text:s/>639</text:p>
          </table:table-cell>
          <table:table-cell office:value-type="float" office:value="150" table:style-name="ce14">
            <text:p><text:s/>150</text:p>
          </table:table-cell>
          <table:table-cell office:value-type="float" office:value="1606" table:style-name="ce18">
            <text:p>1 6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651" table:style-name="ce14">
            <text:p><text:s/>651</text:p>
          </table:table-cell>
          <table:table-cell office:value-type="float" office:value="431" table:style-name="ce14">
            <text:p><text:s/>431</text:p>
          </table:table-cell>
          <table:table-cell office:value-type="float" office:value="457" table:style-name="ce14">
            <text:p><text:s/>457</text:p>
          </table:table-cell>
          <table:table-cell office:value-type="float" office:value="861" table:style-name="ce14">
            <text:p><text:s/>861</text:p>
          </table:table-cell>
          <table:table-cell office:value-type="float" office:value="1355" table:style-name="ce14">
            <text:p>1 355</text:p>
          </table:table-cell>
          <table:table-cell office:value-type="float" office:value="296" table:style-name="ce14">
            <text:p><text:s/>296</text:p>
          </table:table-cell>
          <table:table-cell office:value-type="float" office:value="4051" table:style-name="ce18">
            <text:p>4 0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38" table:style-name="ce14">
            <text:p><text:s/>38</text:p>
          </table:table-cell>
          <table:table-cell office:value-type="float" office:value="16" table:style-name="ce14">
            <text:p><text:s/>16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29" table:style-name="ce14">
            <text:p><text:s/>129</text:p>
          </table:table-cell>
          <table:table-cell office:value-type="float" office:value="197" table:style-name="ce14">
            <text:p><text:s/>197</text:p>
          </table:table-cell>
          <table:table-cell office:value-type="float" office:value="186" table:style-name="ce14">
            <text:p><text:s/>186</text:p>
          </table:table-cell>
          <table:table-cell office:value-type="float" office:value="435" table:style-name="ce14">
            <text:p><text:s/>435</text:p>
          </table:table-cell>
          <table:table-cell office:value-type="float" office:value="513" table:style-name="ce14">
            <text:p><text:s/>513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93" table:style-name="ce18">
            <text:p>1 5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67" table:style-name="ce14">
            <text:p><text:s/>367</text:p>
          </table:table-cell>
          <table:table-cell office:value-type="float" office:value="467" table:style-name="ce14">
            <text:p><text:s/>467</text:p>
          </table:table-cell>
          <table:table-cell office:value-type="float" office:value="464" table:style-name="ce14">
            <text:p><text:s/>464</text:p>
          </table:table-cell>
          <table:table-cell office:value-type="float" office:value="871" table:style-name="ce14">
            <text:p><text:s/>871</text:p>
          </table:table-cell>
          <table:table-cell office:value-type="float" office:value="1219" table:style-name="ce14">
            <text:p>1 219</text:p>
          </table:table-cell>
          <table:table-cell office:value-type="float" office:value="295" table:style-name="ce14">
            <text:p><text:s/>295</text:p>
          </table:table-cell>
          <table:table-cell office:value-type="float" office:value="3683" table:style-name="ce18">
            <text:p>3 6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106" table:style-name="ce14">
            <text:p><text:s/>106</text:p>
          </table:table-cell>
          <table:table-cell office:value-type="float" office:value="49" table:style-name="ce14">
            <text:p><text:s/>49</text:p>
          </table:table-cell>
          <table:table-cell office:value-type="float" office:value="282" table:style-name="ce18">
            <text:p><text:s/>2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90" table:style-name="ce14">
            <text:p><text:s/>190</text:p>
          </table:table-cell>
          <table:table-cell office:value-type="float" office:value="227" table:style-name="ce14">
            <text:p><text:s/>227</text:p>
          </table:table-cell>
          <table:table-cell office:value-type="float" office:value="270" table:style-name="ce14">
            <text:p><text:s/>270</text:p>
          </table:table-cell>
          <table:table-cell office:value-type="float" office:value="431" table:style-name="ce14">
            <text:p><text:s/>431</text:p>
          </table:table-cell>
          <table:table-cell office:value-type="float" office:value="601" table:style-name="ce14">
            <text:p><text:s/>601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46" table:style-name="ce18">
            <text:p>1 8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1" table:style-name="ce14">
            <text:p><text:s/>51</text:p>
          </table:table-cell>
          <table:table-cell office:value-type="float" office:value="82" table:style-name="ce14">
            <text:p><text:s/>82</text:p>
          </table:table-cell>
          <table:table-cell office:value-type="float" office:value="106" table:style-name="ce14">
            <text:p><text:s/>106</text:p>
          </table:table-cell>
          <table:table-cell office:value-type="float" office:value="231" table:style-name="ce14">
            <text:p><text:s/>231</text:p>
          </table:table-cell>
          <table:table-cell office:value-type="float" office:value="290" table:style-name="ce14">
            <text:p><text:s/>290</text:p>
          </table:table-cell>
          <table:table-cell office:value-type="float" office:value="105" table:style-name="ce14">
            <text:p><text:s/>105</text:p>
          </table:table-cell>
          <table:table-cell office:value-type="float" office:value="865" table:style-name="ce18">
            <text:p><text:s/>8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90" table:style-name="ce14">
            <text:p><text:s/>90</text:p>
          </table:table-cell>
          <table:table-cell office:value-type="float" office:value="17" table:style-name="ce14">
            <text:p><text:s/>17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67" table:style-name="ce14">
            <text:p><text:s/>6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1" table:style-name="ce14">
            <text:p><text:s/>141</text:p>
          </table:table-cell>
          <table:table-cell office:value-type="float" office:value="279" table:style-name="ce14">
            <text:p><text:s/>279</text:p>
          </table:table-cell>
          <table:table-cell office:value-type="float" office:value="285" table:style-name="ce14">
            <text:p><text:s/>285</text:p>
          </table:table-cell>
          <table:table-cell office:value-type="float" office:value="80" table:style-name="ce14">
            <text:p><text:s/>80</text:p>
          </table:table-cell>
          <table:table-cell office:value-type="float" office:value="961" table:style-name="ce18">
            <text:p><text:s/>9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2165" table:style-name="ce18">
            <text:p>2 165</text:p>
          </table:table-cell>
          <table:table-cell office:value-type="float" office:value="2716" table:style-name="ce18">
            <text:p>2 716</text:p>
          </table:table-cell>
          <table:table-cell office:value-type="float" office:value="2934" table:style-name="ce18">
            <text:p>2 934</text:p>
          </table:table-cell>
          <table:table-cell office:value-type="float" office:value="5470" table:style-name="ce18">
            <text:p>5 470</text:p>
          </table:table-cell>
          <table:table-cell office:value-type="float" office:value="8687" table:style-name="ce18">
            <text:p>8 687</text:p>
          </table:table-cell>
          <table:table-cell office:value-type="float" office:value="2116" table:style-name="ce18">
            <text:p>2 116</text:p>
          </table:table-cell>
          <table:table-cell office:value-type="float" office:value="24088" table:style-name="ce18">
            <text:p>24 088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5686" table:style-name="ce18">
            <text:p>25 686</text:p>
          </table:table-cell>
          <table:table-cell office:value-type="float" office:value="51217" table:style-name="ce18">
            <text:p>51 217</text:p>
          </table:table-cell>
          <table:table-cell office:value-type="float" office:value="49774" table:style-name="ce18">
            <text:p>49 774</text:p>
          </table:table-cell>
          <table:table-cell office:value-type="float" office:value="74820" table:style-name="ce18">
            <text:p>74 820</text:p>
          </table:table-cell>
          <table:table-cell office:value-type="float" office:value="120164" table:style-name="ce18">
            <text:p>120 164</text:p>
          </table:table-cell>
          <table:table-cell office:value-type="float" office:value="55535" table:style-name="ce18">
            <text:p>55 535</text:p>
          </table:table-cell>
          <table:table-cell office:value-type="float" office:value="377196" table:style-name="ce18">
            <text:p>377 19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10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77" table:style-name="ce14">
            <text:p><text:s/>7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25" table:style-name="ce14">
            <text:p><text:s/>125</text:p>
          </table:table-cell>
          <table:table-cell office:value-type="float" office:value="172" table:style-name="ce14">
            <text:p><text:s/>172</text:p>
          </table:table-cell>
          <table:table-cell office:value-type="float" office:value="297" table:style-name="ce14">
            <text:p><text:s/>29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72" table:style-name="ce14">
            <text:p><text:s/>72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office:value-type="float" office:value="72" table:style-name="ce14">
            <text:p><text:s/>72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30" table:style-name="ce14">
            <text:p><text:s/>30</text:p>
          </table:table-cell>
          <table:table-cell office:value-type="float" office:value="68" table:style-name="ce14">
            <text:p><text:s/>68</text:p>
          </table:table-cell>
          <table:table-cell office:value-type="float" office:value="98" table:style-name="ce14">
            <text:p><text:s/>98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59" table:style-name="ce14">
            <text:p><text:s/>159</text:p>
          </table:table-cell>
          <table:table-cell office:value-type="float" office:value="270" table:style-name="ce14">
            <text:p><text:s/>270</text:p>
          </table:table-cell>
          <table:table-cell office:value-type="float" office:value="429" table:style-name="ce14">
            <text:p><text:s/>429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99" table:style-name="ce14">
            <text:p><text:s/>399</text:p>
          </table:table-cell>
          <table:table-cell office:value-type="float" office:value="565" table:style-name="ce14">
            <text:p><text:s/>565</text:p>
          </table:table-cell>
          <table:table-cell office:value-type="float" office:value="964" table:style-name="ce14">
            <text:p><text:s/>964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style-name="ce14">
            <text:p><text:s/>57</text:p>
          </table:table-cell>
          <table:table-cell office:value-type="float" office:value="106" table:style-name="ce14">
            <text:p><text:s/>10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74" table:style-name="ce14">
            <text:p><text:s/>74</text:p>
          </table:table-cell>
          <table:table-cell office:value-type="float" office:value="93" table:style-name="ce14">
            <text:p><text:s/>93</text:p>
          </table:table-cell>
          <table:table-cell office:value-type="float" office:value="167" table:style-name="ce14">
            <text:p><text:s/>167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42" table:style-name="ce14">
            <text:p><text:s/>42</text:p>
          </table:table-cell>
          <table:table-cell office:value-type="float" office:value="70" table:style-name="ce14">
            <text:p><text:s/>70</text:p>
          </table:table-cell>
          <table:table-cell office:value-type="float" office:value="112" table:style-name="ce14">
            <text:p><text:s/>112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34" table:style-name="ce14">
            <text:p><text:s/>34</text:p>
          </table:table-cell>
          <table:table-cell office:value-type="float" office:value="46" table:style-name="ce14">
            <text:p><text:s/>46</text:p>
          </table:table-cell>
          <table:table-cell office:value-type="float" office:value="80" table:style-name="ce14">
            <text:p><text:s/>8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style-name="ce14">
            <text:p><text:s/>57</text:p>
          </table:table-cell>
          <table:table-cell office:value-type="float" office:value="87" table:style-name="ce14">
            <text:p><text:s/>8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74" table:style-name="ce14">
            <text:p><text:s/>7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75" table:style-name="ce14">
            <text:p><text:s/>17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43" table:style-name="ce14">
            <text:p><text:s/>43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0" table:style-name="ce14">
            <text:p><text:s/>15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49" table:style-name="ce14">
            <text:p><text:s/>4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57" table:style-name="ce14">
            <text:p><text:s/>157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53" table:style-name="ce14">
            <text:p><text:s/>53</text:p>
          </table:table-cell>
          <table:table-cell office:value-type="float" office:value="84" table:style-name="ce14">
            <text:p><text:s/>84</text:p>
          </table:table-cell>
          <table:table-cell office:value-type="float" office:value="137" table:style-name="ce14">
            <text:p><text:s/>137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108" table:style-name="ce14">
            <text:p><text:s/>108</text:p>
          </table:table-cell>
          <table:table-cell office:value-type="float" office:value="203" table:style-name="ce14">
            <text:p><text:s/>203</text:p>
          </table:table-cell>
          <table:table-cell office:value-type="float" office:value="311" table:style-name="ce14">
            <text:p><text:s/>3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228" table:style-name="ce14">
            <text:p><text:s/>228</text:p>
          </table:table-cell>
          <table:table-cell office:value-type="float" office:value="230" table:style-name="ce14">
            <text:p><text:s/>230</text:p>
          </table:table-cell>
          <table:table-cell office:value-type="float" office:value="458" table:style-name="ce14">
            <text:p><text:s/>458</text:p>
          </table:table-cell>
          <table:table-cell office:value-type="float" office:value="32" table:style-name="ce14">
            <text:p><text:s/>32</text:p>
          </table:table-cell>
          <table:table-cell office:value-type="float" office:value="31" table:style-name="ce14">
            <text:p><text:s/>31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40" table:style-name="ce14">
            <text:p><text:s/>440</text:p>
          </table:table-cell>
          <table:table-cell office:value-type="float" office:value="468" table:style-name="ce14">
            <text:p><text:s/>468</text:p>
          </table:table-cell>
          <table:table-cell office:value-type="float" office:value="908" table:style-name="ce14">
            <text:p><text:s/>908</text:p>
          </table:table-cell>
          <table:table-cell office:value-type="float" office:value="64" table:style-name="ce14">
            <text:p><text:s/>64</text:p>
          </table:table-cell>
          <table:table-cell office:value-type="float" office:value="46" table:style-name="ce14">
            <text:p><text:s/>46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353" table:style-name="ce14">
            <text:p><text:s/>353</text:p>
          </table:table-cell>
          <table:table-cell office:value-type="float" office:value="410" table:style-name="ce14">
            <text:p><text:s/>410</text:p>
          </table:table-cell>
          <table:table-cell office:value-type="float" office:value="763" table:style-name="ce14">
            <text:p><text:s/>763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100" table:style-name="ce14">
            <text:p><text:s/>100</text:p>
          </table:table-cell>
          <table:table-cell office:value-type="float" office:value="79" table:style-name="ce14">
            <text:p><text:s/>79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73" table:style-name="ce14">
            <text:p><text:s/>73</text:p>
          </table:table-cell>
          <table:table-cell office:value-type="float" office:value="122" table:style-name="ce14">
            <text:p><text:s/>122</text:p>
          </table:table-cell>
          <table:table-cell office:value-type="float" office:value="195" table:style-name="ce14">
            <text:p><text:s/>195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36" table:style-name="ce14">
            <text:p><text:s/>36</text:p>
          </table:table-cell>
          <table:table-cell office:value-type="float" office:value="56" table:style-name="ce14">
            <text:p><text:s/>56</text:p>
          </table:table-cell>
          <table:table-cell office:value-type="float" office:value="92" table:style-name="ce14">
            <text:p><text:s/>92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334" table:style-name="ce14">
            <text:p><text:s/>334</text:p>
          </table:table-cell>
          <table:table-cell office:value-type="float" office:value="395" table:style-name="ce14">
            <text:p><text:s/>395</text:p>
          </table:table-cell>
          <table:table-cell office:value-type="float" office:value="729" table:style-name="ce14">
            <text:p><text:s/>729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109" table:style-name="ce14">
            <text:p><text:s/>109</text:p>
          </table:table-cell>
          <table:table-cell office:value-type="float" office:value="208" table:style-name="ce14">
            <text:p><text:s/>208</text:p>
          </table:table-cell>
          <table:table-cell office:value-type="float" office:value="317" table:style-name="ce14">
            <text:p><text:s/>317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37" table:style-name="ce14">
            <text:p><text:s/>437</text:p>
          </table:table-cell>
          <table:table-cell office:value-type="float" office:value="473" table:style-name="ce14">
            <text:p><text:s/>473</text:p>
          </table:table-cell>
          <table:table-cell office:value-type="float" office:value="910" table:style-name="ce14">
            <text:p><text:s/>910</text:p>
          </table:table-cell>
          <table:table-cell office:value-type="float" office:value="57" table:style-name="ce14">
            <text:p><text:s/>57</text:p>
          </table:table-cell>
          <table:table-cell office:value-type="float" office:value="43" table:style-name="ce14">
            <text:p><text:s/>43</text:p>
          </table:table-cell>
          <table:table-cell office:value-type="float" office:value="100" table:style-name="ce14">
            <text:p><text:s/>10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66" table:style-name="ce14">
            <text:p><text:s/>66</text:p>
          </table:table-cell>
          <table:table-cell office:value-type="float" office:value="83" table:style-name="ce14">
            <text:p><text:s/>8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5" table:style-name="ce14">
            <text:p><text:s/>15</text:p>
          </table:table-cell>
          <table:table-cell office:value-type="float" office:value="39" table:style-name="ce14">
            <text:p><text:s/>39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51" table:style-name="ce14">
            <text:p><text:s/>51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91" table:style-name="ce14">
            <text:p><text:s/>91</text:p>
          </table:table-cell>
          <table:table-cell office:value-type="float" office:value="163" table:style-name="ce14">
            <text:p><text:s/>163</text:p>
          </table:table-cell>
          <table:table-cell office:value-type="float" office:value="254" table:style-name="ce14">
            <text:p><text:s/>254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6" table:style-name="ce14">
            <text:p><text:s/>146</text:p>
          </table:table-cell>
          <table:table-cell office:value-type="float" office:value="288" table:style-name="ce14">
            <text:p><text:s/>288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73" table:style-name="ce14">
            <text:p><text:s/>173</text:p>
          </table:table-cell>
          <table:table-cell office:value-type="float" office:value="251" table:style-name="ce14">
            <text:p><text:s/>251</text:p>
          </table:table-cell>
          <table:table-cell office:value-type="float" office:value="424" table:style-name="ce14">
            <text:p><text:s/>424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2" table:style-name="ce14">
            <text:p><text:s/>122</text:p>
          </table:table-cell>
          <table:table-cell office:value-type="float" office:value="195" table:style-name="ce14">
            <text:p><text:s/>195</text:p>
          </table:table-cell>
          <table:table-cell office:value-type="float" office:value="317" table:style-name="ce14">
            <text:p><text:s/>317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94" table:style-name="ce14">
            <text:p><text:s/>9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38" table:style-name="ce14">
            <text:p><text:s/>38</text:p>
          </table:table-cell>
          <table:table-cell office:value-type="float" office:value="68" table:style-name="ce14">
            <text:p><text:s/>6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67" table:style-name="ce14">
            <text:p><text:s/>567</text:p>
          </table:table-cell>
          <table:table-cell office:value-type="float" office:value="617" table:style-name="ce14">
            <text:p><text:s/>617</text:p>
          </table:table-cell>
          <table:table-cell office:value-type="float" office:value="1184" table:style-name="ce14">
            <text:p>1 184</text:p>
          </table:table-cell>
          <table:table-cell office:value-type="float" office:value="85" table:style-name="ce14">
            <text:p><text:s/>85</text:p>
          </table:table-cell>
          <table:table-cell office:value-type="float" office:value="90" table:style-name="ce14">
            <text:p><text:s/>90</text:p>
          </table:table-cell>
          <table:table-cell office:value-type="float" office:value="175" table:style-name="ce14">
            <text:p><text:s/>1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56" table:style-name="ce14">
            <text:p><text:s/>56</text:p>
          </table:table-cell>
          <table:table-cell office:value-type="float" office:value="57" table:style-name="ce14">
            <text:p><text:s/>57</text:p>
          </table:table-cell>
          <table:table-cell office:value-type="float" office:value="113" table:style-name="ce14">
            <text:p><text:s/>113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6" table:style-name="ce14">
            <text:p><text:s/>156</text:p>
          </table:table-cell>
          <table:table-cell office:value-type="float" office:value="291" table:style-name="ce14">
            <text:p><text:s/>291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67" table:style-name="ce14">
            <text:p><text:s/>6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50" table:style-name="ce14">
            <text:p><text:s/>250</text:p>
          </table:table-cell>
          <table:table-cell office:value-type="float" office:value="381" table:style-name="ce14">
            <text:p><text:s/>381</text:p>
          </table:table-cell>
          <table:table-cell office:value-type="float" office:value="631" table:style-name="ce14">
            <text:p><text:s/>631</text:p>
          </table:table-cell>
          <table:table-cell office:value-type="float" office:value="60" table:style-name="ce14">
            <text:p><text:s/>60</text:p>
          </table:table-cell>
          <table:table-cell office:value-type="float" office:value="95" table:style-name="ce14">
            <text:p><text:s/>95</text:p>
          </table:table-cell>
          <table:table-cell office:value-type="float" office:value="155" table:style-name="ce14">
            <text:p><text:s/>1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3" table:style-name="ce14">
            <text:p><text:s/>153</text:p>
          </table:table-cell>
          <table:table-cell office:value-type="float" office:value="272" table:style-name="ce14">
            <text:p><text:s/>272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6" table:style-name="ce14">
            <text:p><text:s/>46</text:p>
          </table:table-cell>
          <table:table-cell office:value-type="float" office:value="63" table:style-name="ce14">
            <text:p><text:s/>63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4">
            <text:p><text:s/>52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72" table:style-name="ce14">
            <text:p><text:s/>72</text:p>
          </table:table-cell>
          <table:table-cell office:value-type="float" office:value="113" table:style-name="ce14">
            <text:p><text:s/>113</text:p>
          </table:table-cell>
          <table:table-cell office:value-type="float" office:value="185" table:style-name="ce14">
            <text:p><text:s/>185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7" table:style-name="ce14">
            <text:p><text:s/>17</text:p>
          </table:table-cell>
          <table:table-cell office:value-type="float" office:value="38" table:style-name="ce14">
            <text:p><text:s/>38</text:p>
          </table:table-cell>
          <table:table-cell office:value-type="float" office:value="55" table:style-name="ce14">
            <text:p><text:s/>55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30" table:style-name="ce14">
            <text:p><text:s/>30</text:p>
          </table:table-cell>
          <table:table-cell office:value-type="float" office:value="43" table:style-name="ce14">
            <text:p><text:s/>43</text:p>
          </table:table-cell>
          <table:table-cell office:value-type="float" office:value="73" table:style-name="ce14">
            <text:p><text:s/>7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184" table:style-name="ce14">
            <text:p><text:s/>184</text:p>
          </table:table-cell>
          <table:table-cell office:value-type="float" office:value="294" table:style-name="ce14">
            <text:p><text:s/>294</text:p>
          </table:table-cell>
          <table:table-cell office:value-type="float" office:value="478" table:style-name="ce14">
            <text:p><text:s/>478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office:value-type="float" office:value="64" table:style-name="ce14">
            <text:p><text:s/>64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9" table:style-name="ce14">
            <text:p><text:s/>169</text:p>
          </table:table-cell>
          <table:table-cell office:value-type="float" office:value="315" table:style-name="ce14">
            <text:p><text:s/>315</text:p>
          </table:table-cell>
          <table:table-cell office:value-type="float" office:value="29" table:style-name="ce14">
            <text:p><text:s/>29</text:p>
          </table:table-cell>
          <table:table-cell office:value-type="float" office:value="21" table:style-name="ce14">
            <text:p><text:s/>21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61" table:style-name="ce14">
            <text:p><text:s/>6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9" table:style-name="ce14">
            <text:p><text:s/>179</text:p>
          </table:table-cell>
          <table:table-cell office:value-type="float" office:value="300" table:style-name="ce14">
            <text:p><text:s/>300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301" table:style-name="ce14">
            <text:p><text:s/>301</text:p>
          </table:table-cell>
          <table:table-cell office:value-type="float" office:value="306" table:style-name="ce14">
            <text:p><text:s/>306</text:p>
          </table:table-cell>
          <table:table-cell office:value-type="float" office:value="607" table:style-name="ce14">
            <text:p><text:s/>607</text:p>
          </table:table-cell>
          <table:table-cell office:value-type="float" office:value="30" table:style-name="ce14">
            <text:p><text:s/>30</text:p>
          </table:table-cell>
          <table:table-cell office:value-type="float" office:value="63" table:style-name="ce14">
            <text:p><text:s/>63</text:p>
          </table:table-cell>
          <table:table-cell office:value-type="float" office:value="93" table:style-name="ce14">
            <text:p><text:s/>9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738" table:style-name="ce14">
            <text:p><text:s/>738</text:p>
          </table:table-cell>
          <table:table-cell office:value-type="float" office:value="979" table:style-name="ce14">
            <text:p><text:s/>979</text:p>
          </table:table-cell>
          <table:table-cell office:value-type="float" office:value="1717" table:style-name="ce14">
            <text:p>1 717</text:p>
          </table:table-cell>
          <table:table-cell office:value-type="float" office:value="160" table:style-name="ce14">
            <text:p><text:s/>160</text:p>
          </table:table-cell>
          <table:table-cell office:value-type="float" office:value="227" table:style-name="ce14">
            <text:p><text:s/>227</text:p>
          </table:table-cell>
          <table:table-cell office:value-type="float" office:value="387" table:style-name="ce14">
            <text:p><text:s/>3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67" table:style-name="ce14">
            <text:p><text:s/>67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3" table:style-name="ce14">
            <text:p><text:s/>133</text:p>
          </table:table-cell>
          <table:table-cell office:value-type="float" office:value="233" table:style-name="ce14">
            <text:p><text:s/>233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69" table:style-name="ce14">
            <text:p><text:s/>69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2" table:style-name="ce14">
            <text:p><text:s/>192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41" table:style-name="ce14">
            <text:p><text:s/>41</text:p>
          </table:table-cell>
          <table:table-cell office:value-type="float" office:value="59" table:style-name="ce14">
            <text:p><text:s/>59</text:p>
          </table:table-cell>
          <table:table-cell office:value-type="float" office:value="100" table:style-name="ce14">
            <text:p><text:s/>100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634" table:style-name="ce18">
            <text:p>7 634</text:p>
          </table:table-cell>
          <table:table-cell office:value-type="float" office:value="10080" table:style-name="ce18">
            <text:p>10 080</text:p>
          </table:table-cell>
          <table:table-cell office:value-type="float" office:value="17714" table:style-name="ce18">
            <text:p>17 714</text:p>
          </table:table-cell>
          <table:table-cell office:value-type="float" office:value="1196" table:style-name="ce18">
            <text:p>1 196</text:p>
          </table:table-cell>
          <table:table-cell office:value-type="float" office:value="1563" table:style-name="ce18">
            <text:p>1 563</text:p>
          </table:table-cell>
          <table:table-cell office:value-type="float" office:value="2759" table:style-name="ce18">
            <text:p>2 75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70" table:style-name="ce14">
            <text:p><text:s/>70</text:p>
          </table:table-cell>
          <table:table-cell office:value-type="float" office:value="95" table:style-name="ce14">
            <text:p><text:s/>9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8" table:style-name="ce14">
            <text:p><text:s/>28</text:p>
          </table:table-cell>
          <table:table-cell office:value-type="float" office:value="52" table:style-name="ce14">
            <text:p><text:s/>52</text:p>
          </table:table-cell>
          <table:table-cell office:value-type="float" office:value="80" table:style-name="ce14">
            <text:p><text:s/>8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41" table:style-name="ce14">
            <text:p><text:s/>41</text:p>
          </table:table-cell>
          <table:table-cell office:value-type="float" office:value="52" table:style-name="ce14">
            <text:p><text:s/>52</text:p>
          </table:table-cell>
          <table:table-cell office:value-type="float" office:value="93" table:style-name="ce14">
            <text:p><text:s/>93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48" table:style-name="ce14">
            <text:p><text:s/>48</text:p>
          </table:table-cell>
          <table:table-cell office:value-type="float" office:value="46" table:style-name="ce14">
            <text:p><text:s/>46</text:p>
          </table:table-cell>
          <table:table-cell office:value-type="float" office:value="94" table:style-name="ce14">
            <text:p><text:s/>94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48" table:style-name="ce14">
            <text:p><text:s/>48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38" table:style-name="ce14">
            <text:p><text:s/>138</text:p>
          </table:table-cell>
          <table:table-cell office:value-type="float" office:value="196" table:style-name="ce14">
            <text:p><text:s/>196</text:p>
          </table:table-cell>
          <table:table-cell office:value-type="float" office:value="334" table:style-name="ce14">
            <text:p><text:s/>334</text:p>
          </table:table-cell>
          <table:table-cell office:value-type="float" office:value="59" table:style-name="ce14">
            <text:p><text:s/>59</text:p>
          </table:table-cell>
          <table:table-cell office:value-type="float" office:value="50" table:style-name="ce14">
            <text:p><text:s/>50</text:p>
          </table:table-cell>
          <table:table-cell office:value-type="float" office:value="109" table:style-name="ce14">
            <text:p><text:s/>10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20" table:style-name="ce14">
            <text:p><text:s/>20</text:p>
          </table:table-cell>
          <table:table-cell office:value-type="float" office:value="40" table:style-name="ce14">
            <text:p><text:s/>40</text:p>
          </table:table-cell>
          <table:table-cell office:value-type="float" office:value="60" table:style-name="ce14">
            <text:p><text:s/>6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1" table:style-name="ce14">
            <text:p><text:s/>51</text:p>
          </table:table-cell>
          <table:table-cell office:value-type="float" office:value="68" table:style-name="ce14">
            <text:p><text:s/>6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6" table:style-name="ce14">
            <text:p><text:s/>136</text:p>
          </table:table-cell>
          <table:table-cell office:value-type="float" office:value="246" table:style-name="ce14">
            <text:p><text:s/>246</text:p>
          </table:table-cell>
          <table:table-cell office:value-type="float" office:value="36" table:style-name="ce14">
            <text:p><text:s/>36</text:p>
          </table:table-cell>
          <table:table-cell office:value-type="float" office:value="64" table:style-name="ce14">
            <text:p><text:s/>64</text:p>
          </table:table-cell>
          <table:table-cell office:value-type="float" office:value="100" table:style-name="ce14">
            <text:p><text:s/>10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32" table:style-name="ce14">
            <text:p><text:s/>32</text:p>
          </table:table-cell>
          <table:table-cell office:value-type="float" office:value="30" table:style-name="ce14">
            <text:p><text:s/>30</text:p>
          </table:table-cell>
          <table:table-cell office:value-type="float" office:value="62" table:style-name="ce14">
            <text:p><text:s/>62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82" table:style-name="ce14">
            <text:p><text:s/>382</text:p>
          </table:table-cell>
          <table:table-cell office:value-type="float" office:value="361" table:style-name="ce14">
            <text:p><text:s/>361</text:p>
          </table:table-cell>
          <table:table-cell office:value-type="float" office:value="743" table:style-name="ce14">
            <text:p><text:s/>743</text:p>
          </table:table-cell>
          <table:table-cell office:value-type="float" office:value="91" table:style-name="ce14">
            <text:p><text:s/>91</text:p>
          </table:table-cell>
          <table:table-cell office:value-type="float" office:value="85" table:style-name="ce14">
            <text:p><text:s/>85</text:p>
          </table:table-cell>
          <table:table-cell office:value-type="float" office:value="176" table:style-name="ce14">
            <text:p><text:s/>1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56" table:style-name="ce14">
            <text:p><text:s/>56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37" table:style-name="ce14">
            <text:p><text:s/>137</text:p>
          </table:table-cell>
          <table:table-cell office:value-type="float" office:value="136" table:style-name="ce14">
            <text:p><text:s/>136</text:p>
          </table:table-cell>
          <table:table-cell office:value-type="float" office:value="273" table:style-name="ce14">
            <text:p><text:s/>273</text:p>
          </table:table-cell>
          <table:table-cell office:value-type="float" office:value="47" table:style-name="ce14">
            <text:p><text:s/>47</text:p>
          </table:table-cell>
          <table:table-cell office:value-type="float" office:value="55" table:style-name="ce14">
            <text:p><text:s/>55</text:p>
          </table:table-cell>
          <table:table-cell office:value-type="float" office:value="102" table:style-name="ce14">
            <text:p><text:s/>10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85" table:style-name="ce14">
            <text:p><text:s/>85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3" table:style-name="ce14">
            <text:p><text:s/>173</text:p>
          </table:table-cell>
          <table:table-cell office:value-type="float" office:value="323" table:style-name="ce14">
            <text:p><text:s/>323</text:p>
          </table:table-cell>
          <table:table-cell office:value-type="float" office:value="43" table:style-name="ce14">
            <text:p><text:s/>43</text:p>
          </table:table-cell>
          <table:table-cell office:value-type="float" office:value="23" table:style-name="ce14">
            <text:p><text:s/>23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1" table:style-name="ce14">
            <text:p><text:s/>41</text:p>
          </table:table-cell>
          <table:table-cell office:value-type="float" office:value="66" table:style-name="ce14">
            <text:p><text:s/>6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" table:style-name="ce14">
            <text:p><text:s/>18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51" table:style-name="ce14">
            <text:p><text:s/>51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98" table:style-name="ce14">
            <text:p><text:s/>98</text:p>
          </table:table-cell>
          <table:table-cell office:value-type="float" office:value="113" table:style-name="ce14">
            <text:p><text:s/>113</text:p>
          </table:table-cell>
          <table:table-cell office:value-type="float" office:value="211" table:style-name="ce14">
            <text:p><text:s/>211</text:p>
          </table:table-cell>
          <table:table-cell office:value-type="float" office:value="30" table:style-name="ce14">
            <text:p><text:s/>30</text:p>
          </table:table-cell>
          <table:table-cell office:value-type="float" office:value="51" table:style-name="ce14">
            <text:p><text:s/>51</text:p>
          </table:table-cell>
          <table:table-cell office:value-type="float" office:value="81" table:style-name="ce14">
            <text:p><text:s/>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67" table:style-name="ce14">
            <text:p><text:s/>6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3" table:style-name="ce14">
            <text:p><text:s/>173</text:p>
          </table:table-cell>
          <table:table-cell office:value-type="float" office:value="34" table:style-name="ce14">
            <text:p><text:s/>34</text:p>
          </table:table-cell>
          <table:table-cell office:value-type="float" office:value="27" table:style-name="ce14">
            <text:p><text:s/>27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205" table:style-name="ce14">
            <text:p><text:s/>205</text:p>
          </table:table-cell>
          <table:table-cell office:value-type="float" office:value="326" table:style-name="ce14">
            <text:p><text:s/>326</text:p>
          </table:table-cell>
          <table:table-cell office:value-type="float" office:value="531" table:style-name="ce14">
            <text:p><text:s/>531</text:p>
          </table:table-cell>
          <table:table-cell office:value-type="float" office:value="53" table:style-name="ce14">
            <text:p><text:s/>53</text:p>
          </table:table-cell>
          <table:table-cell office:value-type="float" office:value="59" table:style-name="ce14">
            <text:p><text:s/>59</text:p>
          </table:table-cell>
          <table:table-cell office:value-type="float" office:value="112" table:style-name="ce14">
            <text:p><text:s/>1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82" table:style-name="ce14">
            <text:p><text:s/>82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104" table:style-name="ce14">
            <text:p><text:s/>104</text:p>
          </table:table-cell>
          <table:table-cell office:value-type="float" office:value="155" table:style-name="ce14">
            <text:p><text:s/>155</text:p>
          </table:table-cell>
          <table:table-cell office:value-type="float" office:value="259" table:style-name="ce14">
            <text:p><text:s/>259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office:value-type="float" office:value="78" table:style-name="ce14">
            <text:p><text:s/>7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5" table:style-name="ce14">
            <text:p><text:s/>35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42" table:style-name="ce14">
            <text:p><text:s/>42</text:p>
          </table:table-cell>
          <table:table-cell office:value-type="float" office:value="39" table:style-name="ce14">
            <text:p><text:s/>39</text:p>
          </table:table-cell>
          <table:table-cell office:value-type="float" office:value="81" table:style-name="ce14">
            <text:p><text:s/>81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25" table:style-name="ce14">
            <text:p><text:s/>25</text:p>
          </table:table-cell>
          <table:table-cell office:value-type="float" office:value="52" table:style-name="ce14">
            <text:p><text:s/>52</text:p>
          </table:table-cell>
          <table:table-cell office:value-type="float" office:value="77" table:style-name="ce14">
            <text:p><text:s/>77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57" table:style-name="ce14">
            <text:p><text:s/>57</text:p>
          </table:table-cell>
          <table:table-cell office:value-type="float" office:value="54" table:style-name="ce14">
            <text:p><text:s/>54</text:p>
          </table:table-cell>
          <table:table-cell office:value-type="float" office:value="111" table:style-name="ce14">
            <text:p><text:s/>111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90" table:style-name="ce14">
            <text:p><text:s/>90</text:p>
          </table:table-cell>
          <table:table-cell office:value-type="float" office:value="155" table:style-name="ce14">
            <text:p><text:s/>155</text:p>
          </table:table-cell>
          <table:table-cell office:value-type="float" office:value="245" table:style-name="ce14">
            <text:p><text:s/>245</text:p>
          </table:table-cell>
          <table:table-cell office:value-type="float" office:value="20" table:style-name="ce14">
            <text:p><text:s/>20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79" table:style-name="ce14">
            <text:p><text:s/>79</text:p>
          </table:table-cell>
          <table:table-cell office:value-type="float" office:value="96" table:style-name="ce14">
            <text:p><text:s/>96</text:p>
          </table:table-cell>
          <table:table-cell office:value-type="float" office:value="175" table:style-name="ce14">
            <text:p><text:s/>175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38" table:style-name="ce14">
            <text:p><text:s/>38</text:p>
          </table:table-cell>
          <table:table-cell office:value-type="float" office:value="53" table:style-name="ce14">
            <text:p><text:s/>53</text:p>
          </table:table-cell>
          <table:table-cell office:value-type="float" office:value="91" table:style-name="ce14">
            <text:p><text:s/>91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33" table:style-name="ce14">
            <text:p><text:s/>33</text:p>
          </table:table-cell>
          <table:table-cell office:value-type="float" office:value="49" table:style-name="ce14">
            <text:p><text:s/>49</text:p>
          </table:table-cell>
          <table:table-cell office:value-type="float" office:value="82" table:style-name="ce14">
            <text:p><text:s/>82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62" table:style-name="ce14">
            <text:p><text:s/>62</text:p>
          </table:table-cell>
          <table:table-cell office:value-type="float" office:value="59" table:style-name="ce14">
            <text:p><text:s/>59</text:p>
          </table:table-cell>
          <table:table-cell office:value-type="float" office:value="121" table:style-name="ce14">
            <text:p><text:s/>121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6" table:style-name="ce14">
            <text:p><text:s/>46</text:p>
          </table:table-cell>
          <table:table-cell office:value-type="float" office:value="46" table:style-name="ce14">
            <text:p><text:s/>46</text:p>
          </table:table-cell>
          <table:table-cell office:value-type="float" office:value="92" table:style-name="ce14">
            <text:p><text:s/>92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44" table:style-name="ce14">
            <text:p><text:s/>44</text:p>
          </table:table-cell>
          <table:table-cell office:value-type="float" office:value="41" table:style-name="ce14">
            <text:p><text:s/>41</text:p>
          </table:table-cell>
          <table:table-cell office:value-type="float" office:value="85" table:style-name="ce14">
            <text:p><text:s/>85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20" table:style-name="ce14">
            <text:p><text:s/>20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40" table:style-name="ce14">
            <text:p><text:s/>240</text:p>
          </table:table-cell>
          <table:table-cell office:value-type="float" office:value="312" table:style-name="ce14">
            <text:p><text:s/>312</text:p>
          </table:table-cell>
          <table:table-cell office:value-type="float" office:value="552" table:style-name="ce14">
            <text:p><text:s/>552</text:p>
          </table:table-cell>
          <table:table-cell office:value-type="float" office:value="64" table:style-name="ce14">
            <text:p><text:s/>64</text:p>
          </table:table-cell>
          <table:table-cell office:value-type="float" office:value="61" table:style-name="ce14">
            <text:p><text:s/>61</text:p>
          </table:table-cell>
          <table:table-cell office:value-type="float" office:value="125" table:style-name="ce14">
            <text:p><text:s/>1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263" table:style-name="ce18">
            <text:p>3 263</text:p>
          </table:table-cell>
          <table:table-cell office:value-type="float" office:value="4091" table:style-name="ce18">
            <text:p>4 091</text:p>
          </table:table-cell>
          <table:table-cell office:value-type="float" office:value="7354" table:style-name="ce18">
            <text:p>7 354</text:p>
          </table:table-cell>
          <table:table-cell office:value-type="float" office:value="958" table:style-name="ce18">
            <text:p><text:s/>958</text:p>
          </table:table-cell>
          <table:table-cell office:value-type="float" office:value="1094" table:style-name="ce18">
            <text:p>1 094</text:p>
          </table:table-cell>
          <table:table-cell office:value-type="float" office:value="2052" table:style-name="ce18">
            <text:p>2 05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77" table:style-name="ce14">
            <text:p><text:s/>77</text:p>
          </table:table-cell>
          <table:table-cell office:value-type="float" office:value="126" table:style-name="ce14">
            <text:p><text:s/>126</text:p>
          </table:table-cell>
          <table:table-cell office:value-type="float" office:value="203" table:style-name="ce14">
            <text:p><text:s/>203</text:p>
          </table:table-cell>
          <table:table-cell office:value-type="float" office:value="17" table:style-name="ce14">
            <text:p><text:s/>17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47" table:style-name="ce14">
            <text:p><text:s/>47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5" table:style-name="ce14">
            <text:p><text:s/>165</text:p>
          </table:table-cell>
          <table:table-cell office:value-type="float" office:value="282" table:style-name="ce14">
            <text:p><text:s/>282</text:p>
          </table:table-cell>
          <table:table-cell office:value-type="float" office:value="31" table:style-name="ce14">
            <text:p><text:s/>31</text:p>
          </table:table-cell>
          <table:table-cell office:value-type="float" office:value="44" table:style-name="ce14">
            <text:p><text:s/>44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45" table:style-name="ce14">
            <text:p><text:s/>45</text:p>
          </table:table-cell>
          <table:table-cell office:value-type="float" office:value="38" table:style-name="ce14">
            <text:p><text:s/>38</text:p>
          </table:table-cell>
          <table:table-cell office:value-type="float" office:value="83" table:style-name="ce14">
            <text:p><text:s/>8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98" table:style-name="ce14">
            <text:p><text:s/>98</text:p>
          </table:table-cell>
          <table:table-cell office:value-type="float" office:value="128" table:style-name="ce14">
            <text:p><text:s/>128</text:p>
          </table:table-cell>
          <table:table-cell office:value-type="float" office:value="226" table:style-name="ce14">
            <text:p><text:s/>226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85" table:style-name="ce14">
            <text:p><text:s/>385</text:p>
          </table:table-cell>
          <table:table-cell office:value-type="float" office:value="495" table:style-name="ce14">
            <text:p><text:s/>495</text:p>
          </table:table-cell>
          <table:table-cell office:value-type="float" office:value="880" table:style-name="ce14">
            <text:p><text:s/>880</text:p>
          </table:table-cell>
          <table:table-cell office:value-type="float" office:value="7" table:style-name="ce14">
            <text:p><text:s/>7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84" table:style-name="ce14">
            <text:p><text:s/>84</text:p>
          </table:table-cell>
          <table:table-cell office:value-type="float" office:value="151" table:style-name="ce14">
            <text:p><text:s/>151</text:p>
          </table:table-cell>
          <table:table-cell office:value-type="float" office:value="235" table:style-name="ce14">
            <text:p><text:s/>235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427" table:style-name="ce14">
            <text:p><text:s/>427</text:p>
          </table:table-cell>
          <table:table-cell office:value-type="float" office:value="493" table:style-name="ce14">
            <text:p><text:s/>493</text:p>
          </table:table-cell>
          <table:table-cell office:value-type="float" office:value="920" table:style-name="ce14">
            <text:p><text:s/>920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61" table:style-name="ce14">
            <text:p><text:s/>61</text:p>
          </table:table-cell>
          <table:table-cell office:value-type="float" office:value="59" table:style-name="ce14">
            <text:p><text:s/>59</text:p>
          </table:table-cell>
          <table:table-cell office:value-type="float" office:value="120" table:style-name="ce14">
            <text:p><text:s/>120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208" table:style-name="ce14">
            <text:p><text:s/>208</text:p>
          </table:table-cell>
          <table:table-cell office:value-type="float" office:value="218" table:style-name="ce14">
            <text:p><text:s/>218</text:p>
          </table:table-cell>
          <table:table-cell office:value-type="float" office:value="426" table:style-name="ce14">
            <text:p><text:s/>426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95" table:style-name="ce14">
            <text:p><text:s/>95</text:p>
          </table:table-cell>
          <table:table-cell office:value-type="float" office:value="111" table:style-name="ce14">
            <text:p><text:s/>111</text:p>
          </table:table-cell>
          <table:table-cell office:value-type="float" office:value="206" table:style-name="ce14">
            <text:p><text:s/>206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6" table:style-name="ce14">
            <text:p><text:s/>6</text:p>
          </table:table-cell>
          <table:table-cell office:value-type="float" office:value="61" table:style-name="ce14">
            <text:p><text:s/>61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12" table:style-name="ce14">
            <text:p><text:s/>112</text:p>
          </table:table-cell>
          <table:table-cell office:value-type="float" office:value="222" table:style-name="ce14">
            <text:p><text:s/>222</text:p>
          </table:table-cell>
          <table:table-cell office:value-type="float" office:value="334" table:style-name="ce14">
            <text:p><text:s/>334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59" table:style-name="ce14">
            <text:p><text:s/>59</text:p>
          </table:table-cell>
          <table:table-cell office:value-type="float" office:value="58" table:style-name="ce14">
            <text:p><text:s/>5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422" table:style-name="ce14">
            <text:p><text:s/>422</text:p>
          </table:table-cell>
          <table:table-cell office:value-type="float" office:value="538" table:style-name="ce14">
            <text:p><text:s/>538</text:p>
          </table:table-cell>
          <table:table-cell office:value-type="float" office:value="960" table:style-name="ce14">
            <text:p><text:s/>960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38" table:style-name="ce14">
            <text:p><text:s/>38</text:p>
          </table:table-cell>
          <table:table-cell office:value-type="float" office:value="88" table:style-name="ce14">
            <text:p><text:s/>88</text:p>
          </table:table-cell>
          <table:table-cell office:value-type="float" office:value="126" table:style-name="ce14">
            <text:p><text:s/>126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37" table:style-name="ce14">
            <text:p><text:s/>37</text:p>
          </table:table-cell>
          <table:table-cell office:value-type="float" office:value="59" table:style-name="ce14">
            <text:p><text:s/>59</text:p>
          </table:table-cell>
          <table:table-cell office:value-type="float" office:value="96" table:style-name="ce14">
            <text:p><text:s/>96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568" table:style-name="ce14">
            <text:p>1 568</text:p>
          </table:table-cell>
          <table:table-cell office:value-type="float" office:value="1538" table:style-name="ce14">
            <text:p>1 538</text:p>
          </table:table-cell>
          <table:table-cell office:value-type="float" office:value="3106" table:style-name="ce14">
            <text:p>3 106</text:p>
          </table:table-cell>
          <table:table-cell office:value-type="float" office:value="58" table:style-name="ce14">
            <text:p><text:s/>58</text:p>
          </table:table-cell>
          <table:table-cell office:value-type="float" office:value="55" table:style-name="ce14">
            <text:p><text:s/>55</text:p>
          </table:table-cell>
          <table:table-cell office:value-type="float" office:value="113" table:style-name="ce14">
            <text:p><text:s/>1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430" table:style-name="ce14">
            <text:p><text:s/>430</text:p>
          </table:table-cell>
          <table:table-cell office:value-type="float" office:value="544" table:style-name="ce14">
            <text:p><text:s/>544</text:p>
          </table:table-cell>
          <table:table-cell office:value-type="float" office:value="974" table:style-name="ce14">
            <text:p><text:s/>974</text:p>
          </table:table-cell>
          <table:table-cell office:value-type="float" office:value="25" table:style-name="ce14">
            <text:p><text:s/>25</text:p>
          </table:table-cell>
          <table:table-cell office:value-type="float" office:value="51" table:style-name="ce14">
            <text:p><text:s/>51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44" table:style-name="ce14">
            <text:p><text:s/>44</text:p>
          </table:table-cell>
          <table:table-cell office:value-type="float" office:value="70" table:style-name="ce14">
            <text:p><text:s/>70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7" table:style-name="ce14">
            <text:p><text:s/>137</text:p>
          </table:table-cell>
          <table:table-cell office:value-type="float" office:value="249" table:style-name="ce14">
            <text:p><text:s/>249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97" table:style-name="ce14">
            <text:p><text:s/>197</text:p>
          </table:table-cell>
          <table:table-cell office:value-type="float" office:value="227" table:style-name="ce14">
            <text:p><text:s/>227</text:p>
          </table:table-cell>
          <table:table-cell office:value-type="float" office:value="424" table:style-name="ce14">
            <text:p><text:s/>424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7" table:style-name="ce14">
            <text:p><text:s/>167</text:p>
          </table:table-cell>
          <table:table-cell office:value-type="float" office:value="313" table:style-name="ce14">
            <text:p><text:s/>313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53" table:style-name="ce14">
            <text:p><text:s/>53</text:p>
          </table:table-cell>
          <table:table-cell office:value-type="float" office:value="98" table:style-name="ce14">
            <text:p><text:s/>98</text:p>
          </table:table-cell>
          <table:table-cell office:value-type="float" office:value="151" table:style-name="ce14">
            <text:p><text:s/>15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4">
            <text:p><text:s/>49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380" table:style-name="ce14">
            <text:p><text:s/>380</text:p>
          </table:table-cell>
          <table:table-cell office:value-type="float" office:value="429" table:style-name="ce14">
            <text:p><text:s/>429</text:p>
          </table:table-cell>
          <table:table-cell office:value-type="float" office:value="809" table:style-name="ce14">
            <text:p><text:s/>809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93" table:style-name="ce14">
            <text:p><text:s/>293</text:p>
          </table:table-cell>
          <table:table-cell office:value-type="float" office:value="364" table:style-name="ce14">
            <text:p><text:s/>364</text:p>
          </table:table-cell>
          <table:table-cell office:value-type="float" office:value="657" table:style-name="ce14">
            <text:p><text:s/>657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59" table:style-name="ce14">
            <text:p><text:s/>59</text:p>
          </table:table-cell>
          <table:table-cell office:value-type="float" office:value="120" table:style-name="ce14">
            <text:p><text:s/>120</text:p>
          </table:table-cell>
          <table:table-cell office:value-type="float" office:value="179" table:style-name="ce14">
            <text:p><text:s/>179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49" table:style-name="ce14">
            <text:p><text:s/>149</text:p>
          </table:table-cell>
          <table:table-cell office:value-type="float" office:value="208" table:style-name="ce14">
            <text:p><text:s/>208</text:p>
          </table:table-cell>
          <table:table-cell office:value-type="float" office:value="357" table:style-name="ce14">
            <text:p><text:s/>357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82" table:style-name="ce14">
            <text:p><text:s/>82</text:p>
          </table:table-cell>
          <table:table-cell office:value-type="float" office:value="122" table:style-name="ce14">
            <text:p><text:s/>122</text:p>
          </table:table-cell>
          <table:table-cell office:value-type="float" office:value="204" table:style-name="ce14">
            <text:p><text:s/>204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38" table:style-name="ce14">
            <text:p><text:s/>38</text:p>
          </table:table-cell>
          <table:table-cell office:value-type="float" office:value="55" table:style-name="ce14">
            <text:p><text:s/>55</text:p>
          </table:table-cell>
          <table:table-cell office:value-type="float" office:value="93" table:style-name="ce14">
            <text:p><text:s/>93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77" table:style-name="ce14">
            <text:p><text:s/>77</text:p>
          </table:table-cell>
          <table:table-cell office:value-type="float" office:value="127" table:style-name="ce14">
            <text:p><text:s/>127</text:p>
          </table:table-cell>
          <table:table-cell office:value-type="float" office:value="204" table:style-name="ce14">
            <text:p><text:s/>204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22" table:style-name="ce14">
            <text:p><text:s/>122</text:p>
          </table:table-cell>
          <table:table-cell office:value-type="float" office:value="145" table:style-name="ce14">
            <text:p><text:s/>145</text:p>
          </table:table-cell>
          <table:table-cell office:value-type="float" office:value="267" table:style-name="ce14">
            <text:p><text:s/>267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406" table:style-name="ce14">
            <text:p><text:s/>406</text:p>
          </table:table-cell>
          <table:table-cell office:value-type="float" office:value="474" table:style-name="ce14">
            <text:p><text:s/>474</text:p>
          </table:table-cell>
          <table:table-cell office:value-type="float" office:value="880" table:style-name="ce14">
            <text:p><text:s/>880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70" table:style-name="ce14">
            <text:p><text:s/>70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99" table:style-name="ce14">
            <text:p><text:s/>99</text:p>
          </table:table-cell>
          <table:table-cell office:value-type="float" office:value="129" table:style-name="ce14">
            <text:p><text:s/>129</text:p>
          </table:table-cell>
          <table:table-cell office:value-type="float" office:value="228" table:style-name="ce14">
            <text:p><text:s/>22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98" table:style-name="ce14">
            <text:p><text:s/>398</text:p>
          </table:table-cell>
          <table:table-cell office:value-type="float" office:value="411" table:style-name="ce14">
            <text:p><text:s/>411</text:p>
          </table:table-cell>
          <table:table-cell office:value-type="float" office:value="809" table:style-name="ce14">
            <text:p><text:s/>809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780" table:style-name="ce14">
            <text:p><text:s/>780</text:p>
          </table:table-cell>
          <table:table-cell office:value-type="float" office:value="1102" table:style-name="ce14">
            <text:p>1 102</text:p>
          </table:table-cell>
          <table:table-cell office:value-type="float" office:value="1882" table:style-name="ce14">
            <text:p>1 882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96" table:style-name="ce14">
            <text:p><text:s/>9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57" table:style-name="ce14">
            <text:p><text:s/>57</text:p>
          </table:table-cell>
          <table:table-cell office:value-type="float" office:value="72" table:style-name="ce14">
            <text:p><text:s/>72</text:p>
          </table:table-cell>
          <table:table-cell office:value-type="float" office:value="129" table:style-name="ce14">
            <text:p><text:s/>129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41" table:style-name="ce14">
            <text:p><text:s/>41</text:p>
          </table:table-cell>
          <table:table-cell office:value-type="float" office:value="77" table:style-name="ce14">
            <text:p><text:s/>77</text:p>
          </table:table-cell>
          <table:table-cell office:value-type="float" office:value="118" table:style-name="ce14">
            <text:p><text:s/>118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22" table:style-name="ce14">
            <text:p><text:s/>122</text:p>
          </table:table-cell>
          <table:table-cell office:value-type="float" office:value="170" table:style-name="ce14">
            <text:p><text:s/>170</text:p>
          </table:table-cell>
          <table:table-cell office:value-type="float" office:value="292" table:style-name="ce14">
            <text:p><text:s/>292</text:p>
          </table:table-cell>
          <table:table-cell office:value-type="float" office:value="36" table:style-name="ce14">
            <text:p><text:s/>36</text:p>
          </table:table-cell>
          <table:table-cell office:value-type="float" office:value="52" table:style-name="ce14">
            <text:p><text:s/>52</text:p>
          </table:table-cell>
          <table:table-cell office:value-type="float" office:value="88" table:style-name="ce14">
            <text:p><text:s/>8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353" table:style-name="ce14">
            <text:p><text:s/>353</text:p>
          </table:table-cell>
          <table:table-cell office:value-type="float" office:value="410" table:style-name="ce14">
            <text:p><text:s/>410</text:p>
          </table:table-cell>
          <table:table-cell office:value-type="float" office:value="763" table:style-name="ce14">
            <text:p><text:s/>763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8502" table:style-name="ce18">
            <text:p>8 502</text:p>
          </table:table-cell>
          <table:table-cell office:value-type="float" office:value="10463" table:style-name="ce18">
            <text:p>10 463</text:p>
          </table:table-cell>
          <table:table-cell office:value-type="float" office:value="18965" table:style-name="ce18">
            <text:p>18 965</text:p>
          </table:table-cell>
          <table:table-cell office:value-type="float" office:value="612" table:style-name="ce18">
            <text:p><text:s/>612</text:p>
          </table:table-cell>
          <table:table-cell office:value-type="float" office:value="889" table:style-name="ce18">
            <text:p><text:s/>889</text:p>
          </table:table-cell>
          <table:table-cell office:value-type="float" office:value="1501" table:style-name="ce18">
            <text:p>1 50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72" table:style-name="ce14">
            <text:p><text:s/>7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9" table:style-name="ce14">
            <text:p><text:s/>9</text:p>
          </table:table-cell>
          <table:table-cell office:value-type="float" office:value="35" table:style-name="ce14">
            <text:p><text:s/>35</text:p>
          </table:table-cell>
          <table:table-cell office:value-type="float" office:value="44" table:style-name="ce14">
            <text:p><text:s/>44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91" table:style-name="ce14">
            <text:p><text:s/>91</text:p>
          </table:table-cell>
          <table:table-cell office:value-type="float" office:value="76" table:style-name="ce14">
            <text:p><text:s/>76</text:p>
          </table:table-cell>
          <table:table-cell office:value-type="float" office:value="167" table:style-name="ce14">
            <text:p><text:s/>167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49" table:style-name="ce14">
            <text:p><text:s/>4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54" table:style-name="ce14">
            <text:p><text:s/>5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58" table:style-name="ce14">
            <text:p><text:s/>158</text:p>
          </table:table-cell>
          <table:table-cell office:value-type="float" office:value="142" table:style-name="ce14">
            <text:p><text:s/>142</text:p>
          </table:table-cell>
          <table:table-cell office:value-type="float" office:value="300" table:style-name="ce14">
            <text:p><text:s/>300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30" table:style-name="ce14">
            <text:p><text:s/>30</text:p>
          </table:table-cell>
          <table:table-cell office:value-type="float" office:value="43" table:style-name="ce14">
            <text:p><text:s/>43</text:p>
          </table:table-cell>
          <table:table-cell office:value-type="float" office:value="73" table:style-name="ce14">
            <text:p><text:s/>73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53" table:style-name="ce14">
            <text:p><text:s/>53</text:p>
          </table:table-cell>
          <table:table-cell office:value-type="float" office:value="67" table:style-name="ce14">
            <text:p><text:s/>67</text:p>
          </table:table-cell>
          <table:table-cell office:value-type="float" office:value="120" table:style-name="ce14">
            <text:p><text:s/>120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281" table:style-name="ce14">
            <text:p><text:s/>281</text:p>
          </table:table-cell>
          <table:table-cell office:value-type="float" office:value="167" table:style-name="ce14">
            <text:p><text:s/>167</text:p>
          </table:table-cell>
          <table:table-cell office:value-type="float" office:value="448" table:style-name="ce14">
            <text:p><text:s/>44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42" table:style-name="ce14">
            <text:p><text:s/>42</text:p>
          </table:table-cell>
          <table:table-cell office:value-type="float" office:value="58" table:style-name="ce14">
            <text:p><text:s/>58</text:p>
          </table:table-cell>
          <table:table-cell office:value-type="float" office:value="100" table:style-name="ce14">
            <text:p><text:s/>100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64" table:style-name="ce14">
            <text:p><text:s/>64</text:p>
          </table:table-cell>
          <table:table-cell office:value-type="float" office:value="63" table:style-name="ce14">
            <text:p><text:s/>63</text:p>
          </table:table-cell>
          <table:table-cell office:value-type="float" office:value="127" table:style-name="ce14">
            <text:p><text:s/>12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66" table:style-name="ce14">
            <text:p><text:s/>6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55" table:style-name="ce14">
            <text:p><text:s/>55</text:p>
          </table:table-cell>
          <table:table-cell office:value-type="float" office:value="59" table:style-name="ce14">
            <text:p><text:s/>59</text:p>
          </table:table-cell>
          <table:table-cell office:value-type="float" office:value="114" table:style-name="ce14">
            <text:p><text:s/>114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52" table:style-name="ce14">
            <text:p><text:s/>52</text:p>
          </table:table-cell>
          <table:table-cell office:value-type="float" office:value="43" table:style-name="ce14">
            <text:p><text:s/>43</text:p>
          </table:table-cell>
          <table:table-cell office:value-type="float" office:value="95" table:style-name="ce14">
            <text:p><text:s/>95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62" table:style-name="ce14">
            <text:p><text:s/>62</text:p>
          </table:table-cell>
          <table:table-cell office:value-type="float" office:value="48" table:style-name="ce14">
            <text:p><text:s/>48</text:p>
          </table:table-cell>
          <table:table-cell office:value-type="float" office:value="110" table:style-name="ce14">
            <text:p><text:s/>110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60" table:style-name="ce14">
            <text:p><text:s/>60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399" table:style-name="ce18">
            <text:p>1 399</text:p>
          </table:table-cell>
          <table:table-cell office:value-type="float" office:value="1536" table:style-name="ce18">
            <text:p>1 536</text:p>
          </table:table-cell>
          <table:table-cell office:value-type="float" office:value="2935" table:style-name="ce18">
            <text:p>2 935</text:p>
          </table:table-cell>
          <table:table-cell office:value-type="float" office:value="144" table:style-name="ce18">
            <text:p><text:s/>144</text:p>
          </table:table-cell>
          <table:table-cell office:value-type="float" office:value="169" table:style-name="ce18">
            <text:p><text:s/>169</text:p>
          </table:table-cell>
          <table:table-cell office:value-type="float" office:value="313" table:style-name="ce18">
            <text:p><text:s/>3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652" table:style-name="ce14">
            <text:p><text:s/>652</text:p>
          </table:table-cell>
          <table:table-cell office:value-type="float" office:value="705" table:style-name="ce14">
            <text:p><text:s/>705</text:p>
          </table:table-cell>
          <table:table-cell office:value-type="float" office:value="1357" table:style-name="ce14">
            <text:p>1 357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68" table:style-name="ce14">
            <text:p><text:s/>6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23" table:style-name="ce14">
            <text:p><text:s/>223</text:p>
          </table:table-cell>
          <table:table-cell office:value-type="float" office:value="290" table:style-name="ce14">
            <text:p><text:s/>290</text:p>
          </table:table-cell>
          <table:table-cell office:value-type="float" office:value="513" table:style-name="ce14">
            <text:p><text:s/>513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70" table:style-name="ce14">
            <text:p><text:s/>170</text:p>
          </table:table-cell>
          <table:table-cell office:value-type="float" office:value="303" table:style-name="ce14">
            <text:p><text:s/>30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5" table:style-name="ce14">
            <text:p><text:s/>165</text:p>
          </table:table-cell>
          <table:table-cell office:value-type="float" office:value="284" table:style-name="ce14">
            <text:p><text:s/>284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415" table:style-name="ce14">
            <text:p><text:s/>415</text:p>
          </table:table-cell>
          <table:table-cell office:value-type="float" office:value="520" table:style-name="ce14">
            <text:p><text:s/>520</text:p>
          </table:table-cell>
          <table:table-cell office:value-type="float" office:value="935" table:style-name="ce14">
            <text:p><text:s/>935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6" table:style-name="ce14">
            <text:p><text:s/>136</text:p>
          </table:table-cell>
          <table:table-cell office:value-type="float" office:value="259" table:style-name="ce14">
            <text:p><text:s/>259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333" table:style-name="ce14">
            <text:p><text:s/>333</text:p>
          </table:table-cell>
          <table:table-cell office:value-type="float" office:value="498" table:style-name="ce14">
            <text:p><text:s/>498</text:p>
          </table:table-cell>
          <table:table-cell office:value-type="float" office:value="831" table:style-name="ce14">
            <text:p><text:s/>831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82" table:style-name="ce14">
            <text:p><text:s/>182</text:p>
          </table:table-cell>
          <table:table-cell office:value-type="float" office:value="267" table:style-name="ce14">
            <text:p><text:s/>267</text:p>
          </table:table-cell>
          <table:table-cell office:value-type="float" office:value="449" table:style-name="ce14">
            <text:p><text:s/>44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4" table:style-name="ce14">
            <text:p><text:s/>114</text:p>
          </table:table-cell>
          <table:table-cell office:value-type="float" office:value="220" table:style-name="ce14">
            <text:p><text:s/>22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7" table:style-name="ce14">
            <text:p><text:s/>167</text:p>
          </table:table-cell>
          <table:table-cell office:value-type="float" office:value="285" table:style-name="ce14">
            <text:p><text:s/>285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2503" table:style-name="ce18">
            <text:p>2 503</text:p>
          </table:table-cell>
          <table:table-cell office:value-type="float" office:value="3157" table:style-name="ce18">
            <text:p>3 157</text:p>
          </table:table-cell>
          <table:table-cell office:value-type="float" office:value="5660" table:style-name="ce18">
            <text:p>5 660</text:p>
          </table:table-cell>
          <table:table-cell office:value-type="float" office:value="54" table:style-name="ce18">
            <text:p><text:s/>54</text:p>
          </table:table-cell>
          <table:table-cell office:value-type="float" office:value="94" table:style-name="ce18">
            <text:p><text:s/>94</text:p>
          </table:table-cell>
          <table:table-cell office:value-type="float" office:value="148" table:style-name="ce18">
            <text:p><text:s/>14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3301" table:style-name="ce18">
            <text:p>23 301</text:p>
          </table:table-cell>
          <table:table-cell office:value-type="float" office:value="29327" table:style-name="ce18">
            <text:p>29 327</text:p>
          </table:table-cell>
          <table:table-cell office:value-type="float" office:value="52628" table:style-name="ce18">
            <text:p>52 628</text:p>
          </table:table-cell>
          <table:table-cell office:value-type="float" office:value="2964" table:style-name="ce18">
            <text:p>2 964</text:p>
          </table:table-cell>
          <table:table-cell office:value-type="float" office:value="3809" table:style-name="ce18">
            <text:p>3 809</text:p>
          </table:table-cell>
          <table:table-cell office:value-type="float" office:value="6773" table:style-name="ce18">
            <text:p>6 773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10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8">
            <text:p><text:s/>3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1" table:style-name="ce14">
            <text:p><text:s/>41</text:p>
          </table:table-cell>
          <table:table-cell office:value-type="float" office:value="77" table:style-name="ce18">
            <text:p><text:s/>7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58" table:style-name="ce14">
            <text:p><text:s/>58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10" table:style-name="ce14">
            <text:p><text:s/>110</text:p>
          </table:table-cell>
          <table:table-cell office:value-type="float" office:value="297" table:style-name="ce18">
            <text:p><text:s/>29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78" table:style-name="ce18">
            <text:p><text:s/>7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72" table:style-name="ce18">
            <text:p><text:s/>7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8">
            <text:p><text:s/>2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17" table:style-name="ce14">
            <text:p><text:s/>1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72" table:style-name="ce18">
            <text:p><text:s/>7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26" table:style-name="ce14">
            <text:p><text:s/>2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98" table:style-name="ce18">
            <text:p><text:s/>9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63" table:style-name="ce14">
            <text:p><text:s/>63</text:p>
          </table:table-cell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4" table:style-name="ce14">
            <text:p><text:s/>64</text:p>
          </table:table-cell>
          <table:table-cell office:value-type="float" office:value="429" table:style-name="ce18">
            <text:p><text:s/>42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8">
            <text:p><text:s/>3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223" table:style-name="ce14">
            <text:p><text:s/>223</text:p>
          </table:table-cell>
          <table:table-cell office:value-type="float" office:value="964" table:style-name="ce18">
            <text:p><text:s/>96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6" table:style-name="ce14">
            <text:p><text:s/>56</text:p>
          </table:table-cell>
          <table:table-cell office:value-type="float" office:value="167" table:style-name="ce18">
            <text:p><text:s/>16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1" table:style-name="ce14">
            <text:p><text:s/>31</text:p>
          </table:table-cell>
          <table:table-cell office:value-type="float" office:value="112" table:style-name="ce18">
            <text:p><text:s/>1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8" table:style-name="ce18">
            <text:p><text:s/>5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8">
            <text:p><text:s/>3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28" table:style-name="ce14">
            <text:p><text:s/>28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80" table:style-name="ce18">
            <text:p><text:s/>8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3" table:style-name="ce14">
            <text:p><text:s/>33</text:p>
          </table:table-cell>
          <table:table-cell office:value-type="float" office:value="87" table:style-name="ce18">
            <text:p><text:s/>8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6" table:style-name="ce14">
            <text:p><text:s/>76</text:p>
          </table:table-cell>
          <table:table-cell office:value-type="float" office:value="175" table:style-name="ce18">
            <text:p><text:s/>17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8" table:style-name="ce14">
            <text:p><text:s/>18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2" table:style-name="ce14">
            <text:p><text:s/>42</text:p>
          </table:table-cell>
          <table:table-cell office:value-type="float" office:value="150" table:style-name="ce18">
            <text:p><text:s/>15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5" table:style-name="ce14">
            <text:p><text:s/>55</text:p>
          </table:table-cell>
          <table:table-cell office:value-type="float" office:value="157" table:style-name="ce18">
            <text:p><text:s/>15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2" table:style-name="ce14">
            <text:p><text:s/>22</text:p>
          </table:table-cell>
          <table:table-cell office:value-type="float" office:value="137" table:style-name="ce18">
            <text:p><text:s/>13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47" table:style-name="ce14">
            <text:p><text:s/>47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3" table:style-name="ce14">
            <text:p><text:s/>63</text:p>
          </table:table-cell>
          <table:table-cell office:value-type="float" office:value="311" table:style-name="ce18">
            <text:p><text:s/>3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47" table:style-name="ce14">
            <text:p><text:s/>47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63" table:style-name="ce14">
            <text:p><text:s/>63</text:p>
          </table:table-cell>
          <table:table-cell office:value-type="float" office:value="458" table:style-name="ce18">
            <text:p><text:s/>45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8">
            <text:p><text:s/>1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108" table:style-name="ce14">
            <text:p><text:s/>108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55" table:style-name="ce14">
            <text:p><text:s/>155</text:p>
          </table:table-cell>
          <table:table-cell office:value-type="float" office:value="908" table:style-name="ce18">
            <text:p><text:s/>90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111" table:style-name="ce14">
            <text:p><text:s/>111</text:p>
          </table:table-cell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60" table:style-name="ce14">
            <text:p><text:s/>160</text:p>
          </table:table-cell>
          <table:table-cell office:value-type="float" office:value="763" table:style-name="ce18">
            <text:p><text:s/>76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3" table:style-name="ce14">
            <text:p><text:s/>83</text:p>
          </table:table-cell>
          <table:table-cell office:value-type="float" office:value="179" table:style-name="ce18">
            <text:p><text:s/>17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2" table:style-name="ce14">
            <text:p><text:s/>32</text:p>
          </table:table-cell>
          <table:table-cell office:value-type="float" office:value="195" table:style-name="ce18">
            <text:p><text:s/>19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16" table:style-name="ce14">
            <text:p><text:s/>1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92" table:style-name="ce18">
            <text:p><text:s/>9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91" table:style-name="ce14">
            <text:p><text:s/>91</text:p>
          </table:table-cell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4" table:style-name="ce14">
            <text:p><text:s/>124</text:p>
          </table:table-cell>
          <table:table-cell office:value-type="float" office:value="729" table:style-name="ce18">
            <text:p><text:s/>72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76" table:style-name="ce14">
            <text:p><text:s/>76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0" table:style-name="ce14">
            <text:p><text:s/>120</text:p>
          </table:table-cell>
          <table:table-cell office:value-type="float" office:value="317" table:style-name="ce18">
            <text:p><text:s/>31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448" table:number-columns-spanned="2" table:number-rows-spanned="1" table:style-name="ce47">
            <text:p><text:s/>44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95" table:style-name="ce14">
            <text:p><text:s/>95</text:p>
          </table:table-cell>
          <table:table-cell office:value-type="float" office:value="910" table:style-name="ce18">
            <text:p><text:s/>9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8">
            <text:p><text:s/>1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8">
            <text:p><text:s/>1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1" table:style-name="ce14">
            <text:p><text:s/>71</text:p>
          </table:table-cell>
          <table:table-cell office:value-type="float" office:value="149" table:style-name="ce18">
            <text:p><text:s/>14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3" table:style-name="ce18">
            <text:p><text:s/>3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49" table:style-name="ce18">
            <text:p><text:s/>4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51" table:style-name="ce18">
            <text:p><text:s/>5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8">
            <text:p><text:s/>2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8">
            <text:p><text:s/>2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24" table:style-name="ce14">
            <text:p><text:s/>24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3" table:style-name="ce14">
            <text:p><text:s/>43</text:p>
          </table:table-cell>
          <table:table-cell office:value-type="float" office:value="254" table:style-name="ce18">
            <text:p><text:s/>25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50" table:style-name="ce14">
            <text:p><text:s/>50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8" table:style-name="ce14">
            <text:p><text:s/>68</text:p>
          </table:table-cell>
          <table:table-cell office:value-type="float" office:value="288" table:style-name="ce18">
            <text:p><text:s/>28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76" table:style-name="ce14">
            <text:p><text:s/>76</text:p>
          </table:table-cell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0" table:style-name="ce14">
            <text:p><text:s/>80</text:p>
          </table:table-cell>
          <table:table-cell office:value-type="float" office:value="424" table:style-name="ce18">
            <text:p><text:s/>42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62" table:style-name="ce14">
            <text:p><text:s/>62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4" table:style-name="ce14">
            <text:p><text:s/>74</text:p>
          </table:table-cell>
          <table:table-cell office:value-type="float" office:value="317" table:style-name="ce18">
            <text:p><text:s/>31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8">
            <text:p><text:s/>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3" table:style-name="ce14">
            <text:p><text:s/>43</text:p>
          </table:table-cell>
          <table:table-cell office:value-type="float" office:value="94" table:style-name="ce18">
            <text:p><text:s/>9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44" table:style-name="ce18">
            <text:p><text:s/>4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06" table:style-name="ce18">
            <text:p><text:s/>10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47" table:style-name="ce14">
            <text:p><text:s/>147</text:p>
          </table:table-cell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454" table:number-columns-spanned="2" table:number-rows-spanned="1" table:style-name="ce47">
            <text:p><text:s/>454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280" table:style-name="ce14">
            <text:p><text:s/>280</text:p>
          </table:table-cell>
          <table:table-cell office:value-type="float" office:value="1184" table:style-name="ce18">
            <text:p>1 18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20" table:style-name="ce14">
            <text:p><text:s/>20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113" table:style-name="ce18">
            <text:p><text:s/>11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43" table:style-name="ce14">
            <text:p><text:s/>43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9" table:style-name="ce14">
            <text:p><text:s/>49</text:p>
          </table:table-cell>
          <table:table-cell office:value-type="float" office:value="291" table:style-name="ce18">
            <text:p><text:s/>29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67" table:style-name="ce18">
            <text:p><text:s/>6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9" table:style-name="ce18">
            <text:p><text:s/>3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8">
            <text:p><text:s/>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91" table:style-name="ce14">
            <text:p><text:s/>91</text:p>
          </table:table-cell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03" table:style-name="ce14">
            <text:p><text:s/>103</text:p>
          </table:table-cell>
          <table:table-cell office:value-type="float" office:value="631" table:style-name="ce18">
            <text:p><text:s/>63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8">
            <text:p><text:s/>3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0" table:style-name="ce14">
            <text:p><text:s/>60</text:p>
          </table:table-cell>
          <table:table-cell office:value-type="float" office:value="272" table:style-name="ce18">
            <text:p><text:s/>27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09" table:style-name="ce18">
            <text:p><text:s/>10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8">
            <text:p><text:s/>3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8">
            <text:p><text:s/>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8">
            <text:p><text:s/>2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8">
            <text:p><text:s/>5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39" table:style-name="ce18">
            <text:p><text:s/>3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8" table:style-name="ce14">
            <text:p><text:s/>38</text:p>
          </table:table-cell>
          <table:table-cell office:value-type="float" office:value="185" table:style-name="ce18">
            <text:p><text:s/>18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55" table:style-name="ce18">
            <text:p><text:s/>5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73" table:style-name="ce18">
            <text:p><text:s/>7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51" table:style-name="ce14">
            <text:p><text:s/>51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95" table:style-name="ce14">
            <text:p><text:s/>95</text:p>
          </table:table-cell>
          <table:table-cell office:value-type="float" office:value="478" table:style-name="ce18">
            <text:p><text:s/>47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64" table:style-name="ce18">
            <text:p><text:s/>6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5" table:style-name="ce14">
            <text:p><text:s/>35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70" table:style-name="ce14">
            <text:p><text:s/>70</text:p>
          </table:table-cell>
          <table:table-cell office:value-type="float" office:value="315" table:style-name="ce18">
            <text:p><text:s/>31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61" table:style-name="ce18">
            <text:p><text:s/>6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42" table:style-name="ce14">
            <text:p><text:s/>42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8" table:style-name="ce14">
            <text:p><text:s/>48</text:p>
          </table:table-cell>
          <table:table-cell office:value-type="float" office:value="300" table:style-name="ce18">
            <text:p><text:s/>30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8">
            <text:p><text:s/>3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9" table:style-name="ce18">
            <text:p><text:s/>3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88" table:style-name="ce14">
            <text:p><text:s/>88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34" table:style-name="ce14">
            <text:p><text:s/>134</text:p>
          </table:table-cell>
          <table:table-cell office:value-type="float" office:value="607" table:style-name="ce18">
            <text:p><text:s/>60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74" table:style-name="ce14">
            <text:p><text:s/>174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720" table:number-columns-spanned="2" table:number-rows-spanned="1" table:style-name="ce47">
            <text:p><text:s/>720</text:p>
          </table:table-cell>
          <table:covered-table-cell/>
          <table:table-cell office:value-type="float" office:value="16" table:style-name="ce14">
            <text:p><text:s/>16</text:p>
          </table:table-cell>
          <table:table-cell office:value-type="float" office:value="469" table:style-name="ce14">
            <text:p><text:s/>469</text:p>
          </table:table-cell>
          <table:table-cell office:value-type="float" office:value="1717" table:style-name="ce18">
            <text:p>1 71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style-name="ce18">
            <text:p><text:s/>6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95" table:style-name="ce14">
            <text:p><text:s/>95</text:p>
          </table:table-cell>
          <table:table-cell office:value-type="float" office:value="233" table:style-name="ce18">
            <text:p><text:s/>23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5" table:style-name="ce14">
            <text:p><text:s/>55</text:p>
          </table:table-cell>
          <table:table-cell office:value-type="float" office:value="192" table:style-name="ce18">
            <text:p><text:s/>19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8">
            <text:p><text:s/>1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8">
            <text:p><text:s/>2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00" table:style-name="ce18">
            <text:p><text:s/>100</text:p>
          </table:table-cell>
          <table:table-cell table:style-name="ce61"/>
          <table:table-cell table:number-columns-repeated="16367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2452" table:style-name="ce18">
            <text:p>2 452</text:p>
          </table:table-cell>
          <table:table-cell office:value-type="float" office:value="2991" table:number-columns-spanned="2" table:number-rows-spanned="1" table:style-name="ce46">
            <text:p>2 991</text:p>
          </table:table-cell>
          <table:covered-table-cell/>
          <table:table-cell office:value-type="float" office:value="873" table:number-columns-spanned="2" table:number-rows-spanned="1" table:style-name="ce46">
            <text:p><text:s/>873</text:p>
          </table:table-cell>
          <table:covered-table-cell/>
          <table:table-cell office:value-type="float" office:value="925" table:number-columns-spanned="2" table:number-rows-spanned="1" table:style-name="ce46">
            <text:p><text:s/>925</text:p>
          </table:table-cell>
          <table:covered-table-cell/>
          <table:table-cell office:value-type="float" office:value="6081" table:number-columns-spanned="2" table:number-rows-spanned="1" table:style-name="ce46">
            <text:p>6 081</text:p>
          </table:table-cell>
          <table:covered-table-cell/>
          <table:table-cell office:value-type="float" office:value="194" table:style-name="ce18">
            <text:p><text:s/>194</text:p>
          </table:table-cell>
          <table:table-cell office:value-type="float" office:value="4198" table:style-name="ce18">
            <text:p>4 198</text:p>
          </table:table-cell>
          <table:table-cell office:value-type="float" office:value="17714" table:style-name="ce18">
            <text:p>17 714</text:p>
          </table:table-cell>
          <table:table-cell table:style-name="ce61"/>
          <table:table-cell table:number-columns-repeated="16367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94" table:style-name="ce18">
            <text:p><text:s/>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44" table:style-name="ce14">
            <text:p><text:s/>44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9" table:style-name="ce14">
            <text:p><text:s/>69</text:p>
          </table:table-cell>
          <table:table-cell office:value-type="float" office:value="334" table:style-name="ce18">
            <text:p><text:s/>3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119" table:style-name="ce18">
            <text:p><text:s/>1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6" table:style-name="ce14">
            <text:p><text:s/>66</text:p>
          </table:table-cell>
          <table:table-cell office:value-type="float" office:value="246" table:style-name="ce18">
            <text:p><text:s/>2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94" table:style-name="ce14">
            <text:p><text:s/>94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48" table:number-columns-spanned="2" table:number-rows-spanned="1" table:style-name="ce47">
            <text:p><text:s/>348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70" table:style-name="ce14">
            <text:p><text:s/>170</text:p>
          </table:table-cell>
          <table:table-cell office:value-type="float" office:value="743" table:style-name="ce18">
            <text:p><text:s/>7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51" table:style-name="ce14">
            <text:p><text:s/>51</text:p>
          </table:table-cell>
          <table:table-cell office:value-type="float" office:value="273" table:style-name="ce18">
            <text:p><text:s/>2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40" table:style-name="ce14">
            <text:p><text:s/>40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0" table:style-name="ce14">
            <text:p><text:s/>80</text:p>
          </table:table-cell>
          <table:table-cell office:value-type="float" office:value="323" table:style-name="ce18">
            <text:p><text:s/>3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107" table:style-name="ce18">
            <text:p><text:s/>1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27" table:style-name="ce14">
            <text:p><text:s/>27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3" table:style-name="ce14">
            <text:p><text:s/>53</text:p>
          </table:table-cell>
          <table:table-cell office:value-type="float" office:value="211" table:style-name="ce18">
            <text:p><text:s/>2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5" table:style-name="ce14">
            <text:p><text:s/>35</text:p>
          </table:table-cell>
          <table:table-cell office:value-type="float" office:value="173" table:style-name="ce18">
            <text:p><text:s/>1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72" table:style-name="ce14">
            <text:p><text:s/>72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5" table:style-name="ce14">
            <text:p><text:s/>85</text:p>
          </table:table-cell>
          <table:table-cell office:value-type="float" office:value="531" table:style-name="ce18">
            <text:p><text:s/>5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6" table:style-name="ce14">
            <text:p><text:s/>36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3" table:style-name="ce14">
            <text:p><text:s/>23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259" table:style-name="ce18">
            <text:p><text:s/>2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22" table:style-name="ce14">
            <text:p><text:s/>2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4" table:style-name="ce14">
            <text:p><text:s/>34</text:p>
          </table:table-cell>
          <table:table-cell office:value-type="float" office:value="111" table:style-name="ce18">
            <text:p><text:s/>1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4" table:style-name="ce14">
            <text:p><text:s/>44</text:p>
          </table:table-cell>
          <table:table-cell office:value-type="float" office:value="245" table:style-name="ce18">
            <text:p><text:s/>2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175" table:style-name="ce18">
            <text:p><text:s/>1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89" table:style-name="ce14">
            <text:p><text:s/>89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69" table:style-name="ce14">
            <text:p><text:s/>169</text:p>
          </table:table-cell>
          <table:table-cell office:value-type="float" office:value="552" table:style-name="ce18">
            <text:p><text:s/>5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035" table:style-name="ce18">
            <text:p>1 035</text:p>
          </table:table-cell>
          <table:table-cell office:value-type="float" office:value="800" table:number-columns-spanned="2" table:number-rows-spanned="1" table:style-name="ce46">
            <text:p><text:s/>800</text:p>
          </table:table-cell>
          <table:covered-table-cell/>
          <table:table-cell office:value-type="float" office:value="428" table:number-columns-spanned="2" table:number-rows-spanned="1" table:style-name="ce46">
            <text:p><text:s/>428</text:p>
          </table:table-cell>
          <table:covered-table-cell/>
          <table:table-cell office:value-type="float" office:value="297" table:number-columns-spanned="2" table:number-rows-spanned="1" table:style-name="ce46">
            <text:p><text:s/>297</text:p>
          </table:table-cell>
          <table:covered-table-cell/>
          <table:table-cell office:value-type="float" office:value="2971" table:number-columns-spanned="2" table:number-rows-spanned="1" table:style-name="ce46">
            <text:p>2 971</text:p>
          </table:table-cell>
          <table:covered-table-cell/>
          <table:table-cell office:value-type="float" office:value="99" table:style-name="ce18">
            <text:p><text:s/>99</text:p>
          </table:table-cell>
          <table:table-cell office:value-type="float" office:value="1724" table:style-name="ce18">
            <text:p>1 724</text:p>
          </table:table-cell>
          <table:table-cell office:value-type="float" office:value="7354" table:style-name="ce18">
            <text:p>7 35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203" table:style-name="ce18">
            <text:p><text:s/>2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39" table:style-name="ce14">
            <text:p><text:s/>39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282" table:style-name="ce18">
            <text:p><text:s/>2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226" table:style-name="ce18">
            <text:p><text:s/>2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73" table:style-name="ce14">
            <text:p><text:s/>73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459" table:number-columns-spanned="2" table:number-rows-spanned="1" table:style-name="ce47">
            <text:p><text:s/>45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44" table:style-name="ce14">
            <text:p><text:s/>144</text:p>
          </table:table-cell>
          <table:table-cell office:value-type="float" office:value="880" table:style-name="ce18">
            <text:p><text:s/>8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235" table:style-name="ce18">
            <text:p><text:s/>2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70" table:style-name="ce14">
            <text:p><text:s/>70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566" table:number-columns-spanned="2" table:number-rows-spanned="1" table:style-name="ce47">
            <text:p><text:s/>56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01" table:style-name="ce14">
            <text:p><text:s/>101</text:p>
          </table:table-cell>
          <table:table-cell office:value-type="float" office:value="920" table:style-name="ce18">
            <text:p><text:s/>9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43" table:style-name="ce14">
            <text:p><text:s/>43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1" table:style-name="ce14">
            <text:p><text:s/>41</text:p>
          </table:table-cell>
          <table:table-cell office:value-type="float" office:value="426" table:style-name="ce18">
            <text:p><text:s/>4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206" table:style-name="ce18">
            <text:p><text:s/>2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6" table:style-name="ce14">
            <text:p><text:s/>26</text:p>
          </table:table-cell>
          <table:table-cell office:value-type="float" office:value="334" table:style-name="ce18">
            <text:p><text:s/>3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8" table:style-name="ce14">
            <text:p><text:s/>8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17" table:style-name="ce18">
            <text:p><text:s/>1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office:value-type="float" office:value="19" table:style-name="ce14">
            <text:p><text:s/>19</text:p>
          </table:table-cell>
          <table:table-cell office:value-type="float" office:value="103" table:style-name="ce14">
            <text:p><text:s/>103</text:p>
          </table:table-cell>
          <table:table-cell office:value-type="float" office:value="960" table:style-name="ce18">
            <text:p><text:s/>9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26" table:style-name="ce18">
            <text:p><text:s/>1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38" table:style-name="ce14">
            <text:p><text:s/>238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706" table:number-columns-spanned="2" table:number-rows-spanned="1" table:style-name="ce47">
            <text:p>1 706</text:p>
          </table:table-cell>
          <table:covered-table-cell/>
          <table:table-cell office:value-type="float" office:value="47" table:style-name="ce14">
            <text:p><text:s/>47</text:p>
          </table:table-cell>
          <table:table-cell office:value-type="float" office:value="498" table:style-name="ce14">
            <text:p><text:s/>498</text:p>
          </table:table-cell>
          <table:table-cell office:value-type="float" office:value="3106" table:style-name="ce18">
            <text:p>3 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49" table:style-name="ce14">
            <text:p><text:s/>49</text:p>
          </table:table-cell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585" table:number-columns-spanned="2" table:number-rows-spanned="1" table:style-name="ce47">
            <text:p><text:s/>58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59" table:style-name="ce14">
            <text:p><text:s/>159</text:p>
          </table:table-cell>
          <table:table-cell office:value-type="float" office:value="974" table:style-name="ce18">
            <text:p><text:s/>9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0" table:style-name="ce14">
            <text:p><text:s/>40</text:p>
          </table:table-cell>
          <table:table-cell office:value-type="float" office:value="249" table:style-name="ce18">
            <text:p><text:s/>2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6" table:style-name="ce14">
            <text:p><text:s/>46</text:p>
          </table:table-cell>
          <table:table-cell office:value-type="float" office:value="424" table:style-name="ce18">
            <text:p><text:s/>4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2" table:style-name="ce14">
            <text:p><text:s/>52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01" table:style-name="ce14">
            <text:p><text:s/>101</text:p>
          </table:table-cell>
          <table:table-cell office:value-type="float" office:value="809" table:style-name="ce18">
            <text:p><text:s/>8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62" table:style-name="ce14">
            <text:p><text:s/>62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57" table:style-name="ce14">
            <text:p><text:s/>57</text:p>
          </table:table-cell>
          <table:table-cell office:value-type="float" office:value="657" table:style-name="ce18">
            <text:p><text:s/>6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32" table:style-name="ce14">
            <text:p><text:s/>32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9" table:style-name="ce14">
            <text:p><text:s/>29</text:p>
          </table:table-cell>
          <table:table-cell office:value-type="float" office:value="357" table:style-name="ce18">
            <text:p><text:s/>3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204" table:style-name="ce18">
            <text:p><text:s/>2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04" table:style-name="ce18">
            <text:p><text:s/>2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71" table:style-name="ce14">
            <text:p><text:s/>71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62" table:style-name="ce14">
            <text:p><text:s/>162</text:p>
          </table:table-cell>
          <table:table-cell office:value-type="float" office:value="880" table:style-name="ce18">
            <text:p><text:s/>8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4" table:style-name="ce14">
            <text:p><text:s/>34</text:p>
          </table:table-cell>
          <table:table-cell office:value-type="float" office:value="228" table:style-name="ce18">
            <text:p><text:s/>2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85" table:style-name="ce14">
            <text:p><text:s/>85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06" table:style-name="ce14">
            <text:p><text:s/>106</text:p>
          </table:table-cell>
          <table:table-cell office:value-type="float" office:value="809" table:style-name="ce18">
            <text:p><text:s/>8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46" table:style-name="ce14">
            <text:p><text:s/>146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096" table:number-columns-spanned="2" table:number-rows-spanned="1" table:style-name="ce47">
            <text:p>1 096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234" table:style-name="ce14">
            <text:p><text:s/>234</text:p>
          </table:table-cell>
          <table:table-cell office:value-type="float" office:value="1882" table:style-name="ce18">
            <text:p>1 8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8" table:style-name="ce18">
            <text:p><text:s/>1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39" table:style-name="ce14">
            <text:p><text:s/>39</text:p>
          </table:table-cell>
          <table:table-cell office:value-type="float" office:value="292" table:style-name="ce18">
            <text:p><text:s/>2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50" table:style-name="ce14">
            <text:p><text:s/>50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453" table:number-columns-spanned="2" table:number-rows-spanned="1" table:style-name="ce47">
            <text:p><text:s/>453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3" table:style-name="ce14">
            <text:p><text:s/>53</text:p>
          </table:table-cell>
          <table:table-cell office:value-type="float" office:value="763" table:style-name="ce18">
            <text:p><text:s/>7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516" table:style-name="ce18">
            <text:p>1 516</text:p>
          </table:table-cell>
          <table:table-cell office:value-type="float" office:value="2447" table:number-columns-spanned="2" table:number-rows-spanned="1" table:style-name="ce46">
            <text:p>2 447</text:p>
          </table:table-cell>
          <table:covered-table-cell/>
          <table:table-cell office:value-type="float" office:value="560" table:number-columns-spanned="2" table:number-rows-spanned="1" table:style-name="ce46">
            <text:p><text:s/>560</text:p>
          </table:table-cell>
          <table:covered-table-cell/>
          <table:table-cell office:value-type="float" office:value="784" table:number-columns-spanned="2" table:number-rows-spanned="1" table:style-name="ce46">
            <text:p><text:s/>784</text:p>
          </table:table-cell>
          <table:covered-table-cell/>
          <table:table-cell office:value-type="float" office:value="11027" table:number-columns-spanned="2" table:number-rows-spanned="1" table:style-name="ce46">
            <text:p>11 027</text:p>
          </table:table-cell>
          <table:covered-table-cell/>
          <table:table-cell office:value-type="float" office:value="230" table:style-name="ce18">
            <text:p><text:s/>230</text:p>
          </table:table-cell>
          <table:table-cell office:value-type="float" office:value="2401" table:style-name="ce18">
            <text:p>2 401</text:p>
          </table:table-cell>
          <table:table-cell office:value-type="float" office:value="18965" table:style-name="ce18">
            <text:p>18 965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67" table:style-name="ce18">
            <text:p><text:s/>1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8" table:style-name="ce14">
            <text:p><text:s/>18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6" table:style-name="ce14">
            <text:p><text:s/>26</text:p>
          </table:table-cell>
          <table:table-cell office:value-type="float" office:value="154" table:style-name="ce18">
            <text:p><text:s/>1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42" table:style-name="ce14">
            <text:p><text:s/>42</text:p>
          </table:table-cell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37" table:style-name="ce14">
            <text:p><text:s/>37</text:p>
          </table:table-cell>
          <table:table-cell office:value-type="float" office:value="300" table:style-name="ce18">
            <text:p><text:s/>3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8" table:style-name="ce14">
            <text:p><text:s/>1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9" table:style-name="ce14">
            <text:p><text:s/>29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448" table:style-name="ce18">
            <text:p><text:s/>4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8" table:style-name="ce14">
            <text:p><text:s/>18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127" table:style-name="ce18">
            <text:p><text:s/>1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89" table:style-name="ce18">
            <text:p><text:s/>289</text:p>
          </table:table-cell>
          <table:table-cell office:value-type="float" office:value="332" table:number-columns-spanned="2" table:number-rows-spanned="1" table:style-name="ce46">
            <text:p><text:s/>332</text:p>
          </table:table-cell>
          <table:covered-table-cell/>
          <table:table-cell office:value-type="float" office:value="78" table:number-columns-spanned="2" table:number-rows-spanned="1" table:style-name="ce46">
            <text:p><text:s/>78</text:p>
          </table:table-cell>
          <table:covered-table-cell/>
          <table:table-cell office:value-type="float" office:value="65" table:number-columns-spanned="2" table:number-rows-spanned="1" table:style-name="ce46">
            <text:p><text:s/>65</text:p>
          </table:table-cell>
          <table:covered-table-cell/>
          <table:table-cell office:value-type="float" office:value="1758" table:number-columns-spanned="2" table:number-rows-spanned="1" table:style-name="ce46">
            <text:p>1 758</text:p>
          </table:table-cell>
          <table:covered-table-cell/>
          <table:table-cell office:value-type="float" office:value="42" table:style-name="ce18">
            <text:p><text:s/>42</text:p>
          </table:table-cell>
          <table:table-cell office:value-type="float" office:value="371" table:style-name="ce18">
            <text:p><text:s/>371</text:p>
          </table:table-cell>
          <table:table-cell office:value-type="float" office:value="2935" table:style-name="ce18">
            <text:p>2 935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81" table:number-columns-spanned="2" table:number-rows-spanned="1" table:style-name="ce47">
            <text:p>1 18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7" table:style-name="ce14">
            <text:p><text:s/>67</text:p>
          </table:table-cell>
          <table:table-cell office:value-type="float" office:value="1357" table:style-name="ce18">
            <text:p>1 3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35" table:style-name="ce14">
            <text:p><text:s/>35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2" table:style-name="ce14">
            <text:p><text:s/>82</text:p>
          </table:table-cell>
          <table:table-cell office:value-type="float" office:value="513" table:style-name="ce18">
            <text:p><text:s/>5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13" table:style-name="ce14">
            <text:p><text:s/>13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303" table:style-name="ce18">
            <text:p><text:s/>3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84" table:style-name="ce18">
            <text:p><text:s/>2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4" table:style-name="ce14">
            <text:p><text:s/>14</text:p>
          </table:table-cell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747" table:number-columns-spanned="2" table:number-rows-spanned="1" table:style-name="ce47">
            <text:p><text:s/>747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43" table:style-name="ce14">
            <text:p><text:s/>43</text:p>
          </table:table-cell>
          <table:table-cell office:value-type="float" office:value="935" table:style-name="ce18">
            <text:p><text:s/>9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5" table:style-name="ce14">
            <text:p><text:s/>25</text:p>
          </table:table-cell>
          <table:table-cell office:value-type="float" office:value="259" table:style-name="ce18">
            <text:p><text:s/>2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1" table:style-name="ce14">
            <text:p><text:s/>21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39" table:number-columns-spanned="2" table:number-rows-spanned="1" table:style-name="ce47">
            <text:p><text:s/>63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2" table:style-name="ce14">
            <text:p><text:s/>42</text:p>
          </table:table-cell>
          <table:table-cell office:value-type="float" office:value="831" table:style-name="ce18">
            <text:p><text:s/>8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7" table:style-name="ce14">
            <text:p><text:s/>7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449" table:style-name="ce18">
            <text:p><text:s/>4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220" table:style-name="ce18">
            <text:p><text:s/>2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4" table:number-columns-spanned="2" table:number-rows-spanned="1" table:style-name="ce47">
            <text:p><text:s/>24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285" table:style-name="ce18">
            <text:p><text:s/>28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65" table:style-name="ce18">
            <text:p><text:s/>165</text:p>
          </table:table-cell>
          <table:table-cell office:value-type="float" office:value="578" table:number-columns-spanned="2" table:number-rows-spanned="1" table:style-name="ce46">
            <text:p><text:s/>578</text:p>
          </table:table-cell>
          <table:covered-table-cell/>
          <table:table-cell office:value-type="float" office:value="78" table:number-columns-spanned="2" table:number-rows-spanned="1" table:style-name="ce46">
            <text:p><text:s/>78</text:p>
          </table:table-cell>
          <table:covered-table-cell/>
          <table:table-cell office:value-type="float" office:value="86" table:number-columns-spanned="2" table:number-rows-spanned="1" table:style-name="ce46">
            <text:p><text:s/>86</text:p>
          </table:table-cell>
          <table:covered-table-cell/>
          <table:table-cell office:value-type="float" office:value="4356" table:number-columns-spanned="2" table:number-rows-spanned="1" table:style-name="ce46">
            <text:p>4 356</text:p>
          </table:table-cell>
          <table:covered-table-cell/>
          <table:table-cell office:value-type="float" office:value="48" table:style-name="ce18">
            <text:p><text:s/>48</text:p>
          </table:table-cell>
          <table:table-cell office:value-type="float" office:value="349" table:style-name="ce18">
            <text:p><text:s/>349</text:p>
          </table:table-cell>
          <table:table-cell office:value-type="float" office:value="5660" table:style-name="ce18">
            <text:p>5 660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5457" table:style-name="ce18">
            <text:p>5 457</text:p>
          </table:table-cell>
          <table:table-cell office:value-type="float" office:value="7148" table:style-name="ce18">
            <text:p>7 148</text:p>
          </table:table-cell>
          <table:table-cell office:value-type="float" office:value="2017" table:number-columns-spanned="2" table:number-rows-spanned="1" table:style-name="ce46">
            <text:p>2 017</text:p>
          </table:table-cell>
          <table:covered-table-cell/>
          <table:table-cell office:value-type="float" office:value="2157" table:number-columns-spanned="2" table:number-rows-spanned="1" table:style-name="ce46">
            <text:p>2 157</text:p>
          </table:table-cell>
          <table:covered-table-cell/>
          <table:table-cell office:value-type="float" office:value="26193" table:number-columns-spanned="2" table:number-rows-spanned="1" table:style-name="ce46">
            <text:p>26 193</text:p>
          </table:table-cell>
          <table:covered-table-cell/>
          <table:table-cell office:value-type="float" office:value="613" table:number-columns-spanned="2" table:number-rows-spanned="1" table:style-name="ce46">
            <text:p><text:s/>613</text:p>
          </table:table-cell>
          <table:covered-table-cell/>
          <table:table-cell office:value-type="float" office:value="9043" table:style-name="ce18">
            <text:p>9 043</text:p>
          </table:table-cell>
          <table:table-cell office:value-type="float" office:value="52628" table:style-name="ce18">
            <text:p>52 628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VER</meta:initial-creator>
    <dc:creator>Donato Oliveira</dc:creator>
    <meta:creation-date>2020-11-19T10:06:01Z</meta:creation-date>
    <dc:date>2020-11-19T10:34:41Z</dc:date>
  </office:meta>
</office:document-meta>
</file>